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0.326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5983b0"/>
    </style:style>
    <style:style style:name="ce4" style:family="table-cell" style:parent-style-name="Default">
      <style:table-cell-properties fo:background-color="#ff6d6d"/>
    </style:style>
    <style:style style:name="ce5" style:family="table-cell" style:parent-style-name="Default" style:data-style-name="N108">
      <style:table-cell-properties fo:background-color="#000000"/>
    </style:style>
    <style:style style:name="ce6" style:family="table-cell" style:parent-style-name="Default" style:data-style-name="N108">
      <style:table-cell-properties fo:background-color="#ff6d6d"/>
    </style:style>
    <style:style style:name="ce20" style:family="table-cell" style:parent-style-name="Default" style:data-style-name="N110">
      <style:table-cell-properties fo:background-color="#ff6d6d"/>
    </style:style>
    <style:style style:name="ce7" style:family="table-cell" style:parent-style-name="Default" style:data-style-name="N2">
      <style:table-cell-properties fo:background-color="#000000"/>
    </style:style>
    <style:style style:name="ce8" style:family="table-cell" style:parent-style-name="Default" style:data-style-name="N2">
      <style:table-cell-properties fo:background-color="#ff6d6d"/>
    </style:style>
    <style:style style:name="ce23" style:family="table-cell" style:parent-style-name="Default" style:data-style-name="N109">
      <style:table-cell-properties fo:background-color="#ff6d6d"/>
    </style:style>
    <style:style style:name="ce9" style:family="table-cell" style:parent-style-name="Default">
      <style:table-cell-properties fo:background-color="#ff972f"/>
    </style:style>
    <style:style style:name="ce10" style:family="table-cell" style:parent-style-name="Default" style:data-style-name="N108">
      <style:table-cell-properties fo:background-color="#ff972f"/>
    </style:style>
    <style:style style:name="ce11" style:family="table-cell" style:parent-style-name="Default" style:data-style-name="N2">
      <style:table-cell-properties fo:background-color="#ff972f"/>
    </style:style>
    <style:style style:name="ce12" style:family="table-cell" style:parent-style-name="Default">
      <style:table-cell-properties fo:background-color="#ffff6d"/>
    </style:style>
    <style:style style:name="ce13" style:family="table-cell" style:parent-style-name="Default" style:data-style-name="N2">
      <style:table-cell-properties fo:background-color="#ffff6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9.772cm" svg:y="2.737cm">
            <draw:object draw:notify-on-update-of-ranges="Sheet1.D4:Sheet1.D207 Sheet1.O4:Sheet1.O207 Sheet1.D4:Sheet1.D207 Sheet1.S4:Sheet1.S2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1"/>
        <table:table-column table:style-name="co1" table:number-columns-repeated="2" table:default-cell-style-name="ce3"/>
        <table:table-column table:style-name="co2" table:default-cell-style-name="ce1"/>
        <table:table-column table:style-name="co1" table:number-columns-repeated="2" table:default-cell-style-name="ce4"/>
        <table:table-column table:style-name="co1" table:default-cell-style-name="ce6"/>
        <table:table-column table:style-name="co1" table:default-cell-style-name="ce8"/>
        <table:table-column table:style-name="co3" table:default-cell-style-name="ce1"/>
        <table:table-column table:style-name="co1" table:number-columns-repeated="2" table:default-cell-style-name="ce9"/>
        <table:table-column table:style-name="co1" table:default-cell-style-name="ce10"/>
        <table:table-column table:style-name="co1" table:default-cell-style-name="ce11"/>
        <table:table-column table:style-name="co4" table:default-cell-style-name="ce1"/>
        <table:table-column table:style-name="co5" table:default-cell-style-name="ce12"/>
        <table:table-column table:style-name="co6" table:default-cell-style-name="ce12"/>
        <table:table-column table:style-name="co7" table:default-cell-style-name="ce13"/>
        <table:table-column table:style-name="co1" table:number-columns-repeated="16365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5"/>
          <table:table-cell table:style-name="ce7"/>
          <table:table-cell/>
          <table:table-cell table:style-name="ce1" table:number-columns-repeated="2"/>
          <table:table-cell table:style-name="ce5"/>
          <table:table-cell table:style-name="ce7"/>
          <table:table-cell/>
          <table:table-cell table:style-name="ce1" table:number-columns-repeated="2"/>
          <table:table-cell table:style-name="ce7"/>
          <table:table-cell table:style-name="ce1" table:number-columns-repeated="16365"/>
        </table:table-row>
        <table:table-row table:style-name="ro1">
          <table:table-cell office:value-type="string" calcext:value-type="string">
            <text:p>envergu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ze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roulis</text:p>
          </table:table-cell>
          <table:table-cell office:value-type="string" calcext:value-type="string">
            <text:p>roulis °</text:p>
          </table:table-cell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tangage</text:p>
          </table:table-cell>
          <table:table-cell office:value-type="string" calcext:value-type="string">
            <text:p>tangage °</text:p>
          </table:table-cell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tangage2 °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ongueur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$B$4]*SIN(2*PI()/[.$B$5] * [.D4] - (2*PI() / [.$B$6]) * ([.$B$16] + [.D4]*[.$B$21]*COS([.$B$7]) + [.$B$2]/2 * SIN([.$B$7])))" office:value-type="float" office:value="-0.442491019859426" calcext:value-type="float">
            <text:p>-0,442491019859426</text:p>
          </table:table-cell>
          <table:table-cell table:formula="of:=[.$B$4]*SIN(2*PI()/[.$B$5] * [.D4] - (2*PI() / [.$B$6]) * ([.$B$16] + [.D4]*[.$B$21]*COS([.$B$7]) - [.$B$2]/2 * SIN([.$B$7])))" office:value-type="float" office:value="0.442491019859426" calcext:value-type="float">
            <text:p>0,442491019859426</text:p>
          </table:table-cell>
          <table:table-cell table:style-name="ce20" table:formula="of:=ASIN(([.G4]-[.H4])/[.$B$2])" office:value-type="float" office:value="-0.458374535792875" calcext:value-type="float">
            <text:p>-0,45837</text:p>
          </table:table-cell>
          <table:table-cell table:style-name="ce23" table:formula="of:=[.I4]*180/PI()" office:value-type="float" office:value="-26.2629263372" calcext:value-type="float">
            <text:p>-26,2629</text:p>
          </table:table-cell>
          <table:table-cell/>
          <table:table-cell table:formula="of:=[.$B$4]*SIN(2*PI()/[.$B$5] * [.D4] - (2*PI() / [.$B$6]) * ([.$B$16] + [.$B$3]/2) * COS([.$B$7]))" office:value-type="float" office:value="-0.875979335402329" calcext:value-type="float">
            <text:p>-0,875979335402329</text:p>
          </table:table-cell>
          <table:table-cell table:formula="of:=[.$B$4]*SIN(2*PI()/[.$B$5] * [.D4] - (2*PI() / [.$B$6]) * ([.$B$16] - [.$B$3]/2) * COS([.$B$7]))" office:value-type="float" office:value="0.875979335402329" calcext:value-type="float">
            <text:p>0,875979335402329</text:p>
          </table:table-cell>
          <table:table-cell table:formula="of:=ASIN(([.L4]-[.M4])/[.$B$3])" office:value-type="float" office:value="-0.453361215054415" calcext:value-type="float">
            <text:p>-0,453</text:p>
          </table:table-cell>
          <table:table-cell table:formula="of:=[.N4]*180/PI()" office:value-type="float" office:value="-25.9756842175408" calcext:value-type="float">
            <text:p>-25,98</text:p>
          </table:table-cell>
          <table:table-cell/>
          <table:table-cell table:formula="of:=[.$B$4]*SIN(2*PI()/[.$B$5] * [.D4] - (2*PI() / [.$B$6]) * ([.$B$16] + [.$B$3]/2 * COS([.$B$8])))" office:value-type="float" office:value="-0.875979335402329" calcext:value-type="float">
            <text:p>-0,875979335402329</text:p>
          </table:table-cell>
          <table:table-cell table:formula="of:=[.$B$4]*SIN(2*PI()/[.$B$5] * [.D4] - (2*PI() / [.$B$6]) * ([.$B$16] - [.$B$3]/2 * COS([.$B$8])))" office:value-type="float" office:value="0.875979335402329" calcext:value-type="float">
            <text:p>0,875979335402329</text:p>
          </table:table-cell>
          <table:table-cell table:formula="of:=180*ASIN(([.Q4]-[.R4])/[.$B$3])/PI()" office:value-type="float" office:value="-25.9756842175408" calcext:value-type="float">
            <text:p>-25,9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table:formula="of:=[.$B$4]*SIN(2*PI()/[.$B$5] * [.D5] - (2*PI() / [.$B$6]) * ([.$B$16] + [.D5]*[.$B$21]*COS([.$B$7]) + [.$B$2]/2 * SIN([.$B$7])))" office:value-type="float" office:value="-0.44263231837245" calcext:value-type="float">
            <text:p>-0,44263231837245</text:p>
          </table:table-cell>
          <table:table-cell table:formula="of:=[.$B$4]*SIN(2*PI()/[.$B$5] * [.D5] - (2*PI() / [.$B$6]) * ([.$B$16] + [.D5]*[.$B$21]*COS([.$B$7]) - [.$B$2]/2 * SIN([.$B$7])))" office:value-type="float" office:value="0.442349720342958" calcext:value-type="float">
            <text:p>0,442349720342958</text:p>
          </table:table-cell>
          <table:table-cell table:style-name="ce20" table:formula="of:=ASIN(([.G5]-[.H5])/[.$B$2])" office:value-type="float" office:value="-0.458374535233401" calcext:value-type="float">
            <text:p>-0,45837</text:p>
          </table:table-cell>
          <table:table-cell table:style-name="ce23" table:formula="of:=[.I5]*180/PI()" office:value-type="float" office:value="-26.2629263051445" calcext:value-type="float">
            <text:p>-26,2629</text:p>
          </table:table-cell>
          <table:table-cell/>
          <table:table-cell table:formula="of:=[.$B$4]*SIN(2*PI()/[.$B$5] * [.D5] - (2*PI() / [.$B$6]) * ([.$B$16] + [.$B$3]/2) * COS([.$B$7]))" office:value-type="float" office:value="-0.6940883848192" calcext:value-type="float">
            <text:p>-0,6940883848192</text:p>
          </table:table-cell>
          <table:table-cell table:formula="of:=[.$B$4]*SIN(2*PI()/[.$B$5] * [.D5] - (2*PI() / [.$B$6]) * ([.$B$16] - [.$B$3]/2) * COS([.$B$7]))" office:value-type="float" office:value="1.05441319574552" calcext:value-type="float">
            <text:p>1,05441319574552</text:p>
          </table:table-cell>
          <table:table-cell table:formula="of:=ASIN(([.L5]-[.M5])/[.$B$3])" office:value-type="float" office:value="-0.45240004754174" calcext:value-type="float">
            <text:p>-0,452</text:p>
          </table:table-cell>
          <table:table-cell table:formula="of:=[.N5]*180/PI()" office:value-type="float" office:value="-25.9206133756595" calcext:value-type="float">
            <text:p>-25,92</text:p>
          </table:table-cell>
          <table:table-cell/>
          <table:table-cell table:formula="of:=[.$B$4]*SIN(2*PI()/[.$B$5] * [.D5] - (2*PI() / [.$B$6]) * ([.$B$16] + [.$B$3]/2 * COS([.$B$8])))" office:value-type="float" office:value="-0.6940883848192" calcext:value-type="float">
            <text:p>-0,6940883848192</text:p>
          </table:table-cell>
          <table:table-cell table:formula="of:=[.$B$4]*SIN(2*PI()/[.$B$5] * [.D5] - (2*PI() / [.$B$6]) * ([.$B$16] - [.$B$3]/2 * COS([.$B$8])))" office:value-type="float" office:value="1.05441319574552" calcext:value-type="float">
            <text:p>1,05441319574552</text:p>
          </table:table-cell>
          <table:table-cell table:formula="of:=180*ASIN(([.Q5]-[.R5])/[.$B$3])/PI()" office:value-type="float" office:value="-25.9206133756595" calcext:value-type="float">
            <text:p>-25,9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table:formula="of:=[.$B$4]*SIN(2*PI()/[.$B$5] * [.D6] - (2*PI() / [.$B$6]) * ([.$B$16] + [.D6]*[.$B$21]*COS([.$B$7]) + [.$B$2]/2 * SIN([.$B$7])))" office:value-type="float" office:value="-0.442773615881711" calcext:value-type="float">
            <text:p>-0,442773615881711</text:p>
          </table:table-cell>
          <table:table-cell table:formula="of:=[.$B$4]*SIN(2*PI()/[.$B$5] * [.D6] - (2*PI() / [.$B$6]) * ([.$B$16] + [.D6]*[.$B$21]*COS([.$B$7]) - [.$B$2]/2 * SIN([.$B$7])))" office:value-type="float" office:value="0.442208419823368" calcext:value-type="float">
            <text:p>0,442208419823368</text:p>
          </table:table-cell>
          <table:table-cell table:style-name="ce20" table:formula="of:=ASIN(([.G6]-[.H6])/[.$B$2])" office:value-type="float" office:value="-0.458374533554977" calcext:value-type="float">
            <text:p>-0,45837</text:p>
          </table:table-cell>
          <table:table-cell table:style-name="ce23" table:formula="of:=[.I6]*180/PI()" office:value-type="float" office:value="-26.2629262089779" calcext:value-type="float">
            <text:p>-26,2629</text:p>
          </table:table-cell>
          <table:table-cell/>
          <table:table-cell table:formula="of:=[.$B$4]*SIN(2*PI()/[.$B$5] * [.D6] - (2*PI() / [.$B$6]) * ([.$B$16] + [.$B$3]/2) * COS([.$B$7]))" office:value-type="float" office:value="-0.50945818448001" calcext:value-type="float">
            <text:p>-0,50945818448001</text:p>
          </table:table-cell>
          <table:table-cell table:formula="of:=[.$B$4]*SIN(2*PI()/[.$B$5] * [.D6] - (2*PI() / [.$B$6]) * ([.$B$16] - [.$B$3]/2) * COS([.$B$7]))" office:value-type="float" office:value="1.22868576892066" calcext:value-type="float">
            <text:p>1,22868576892066</text:p>
          </table:table-cell>
          <table:table-cell table:formula="of:=ASIN(([.L6]-[.M6])/[.$B$3])" office:value-type="float" office:value="-0.449523018846415" calcext:value-type="float">
            <text:p>-0,450</text:p>
          </table:table-cell>
          <table:table-cell table:formula="of:=[.N6]*180/PI()" office:value-type="float" office:value="-25.7557717738794" calcext:value-type="float">
            <text:p>-25,76</text:p>
          </table:table-cell>
          <table:table-cell/>
          <table:table-cell table:formula="of:=[.$B$4]*SIN(2*PI()/[.$B$5] * [.D6] - (2*PI() / [.$B$6]) * ([.$B$16] + [.$B$3]/2 * COS([.$B$8])))" office:value-type="float" office:value="-0.50945818448001" calcext:value-type="float">
            <text:p>-0,50945818448001</text:p>
          </table:table-cell>
          <table:table-cell table:formula="of:=[.$B$4]*SIN(2*PI()/[.$B$5] * [.D6] - (2*PI() / [.$B$6]) * ([.$B$16] - [.$B$3]/2 * COS([.$B$8])))" office:value-type="float" office:value="1.22868576892066" calcext:value-type="float">
            <text:p>1,22868576892066</text:p>
          </table:table-cell>
          <table:table-cell table:formula="of:=180*ASIN(([.Q6]-[.R6])/[.$B$3])/PI()" office:value-type="float" office:value="-25.7557717738794" calcext:value-type="float">
            <text:p>-25,7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heta</text:p>
          </table:table-cell>
          <table:table-cell office:value-type="float" office:value="0.785" calcext:value-type="float">
            <text:p>0,785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table:formula="of:=[.$B$4]*SIN(2*PI()/[.$B$5] * [.D7] - (2*PI() / [.$B$6]) * ([.$B$16] + [.D7]*[.$B$21]*COS([.$B$7]) + [.$B$2]/2 * SIN([.$B$7])))" office:value-type="float" office:value="-0.442914912386888" calcext:value-type="float">
            <text:p>-0,442914912386888</text:p>
          </table:table-cell>
          <table:table-cell table:formula="of:=[.$B$4]*SIN(2*PI()/[.$B$5] * [.D7] - (2*PI() / [.$B$6]) * ([.$B$16] + [.D7]*[.$B$21]*COS([.$B$7]) - [.$B$2]/2 * SIN([.$B$7])))" office:value-type="float" office:value="0.442067118300975" calcext:value-type="float">
            <text:p>0,442067118300975</text:p>
          </table:table-cell>
          <table:table-cell table:style-name="ce20" table:formula="of:=ASIN(([.G7]-[.H7])/[.$B$2])" office:value-type="float" office:value="-0.458374530757605" calcext:value-type="float">
            <text:p>-0,45837</text:p>
          </table:table-cell>
          <table:table-cell table:style-name="ce23" table:formula="of:=[.I7]*180/PI()" office:value-type="float" office:value="-26.2629260487003" calcext:value-type="float">
            <text:p>-26,2629</text:p>
          </table:table-cell>
          <table:table-cell/>
          <table:table-cell table:formula="of:=[.$B$4]*SIN(2*PI()/[.$B$5] * [.D7] - (2*PI() / [.$B$6]) * ([.$B$16] + [.$B$3]/2) * COS([.$B$7]))" office:value-type="float" office:value="-0.322817385435983" calcext:value-type="float">
            <text:p>-0,322817385435983</text:p>
          </table:table-cell>
          <table:table-cell table:formula="of:=[.$B$4]*SIN(2*PI()/[.$B$5] * [.D7] - (2*PI() / [.$B$6]) * ([.$B$16] - [.$B$3]/2) * COS([.$B$7]))" office:value-type="float" office:value="1.39810928069901" calcext:value-type="float">
            <text:p>1,39810928069901</text:p>
          </table:table-cell>
          <table:table-cell table:formula="of:=ASIN(([.L7]-[.M7])/[.$B$3])" office:value-type="float" office:value="-0.444749393330895" calcext:value-type="float">
            <text:p>-0,445</text:p>
          </table:table-cell>
          <table:table-cell table:formula="of:=[.N7]*180/PI()" office:value-type="float" office:value="-25.4822631788641" calcext:value-type="float">
            <text:p>-25,48</text:p>
          </table:table-cell>
          <table:table-cell/>
          <table:table-cell table:formula="of:=[.$B$4]*SIN(2*PI()/[.$B$5] * [.D7] - (2*PI() / [.$B$6]) * ([.$B$16] + [.$B$3]/2 * COS([.$B$8])))" office:value-type="float" office:value="-0.322817385435983" calcext:value-type="float">
            <text:p>-0,322817385435983</text:p>
          </table:table-cell>
          <table:table-cell table:formula="of:=[.$B$4]*SIN(2*PI()/[.$B$5] * [.D7] - (2*PI() / [.$B$6]) * ([.$B$16] - [.$B$3]/2 * COS([.$B$8])))" office:value-type="float" office:value="1.39810928069901" calcext:value-type="float">
            <text:p>1,39810928069901</text:p>
          </table:table-cell>
          <table:table-cell table:formula="of:=180*ASIN(([.Q7]-[.R7])/[.$B$3])/PI()" office:value-type="float" office:value="-25.4822631788641" calcext:value-type="float">
            <text:p>-25,4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heta2</text:p>
          </table:table-cell>
          <table:table-cell office:value-type="float" office:value="0.785" calcext:value-type="float">
            <text:p>0,785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2"/>
          <table:table-cell table:formula="of:=[.$B$4]*SIN(2*PI()/[.$B$5] * [.D8] - (2*PI() / [.$B$6]) * ([.$B$16] + [.D8]*[.$B$21]*COS([.$B$7]) + [.$B$2]/2 * SIN([.$B$7])))" office:value-type="float" office:value="-0.443056207887661" calcext:value-type="float">
            <text:p>-0,443056207887661</text:p>
          </table:table-cell>
          <table:table-cell table:formula="of:=[.$B$4]*SIN(2*PI()/[.$B$5] * [.D8] - (2*PI() / [.$B$6]) * ([.$B$16] + [.D8]*[.$B$21]*COS([.$B$7]) - [.$B$2]/2 * SIN([.$B$7])))" office:value-type="float" office:value="0.441925815776101" calcext:value-type="float">
            <text:p>0,441925815776101</text:p>
          </table:table-cell>
          <table:table-cell table:style-name="ce20" table:formula="of:=ASIN(([.G8]-[.H8])/[.$B$2])" office:value-type="float" office:value="-0.458374526841284" calcext:value-type="float">
            <text:p>-0,45837</text:p>
          </table:table-cell>
          <table:table-cell table:style-name="ce23" table:formula="of:=[.I8]*180/PI()" office:value-type="float" office:value="-26.2629258243116" calcext:value-type="float">
            <text:p>-26,2629</text:p>
          </table:table-cell>
          <table:table-cell/>
          <table:table-cell table:formula="of:=[.$B$4]*SIN(2*PI()/[.$B$5] * [.D8] - (2*PI() / [.$B$6]) * ([.$B$16] + [.$B$3]/2) * COS([.$B$7]))" office:value-type="float" office:value="-0.134902573652874" calcext:value-type="float">
            <text:p>-0,134902573652874</text:p>
          </table:table-cell>
          <table:table-cell table:formula="of:=[.$B$4]*SIN(2*PI()/[.$B$5] * [.D8] - (2*PI() / [.$B$6]) * ([.$B$16] - [.$B$3]/2) * COS([.$B$7]))" office:value-type="float" office:value="1.56201509388182" calcext:value-type="float">
            <text:p>1,56201509388182</text:p>
          </table:table-cell>
          <table:table-cell table:formula="of:=ASIN(([.L8]-[.M8])/[.$B$3])" office:value-type="float" office:value="-0.438110764384434" calcext:value-type="float">
            <text:p>-0,438</text:p>
          </table:table-cell>
          <table:table-cell table:formula="of:=[.N8]*180/PI()" office:value-type="float" office:value="-25.1018977584785" calcext:value-type="float">
            <text:p>-25,10</text:p>
          </table:table-cell>
          <table:table-cell/>
          <table:table-cell table:formula="of:=[.$B$4]*SIN(2*PI()/[.$B$5] * [.D8] - (2*PI() / [.$B$6]) * ([.$B$16] + [.$B$3]/2 * COS([.$B$8])))" office:value-type="float" office:value="-0.134902573652874" calcext:value-type="float">
            <text:p>-0,134902573652874</text:p>
          </table:table-cell>
          <table:table-cell table:formula="of:=[.$B$4]*SIN(2*PI()/[.$B$5] * [.D8] - (2*PI() / [.$B$6]) * ([.$B$16] - [.$B$3]/2 * COS([.$B$8])))" office:value-type="float" office:value="1.56201509388182" calcext:value-type="float">
            <text:p>1,56201509388182</text:p>
          </table:table-cell>
          <table:table-cell table:formula="of:=180*ASIN(([.Q8]-[.R8])/[.$B$3])/PI()" office:value-type="float" office:value="-25.1018977584785" calcext:value-type="float">
            <text:p>-25,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s(theta)</text:p>
          </table:table-cell>
          <table:table-cell table:formula="of:=COS([.B7])" office:value-type="float" office:value="0.7073882691672" calcext:value-type="float">
            <text:p>0,7073882691672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table:formula="of:=[.$B$4]*SIN(2*PI()/[.$B$5] * [.D9] - (2*PI() / [.$B$6]) * ([.$B$16] + [.D9]*[.$B$21]*COS([.$B$7]) + [.$B$2]/2 * SIN([.$B$7])))" office:value-type="float" office:value="-0.443197502383709" calcext:value-type="float">
            <text:p>-0,443197502383709</text:p>
          </table:table-cell>
          <table:table-cell table:formula="of:=[.$B$4]*SIN(2*PI()/[.$B$5] * [.D9] - (2*PI() / [.$B$6]) * ([.$B$16] + [.D9]*[.$B$21]*COS([.$B$7]) - [.$B$2]/2 * SIN([.$B$7])))" office:value-type="float" office:value="0.441784512249065" calcext:value-type="float">
            <text:p>0,441784512249065</text:p>
          </table:table-cell>
          <table:table-cell table:style-name="ce20" table:formula="of:=ASIN(([.G9]-[.H9])/[.$B$2])" office:value-type="float" office:value="-0.458374521806014" calcext:value-type="float">
            <text:p>-0,45837</text:p>
          </table:table-cell>
          <table:table-cell table:style-name="ce23" table:formula="of:=[.I9]*180/PI()" office:value-type="float" office:value="-26.2629255358119" calcext:value-type="float">
            <text:p>-26,2629</text:p>
          </table:table-cell>
          <table:table-cell/>
          <table:table-cell table:formula="of:=[.$B$4]*SIN(2*PI()/[.$B$5] * [.D9] - (2*PI() / [.$B$6]) * ([.$B$16] + [.$B$3]/2) * COS([.$B$7]))" office:value-type="float" office:value="0.0535446369573194" calcext:value-type="float">
            <text:p>0,0535446369573194</text:p>
          </table:table-cell>
          <table:table-cell table:formula="of:=[.$B$4]*SIN(2*PI()/[.$B$5] * [.D9] - (2*PI() / [.$B$6]) * ([.$B$16] - [.$B$3]/2) * COS([.$B$7]))" office:value-type="float" office:value="1.71975634710589" calcext:value-type="float">
            <text:p>1,71975634710589</text:p>
          </table:table-cell>
          <table:table-cell table:formula="of:=ASIN(([.L9]-[.M9])/[.$B$3])" office:value-type="float" office:value="-0.429650317504671" calcext:value-type="float">
            <text:p>-0,430</text:p>
          </table:table-cell>
          <table:table-cell table:formula="of:=[.N9]*180/PI()" office:value-type="float" office:value="-24.6171498594734" calcext:value-type="float">
            <text:p>-24,62</text:p>
          </table:table-cell>
          <table:table-cell/>
          <table:table-cell table:formula="of:=[.$B$4]*SIN(2*PI()/[.$B$5] * [.D9] - (2*PI() / [.$B$6]) * ([.$B$16] + [.$B$3]/2 * COS([.$B$8])))" office:value-type="float" office:value="0.0535446369573194" calcext:value-type="float">
            <text:p>0,0535446369573194</text:p>
          </table:table-cell>
          <table:table-cell table:formula="of:=[.$B$4]*SIN(2*PI()/[.$B$5] * [.D9] - (2*PI() / [.$B$6]) * ([.$B$16] - [.$B$3]/2 * COS([.$B$8])))" office:value-type="float" office:value="1.71975634710589" calcext:value-type="float">
            <text:p>1,71975634710589</text:p>
          </table:table-cell>
          <table:table-cell table:formula="of:=180*ASIN(([.Q9]-[.R9])/[.$B$3])/PI()" office:value-type="float" office:value="-24.6171498594734" calcext:value-type="float">
            <text:p>-24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0.6" calcext:value-type="float">
            <text:p>0,6</text:p>
          </table:table-cell>
          <table:table-cell table:number-columns-repeated="2"/>
          <table:table-cell table:formula="of:=[.$B$4]*SIN(2*PI()/[.$B$5] * [.D10] - (2*PI() / [.$B$6]) * ([.$B$16] + [.D10]*[.$B$21]*COS([.$B$7]) + [.$B$2]/2 * SIN([.$B$7])))" office:value-type="float" office:value="-0.443338795874712" calcext:value-type="float">
            <text:p>-0,443338795874712</text:p>
          </table:table-cell>
          <table:table-cell table:formula="of:=[.$B$4]*SIN(2*PI()/[.$B$5] * [.D10] - (2*PI() / [.$B$6]) * ([.$B$16] + [.D10]*[.$B$21]*COS([.$B$7]) - [.$B$2]/2 * SIN([.$B$7])))" office:value-type="float" office:value="0.441643207720188" calcext:value-type="float">
            <text:p>0,441643207720188</text:p>
          </table:table-cell>
          <table:table-cell table:style-name="ce20" table:formula="of:=ASIN(([.G10]-[.H10])/[.$B$2])" office:value-type="float" office:value="-0.458374515651795" calcext:value-type="float">
            <text:p>-0,45837</text:p>
          </table:table-cell>
          <table:table-cell table:style-name="ce23" table:formula="of:=[.I10]*180/PI()" office:value-type="float" office:value="-26.2629251832011" calcext:value-type="float">
            <text:p>-26,2629</text:p>
          </table:table-cell>
          <table:table-cell/>
          <table:table-cell table:formula="of:=[.$B$4]*SIN(2*PI()/[.$B$5] * [.D10] - (2*PI() / [.$B$6]) * ([.$B$16] + [.$B$3]/2) * COS([.$B$7]))" office:value-type="float" office:value="0.24178053134766" calcext:value-type="float">
            <text:p>0,24178053134766</text:p>
          </table:table-cell>
          <table:table-cell table:formula="of:=[.$B$4]*SIN(2*PI()/[.$B$5] * [.D10] - (2*PI() / [.$B$6]) * ([.$B$16] - [.$B$3]/2) * COS([.$B$7]))" office:value-type="float" office:value="1.87071050770987" calcext:value-type="float">
            <text:p>1,87071050770987</text:p>
          </table:table-cell>
          <table:table-cell table:formula="of:=ASIN(([.L10]-[.M10])/[.$B$3])" office:value-type="float" office:value="-0.419421862614236" calcext:value-type="float">
            <text:p>-0,419</text:p>
          </table:table-cell>
          <table:table-cell table:formula="of:=[.N10]*180/PI()" office:value-type="float" office:value="-24.0311025633116" calcext:value-type="float">
            <text:p>-24,03</text:p>
          </table:table-cell>
          <table:table-cell/>
          <table:table-cell table:formula="of:=[.$B$4]*SIN(2*PI()/[.$B$5] * [.D10] - (2*PI() / [.$B$6]) * ([.$B$16] + [.$B$3]/2 * COS([.$B$8])))" office:value-type="float" office:value="0.24178053134766" calcext:value-type="float">
            <text:p>0,24178053134766</text:p>
          </table:table-cell>
          <table:table-cell table:formula="of:=[.$B$4]*SIN(2*PI()/[.$B$5] * [.D10] - (2*PI() / [.$B$6]) * ([.$B$16] - [.$B$3]/2 * COS([.$B$8])))" office:value-type="float" office:value="1.87071050770987" calcext:value-type="float">
            <text:p>1,87071050770987</text:p>
          </table:table-cell>
          <table:table-cell table:formula="of:=180*ASIN(([.Q10]-[.R10])/[.$B$3])/PI()" office:value-type="float" office:value="-24.0311025633116" calcext:value-type="float">
            <text:p>-24,03</text:p>
          </table:table-cell>
          <table:table-cell table:number-columns-repeated="16365"/>
        </table:table-row>
        <table:table-row table:style-name="ro2">
          <table:table-cell table:number-columns-repeated="3"/>
          <table:table-cell office:value-type="float" office:value="0.7" calcext:value-type="float">
            <text:p>0,7</text:p>
          </table:table-cell>
          <table:table-cell table:number-columns-repeated="2"/>
          <table:table-cell table:formula="of:=[.$B$4]*SIN(2*PI()/[.$B$5] * [.D11] - (2*PI() / [.$B$6]) * ([.$B$16] + [.D11]*[.$B$21]*COS([.$B$7]) + [.$B$2]/2 * SIN([.$B$7])))" office:value-type="float" office:value="-0.443480088360349" calcext:value-type="float">
            <text:p>-0,443480088360349</text:p>
          </table:table-cell>
          <table:table-cell table:formula="of:=[.$B$4]*SIN(2*PI()/[.$B$5] * [.D11] - (2*PI() / [.$B$6]) * ([.$B$16] + [.D11]*[.$B$21]*COS([.$B$7]) - [.$B$2]/2 * SIN([.$B$7])))" office:value-type="float" office:value="0.441501902189791" calcext:value-type="float">
            <text:p>0,441501902189791</text:p>
          </table:table-cell>
          <table:table-cell table:style-name="ce20" table:formula="of:=ASIN(([.G11]-[.H11])/[.$B$2])" office:value-type="float" office:value="-0.458374508378628" calcext:value-type="float">
            <text:p>-0,45837</text:p>
          </table:table-cell>
          <table:table-cell table:style-name="ce23" table:formula="of:=[.I11]*180/PI()" office:value-type="float" office:value="-26.2629247664793" calcext:value-type="float">
            <text:p>-26,2629</text:p>
          </table:table-cell>
          <table:table-cell/>
          <table:table-cell table:formula="of:=[.$B$4]*SIN(2*PI()/[.$B$5] * [.D11] - (2*PI() / [.$B$6]) * ([.$B$16] + [.$B$3]/2) * COS([.$B$7]))" office:value-type="float" office:value="0.429062228439789" calcext:value-type="float">
            <text:p>0,429062228439789</text:p>
          </table:table-cell>
          <table:table-cell table:formula="of:=[.$B$4]*SIN(2*PI()/[.$B$5] * [.D11] - (2*PI() / [.$B$6]) * ([.$B$16] - [.$B$3]/2) * COS([.$B$7]))" office:value-type="float" office:value="2.01428182858625" calcext:value-type="float">
            <text:p>2,01428182858625</text:p>
          </table:table-cell>
          <table:table-cell table:formula="of:=ASIN(([.L11]-[.M11])/[.$B$3])" office:value-type="float" office:value="-0.407488691388172" calcext:value-type="float">
            <text:p>-0,407</text:p>
          </table:table-cell>
          <table:table-cell table:formula="of:=[.N11]*180/PI()" office:value-type="float" office:value="-23.3473822158511" calcext:value-type="float">
            <text:p>-23,35</text:p>
          </table:table-cell>
          <table:table-cell/>
          <table:table-cell table:formula="of:=[.$B$4]*SIN(2*PI()/[.$B$5] * [.D11] - (2*PI() / [.$B$6]) * ([.$B$16] + [.$B$3]/2 * COS([.$B$8])))" office:value-type="float" office:value="0.429062228439789" calcext:value-type="float">
            <text:p>0,429062228439789</text:p>
          </table:table-cell>
          <table:table-cell table:formula="of:=[.$B$4]*SIN(2*PI()/[.$B$5] * [.D11] - (2*PI() / [.$B$6]) * ([.$B$16] - [.$B$3]/2 * COS([.$B$8])))" office:value-type="float" office:value="2.01428182858625" calcext:value-type="float">
            <text:p>2,01428182858625</text:p>
          </table:table-cell>
          <table:table-cell table:formula="of:=180*ASIN(([.Q11]-[.R11])/[.$B$3])/PI()" office:value-type="float" office:value="-23.3473822158511" calcext:value-type="float">
            <text:p>-23,3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omega</text:p>
          </table:table-cell>
          <table:table-cell table:formula="of:=2*PI()/[.B5]" office:value-type="float" office:value="0.628318530717959" calcext:value-type="float">
            <text:p>0,628318530717959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2"/>
          <table:table-cell table:formula="of:=[.$B$4]*SIN(2*PI()/[.$B$5] * [.D12] - (2*PI() / [.$B$6]) * ([.$B$16] + [.D12]*[.$B$21]*COS([.$B$7]) + [.$B$2]/2 * SIN([.$B$7])))" office:value-type="float" office:value="-0.4436213798403" calcext:value-type="float">
            <text:p>-0,4436213798403</text:p>
          </table:table-cell>
          <table:table-cell table:formula="of:=[.$B$4]*SIN(2*PI()/[.$B$5] * [.D12] - (2*PI() / [.$B$6]) * ([.$B$16] + [.D12]*[.$B$21]*COS([.$B$7]) - [.$B$2]/2 * SIN([.$B$7])))" office:value-type="float" office:value="0.441360595658194" calcext:value-type="float">
            <text:p>0,441360595658194</text:p>
          </table:table-cell>
          <table:table-cell table:style-name="ce20" table:formula="of:=ASIN(([.G12]-[.H12])/[.$B$2])" office:value-type="float" office:value="-0.458374499986511" calcext:value-type="float">
            <text:p>-0,45837</text:p>
          </table:table-cell>
          <table:table-cell table:style-name="ce23" table:formula="of:=[.I12]*180/PI()" office:value-type="float" office:value="-26.2629242856465" calcext:value-type="float">
            <text:p>-26,2629</text:p>
          </table:table-cell>
          <table:table-cell/>
          <table:table-cell table:formula="of:=[.$B$4]*SIN(2*PI()/[.$B$5] * [.D12] - (2*PI() / [.$B$6]) * ([.$B$16] + [.$B$3]/2) * COS([.$B$7]))" office:value-type="float" office:value="0.614650612936152" calcext:value-type="float">
            <text:p>0,614650612936152</text:p>
          </table:table-cell>
          <table:table-cell table:formula="of:=[.$B$4]*SIN(2*PI()/[.$B$5] * [.D12] - (2*PI() / [.$B$6]) * ([.$B$16] - [.$B$3]/2) * COS([.$B$7]))" office:value-type="float" office:value="2.14990369932304" calcext:value-type="float">
            <text:p>2,14990369932304</text:p>
          </table:table-cell>
          <table:table-cell table:formula="of:=ASIN(([.L12]-[.M12])/[.$B$3])" office:value-type="float" office:value="-0.393922321072541" calcext:value-type="float">
            <text:p>-0,394</text:p>
          </table:table-cell>
          <table:table-cell table:formula="of:=[.N12]*180/PI()" office:value-type="float" office:value="-22.5700864534539" calcext:value-type="float">
            <text:p>-22,57</text:p>
          </table:table-cell>
          <table:table-cell/>
          <table:table-cell table:formula="of:=[.$B$4]*SIN(2*PI()/[.$B$5] * [.D12] - (2*PI() / [.$B$6]) * ([.$B$16] + [.$B$3]/2 * COS([.$B$8])))" office:value-type="float" office:value="0.614650612936152" calcext:value-type="float">
            <text:p>0,614650612936152</text:p>
          </table:table-cell>
          <table:table-cell table:formula="of:=[.$B$4]*SIN(2*PI()/[.$B$5] * [.D12] - (2*PI() / [.$B$6]) * ([.$B$16] - [.$B$3]/2 * COS([.$B$8])))" office:value-type="float" office:value="2.14990369932304" calcext:value-type="float">
            <text:p>2,14990369932304</text:p>
          </table:table-cell>
          <table:table-cell table:formula="of:=180*ASIN(([.Q12]-[.R12])/[.$B$3])/PI()" office:value-type="float" office:value="-22.5700864534539" calcext:value-type="float">
            <text:p>-22,5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k</text:p>
          </table:table-cell>
          <table:table-cell table:formula="of:=2*PI()/[.B6]" office:value-type="float" office:value="0.20943951023932" calcext:value-type="float">
            <text:p>0,20943951023932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2"/>
          <table:table-cell table:formula="of:=[.$B$4]*SIN(2*PI()/[.$B$5] * [.D13] - (2*PI() / [.$B$6]) * ([.$B$16] + [.D13]*[.$B$21]*COS([.$B$7]) + [.$B$2]/2 * SIN([.$B$7])))" office:value-type="float" office:value="-0.443762670314245" calcext:value-type="float">
            <text:p>-0,443762670314245</text:p>
          </table:table-cell>
          <table:table-cell table:formula="of:=[.$B$4]*SIN(2*PI()/[.$B$5] * [.D13] - (2*PI() / [.$B$6]) * ([.$B$16] + [.D13]*[.$B$21]*COS([.$B$7]) - [.$B$2]/2 * SIN([.$B$7])))" office:value-type="float" office:value="0.441219288125718" calcext:value-type="float">
            <text:p>0,441219288125718</text:p>
          </table:table-cell>
          <table:table-cell table:style-name="ce20" table:formula="of:=ASIN(([.G13]-[.H13])/[.$B$2])" office:value-type="float" office:value="-0.458374490475446" calcext:value-type="float">
            <text:p>-0,45837</text:p>
          </table:table-cell>
          <table:table-cell table:style-name="ce23" table:formula="of:=[.I13]*180/PI()" office:value-type="float" office:value="-26.2629237407026" calcext:value-type="float">
            <text:p>-26,2629</text:p>
          </table:table-cell>
          <table:table-cell/>
          <table:table-cell table:formula="of:=[.$B$4]*SIN(2*PI()/[.$B$5] * [.D13] - (2*PI() / [.$B$6]) * ([.$B$16] + [.$B$3]/2) * COS([.$B$7]))" office:value-type="float" office:value="0.797813252270411" calcext:value-type="float">
            <text:p>0,797813252270411</text:p>
          </table:table-cell>
          <table:table-cell table:formula="of:=[.$B$4]*SIN(2*PI()/[.$B$5] * [.D13] - (2*PI() / [.$B$6]) * ([.$B$16] - [.$B$3]/2) * COS([.$B$7]))" office:value-type="float" office:value="2.27704088235618" calcext:value-type="float">
            <text:p>2,27704088235618</text:p>
          </table:table-cell>
          <table:table-cell table:formula="of:=ASIN(([.L13]-[.M13])/[.$B$3])" office:value-type="float" office:value="-0.378801186584757" calcext:value-type="float">
            <text:p>-0,379</text:p>
          </table:table-cell>
          <table:table-cell table:formula="of:=[.N13]*180/PI()" office:value-type="float" office:value="-21.7037092658542" calcext:value-type="float">
            <text:p>-21,70</text:p>
          </table:table-cell>
          <table:table-cell/>
          <table:table-cell table:formula="of:=[.$B$4]*SIN(2*PI()/[.$B$5] * [.D13] - (2*PI() / [.$B$6]) * ([.$B$16] + [.$B$3]/2 * COS([.$B$8])))" office:value-type="float" office:value="0.797813252270411" calcext:value-type="float">
            <text:p>0,797813252270411</text:p>
          </table:table-cell>
          <table:table-cell table:formula="of:=[.$B$4]*SIN(2*PI()/[.$B$5] * [.D13] - (2*PI() / [.$B$6]) * ([.$B$16] - [.$B$3]/2 * COS([.$B$8])))" office:value-type="float" office:value="2.27704088235618" calcext:value-type="float">
            <text:p>2,27704088235618</text:p>
          </table:table-cell>
          <table:table-cell table:formula="of:=180*ASIN(([.Q13]-[.R13])/[.$B$3])/PI()" office:value-type="float" office:value="-21.7037092658542" calcext:value-type="float">
            <text:p>-21,7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$B$4]*SIN(2*PI()/[.$B$5] * [.D14] - (2*PI() / [.$B$6]) * ([.$B$16] + [.D14]*[.$B$21]*COS([.$B$7]) + [.$B$2]/2 * SIN([.$B$7])))" office:value-type="float" office:value="-0.443903959781863" calcext:value-type="float">
            <text:p>-0,443903959781863</text:p>
          </table:table-cell>
          <table:table-cell table:formula="of:=[.$B$4]*SIN(2*PI()/[.$B$5] * [.D14] - (2*PI() / [.$B$6]) * ([.$B$16] + [.D14]*[.$B$21]*COS([.$B$7]) - [.$B$2]/2 * SIN([.$B$7])))" office:value-type="float" office:value="0.441077979592681" calcext:value-type="float">
            <text:p>0,441077979592681</text:p>
          </table:table-cell>
          <table:table-cell table:style-name="ce20" table:formula="of:=ASIN(([.G14]-[.H14])/[.$B$2])" office:value-type="float" office:value="-0.458374479845432" calcext:value-type="float">
            <text:p>-0,45837</text:p>
          </table:table-cell>
          <table:table-cell table:style-name="ce23" table:formula="of:=[.I14]*180/PI()" office:value-type="float" office:value="-26.2629231316477" calcext:value-type="float">
            <text:p>-26,2629</text:p>
          </table:table-cell>
          <table:table-cell/>
          <table:table-cell table:formula="of:=[.$B$4]*SIN(2*PI()/[.$B$5] * [.D14] - (2*PI() / [.$B$6]) * ([.$B$16] + [.$B$3]/2) * COS([.$B$7]))" office:value-type="float" office:value="0.977827287184163" calcext:value-type="float">
            <text:p>0,977827287184163</text:p>
          </table:table-cell>
          <table:table-cell table:formula="of:=[.$B$4]*SIN(2*PI()/[.$B$5] * [.D14] - (2*PI() / [.$B$6]) * ([.$B$16] - [.$B$3]/2) * COS([.$B$7]))" office:value-type="float" office:value="2.39519162530768" calcext:value-type="float">
            <text:p>2,39519162530768</text:p>
          </table:table-cell>
          <table:table-cell table:formula="of:=ASIN(([.L14]-[.M14])/[.$B$3])" office:value-type="float" office:value="-0.362209338296151" calcext:value-type="float">
            <text:p>-0,362</text:p>
          </table:table-cell>
          <table:table-cell table:formula="of:=[.N14]*180/PI()" office:value-type="float" office:value="-20.7530663845957" calcext:value-type="float">
            <text:p>-20,75</text:p>
          </table:table-cell>
          <table:table-cell/>
          <table:table-cell table:formula="of:=[.$B$4]*SIN(2*PI()/[.$B$5] * [.D14] - (2*PI() / [.$B$6]) * ([.$B$16] + [.$B$3]/2 * COS([.$B$8])))" office:value-type="float" office:value="0.977827287184163" calcext:value-type="float">
            <text:p>0,977827287184163</text:p>
          </table:table-cell>
          <table:table-cell table:formula="of:=[.$B$4]*SIN(2*PI()/[.$B$5] * [.D14] - (2*PI() / [.$B$6]) * ([.$B$16] - [.$B$3]/2 * COS([.$B$8])))" office:value-type="float" office:value="2.39519162530768" calcext:value-type="float">
            <text:p>2,39519162530768</text:p>
          </table:table-cell>
          <table:table-cell table:formula="of:=180*ASIN(([.Q14]-[.R14])/[.$B$3])/PI()" office:value-type="float" office:value="-20.7530663845957" calcext:value-type="float">
            <text:p>-20,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2"/>
          <table:table-cell table:formula="of:=[.$B$4]*SIN(2*PI()/[.$B$5] * [.D15] - (2*PI() / [.$B$6]) * ([.$B$16] + [.D15]*[.$B$21]*COS([.$B$7]) + [.$B$2]/2 * SIN([.$B$7])))" office:value-type="float" office:value="-0.444045248242833" calcext:value-type="float">
            <text:p>-0,444045248242833</text:p>
          </table:table-cell>
          <table:table-cell table:formula="of:=[.$B$4]*SIN(2*PI()/[.$B$5] * [.D15] - (2*PI() / [.$B$6]) * ([.$B$16] + [.D15]*[.$B$21]*COS([.$B$7]) - [.$B$2]/2 * SIN([.$B$7])))" office:value-type="float" office:value="0.440936670059407" calcext:value-type="float">
            <text:p>0,440936670059407</text:p>
          </table:table-cell>
          <table:table-cell table:style-name="ce20" table:formula="of:=ASIN(([.G15]-[.H15])/[.$B$2])" office:value-type="float" office:value="-0.458374468096469" calcext:value-type="float">
            <text:p>-0,45837</text:p>
          </table:table-cell>
          <table:table-cell table:style-name="ce23" table:formula="of:=[.I15]*180/PI()" office:value-type="float" office:value="-26.2629224584817" calcext:value-type="float">
            <text:p>-26,2629</text:p>
          </table:table-cell>
          <table:table-cell/>
          <table:table-cell table:formula="of:=[.$B$4]*SIN(2*PI()/[.$B$5] * [.D15] - (2*PI() / [.$B$6]) * ([.$B$16] + [.$B$3]/2) * COS([.$B$7]))" office:value-type="float" office:value="1.15398228452219" calcext:value-type="float">
            <text:p>1,15398228452219</text:p>
          </table:table-cell>
          <table:table-cell table:formula="of:=[.$B$4]*SIN(2*PI()/[.$B$5] * [.D15] - (2*PI() / [.$B$6]) * ([.$B$16] - [.$B$3]/2) * COS([.$B$7]))" office:value-type="float" office:value="2.50388964117305" calcext:value-type="float">
            <text:p>2,50388964117305</text:p>
          </table:table-cell>
          <table:table-cell table:formula="of:=ASIN(([.L15]-[.M15])/[.$B$3])" office:value-type="float" office:value="-0.344235194964321" calcext:value-type="float">
            <text:p>-0,344</text:p>
          </table:table-cell>
          <table:table-cell table:formula="of:=[.N15]*180/PI()" office:value-type="float" office:value="-19.7232238313187" calcext:value-type="float">
            <text:p>-19,72</text:p>
          </table:table-cell>
          <table:table-cell/>
          <table:table-cell table:formula="of:=[.$B$4]*SIN(2*PI()/[.$B$5] * [.D15] - (2*PI() / [.$B$6]) * ([.$B$16] + [.$B$3]/2 * COS([.$B$8])))" office:value-type="float" office:value="1.15398228452219" calcext:value-type="float">
            <text:p>1,15398228452219</text:p>
          </table:table-cell>
          <table:table-cell table:formula="of:=[.$B$4]*SIN(2*PI()/[.$B$5] * [.D15] - (2*PI() / [.$B$6]) * ([.$B$16] - [.$B$3]/2 * COS([.$B$8])))" office:value-type="float" office:value="2.50388964117305" calcext:value-type="float">
            <text:p>2,50388964117305</text:p>
          </table:table-cell>
          <table:table-cell table:formula="of:=180*ASIN(([.Q15]-[.R15])/[.$B$3])/PI()" office:value-type="float" office:value="-19.7232238313187" calcext:value-type="float">
            <text:p>-19,7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" calcext:value-type="float">
            <text:p>1,2</text:p>
          </table:table-cell>
          <table:table-cell table:number-columns-repeated="2"/>
          <table:table-cell table:formula="of:=[.$B$4]*SIN(2*PI()/[.$B$5] * [.D16] - (2*PI() / [.$B$6]) * ([.$B$16] + [.D16]*[.$B$21]*COS([.$B$7]) + [.$B$2]/2 * SIN([.$B$7])))" office:value-type="float" office:value="-0.444186535696837" calcext:value-type="float">
            <text:p>-0,444186535696837</text:p>
          </table:table-cell>
          <table:table-cell table:formula="of:=[.$B$4]*SIN(2*PI()/[.$B$5] * [.D16] - (2*PI() / [.$B$6]) * ([.$B$16] + [.D16]*[.$B$21]*COS([.$B$7]) - [.$B$2]/2 * SIN([.$B$7])))" office:value-type="float" office:value="0.440795359526214" calcext:value-type="float">
            <text:p>0,440795359526214</text:p>
          </table:table-cell>
          <table:table-cell table:style-name="ce20" table:formula="of:=ASIN(([.G16]-[.H16])/[.$B$2])" office:value-type="float" office:value="-0.458374455228558" calcext:value-type="float">
            <text:p>-0,45837</text:p>
          </table:table-cell>
          <table:table-cell table:style-name="ce23" table:formula="of:=[.I16]*180/PI()" office:value-type="float" office:value="-26.2629217212047" calcext:value-type="float">
            <text:p>-26,2629</text:p>
          </table:table-cell>
          <table:table-cell/>
          <table:table-cell table:formula="of:=[.$B$4]*SIN(2*PI()/[.$B$5] * [.D16] - (2*PI() / [.$B$6]) * ([.$B$16] + [.$B$3]/2) * COS([.$B$7]))" office:value-type="float" office:value="1.32558304098757" calcext:value-type="float">
            <text:p>1,32558304098757</text:p>
          </table:table-cell>
          <table:table-cell table:formula="of:=[.$B$4]*SIN(2*PI()/[.$B$5] * [.D16] - (2*PI() / [.$B$6]) * ([.$B$16] - [.$B$3]/2) * COS([.$B$7]))" office:value-type="float" office:value="2.60270594854308" calcext:value-type="float">
            <text:p>2,60270594854308</text:p>
          </table:table-cell>
          <table:table-cell table:formula="of:=ASIN(([.L16]-[.M16])/[.$B$3])" office:value-type="float" office:value="-0.324970391171158" calcext:value-type="float">
            <text:p>-0,325</text:p>
          </table:table-cell>
          <table:table-cell table:formula="of:=[.N16]*180/PI()" office:value-type="float" office:value="-18.6194318808228" calcext:value-type="float">
            <text:p>-18,62</text:p>
          </table:table-cell>
          <table:table-cell/>
          <table:table-cell table:formula="of:=[.$B$4]*SIN(2*PI()/[.$B$5] * [.D16] - (2*PI() / [.$B$6]) * ([.$B$16] + [.$B$3]/2 * COS([.$B$8])))" office:value-type="float" office:value="1.32558304098757" calcext:value-type="float">
            <text:p>1,32558304098757</text:p>
          </table:table-cell>
          <table:table-cell table:formula="of:=[.$B$4]*SIN(2*PI()/[.$B$5] * [.D16] - (2*PI() / [.$B$6]) * ([.$B$16] - [.$B$3]/2 * COS([.$B$8])))" office:value-type="float" office:value="2.60270594854308" calcext:value-type="float">
            <text:p>2,60270594854308</text:p>
          </table:table-cell>
          <table:table-cell table:formula="of:=180*ASIN(([.Q16]-[.R16])/[.$B$3])/PI()" office:value-type="float" office:value="-18.6194318808228" calcext:value-type="float">
            <text:p>-18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.3" calcext:value-type="float">
            <text:p>1,3</text:p>
          </table:table-cell>
          <table:table-cell table:number-columns-repeated="2"/>
          <table:table-cell table:formula="of:=[.$B$4]*SIN(2*PI()/[.$B$5] * [.D17] - (2*PI() / [.$B$6]) * ([.$B$16] + [.D17]*[.$B$21]*COS([.$B$7]) + [.$B$2]/2 * SIN([.$B$7])))" office:value-type="float" office:value="-0.444327822143552" calcext:value-type="float">
            <text:p>-0,444327822143552</text:p>
          </table:table-cell>
          <table:table-cell table:formula="of:=[.$B$4]*SIN(2*PI()/[.$B$5] * [.D17] - (2*PI() / [.$B$6]) * ([.$B$16] + [.D17]*[.$B$21]*COS([.$B$7]) - [.$B$2]/2 * SIN([.$B$7])))" office:value-type="float" office:value="0.440654047993423" calcext:value-type="float">
            <text:p>0,440654047993423</text:p>
          </table:table-cell>
          <table:table-cell table:style-name="ce20" table:formula="of:=ASIN(([.G17]-[.H17])/[.$B$2])" office:value-type="float" office:value="-0.458374441241698" calcext:value-type="float">
            <text:p>-0,45837</text:p>
          </table:table-cell>
          <table:table-cell table:style-name="ce23" table:formula="of:=[.I17]*180/PI()" office:value-type="float" office:value="-26.2629209198167" calcext:value-type="float">
            <text:p>-26,2629</text:p>
          </table:table-cell>
          <table:table-cell/>
          <table:table-cell table:formula="of:=[.$B$4]*SIN(2*PI()/[.$B$5] * [.D17] - (2*PI() / [.$B$6]) * ([.$B$16] + [.$B$3]/2) * COS([.$B$7]))" office:value-type="float" office:value="1.49195232679146" calcext:value-type="float">
            <text:p>1,49195232679146</text:p>
          </table:table-cell>
          <table:table-cell table:formula="of:=[.$B$4]*SIN(2*PI()/[.$B$5] * [.D17] - (2*PI() / [.$B$6]) * ([.$B$16] - [.$B$3]/2) * COS([.$B$7]))" office:value-type="float" office:value="2.69125056459746" calcext:value-type="float">
            <text:p>2,69125056459746</text:p>
          </table:table-cell>
          <table:table-cell table:formula="of:=ASIN(([.L17]-[.M17])/[.$B$3])" office:value-type="float" office:value="-0.304508747665814" calcext:value-type="float">
            <text:p>-0,305</text:p>
          </table:table-cell>
          <table:table-cell table:formula="of:=[.N17]*180/PI()" office:value-type="float" office:value="-17.4470660660653" calcext:value-type="float">
            <text:p>-17,45</text:p>
          </table:table-cell>
          <table:table-cell/>
          <table:table-cell table:formula="of:=[.$B$4]*SIN(2*PI()/[.$B$5] * [.D17] - (2*PI() / [.$B$6]) * ([.$B$16] + [.$B$3]/2 * COS([.$B$8])))" office:value-type="float" office:value="1.49195232679146" calcext:value-type="float">
            <text:p>1,49195232679146</text:p>
          </table:table-cell>
          <table:table-cell table:formula="of:=[.$B$4]*SIN(2*PI()/[.$B$5] * [.D17] - (2*PI() / [.$B$6]) * ([.$B$16] - [.$B$3]/2 * COS([.$B$8])))" office:value-type="float" office:value="2.69125056459746" calcext:value-type="float">
            <text:p>2,69125056459746</text:p>
          </table:table-cell>
          <table:table-cell table:formula="of:=180*ASIN(([.Q17]-[.R17])/[.$B$3])/PI()" office:value-type="float" office:value="-17.4470660660653" calcext:value-type="float">
            <text:p>-17,45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1.1162767" calcext:value-type="float">
            <text:p>1,1162767</text:p>
          </table:table-cell>
          <table:table-cell/>
          <table:table-cell office:value-type="float" office:value="1.4" calcext:value-type="float">
            <text:p>1,4</text:p>
          </table:table-cell>
          <table:table-cell table:number-columns-repeated="2"/>
          <table:table-cell table:formula="of:=[.$B$4]*SIN(2*PI()/[.$B$5] * [.D18] - (2*PI() / [.$B$6]) * ([.$B$16] + [.D18]*[.$B$21]*COS([.$B$7]) + [.$B$2]/2 * SIN([.$B$7])))" office:value-type="float" office:value="-0.444469107582658" calcext:value-type="float">
            <text:p>-0,444469107582658</text:p>
          </table:table-cell>
          <table:table-cell table:formula="of:=[.$B$4]*SIN(2*PI()/[.$B$5] * [.D18] - (2*PI() / [.$B$6]) * ([.$B$16] + [.D18]*[.$B$21]*COS([.$B$7]) - [.$B$2]/2 * SIN([.$B$7])))" office:value-type="float" office:value="0.440512735461355" calcext:value-type="float">
            <text:p>0,440512735461355</text:p>
          </table:table-cell>
          <table:table-cell table:style-name="ce20" table:formula="of:=ASIN(([.G18]-[.H18])/[.$B$2])" office:value-type="float" office:value="-0.45837442613589" calcext:value-type="float">
            <text:p>-0,45837</text:p>
          </table:table-cell>
          <table:table-cell table:style-name="ce23" table:formula="of:=[.I18]*180/PI()" office:value-type="float" office:value="-26.2629200543176" calcext:value-type="float">
            <text:p>-26,2629</text:p>
          </table:table-cell>
          <table:table-cell/>
          <table:table-cell table:formula="of:=[.$B$4]*SIN(2*PI()/[.$B$5] * [.D18] - (2*PI() / [.$B$6]) * ([.$B$16] + [.$B$3]/2) * COS([.$B$7]))" office:value-type="float" office:value="1.65243355836968" calcext:value-type="float">
            <text:p>1,65243355836968</text:p>
          </table:table-cell>
          <table:table-cell table:formula="of:=[.$B$4]*SIN(2*PI()/[.$B$5] * [.D18] - (2*PI() / [.$B$6]) * ([.$B$16] - [.$B$3]/2) * COS([.$B$7]))" office:value-type="float" office:value="2.7691740441888" calcext:value-type="float">
            <text:p>2,7691740441888</text:p>
          </table:table-cell>
          <table:table-cell table:formula="of:=ASIN(([.L18]-[.M18])/[.$B$3])" office:value-type="float" office:value="-0.282945382337678" calcext:value-type="float">
            <text:p>-0,283</text:p>
          </table:table-cell>
          <table:table-cell table:formula="of:=[.N18]*180/PI()" office:value-type="float" office:value="-16.2115762406644" calcext:value-type="float">
            <text:p>-16,21</text:p>
          </table:table-cell>
          <table:table-cell/>
          <table:table-cell table:formula="of:=[.$B$4]*SIN(2*PI()/[.$B$5] * [.D18] - (2*PI() / [.$B$6]) * ([.$B$16] + [.$B$3]/2 * COS([.$B$8])))" office:value-type="float" office:value="1.65243355836968" calcext:value-type="float">
            <text:p>1,65243355836968</text:p>
          </table:table-cell>
          <table:table-cell table:formula="of:=[.$B$4]*SIN(2*PI()/[.$B$5] * [.D18] - (2*PI() / [.$B$6]) * ([.$B$16] - [.$B$3]/2 * COS([.$B$8])))" office:value-type="float" office:value="2.7691740441888" calcext:value-type="float">
            <text:p>2,7691740441888</text:p>
          </table:table-cell>
          <table:table-cell table:formula="of:=180*ASIN(([.Q18]-[.R18])/[.$B$3])/PI()" office:value-type="float" office:value="-16.2115762406644" calcext:value-type="float">
            <text:p>-16,2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.5" calcext:value-type="float">
            <text:p>1,5</text:p>
          </table:table-cell>
          <table:table-cell table:number-columns-repeated="2"/>
          <table:table-cell table:formula="of:=[.$B$4]*SIN(2*PI()/[.$B$5] * [.D19] - (2*PI() / [.$B$6]) * ([.$B$16] + [.D19]*[.$B$21]*COS([.$B$7]) + [.$B$2]/2 * SIN([.$B$7])))" office:value-type="float" office:value="-0.444610392013836" calcext:value-type="float">
            <text:p>-0,444610392013836</text:p>
          </table:table-cell>
          <table:table-cell table:formula="of:=[.$B$4]*SIN(2*PI()/[.$B$5] * [.D19] - (2*PI() / [.$B$6]) * ([.$B$16] + [.D19]*[.$B$21]*COS([.$B$7]) - [.$B$2]/2 * SIN([.$B$7])))" office:value-type="float" office:value="0.44037142193033" calcext:value-type="float">
            <text:p>0,44037142193033</text:p>
          </table:table-cell>
          <table:table-cell table:style-name="ce20" table:formula="of:=ASIN(([.G19]-[.H19])/[.$B$2])" office:value-type="float" office:value="-0.458374409911133" calcext:value-type="float">
            <text:p>-0,45837</text:p>
          </table:table-cell>
          <table:table-cell table:style-name="ce23" table:formula="of:=[.I19]*180/PI()" office:value-type="float" office:value="-26.2629191247075" calcext:value-type="float">
            <text:p>-26,2629</text:p>
          </table:table-cell>
          <table:table-cell/>
          <table:table-cell table:formula="of:=[.$B$4]*SIN(2*PI()/[.$B$5] * [.D19] - (2*PI() / [.$B$6]) * ([.$B$16] + [.$B$3]/2) * COS([.$B$7]))" office:value-type="float" office:value="1.8063933896181" calcext:value-type="float">
            <text:p>1,8063933896181</text:p>
          </table:table-cell>
          <table:table-cell table:formula="of:=[.$B$4]*SIN(2*PI()/[.$B$5] * [.D19] - (2*PI() / [.$B$6]) * ([.$B$16] - [.$B$3]/2) * COS([.$B$7]))" office:value-type="float" office:value="2.836168858943" calcext:value-type="float">
            <text:p>2,836168858943</text:p>
          </table:table-cell>
          <table:table-cell table:formula="of:=ASIN(([.L19]-[.M19])/[.$B$3])" office:value-type="float" office:value="-0.260375969976364" calcext:value-type="float">
            <text:p>-0,260</text:p>
          </table:table-cell>
          <table:table-cell table:formula="of:=[.N19]*180/PI()" office:value-type="float" office:value="-14.9184441662707" calcext:value-type="float">
            <text:p>-14,92</text:p>
          </table:table-cell>
          <table:table-cell/>
          <table:table-cell table:formula="of:=[.$B$4]*SIN(2*PI()/[.$B$5] * [.D19] - (2*PI() / [.$B$6]) * ([.$B$16] + [.$B$3]/2 * COS([.$B$8])))" office:value-type="float" office:value="1.8063933896181" calcext:value-type="float">
            <text:p>1,8063933896181</text:p>
          </table:table-cell>
          <table:table-cell table:formula="of:=[.$B$4]*SIN(2*PI()/[.$B$5] * [.D19] - (2*PI() / [.$B$6]) * ([.$B$16] - [.$B$3]/2 * COS([.$B$8])))" office:value-type="float" office:value="2.836168858943" calcext:value-type="float">
            <text:p>2,836168858943</text:p>
          </table:table-cell>
          <table:table-cell table:formula="of:=180*ASIN(([.Q19]-[.R19])/[.$B$3])/PI()" office:value-type="float" office:value="-14.9184441662707" calcext:value-type="float">
            <text:p>-14,9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itesse nœud</text:p>
          </table:table-cell>
          <table:table-cell office:value-type="float" office:value="8.25" calcext:value-type="float">
            <text:p>8,25</text:p>
          </table:table-cell>
          <table:table-cell/>
          <table:table-cell office:value-type="float" office:value="1.6" calcext:value-type="float">
            <text:p>1,6</text:p>
          </table:table-cell>
          <table:table-cell table:number-columns-repeated="2"/>
          <table:table-cell table:formula="of:=[.$B$4]*SIN(2*PI()/[.$B$5] * [.D20] - (2*PI() / [.$B$6]) * ([.$B$16] + [.D20]*[.$B$21]*COS([.$B$7]) + [.$B$2]/2 * SIN([.$B$7])))" office:value-type="float" office:value="-0.444751675436764" calcext:value-type="float">
            <text:p>-0,444751675436764</text:p>
          </table:table-cell>
          <table:table-cell table:formula="of:=[.$B$4]*SIN(2*PI()/[.$B$5] * [.D20] - (2*PI() / [.$B$6]) * ([.$B$16] + [.D20]*[.$B$21]*COS([.$B$7]) - [.$B$2]/2 * SIN([.$B$7])))" office:value-type="float" office:value="0.440230107400669" calcext:value-type="float">
            <text:p>0,440230107400669</text:p>
          </table:table-cell>
          <table:table-cell table:style-name="ce20" table:formula="of:=ASIN(([.G20]-[.H20])/[.$B$2])" office:value-type="float" office:value="-0.458374392567428" calcext:value-type="float">
            <text:p>-0,45837</text:p>
          </table:table-cell>
          <table:table-cell table:style-name="ce23" table:formula="of:=[.I20]*180/PI()" office:value-type="float" office:value="-26.2629181309864" calcext:value-type="float">
            <text:p>-26,2629</text:p>
          </table:table-cell>
          <table:table-cell/>
          <table:table-cell table:formula="of:=[.$B$4]*SIN(2*PI()/[.$B$5] * [.D20] - (2*PI() / [.$B$6]) * ([.$B$16] + [.$B$3]/2) * COS([.$B$7]))" office:value-type="float" office:value="1.95322421142034" calcext:value-type="float">
            <text:p>1,95322421142034</text:p>
          </table:table-cell>
          <table:table-cell table:formula="of:=[.$B$4]*SIN(2*PI()/[.$B$5] * [.D20] - (2*PI() / [.$B$6]) * ([.$B$16] - [.$B$3]/2) * COS([.$B$7]))" office:value-type="float" office:value="2.89197061093326" calcext:value-type="float">
            <text:p>2,89197061093326</text:p>
          </table:table-cell>
          <table:table-cell table:formula="of:=ASIN(([.L20]-[.M20])/[.$B$3])" office:value-type="float" office:value="-0.236896151010667" calcext:value-type="float">
            <text:p>-0,237</text:p>
          </table:table-cell>
          <table:table-cell table:formula="of:=[.N20]*180/PI()" office:value-type="float" office:value="-13.573149635805" calcext:value-type="float">
            <text:p>-13,57</text:p>
          </table:table-cell>
          <table:table-cell/>
          <table:table-cell table:formula="of:=[.$B$4]*SIN(2*PI()/[.$B$5] * [.D20] - (2*PI() / [.$B$6]) * ([.$B$16] + [.$B$3]/2 * COS([.$B$8])))" office:value-type="float" office:value="1.95322421142034" calcext:value-type="float">
            <text:p>1,95322421142034</text:p>
          </table:table-cell>
          <table:table-cell table:formula="of:=[.$B$4]*SIN(2*PI()/[.$B$5] * [.D20] - (2*PI() / [.$B$6]) * ([.$B$16] - [.$B$3]/2 * COS([.$B$8])))" office:value-type="float" office:value="2.89197061093326" calcext:value-type="float">
            <text:p>2,89197061093326</text:p>
          </table:table-cell>
          <table:table-cell table:formula="of:=180*ASIN(([.Q20]-[.R20])/[.$B$3])/PI()" office:value-type="float" office:value="-13.573149635805" calcext:value-type="float">
            <text:p>-13,5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vitesse m/s</text:p>
          </table:table-cell>
          <table:table-cell table:formula="of:=[.B20]*1852/3600" office:value-type="float" office:value="4.24416666666667" calcext:value-type="float">
            <text:p>4,24416666666667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2"/>
          <table:table-cell table:formula="of:=[.$B$4]*SIN(2*PI()/[.$B$5] * [.D21] - (2*PI() / [.$B$6]) * ([.$B$16] + [.D21]*[.$B$21]*COS([.$B$7]) + [.$B$2]/2 * SIN([.$B$7])))" office:value-type="float" office:value="-0.444892957851124" calcext:value-type="float">
            <text:p>-0,444892957851124</text:p>
          </table:table-cell>
          <table:table-cell table:formula="of:=[.$B$4]*SIN(2*PI()/[.$B$5] * [.D21] - (2*PI() / [.$B$6]) * ([.$B$16] + [.D21]*[.$B$21]*COS([.$B$7]) - [.$B$2]/2 * SIN([.$B$7])))" office:value-type="float" office:value="0.44008879187269" calcext:value-type="float">
            <text:p>0,44008879187269</text:p>
          </table:table-cell>
          <table:table-cell table:style-name="ce20" table:formula="of:=ASIN(([.G21]-[.H21])/[.$B$2])" office:value-type="float" office:value="-0.458374374104774" calcext:value-type="float">
            <text:p>-0,45837</text:p>
          </table:table-cell>
          <table:table-cell table:style-name="ce23" table:formula="of:=[.I21]*180/PI()" office:value-type="float" office:value="-26.2629170731543" calcext:value-type="float">
            <text:p>-26,2629</text:p>
          </table:table-cell>
          <table:table-cell/>
          <table:table-cell table:formula="of:=[.$B$4]*SIN(2*PI()/[.$B$5] * [.D21] - (2*PI() / [.$B$6]) * ([.$B$16] + [.$B$3]/2) * COS([.$B$7]))" office:value-type="float" office:value="2.09234654960336" calcext:value-type="float">
            <text:p>2,09234654960336</text:p>
          </table:table-cell>
          <table:table-cell table:formula="of:=[.$B$4]*SIN(2*PI()/[.$B$5] * [.D21] - (2*PI() / [.$B$6]) * ([.$B$16] - [.$B$3]/2) * COS([.$B$7]))" office:value-type="float" office:value="2.93635907613786" calcext:value-type="float">
            <text:p>2,93635907613786</text:p>
          </table:table-cell>
          <table:table-cell table:formula="of:=ASIN(([.L21]-[.M21])/[.$B$3])" office:value-type="float" office:value="-0.212601083257282" calcext:value-type="float">
            <text:p>-0,213</text:p>
          </table:table-cell>
          <table:table-cell table:formula="of:=[.N21]*180/PI()" office:value-type="float" office:value="-12.1811447905517" calcext:value-type="float">
            <text:p>-12,18</text:p>
          </table:table-cell>
          <table:table-cell/>
          <table:table-cell table:formula="of:=[.$B$4]*SIN(2*PI()/[.$B$5] * [.D21] - (2*PI() / [.$B$6]) * ([.$B$16] + [.$B$3]/2 * COS([.$B$8])))" office:value-type="float" office:value="2.09234654960336" calcext:value-type="float">
            <text:p>2,09234654960336</text:p>
          </table:table-cell>
          <table:table-cell table:formula="of:=[.$B$4]*SIN(2*PI()/[.$B$5] * [.D21] - (2*PI() / [.$B$6]) * ([.$B$16] - [.$B$3]/2 * COS([.$B$8])))" office:value-type="float" office:value="2.93635907613786" calcext:value-type="float">
            <text:p>2,93635907613786</text:p>
          </table:table-cell>
          <table:table-cell table:formula="of:=180*ASIN(([.Q21]-[.R21])/[.$B$3])/PI()" office:value-type="float" office:value="-12.1811447905517" calcext:value-type="float">
            <text:p>-12,1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.8" calcext:value-type="float">
            <text:p>1,8</text:p>
          </table:table-cell>
          <table:table-cell table:number-columns-repeated="2"/>
          <table:table-cell table:formula="of:=[.$B$4]*SIN(2*PI()/[.$B$5] * [.D22] - (2*PI() / [.$B$6]) * ([.$B$16] + [.D22]*[.$B$21]*COS([.$B$7]) + [.$B$2]/2 * SIN([.$B$7])))" office:value-type="float" office:value="-0.445034239256592" calcext:value-type="float">
            <text:p>-0,445034239256592</text:p>
          </table:table-cell>
          <table:table-cell table:formula="of:=[.$B$4]*SIN(2*PI()/[.$B$5] * [.D22] - (2*PI() / [.$B$6]) * ([.$B$16] + [.D22]*[.$B$21]*COS([.$B$7]) - [.$B$2]/2 * SIN([.$B$7])))" office:value-type="float" office:value="0.439947475346718" calcext:value-type="float">
            <text:p>0,439947475346718</text:p>
          </table:table-cell>
          <table:table-cell table:style-name="ce20" table:formula="of:=ASIN(([.G22]-[.H22])/[.$B$2])" office:value-type="float" office:value="-0.458374354523173" calcext:value-type="float">
            <text:p>-0,45837</text:p>
          </table:table-cell>
          <table:table-cell table:style-name="ce23" table:formula="of:=[.I22]*180/PI()" office:value-type="float" office:value="-26.2629159512111" calcext:value-type="float">
            <text:p>-26,2629</text:p>
          </table:table-cell>
          <table:table-cell/>
          <table:table-cell table:formula="of:=[.$B$4]*SIN(2*PI()/[.$B$5] * [.D22] - (2*PI() / [.$B$6]) * ([.$B$16] + [.$B$3]/2) * COS([.$B$7]))" office:value-type="float" office:value="2.22321135185731" calcext:value-type="float">
            <text:p>2,22321135185731</text:p>
          </table:table-cell>
          <table:table-cell table:formula="of:=[.$B$4]*SIN(2*PI()/[.$B$5] * [.D22] - (2*PI() / [.$B$6]) * ([.$B$16] - [.$B$3]/2) * COS([.$B$7]))" office:value-type="float" office:value="2.96915907356381" calcext:value-type="float">
            <text:p>2,96915907356381</text:p>
          </table:table-cell>
          <table:table-cell table:formula="of:=ASIN(([.L22]-[.M22])/[.$B$3])" office:value-type="float" office:value="-0.187585126322236" calcext:value-type="float">
            <text:p>-0,188</text:p>
          </table:table-cell>
          <table:table-cell table:formula="of:=[.N22]*180/PI()" office:value-type="float" office:value="-10.7478360376925" calcext:value-type="float">
            <text:p>-10,75</text:p>
          </table:table-cell>
          <table:table-cell/>
          <table:table-cell table:formula="of:=[.$B$4]*SIN(2*PI()/[.$B$5] * [.D22] - (2*PI() / [.$B$6]) * ([.$B$16] + [.$B$3]/2 * COS([.$B$8])))" office:value-type="float" office:value="2.22321135185731" calcext:value-type="float">
            <text:p>2,22321135185731</text:p>
          </table:table-cell>
          <table:table-cell table:formula="of:=[.$B$4]*SIN(2*PI()/[.$B$5] * [.D22] - (2*PI() / [.$B$6]) * ([.$B$16] - [.$B$3]/2 * COS([.$B$8])))" office:value-type="float" office:value="2.96915907356381" calcext:value-type="float">
            <text:p>2,96915907356381</text:p>
          </table:table-cell>
          <table:table-cell table:formula="of:=180*ASIN(([.Q22]-[.R22])/[.$B$3])/PI()" office:value-type="float" office:value="-10.7478360376925" calcext:value-type="float">
            <text:p>-10,75</text:p>
          </table:table-cell>
          <table:table-cell table:number-columns-repeated="16365"/>
        </table:table-row>
        <table:table-row table:style-name="ro1">
          <table:table-cell/>
          <table:table-cell table:formula="of:=SIN([.B7])" office:value-type="float" office:value="0.706825181105366" calcext:value-type="float">
            <text:p>0,706825181105366</text:p>
          </table:table-cell>
          <table:table-cell/>
          <table:table-cell office:value-type="float" office:value="1.9" calcext:value-type="float">
            <text:p>1,9</text:p>
          </table:table-cell>
          <table:table-cell table:number-columns-repeated="2"/>
          <table:table-cell table:formula="of:=[.$B$4]*SIN(2*PI()/[.$B$5] * [.D23] - (2*PI() / [.$B$6]) * ([.$B$16] + [.D23]*[.$B$21]*COS([.$B$7]) + [.$B$2]/2 * SIN([.$B$7])))" office:value-type="float" office:value="-0.445175519652851" calcext:value-type="float">
            <text:p>-0,445175519652851</text:p>
          </table:table-cell>
          <table:table-cell table:formula="of:=[.$B$4]*SIN(2*PI()/[.$B$5] * [.D23] - (2*PI() / [.$B$6]) * ([.$B$16] + [.D23]*[.$B$21]*COS([.$B$7]) - [.$B$2]/2 * SIN([.$B$7])))" office:value-type="float" office:value="0.43980615782307" calcext:value-type="float">
            <text:p>0,43980615782307</text:p>
          </table:table-cell>
          <table:table-cell table:style-name="ce20" table:formula="of:=ASIN(([.G23]-[.H23])/[.$B$2])" office:value-type="float" office:value="-0.458374333822622" calcext:value-type="float">
            <text:p>-0,45837</text:p>
          </table:table-cell>
          <table:table-cell table:style-name="ce23" table:formula="of:=[.I23]*180/PI()" office:value-type="float" office:value="-26.262914765157" calcext:value-type="float">
            <text:p>-26,2629</text:p>
          </table:table-cell>
          <table:table-cell/>
          <table:table-cell table:formula="of:=[.$B$4]*SIN(2*PI()/[.$B$5] * [.D23] - (2*PI() / [.$B$6]) * ([.$B$16] + [.$B$3]/2) * COS([.$B$7]))" office:value-type="float" office:value="2.34530215459414" calcext:value-type="float">
            <text:p>2,34530215459414</text:p>
          </table:table-cell>
          <table:table-cell table:formula="of:=[.$B$4]*SIN(2*PI()/[.$B$5] * [.D23] - (2*PI() / [.$B$6]) * ([.$B$16] - [.$B$3]/2) * COS([.$B$7]))" office:value-type="float" office:value="2.99024115660614" calcext:value-type="float">
            <text:p>2,99024115660614</text:p>
          </table:table-cell>
          <table:table-cell table:formula="of:=ASIN(([.L23]-[.M23])/[.$B$3])" office:value-type="float" office:value="-0.161941645494564" calcext:value-type="float">
            <text:p>-0,162</text:p>
          </table:table-cell>
          <table:table-cell table:formula="of:=[.N23]*180/PI()" office:value-type="float" office:value="-9.27857281424229" calcext:value-type="float">
            <text:p>-9,28</text:p>
          </table:table-cell>
          <table:table-cell/>
          <table:table-cell table:formula="of:=[.$B$4]*SIN(2*PI()/[.$B$5] * [.D23] - (2*PI() / [.$B$6]) * ([.$B$16] + [.$B$3]/2 * COS([.$B$8])))" office:value-type="float" office:value="2.34530215459414" calcext:value-type="float">
            <text:p>2,34530215459414</text:p>
          </table:table-cell>
          <table:table-cell table:formula="of:=[.$B$4]*SIN(2*PI()/[.$B$5] * [.D23] - (2*PI() / [.$B$6]) * ([.$B$16] - [.$B$3]/2 * COS([.$B$8])))" office:value-type="float" office:value="2.99024115660614" calcext:value-type="float">
            <text:p>2,99024115660614</text:p>
          </table:table-cell>
          <table:table-cell table:formula="of:=180*ASIN(([.Q23]-[.R23])/[.$B$3])/PI()" office:value-type="float" office:value="-9.27857281424229" calcext:value-type="float">
            <text:p>-9,2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formula="of:=[.$B$4]*SIN(2*PI()/[.$B$5] * [.D24] - (2*PI() / [.$B$6]) * ([.$B$16] + [.D24]*[.$B$21]*COS([.$B$7]) + [.$B$2]/2 * SIN([.$B$7])))" office:value-type="float" office:value="-0.445316799039579" calcext:value-type="float">
            <text:p>-0,445316799039579</text:p>
          </table:table-cell>
          <table:table-cell table:formula="of:=[.$B$4]*SIN(2*PI()/[.$B$5] * [.D24] - (2*PI() / [.$B$6]) * ([.$B$16] + [.D24]*[.$B$21]*COS([.$B$7]) - [.$B$2]/2 * SIN([.$B$7])))" office:value-type="float" office:value="0.439664839302068" calcext:value-type="float">
            <text:p>0,439664839302068</text:p>
          </table:table-cell>
          <table:table-cell table:style-name="ce20" table:formula="of:=ASIN(([.G24]-[.H24])/[.$B$2])" office:value-type="float" office:value="-0.458374312003125" calcext:value-type="float">
            <text:p>-0,45837</text:p>
          </table:table-cell>
          <table:table-cell table:style-name="ce23" table:formula="of:=[.I24]*180/PI()" office:value-type="float" office:value="-26.2629135149918" calcext:value-type="float">
            <text:p>-26,2629</text:p>
          </table:table-cell>
          <table:table-cell/>
          <table:table-cell table:formula="of:=[.$B$4]*SIN(2*PI()/[.$B$5] * [.D24] - (2*PI() / [.$B$6]) * ([.$B$16] + [.$B$3]/2) * COS([.$B$7]))" office:value-type="float" office:value="2.45813712119341" calcext:value-type="float">
            <text:p>2,45813712119341</text:p>
          </table:table-cell>
          <table:table-cell table:formula="of:=[.$B$4]*SIN(2*PI()/[.$B$5] * [.D24] - (2*PI() / [.$B$6]) * ([.$B$16] - [.$B$3]/2) * COS([.$B$7]))" office:value-type="float" office:value="2.99952212391459" calcext:value-type="float">
            <text:p>2,99952212391459</text:p>
          </table:table-cell>
          <table:table-cell table:formula="of:=ASIN(([.L24]-[.M24])/[.$B$3])" office:value-type="float" office:value="-0.135762920475997" calcext:value-type="float">
            <text:p>-0,136</text:p>
          </table:table-cell>
          <table:table-cell table:formula="of:=[.N24]*180/PI()" office:value-type="float" office:value="-7.77864235764487" calcext:value-type="float">
            <text:p>-7,78</text:p>
          </table:table-cell>
          <table:table-cell/>
          <table:table-cell table:formula="of:=[.$B$4]*SIN(2*PI()/[.$B$5] * [.D24] - (2*PI() / [.$B$6]) * ([.$B$16] + [.$B$3]/2 * COS([.$B$8])))" office:value-type="float" office:value="2.45813712119341" calcext:value-type="float">
            <text:p>2,45813712119341</text:p>
          </table:table-cell>
          <table:table-cell table:formula="of:=[.$B$4]*SIN(2*PI()/[.$B$5] * [.D24] - (2*PI() / [.$B$6]) * ([.$B$16] - [.$B$3]/2 * COS([.$B$8])))" office:value-type="float" office:value="2.99952212391459" calcext:value-type="float">
            <text:p>2,99952212391459</text:p>
          </table:table-cell>
          <table:table-cell table:formula="of:=180*ASIN(([.Q24]-[.R24])/[.$B$3])/PI()" office:value-type="float" office:value="-7.77864235764487" calcext:value-type="float">
            <text:p>-7,7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.1" calcext:value-type="float">
            <text:p>2,1</text:p>
          </table:table-cell>
          <table:table-cell table:number-columns-repeated="2"/>
          <table:table-cell table:formula="of:=[.$B$4]*SIN(2*PI()/[.$B$5] * [.D25] - (2*PI() / [.$B$6]) * ([.$B$16] + [.D25]*[.$B$21]*COS([.$B$7]) + [.$B$2]/2 * SIN([.$B$7])))" office:value-type="float" office:value="-0.445458077416456" calcext:value-type="float">
            <text:p>-0,445458077416456</text:p>
          </table:table-cell>
          <table:table-cell table:formula="of:=[.$B$4]*SIN(2*PI()/[.$B$5] * [.D25] - (2*PI() / [.$B$6]) * ([.$B$16] + [.D25]*[.$B$21]*COS([.$B$7]) - [.$B$2]/2 * SIN([.$B$7])))" office:value-type="float" office:value="0.439523519784031" calcext:value-type="float">
            <text:p>0,439523519784031</text:p>
          </table:table-cell>
          <table:table-cell table:style-name="ce20" table:formula="of:=ASIN(([.G25]-[.H25])/[.$B$2])" office:value-type="float" office:value="-0.458374289064679" calcext:value-type="float">
            <text:p>-0,45837</text:p>
          </table:table-cell>
          <table:table-cell table:style-name="ce23" table:formula="of:=[.I25]*180/PI()" office:value-type="float" office:value="-26.2629122007157" calcext:value-type="float">
            <text:p>-26,2629</text:p>
          </table:table-cell>
          <table:table-cell/>
          <table:table-cell table:formula="of:=[.$B$4]*SIN(2*PI()/[.$B$5] * [.D25] - (2*PI() / [.$B$6]) * ([.$B$16] + [.$B$3]/2) * COS([.$B$7]))" office:value-type="float" office:value="2.56127094359136" calcext:value-type="float">
            <text:p>2,56127094359136</text:p>
          </table:table-cell>
          <table:table-cell table:formula="of:=[.$B$4]*SIN(2*PI()/[.$B$5] * [.D25] - (2*PI() / [.$B$6]) * ([.$B$16] - [.$B$3]/2) * COS([.$B$7]))" office:value-type="float" office:value="2.99696534775126" calcext:value-type="float">
            <text:p>2,99696534775126</text:p>
          </table:table-cell>
          <table:table-cell table:formula="of:=ASIN(([.L25]-[.M25])/[.$B$3])" office:value-type="float" office:value="-0.109140143793238" calcext:value-type="float">
            <text:p>-0,109</text:p>
          </table:table-cell>
          <table:table-cell table:formula="of:=[.N25]*180/PI()" office:value-type="float" office:value="-6.25326961480347" calcext:value-type="float">
            <text:p>-6,25</text:p>
          </table:table-cell>
          <table:table-cell/>
          <table:table-cell table:formula="of:=[.$B$4]*SIN(2*PI()/[.$B$5] * [.D25] - (2*PI() / [.$B$6]) * ([.$B$16] + [.$B$3]/2 * COS([.$B$8])))" office:value-type="float" office:value="2.56127094359136" calcext:value-type="float">
            <text:p>2,56127094359136</text:p>
          </table:table-cell>
          <table:table-cell table:formula="of:=[.$B$4]*SIN(2*PI()/[.$B$5] * [.D25] - (2*PI() / [.$B$6]) * ([.$B$16] - [.$B$3]/2 * COS([.$B$8])))" office:value-type="float" office:value="2.99696534775126" calcext:value-type="float">
            <text:p>2,99696534775126</text:p>
          </table:table-cell>
          <table:table-cell table:formula="of:=180*ASIN(([.Q25]-[.R25])/[.$B$3])/PI()" office:value-type="float" office:value="-6.25326961480347" calcext:value-type="float">
            <text:p>-6,2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.2" calcext:value-type="float">
            <text:p>2,2</text:p>
          </table:table-cell>
          <table:table-cell table:number-columns-repeated="2"/>
          <table:table-cell table:formula="of:=[.$B$4]*SIN(2*PI()/[.$B$5] * [.D26] - (2*PI() / [.$B$6]) * ([.$B$16] + [.D26]*[.$B$21]*COS([.$B$7]) + [.$B$2]/2 * SIN([.$B$7])))" office:value-type="float" office:value="-0.44559935478316" calcext:value-type="float">
            <text:p>-0,44559935478316</text:p>
          </table:table-cell>
          <table:table-cell table:formula="of:=[.$B$4]*SIN(2*PI()/[.$B$5] * [.D26] - (2*PI() / [.$B$6]) * ([.$B$16] + [.D26]*[.$B$21]*COS([.$B$7]) - [.$B$2]/2 * SIN([.$B$7])))" office:value-type="float" office:value="0.439382199269281" calcext:value-type="float">
            <text:p>0,439382199269281</text:p>
          </table:table-cell>
          <table:table-cell table:style-name="ce20" table:formula="of:=ASIN(([.G26]-[.H26])/[.$B$2])" office:value-type="float" office:value="-0.458374265007285" calcext:value-type="float">
            <text:p>-0,45837</text:p>
          </table:table-cell>
          <table:table-cell table:style-name="ce23" table:formula="of:=[.I26]*180/PI()" office:value-type="float" office:value="-26.2629108223285" calcext:value-type="float">
            <text:p>-26,2629</text:p>
          </table:table-cell>
          <table:table-cell/>
          <table:table-cell table:formula="of:=[.$B$4]*SIN(2*PI()/[.$B$5] * [.D26] - (2*PI() / [.$B$6]) * ([.$B$16] + [.$B$3]/2) * COS([.$B$7]))" office:value-type="float" office:value="2.65429659970835" calcext:value-type="float">
            <text:p>2,65429659970835</text:p>
          </table:table-cell>
          <table:table-cell table:formula="of:=[.$B$4]*SIN(2*PI()/[.$B$5] * [.D26] - (2*PI() / [.$B$6]) * ([.$B$16] - [.$B$3]/2) * COS([.$B$7]))" office:value-type="float" office:value="2.98258091854358" calcext:value-type="float">
            <text:p>2,98258091854358</text:p>
          </table:table-cell>
          <table:table-cell table:formula="of:=ASIN(([.L26]-[.M26])/[.$B$3])" office:value-type="float" office:value="-0.0821634939395707" calcext:value-type="float">
            <text:p>-0,082</text:p>
          </table:table-cell>
          <table:table-cell table:formula="of:=[.N26]*180/PI()" office:value-type="float" office:value="-4.70762143278612" calcext:value-type="float">
            <text:p>-4,71</text:p>
          </table:table-cell>
          <table:table-cell/>
          <table:table-cell table:formula="of:=[.$B$4]*SIN(2*PI()/[.$B$5] * [.D26] - (2*PI() / [.$B$6]) * ([.$B$16] + [.$B$3]/2 * COS([.$B$8])))" office:value-type="float" office:value="2.65429659970835" calcext:value-type="float">
            <text:p>2,65429659970835</text:p>
          </table:table-cell>
          <table:table-cell table:formula="of:=[.$B$4]*SIN(2*PI()/[.$B$5] * [.D26] - (2*PI() / [.$B$6]) * ([.$B$16] - [.$B$3]/2 * COS([.$B$8])))" office:value-type="float" office:value="2.98258091854358" calcext:value-type="float">
            <text:p>2,98258091854358</text:p>
          </table:table-cell>
          <table:table-cell table:formula="of:=180*ASIN(([.Q26]-[.R26])/[.$B$3])/PI()" office:value-type="float" office:value="-4.70762143278612" calcext:value-type="float">
            <text:p>-4,7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.3" calcext:value-type="float">
            <text:p>2,3</text:p>
          </table:table-cell>
          <table:table-cell table:number-columns-repeated="2"/>
          <table:table-cell table:formula="of:=[.$B$4]*SIN(2*PI()/[.$B$5] * [.D27] - (2*PI() / [.$B$6]) * ([.$B$16] + [.D27]*[.$B$21]*COS([.$B$7]) + [.$B$2]/2 * SIN([.$B$7])))" office:value-type="float" office:value="-0.445740631139374" calcext:value-type="float">
            <text:p>-0,445740631139374</text:p>
          </table:table-cell>
          <table:table-cell table:formula="of:=[.$B$4]*SIN(2*PI()/[.$B$5] * [.D27] - (2*PI() / [.$B$6]) * ([.$B$16] + [.D27]*[.$B$21]*COS([.$B$7]) - [.$B$2]/2 * SIN([.$B$7])))" office:value-type="float" office:value="0.439240877758136" calcext:value-type="float">
            <text:p>0,439240877758136</text:p>
          </table:table-cell>
          <table:table-cell table:style-name="ce20" table:formula="of:=ASIN(([.G27]-[.H27])/[.$B$2])" office:value-type="float" office:value="-0.458374239830943" calcext:value-type="float">
            <text:p>-0,45837</text:p>
          </table:table-cell>
          <table:table-cell table:style-name="ce23" table:formula="of:=[.I27]*180/PI()" office:value-type="float" office:value="-26.2629093798304" calcext:value-type="float">
            <text:p>-26,2629</text:p>
          </table:table-cell>
          <table:table-cell/>
          <table:table-cell table:formula="of:=[.$B$4]*SIN(2*PI()/[.$B$5] * [.D27] - (2*PI() / [.$B$6]) * ([.$B$16] + [.$B$3]/2) * COS([.$B$7]))" office:value-type="float" office:value="2.73684695977905" calcext:value-type="float">
            <text:p>2,73684695977905</text:p>
          </table:table-cell>
          <table:table-cell table:formula="of:=[.$B$4]*SIN(2*PI()/[.$B$5] * [.D27] - (2*PI() / [.$B$6]) * ([.$B$16] - [.$B$3]/2) * COS([.$B$7]))" office:value-type="float" office:value="2.95642560506202" calcext:value-type="float">
            <text:p>2,95642560506202</text:p>
          </table:table-cell>
          <table:table-cell table:formula="of:=ASIN(([.L27]-[.M27])/[.$B$3])" office:value-type="float" office:value="-0.0549222689210479" calcext:value-type="float">
            <text:p>-0,055</text:p>
          </table:table-cell>
          <table:table-cell table:formula="of:=[.N27]*180/PI()" office:value-type="float" office:value="-3.14681421045858" calcext:value-type="float">
            <text:p>-3,15</text:p>
          </table:table-cell>
          <table:table-cell/>
          <table:table-cell table:formula="of:=[.$B$4]*SIN(2*PI()/[.$B$5] * [.D27] - (2*PI() / [.$B$6]) * ([.$B$16] + [.$B$3]/2 * COS([.$B$8])))" office:value-type="float" office:value="2.73684695977905" calcext:value-type="float">
            <text:p>2,73684695977905</text:p>
          </table:table-cell>
          <table:table-cell table:formula="of:=[.$B$4]*SIN(2*PI()/[.$B$5] * [.D27] - (2*PI() / [.$B$6]) * ([.$B$16] - [.$B$3]/2 * COS([.$B$8])))" office:value-type="float" office:value="2.95642560506202" calcext:value-type="float">
            <text:p>2,95642560506202</text:p>
          </table:table-cell>
          <table:table-cell table:formula="of:=180*ASIN(([.Q27]-[.R27])/[.$B$3])/PI()" office:value-type="float" office:value="-3.14681421045858" calcext:value-type="float">
            <text:p>-3,1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.4" calcext:value-type="float">
            <text:p>2,4</text:p>
          </table:table-cell>
          <table:table-cell table:number-columns-repeated="2"/>
          <table:table-cell table:formula="of:=[.$B$4]*SIN(2*PI()/[.$B$5] * [.D28] - (2*PI() / [.$B$6]) * ([.$B$16] + [.D28]*[.$B$21]*COS([.$B$7]) + [.$B$2]/2 * SIN([.$B$7])))" office:value-type="float" office:value="-0.445881906484775" calcext:value-type="float">
            <text:p>-0,445881906484775</text:p>
          </table:table-cell>
          <table:table-cell table:formula="of:=[.$B$4]*SIN(2*PI()/[.$B$5] * [.D28] - (2*PI() / [.$B$6]) * ([.$B$16] + [.D28]*[.$B$21]*COS([.$B$7]) - [.$B$2]/2 * SIN([.$B$7])))" office:value-type="float" office:value="0.43909955525092" calcext:value-type="float">
            <text:p>0,43909955525092</text:p>
          </table:table-cell>
          <table:table-cell table:style-name="ce20" table:formula="of:=ASIN(([.G28]-[.H28])/[.$B$2])" office:value-type="float" office:value="-0.458374213535653" calcext:value-type="float">
            <text:p>-0,45837</text:p>
          </table:table-cell>
          <table:table-cell table:style-name="ce23" table:formula="of:=[.I28]*180/PI()" office:value-type="float" office:value="-26.2629078732213" calcext:value-type="float">
            <text:p>-26,2629</text:p>
          </table:table-cell>
          <table:table-cell/>
          <table:table-cell table:formula="of:=[.$B$4]*SIN(2*PI()/[.$B$5] * [.D28] - (2*PI() / [.$B$6]) * ([.$B$16] + [.$B$3]/2) * COS([.$B$7]))" office:value-type="float" office:value="2.80859623524595" calcext:value-type="float">
            <text:p>2,80859623524595</text:p>
          </table:table-cell>
          <table:table-cell table:formula="of:=[.$B$4]*SIN(2*PI()/[.$B$5] * [.D28] - (2*PI() / [.$B$6]) * ([.$B$16] - [.$B$3]/2) * COS([.$B$7]))" office:value-type="float" office:value="2.91860263037966" calcext:value-type="float">
            <text:p>2,91860263037966</text:p>
          </table:table-cell>
          <table:table-cell table:formula="of:=ASIN(([.L28]-[.M28])/[.$B$3])" office:value-type="float" office:value="-0.0275050667142832" calcext:value-type="float">
            <text:p>-0,028</text:p>
          </table:table-cell>
          <table:table-cell table:formula="of:=[.N28]*180/PI()" office:value-type="float" office:value="-1.57592423795419" calcext:value-type="float">
            <text:p>-1,58</text:p>
          </table:table-cell>
          <table:table-cell/>
          <table:table-cell table:formula="of:=[.$B$4]*SIN(2*PI()/[.$B$5] * [.D28] - (2*PI() / [.$B$6]) * ([.$B$16] + [.$B$3]/2 * COS([.$B$8])))" office:value-type="float" office:value="2.80859623524595" calcext:value-type="float">
            <text:p>2,80859623524595</text:p>
          </table:table-cell>
          <table:table-cell table:formula="of:=[.$B$4]*SIN(2*PI()/[.$B$5] * [.D28] - (2*PI() / [.$B$6]) * ([.$B$16] - [.$B$3]/2 * COS([.$B$8])))" office:value-type="float" office:value="2.91860263037966" calcext:value-type="float">
            <text:p>2,91860263037966</text:p>
          </table:table-cell>
          <table:table-cell table:formula="of:=180*ASIN(([.Q28]-[.R28])/[.$B$3])/PI()" office:value-type="float" office:value="-1.57592423795419" calcext:value-type="float">
            <text:p>-1,5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table:number-columns-repeated="2"/>
          <table:table-cell table:formula="of:=[.$B$4]*SIN(2*PI()/[.$B$5] * [.D29] - (2*PI() / [.$B$6]) * ([.$B$16] + [.D29]*[.$B$21]*COS([.$B$7]) + [.$B$2]/2 * SIN([.$B$7])))" office:value-type="float" office:value="-0.446023180819043" calcext:value-type="float">
            <text:p>-0,446023180819043</text:p>
          </table:table-cell>
          <table:table-cell table:formula="of:=[.$B$4]*SIN(2*PI()/[.$B$5] * [.D29] - (2*PI() / [.$B$6]) * ([.$B$16] + [.D29]*[.$B$21]*COS([.$B$7]) - [.$B$2]/2 * SIN([.$B$7])))" office:value-type="float" office:value="0.438958231747952" calcext:value-type="float">
            <text:p>0,438958231747952</text:p>
          </table:table-cell>
          <table:table-cell table:style-name="ce20" table:formula="of:=ASIN(([.G29]-[.H29])/[.$B$2])" office:value-type="float" office:value="-0.458374186121416" calcext:value-type="float">
            <text:p>-0,45837</text:p>
          </table:table-cell>
          <table:table-cell table:style-name="ce23" table:formula="of:=[.I29]*180/PI()" office:value-type="float" office:value="-26.2629063025012" calcext:value-type="float">
            <text:p>-26,2629</text:p>
          </table:table-cell>
          <table:table-cell/>
          <table:table-cell table:formula="of:=[.$B$4]*SIN(2*PI()/[.$B$5] * [.D29] - (2*PI() / [.$B$6]) * ([.$B$16] + [.$B$3]/2) * COS([.$B$7]))" office:value-type="float" office:value="2.8692612644979" calcext:value-type="float">
            <text:p>2,8692612644979</text:p>
          </table:table-cell>
          <table:table-cell table:formula="of:=[.$B$4]*SIN(2*PI()/[.$B$5] * [.D29] - (2*PI() / [.$B$6]) * ([.$B$16] - [.$B$3]/2) * COS([.$B$7]))" office:value-type="float" office:value="2.8692612644979" calcext:value-type="float">
            <text:p>2,8692612644979</text:p>
          </table:table-cell>
          <table:table-cell table:formula="of:=ASIN(([.L29]-[.M29])/[.$B$3])" office:value-type="float" office:value="0" calcext:value-type="float">
            <text:p>0,000</text:p>
          </table:table-cell>
          <table:table-cell table:formula="of:=[.N29]*180/PI()" office:value-type="float" office:value="0" calcext:value-type="float">
            <text:p>0,00</text:p>
          </table:table-cell>
          <table:table-cell/>
          <table:table-cell table:formula="of:=[.$B$4]*SIN(2*PI()/[.$B$5] * [.D29] - (2*PI() / [.$B$6]) * ([.$B$16] + [.$B$3]/2 * COS([.$B$8])))" office:value-type="float" office:value="2.8692612644979" calcext:value-type="float">
            <text:p>2,8692612644979</text:p>
          </table:table-cell>
          <table:table-cell table:formula="of:=[.$B$4]*SIN(2*PI()/[.$B$5] * [.D29] - (2*PI() / [.$B$6]) * ([.$B$16] - [.$B$3]/2 * COS([.$B$8])))" office:value-type="float" office:value="2.8692612644979" calcext:value-type="float">
            <text:p>2,8692612644979</text:p>
          </table:table-cell>
          <table:table-cell table:formula="of:=180*ASIN(([.Q29]-[.R29])/[.$B$3])/PI()" office:value-type="float" office:value="0" calcext:value-type="float">
            <text:p>0,0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.6" calcext:value-type="float">
            <text:p>2,6</text:p>
          </table:table-cell>
          <table:table-cell table:number-columns-repeated="2"/>
          <table:table-cell table:formula="of:=[.$B$4]*SIN(2*PI()/[.$B$5] * [.D30] - (2*PI() / [.$B$6]) * ([.$B$16] + [.D30]*[.$B$21]*COS([.$B$7]) + [.$B$2]/2 * SIN([.$B$7])))" office:value-type="float" office:value="-0.446164454141858" calcext:value-type="float">
            <text:p>-0,446164454141858</text:p>
          </table:table-cell>
          <table:table-cell table:formula="of:=[.$B$4]*SIN(2*PI()/[.$B$5] * [.D30] - (2*PI() / [.$B$6]) * ([.$B$16] + [.D30]*[.$B$21]*COS([.$B$7]) - [.$B$2]/2 * SIN([.$B$7])))" office:value-type="float" office:value="0.438816907249552" calcext:value-type="float">
            <text:p>0,438816907249552</text:p>
          </table:table-cell>
          <table:table-cell table:style-name="ce20" table:formula="of:=ASIN(([.G30]-[.H30])/[.$B$2])" office:value-type="float" office:value="-0.458374157588231" calcext:value-type="float">
            <text:p>-0,45837</text:p>
          </table:table-cell>
          <table:table-cell table:style-name="ce23" table:formula="of:=[.I30]*180/PI()" office:value-type="float" office:value="-26.2629046676701" calcext:value-type="float">
            <text:p>-26,2629</text:p>
          </table:table-cell>
          <table:table-cell/>
          <table:table-cell table:formula="of:=[.$B$4]*SIN(2*PI()/[.$B$5] * [.D30] - (2*PI() / [.$B$6]) * ([.$B$16] + [.$B$3]/2) * COS([.$B$7]))" office:value-type="float" office:value="2.91860263037966" calcext:value-type="float">
            <text:p>2,91860263037966</text:p>
          </table:table-cell>
          <table:table-cell table:formula="of:=[.$B$4]*SIN(2*PI()/[.$B$5] * [.D30] - (2*PI() / [.$B$6]) * ([.$B$16] - [.$B$3]/2) * COS([.$B$7]))" office:value-type="float" office:value="2.80859623524595" calcext:value-type="float">
            <text:p>2,80859623524595</text:p>
          </table:table-cell>
          <table:table-cell table:formula="of:=ASIN(([.L30]-[.M30])/[.$B$3])" office:value-type="float" office:value="0.0275050667142831" calcext:value-type="float">
            <text:p>0,028</text:p>
          </table:table-cell>
          <table:table-cell table:formula="of:=[.N30]*180/PI()" office:value-type="float" office:value="1.57592423795419" calcext:value-type="float">
            <text:p>1,58</text:p>
          </table:table-cell>
          <table:table-cell/>
          <table:table-cell table:formula="of:=[.$B$4]*SIN(2*PI()/[.$B$5] * [.D30] - (2*PI() / [.$B$6]) * ([.$B$16] + [.$B$3]/2 * COS([.$B$8])))" office:value-type="float" office:value="2.91860263037966" calcext:value-type="float">
            <text:p>2,91860263037966</text:p>
          </table:table-cell>
          <table:table-cell table:formula="of:=[.$B$4]*SIN(2*PI()/[.$B$5] * [.D30] - (2*PI() / [.$B$6]) * ([.$B$16] - [.$B$3]/2 * COS([.$B$8])))" office:value-type="float" office:value="2.80859623524595" calcext:value-type="float">
            <text:p>2,80859623524595</text:p>
          </table:table-cell>
          <table:table-cell table:formula="of:=180*ASIN(([.Q30]-[.R30])/[.$B$3])/PI()" office:value-type="float" office:value="1.57592423795419" calcext:value-type="float">
            <text:p>1,5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.7" calcext:value-type="float">
            <text:p>2,7</text:p>
          </table:table-cell>
          <table:table-cell table:number-columns-repeated="2"/>
          <table:table-cell table:formula="of:=[.$B$4]*SIN(2*PI()/[.$B$5] * [.D31] - (2*PI() / [.$B$6]) * ([.$B$16] + [.D31]*[.$B$21]*COS([.$B$7]) + [.$B$2]/2 * SIN([.$B$7])))" office:value-type="float" office:value="-0.446305726452901" calcext:value-type="float">
            <text:p>-0,446305726452901</text:p>
          </table:table-cell>
          <table:table-cell table:formula="of:=[.$B$4]*SIN(2*PI()/[.$B$5] * [.D31] - (2*PI() / [.$B$6]) * ([.$B$16] + [.D31]*[.$B$21]*COS([.$B$7]) - [.$B$2]/2 * SIN([.$B$7])))" office:value-type="float" office:value="0.43867558175604" calcext:value-type="float">
            <text:p>0,43867558175604</text:p>
          </table:table-cell>
          <table:table-cell table:style-name="ce20" table:formula="of:=ASIN(([.G31]-[.H31])/[.$B$2])" office:value-type="float" office:value="-0.458374127936099" calcext:value-type="float">
            <text:p>-0,45837</text:p>
          </table:table-cell>
          <table:table-cell table:style-name="ce23" table:formula="of:=[.I31]*180/PI()" office:value-type="float" office:value="-26.2629029687281" calcext:value-type="float">
            <text:p>-26,2629</text:p>
          </table:table-cell>
          <table:table-cell/>
          <table:table-cell table:formula="of:=[.$B$4]*SIN(2*PI()/[.$B$5] * [.D31] - (2*PI() / [.$B$6]) * ([.$B$16] + [.$B$3]/2) * COS([.$B$7]))" office:value-type="float" office:value="2.95642560506202" calcext:value-type="float">
            <text:p>2,95642560506202</text:p>
          </table:table-cell>
          <table:table-cell table:formula="of:=[.$B$4]*SIN(2*PI()/[.$B$5] * [.D31] - (2*PI() / [.$B$6]) * ([.$B$16] - [.$B$3]/2) * COS([.$B$7]))" office:value-type="float" office:value="2.73684695977905" calcext:value-type="float">
            <text:p>2,73684695977905</text:p>
          </table:table-cell>
          <table:table-cell table:formula="of:=ASIN(([.L31]-[.M31])/[.$B$3])" office:value-type="float" office:value="0.0549222689210479" calcext:value-type="float">
            <text:p>0,055</text:p>
          </table:table-cell>
          <table:table-cell table:formula="of:=[.N31]*180/PI()" office:value-type="float" office:value="3.14681421045858" calcext:value-type="float">
            <text:p>3,15</text:p>
          </table:table-cell>
          <table:table-cell/>
          <table:table-cell table:formula="of:=[.$B$4]*SIN(2*PI()/[.$B$5] * [.D31] - (2*PI() / [.$B$6]) * ([.$B$16] + [.$B$3]/2 * COS([.$B$8])))" office:value-type="float" office:value="2.95642560506202" calcext:value-type="float">
            <text:p>2,95642560506202</text:p>
          </table:table-cell>
          <table:table-cell table:formula="of:=[.$B$4]*SIN(2*PI()/[.$B$5] * [.D31] - (2*PI() / [.$B$6]) * ([.$B$16] - [.$B$3]/2 * COS([.$B$8])))" office:value-type="float" office:value="2.73684695977905" calcext:value-type="float">
            <text:p>2,73684695977905</text:p>
          </table:table-cell>
          <table:table-cell table:formula="of:=180*ASIN(([.Q31]-[.R31])/[.$B$3])/PI()" office:value-type="float" office:value="3.14681421045858" calcext:value-type="float">
            <text:p>3,1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.8" calcext:value-type="float">
            <text:p>2,8</text:p>
          </table:table-cell>
          <table:table-cell table:number-columns-repeated="2"/>
          <table:table-cell table:formula="of:=[.$B$4]*SIN(2*PI()/[.$B$5] * [.D32] - (2*PI() / [.$B$6]) * ([.$B$16] + [.D32]*[.$B$21]*COS([.$B$7]) + [.$B$2]/2 * SIN([.$B$7])))" office:value-type="float" office:value="-0.446446997751849" calcext:value-type="float">
            <text:p>-0,446446997751849</text:p>
          </table:table-cell>
          <table:table-cell table:formula="of:=[.$B$4]*SIN(2*PI()/[.$B$5] * [.D32] - (2*PI() / [.$B$6]) * ([.$B$16] + [.D32]*[.$B$21]*COS([.$B$7]) - [.$B$2]/2 * SIN([.$B$7])))" office:value-type="float" office:value="0.438534255267738" calcext:value-type="float">
            <text:p>0,438534255267738</text:p>
          </table:table-cell>
          <table:table-cell table:style-name="ce20" table:formula="of:=ASIN(([.G32]-[.H32])/[.$B$2])" office:value-type="float" office:value="-0.458374097165019" calcext:value-type="float">
            <text:p>-0,45837</text:p>
          </table:table-cell>
          <table:table-cell table:style-name="ce23" table:formula="of:=[.I32]*180/PI()" office:value-type="float" office:value="-26.2629012056751" calcext:value-type="float">
            <text:p>-26,2629</text:p>
          </table:table-cell>
          <table:table-cell/>
          <table:table-cell table:formula="of:=[.$B$4]*SIN(2*PI()/[.$B$5] * [.D32] - (2*PI() / [.$B$6]) * ([.$B$16] + [.$B$3]/2) * COS([.$B$7]))" office:value-type="float" office:value="2.98258091854358" calcext:value-type="float">
            <text:p>2,98258091854358</text:p>
          </table:table-cell>
          <table:table-cell table:formula="of:=[.$B$4]*SIN(2*PI()/[.$B$5] * [.D32] - (2*PI() / [.$B$6]) * ([.$B$16] - [.$B$3]/2) * COS([.$B$7]))" office:value-type="float" office:value="2.65429659970835" calcext:value-type="float">
            <text:p>2,65429659970835</text:p>
          </table:table-cell>
          <table:table-cell table:formula="of:=ASIN(([.L32]-[.M32])/[.$B$3])" office:value-type="float" office:value="0.0821634939395708" calcext:value-type="float">
            <text:p>0,082</text:p>
          </table:table-cell>
          <table:table-cell table:formula="of:=[.N32]*180/PI()" office:value-type="float" office:value="4.70762143278612" calcext:value-type="float">
            <text:p>4,71</text:p>
          </table:table-cell>
          <table:table-cell/>
          <table:table-cell table:formula="of:=[.$B$4]*SIN(2*PI()/[.$B$5] * [.D32] - (2*PI() / [.$B$6]) * ([.$B$16] + [.$B$3]/2 * COS([.$B$8])))" office:value-type="float" office:value="2.98258091854358" calcext:value-type="float">
            <text:p>2,98258091854358</text:p>
          </table:table-cell>
          <table:table-cell table:formula="of:=[.$B$4]*SIN(2*PI()/[.$B$5] * [.D32] - (2*PI() / [.$B$6]) * ([.$B$16] - [.$B$3]/2 * COS([.$B$8])))" office:value-type="float" office:value="2.65429659970835" calcext:value-type="float">
            <text:p>2,65429659970835</text:p>
          </table:table-cell>
          <table:table-cell table:formula="of:=180*ASIN(([.Q32]-[.R32])/[.$B$3])/PI()" office:value-type="float" office:value="4.70762143278612" calcext:value-type="float">
            <text:p>4,7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.9" calcext:value-type="float">
            <text:p>2,9</text:p>
          </table:table-cell>
          <table:table-cell table:number-columns-repeated="2"/>
          <table:table-cell table:formula="of:=[.$B$4]*SIN(2*PI()/[.$B$5] * [.D33] - (2*PI() / [.$B$6]) * ([.$B$16] + [.D33]*[.$B$21]*COS([.$B$7]) + [.$B$2]/2 * SIN([.$B$7])))" office:value-type="float" office:value="-0.446588268038383" calcext:value-type="float">
            <text:p>-0,446588268038383</text:p>
          </table:table-cell>
          <table:table-cell table:formula="of:=[.$B$4]*SIN(2*PI()/[.$B$5] * [.D33] - (2*PI() / [.$B$6]) * ([.$B$16] + [.D33]*[.$B$21]*COS([.$B$7]) - [.$B$2]/2 * SIN([.$B$7])))" office:value-type="float" office:value="0.438392927784965" calcext:value-type="float">
            <text:p>0,438392927784965</text:p>
          </table:table-cell>
          <table:table-cell table:style-name="ce20" table:formula="of:=ASIN(([.G33]-[.H33])/[.$B$2])" office:value-type="float" office:value="-0.458374065274993" calcext:value-type="float">
            <text:p>-0,45837</text:p>
          </table:table-cell>
          <table:table-cell table:style-name="ce23" table:formula="of:=[.I33]*180/PI()" office:value-type="float" office:value="-26.2628993785112" calcext:value-type="float">
            <text:p>-26,2629</text:p>
          </table:table-cell>
          <table:table-cell/>
          <table:table-cell table:formula="of:=[.$B$4]*SIN(2*PI()/[.$B$5] * [.D33] - (2*PI() / [.$B$6]) * ([.$B$16] + [.$B$3]/2) * COS([.$B$7]))" office:value-type="float" office:value="2.99696534775126" calcext:value-type="float">
            <text:p>2,99696534775126</text:p>
          </table:table-cell>
          <table:table-cell table:formula="of:=[.$B$4]*SIN(2*PI()/[.$B$5] * [.D33] - (2*PI() / [.$B$6]) * ([.$B$16] - [.$B$3]/2) * COS([.$B$7]))" office:value-type="float" office:value="2.56127094359136" calcext:value-type="float">
            <text:p>2,56127094359136</text:p>
          </table:table-cell>
          <table:table-cell table:formula="of:=ASIN(([.L33]-[.M33])/[.$B$3])" office:value-type="float" office:value="0.109140143793238" calcext:value-type="float">
            <text:p>0,109</text:p>
          </table:table-cell>
          <table:table-cell table:formula="of:=[.N33]*180/PI()" office:value-type="float" office:value="6.25326961480347" calcext:value-type="float">
            <text:p>6,25</text:p>
          </table:table-cell>
          <table:table-cell/>
          <table:table-cell table:formula="of:=[.$B$4]*SIN(2*PI()/[.$B$5] * [.D33] - (2*PI() / [.$B$6]) * ([.$B$16] + [.$B$3]/2 * COS([.$B$8])))" office:value-type="float" office:value="2.99696534775126" calcext:value-type="float">
            <text:p>2,99696534775126</text:p>
          </table:table-cell>
          <table:table-cell table:formula="of:=[.$B$4]*SIN(2*PI()/[.$B$5] * [.D33] - (2*PI() / [.$B$6]) * ([.$B$16] - [.$B$3]/2 * COS([.$B$8])))" office:value-type="float" office:value="2.56127094359136" calcext:value-type="float">
            <text:p>2,56127094359136</text:p>
          </table:table-cell>
          <table:table-cell table:formula="of:=180*ASIN(([.Q33]-[.R33])/[.$B$3])/PI()" office:value-type="float" office:value="6.25326961480347" calcext:value-type="float">
            <text:p>6,2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formula="of:=[.$B$4]*SIN(2*PI()/[.$B$5] * [.D34] - (2*PI() / [.$B$6]) * ([.$B$16] + [.D34]*[.$B$21]*COS([.$B$7]) + [.$B$2]/2 * SIN([.$B$7])))" office:value-type="float" office:value="-0.446729537312183" calcext:value-type="float">
            <text:p>-0,446729537312183</text:p>
          </table:table-cell>
          <table:table-cell table:formula="of:=[.$B$4]*SIN(2*PI()/[.$B$5] * [.D34] - (2*PI() / [.$B$6]) * ([.$B$16] + [.D34]*[.$B$21]*COS([.$B$7]) - [.$B$2]/2 * SIN([.$B$7])))" office:value-type="float" office:value="0.438251599308043" calcext:value-type="float">
            <text:p>0,438251599308043</text:p>
          </table:table-cell>
          <table:table-cell table:style-name="ce20" table:formula="of:=ASIN(([.G34]-[.H34])/[.$B$2])" office:value-type="float" office:value="-0.458374032266019" calcext:value-type="float">
            <text:p>-0,45837</text:p>
          </table:table-cell>
          <table:table-cell table:style-name="ce23" table:formula="of:=[.I34]*180/PI()" office:value-type="float" office:value="-26.2628974872363" calcext:value-type="float">
            <text:p>-26,2629</text:p>
          </table:table-cell>
          <table:table-cell/>
          <table:table-cell table:formula="of:=[.$B$4]*SIN(2*PI()/[.$B$5] * [.D34] - (2*PI() / [.$B$6]) * ([.$B$16] + [.$B$3]/2) * COS([.$B$7]))" office:value-type="float" office:value="2.99952212391459" calcext:value-type="float">
            <text:p>2,99952212391459</text:p>
          </table:table-cell>
          <table:table-cell table:formula="of:=[.$B$4]*SIN(2*PI()/[.$B$5] * [.D34] - (2*PI() / [.$B$6]) * ([.$B$16] - [.$B$3]/2) * COS([.$B$7]))" office:value-type="float" office:value="2.45813712119341" calcext:value-type="float">
            <text:p>2,45813712119341</text:p>
          </table:table-cell>
          <table:table-cell table:formula="of:=ASIN(([.L34]-[.M34])/[.$B$3])" office:value-type="float" office:value="0.135762920475997" calcext:value-type="float">
            <text:p>0,136</text:p>
          </table:table-cell>
          <table:table-cell table:formula="of:=[.N34]*180/PI()" office:value-type="float" office:value="7.77864235764487" calcext:value-type="float">
            <text:p>7,78</text:p>
          </table:table-cell>
          <table:table-cell/>
          <table:table-cell table:formula="of:=[.$B$4]*SIN(2*PI()/[.$B$5] * [.D34] - (2*PI() / [.$B$6]) * ([.$B$16] + [.$B$3]/2 * COS([.$B$8])))" office:value-type="float" office:value="2.99952212391459" calcext:value-type="float">
            <text:p>2,99952212391459</text:p>
          </table:table-cell>
          <table:table-cell table:formula="of:=[.$B$4]*SIN(2*PI()/[.$B$5] * [.D34] - (2*PI() / [.$B$6]) * ([.$B$16] - [.$B$3]/2 * COS([.$B$8])))" office:value-type="float" office:value="2.45813712119341" calcext:value-type="float">
            <text:p>2,45813712119341</text:p>
          </table:table-cell>
          <table:table-cell table:formula="of:=180*ASIN(([.Q34]-[.R34])/[.$B$3])/PI()" office:value-type="float" office:value="7.77864235764487" calcext:value-type="float">
            <text:p>7,7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3.1" calcext:value-type="float">
            <text:p>3,1</text:p>
          </table:table-cell>
          <table:table-cell table:number-columns-repeated="2"/>
          <table:table-cell table:formula="of:=[.$B$4]*SIN(2*PI()/[.$B$5] * [.D35] - (2*PI() / [.$B$6]) * ([.$B$16] + [.D35]*[.$B$21]*COS([.$B$7]) + [.$B$2]/2 * SIN([.$B$7])))" office:value-type="float" office:value="-0.446870805572928" calcext:value-type="float">
            <text:p>-0,446870805572928</text:p>
          </table:table-cell>
          <table:table-cell table:formula="of:=[.$B$4]*SIN(2*PI()/[.$B$5] * [.D35] - (2*PI() / [.$B$6]) * ([.$B$16] + [.D35]*[.$B$21]*COS([.$B$7]) - [.$B$2]/2 * SIN([.$B$7])))" office:value-type="float" office:value="0.438110269837292" calcext:value-type="float">
            <text:p>0,438110269837292</text:p>
          </table:table-cell>
          <table:table-cell table:style-name="ce20" table:formula="of:=ASIN(([.G35]-[.H35])/[.$B$2])" office:value-type="float" office:value="-0.458373998138099" calcext:value-type="float">
            <text:p>-0,45837</text:p>
          </table:table-cell>
          <table:table-cell table:style-name="ce23" table:formula="of:=[.I35]*180/PI()" office:value-type="float" office:value="-26.2628955318505" calcext:value-type="float">
            <text:p>-26,2629</text:p>
          </table:table-cell>
          <table:table-cell/>
          <table:table-cell table:formula="of:=[.$B$4]*SIN(2*PI()/[.$B$5] * [.D35] - (2*PI() / [.$B$6]) * ([.$B$16] + [.$B$3]/2) * COS([.$B$7]))" office:value-type="float" office:value="2.99024115660614" calcext:value-type="float">
            <text:p>2,99024115660614</text:p>
          </table:table-cell>
          <table:table-cell table:formula="of:=[.$B$4]*SIN(2*PI()/[.$B$5] * [.D35] - (2*PI() / [.$B$6]) * ([.$B$16] - [.$B$3]/2) * COS([.$B$7]))" office:value-type="float" office:value="2.34530215459414" calcext:value-type="float">
            <text:p>2,34530215459414</text:p>
          </table:table-cell>
          <table:table-cell table:formula="of:=ASIN(([.L35]-[.M35])/[.$B$3])" office:value-type="float" office:value="0.161941645494564" calcext:value-type="float">
            <text:p>0,162</text:p>
          </table:table-cell>
          <table:table-cell table:formula="of:=[.N35]*180/PI()" office:value-type="float" office:value="9.27857281424229" calcext:value-type="float">
            <text:p>9,28</text:p>
          </table:table-cell>
          <table:table-cell/>
          <table:table-cell table:formula="of:=[.$B$4]*SIN(2*PI()/[.$B$5] * [.D35] - (2*PI() / [.$B$6]) * ([.$B$16] + [.$B$3]/2 * COS([.$B$8])))" office:value-type="float" office:value="2.99024115660614" calcext:value-type="float">
            <text:p>2,99024115660614</text:p>
          </table:table-cell>
          <table:table-cell table:formula="of:=[.$B$4]*SIN(2*PI()/[.$B$5] * [.D35] - (2*PI() / [.$B$6]) * ([.$B$16] - [.$B$3]/2 * COS([.$B$8])))" office:value-type="float" office:value="2.34530215459414" calcext:value-type="float">
            <text:p>2,34530215459414</text:p>
          </table:table-cell>
          <table:table-cell table:formula="of:=180*ASIN(([.Q35]-[.R35])/[.$B$3])/PI()" office:value-type="float" office:value="9.27857281424229" calcext:value-type="float">
            <text:p>9,2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3.2" calcext:value-type="float">
            <text:p>3,2</text:p>
          </table:table-cell>
          <table:table-cell table:number-columns-repeated="2"/>
          <table:table-cell table:formula="of:=[.$B$4]*SIN(2*PI()/[.$B$5] * [.D36] - (2*PI() / [.$B$6]) * ([.$B$16] + [.D36]*[.$B$21]*COS([.$B$7]) + [.$B$2]/2 * SIN([.$B$7])))" office:value-type="float" office:value="-0.447012072820296" calcext:value-type="float">
            <text:p>-0,447012072820296</text:p>
          </table:table-cell>
          <table:table-cell table:formula="of:=[.$B$4]*SIN(2*PI()/[.$B$5] * [.D36] - (2*PI() / [.$B$6]) * ([.$B$16] + [.D36]*[.$B$21]*COS([.$B$7]) - [.$B$2]/2 * SIN([.$B$7])))" office:value-type="float" office:value="0.437968939373032" calcext:value-type="float">
            <text:p>0,437968939373032</text:p>
          </table:table-cell>
          <table:table-cell table:style-name="ce20" table:formula="of:=ASIN(([.G36]-[.H36])/[.$B$2])" office:value-type="float" office:value="-0.458373962891231" calcext:value-type="float">
            <text:p>-0,45837</text:p>
          </table:table-cell>
          <table:table-cell table:style-name="ce23" table:formula="of:=[.I36]*180/PI()" office:value-type="float" office:value="-26.2628935123538" calcext:value-type="float">
            <text:p>-26,2629</text:p>
          </table:table-cell>
          <table:table-cell/>
          <table:table-cell table:formula="of:=[.$B$4]*SIN(2*PI()/[.$B$5] * [.D36] - (2*PI() / [.$B$6]) * ([.$B$16] + [.$B$3]/2) * COS([.$B$7]))" office:value-type="float" office:value="2.96915907356381" calcext:value-type="float">
            <text:p>2,96915907356381</text:p>
          </table:table-cell>
          <table:table-cell table:formula="of:=[.$B$4]*SIN(2*PI()/[.$B$5] * [.D36] - (2*PI() / [.$B$6]) * ([.$B$16] - [.$B$3]/2) * COS([.$B$7]))" office:value-type="float" office:value="2.22321135185731" calcext:value-type="float">
            <text:p>2,22321135185731</text:p>
          </table:table-cell>
          <table:table-cell table:formula="of:=ASIN(([.L36]-[.M36])/[.$B$3])" office:value-type="float" office:value="0.187585126322236" calcext:value-type="float">
            <text:p>0,188</text:p>
          </table:table-cell>
          <table:table-cell table:formula="of:=[.N36]*180/PI()" office:value-type="float" office:value="10.7478360376925" calcext:value-type="float">
            <text:p>10,75</text:p>
          </table:table-cell>
          <table:table-cell/>
          <table:table-cell table:formula="of:=[.$B$4]*SIN(2*PI()/[.$B$5] * [.D36] - (2*PI() / [.$B$6]) * ([.$B$16] + [.$B$3]/2 * COS([.$B$8])))" office:value-type="float" office:value="2.96915907356381" calcext:value-type="float">
            <text:p>2,96915907356381</text:p>
          </table:table-cell>
          <table:table-cell table:formula="of:=[.$B$4]*SIN(2*PI()/[.$B$5] * [.D36] - (2*PI() / [.$B$6]) * ([.$B$16] - [.$B$3]/2 * COS([.$B$8])))" office:value-type="float" office:value="2.22321135185731" calcext:value-type="float">
            <text:p>2,22321135185731</text:p>
          </table:table-cell>
          <table:table-cell table:formula="of:=180*ASIN(([.Q36]-[.R36])/[.$B$3])/PI()" office:value-type="float" office:value="10.7478360376925" calcext:value-type="float">
            <text:p>1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3.3" calcext:value-type="float">
            <text:p>3,3</text:p>
          </table:table-cell>
          <table:table-cell table:number-columns-repeated="2"/>
          <table:table-cell table:formula="of:=[.$B$4]*SIN(2*PI()/[.$B$5] * [.D37] - (2*PI() / [.$B$6]) * ([.$B$16] + [.D37]*[.$B$21]*COS([.$B$7]) + [.$B$2]/2 * SIN([.$B$7])))" office:value-type="float" office:value="-0.447153339053971" calcext:value-type="float">
            <text:p>-0,447153339053971</text:p>
          </table:table-cell>
          <table:table-cell table:formula="of:=[.$B$4]*SIN(2*PI()/[.$B$5] * [.D37] - (2*PI() / [.$B$6]) * ([.$B$16] + [.D37]*[.$B$21]*COS([.$B$7]) - [.$B$2]/2 * SIN([.$B$7])))" office:value-type="float" office:value="0.437827607915584" calcext:value-type="float">
            <text:p>0,437827607915584</text:p>
          </table:table-cell>
          <table:table-cell table:style-name="ce20" table:formula="of:=ASIN(([.G37]-[.H37])/[.$B$2])" office:value-type="float" office:value="-0.458373926525417" calcext:value-type="float">
            <text:p>-0,45837</text:p>
          </table:table-cell>
          <table:table-cell table:style-name="ce23" table:formula="of:=[.I37]*180/PI()" office:value-type="float" office:value="-26.2628914287461" calcext:value-type="float">
            <text:p>-26,2629</text:p>
          </table:table-cell>
          <table:table-cell/>
          <table:table-cell table:formula="of:=[.$B$4]*SIN(2*PI()/[.$B$5] * [.D37] - (2*PI() / [.$B$6]) * ([.$B$16] + [.$B$3]/2) * COS([.$B$7]))" office:value-type="float" office:value="2.93635907613786" calcext:value-type="float">
            <text:p>2,93635907613786</text:p>
          </table:table-cell>
          <table:table-cell table:formula="of:=[.$B$4]*SIN(2*PI()/[.$B$5] * [.D37] - (2*PI() / [.$B$6]) * ([.$B$16] - [.$B$3]/2) * COS([.$B$7]))" office:value-type="float" office:value="2.09234654960336" calcext:value-type="float">
            <text:p>2,09234654960336</text:p>
          </table:table-cell>
          <table:table-cell table:formula="of:=ASIN(([.L37]-[.M37])/[.$B$3])" office:value-type="float" office:value="0.212601083257282" calcext:value-type="float">
            <text:p>0,213</text:p>
          </table:table-cell>
          <table:table-cell table:formula="of:=[.N37]*180/PI()" office:value-type="float" office:value="12.1811447905517" calcext:value-type="float">
            <text:p>12,18</text:p>
          </table:table-cell>
          <table:table-cell/>
          <table:table-cell table:formula="of:=[.$B$4]*SIN(2*PI()/[.$B$5] * [.D37] - (2*PI() / [.$B$6]) * ([.$B$16] + [.$B$3]/2 * COS([.$B$8])))" office:value-type="float" office:value="2.93635907613786" calcext:value-type="float">
            <text:p>2,93635907613786</text:p>
          </table:table-cell>
          <table:table-cell table:formula="of:=[.$B$4]*SIN(2*PI()/[.$B$5] * [.D37] - (2*PI() / [.$B$6]) * ([.$B$16] - [.$B$3]/2 * COS([.$B$8])))" office:value-type="float" office:value="2.09234654960336" calcext:value-type="float">
            <text:p>2,09234654960336</text:p>
          </table:table-cell>
          <table:table-cell table:formula="of:=180*ASIN(([.Q37]-[.R37])/[.$B$3])/PI()" office:value-type="float" office:value="12.1811447905517" calcext:value-type="float">
            <text:p>12,1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3.4" calcext:value-type="float">
            <text:p>3,4</text:p>
          </table:table-cell>
          <table:table-cell table:number-columns-repeated="2"/>
          <table:table-cell table:formula="of:=[.$B$4]*SIN(2*PI()/[.$B$5] * [.D38] - (2*PI() / [.$B$6]) * ([.$B$16] + [.D38]*[.$B$21]*COS([.$B$7]) + [.$B$2]/2 * SIN([.$B$7])))" office:value-type="float" office:value="-0.447294604273629" calcext:value-type="float">
            <text:p>-0,447294604273629</text:p>
          </table:table-cell>
          <table:table-cell table:formula="of:=[.$B$4]*SIN(2*PI()/[.$B$5] * [.D38] - (2*PI() / [.$B$6]) * ([.$B$16] + [.D38]*[.$B$21]*COS([.$B$7]) - [.$B$2]/2 * SIN([.$B$7])))" office:value-type="float" office:value="0.437686275465266" calcext:value-type="float">
            <text:p>0,437686275465266</text:p>
          </table:table-cell>
          <table:table-cell table:style-name="ce20" table:formula="of:=ASIN(([.G38]-[.H38])/[.$B$2])" office:value-type="float" office:value="-0.458373889040656" calcext:value-type="float">
            <text:p>-0,45837</text:p>
          </table:table-cell>
          <table:table-cell table:style-name="ce23" table:formula="of:=[.I38]*180/PI()" office:value-type="float" office:value="-26.2628892810275" calcext:value-type="float">
            <text:p>-26,2629</text:p>
          </table:table-cell>
          <table:table-cell/>
          <table:table-cell table:formula="of:=[.$B$4]*SIN(2*PI()/[.$B$5] * [.D38] - (2*PI() / [.$B$6]) * ([.$B$16] + [.$B$3]/2) * COS([.$B$7]))" office:value-type="float" office:value="2.89197061093326" calcext:value-type="float">
            <text:p>2,89197061093326</text:p>
          </table:table-cell>
          <table:table-cell table:formula="of:=[.$B$4]*SIN(2*PI()/[.$B$5] * [.D38] - (2*PI() / [.$B$6]) * ([.$B$16] - [.$B$3]/2) * COS([.$B$7]))" office:value-type="float" office:value="1.95322421142034" calcext:value-type="float">
            <text:p>1,95322421142034</text:p>
          </table:table-cell>
          <table:table-cell table:formula="of:=ASIN(([.L38]-[.M38])/[.$B$3])" office:value-type="float" office:value="0.236896151010667" calcext:value-type="float">
            <text:p>0,237</text:p>
          </table:table-cell>
          <table:table-cell table:formula="of:=[.N38]*180/PI()" office:value-type="float" office:value="13.573149635805" calcext:value-type="float">
            <text:p>13,57</text:p>
          </table:table-cell>
          <table:table-cell/>
          <table:table-cell table:formula="of:=[.$B$4]*SIN(2*PI()/[.$B$5] * [.D38] - (2*PI() / [.$B$6]) * ([.$B$16] + [.$B$3]/2 * COS([.$B$8])))" office:value-type="float" office:value="2.89197061093326" calcext:value-type="float">
            <text:p>2,89197061093326</text:p>
          </table:table-cell>
          <table:table-cell table:formula="of:=[.$B$4]*SIN(2*PI()/[.$B$5] * [.D38] - (2*PI() / [.$B$6]) * ([.$B$16] - [.$B$3]/2 * COS([.$B$8])))" office:value-type="float" office:value="1.95322421142034" calcext:value-type="float">
            <text:p>1,95322421142034</text:p>
          </table:table-cell>
          <table:table-cell table:formula="of:=180*ASIN(([.Q38]-[.R38])/[.$B$3])/PI()" office:value-type="float" office:value="13.573149635805" calcext:value-type="float">
            <text:p>13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table:number-columns-repeated="2"/>
          <table:table-cell table:formula="of:=[.$B$4]*SIN(2*PI()/[.$B$5] * [.D39] - (2*PI() / [.$B$6]) * ([.$B$16] + [.D39]*[.$B$21]*COS([.$B$7]) + [.$B$2]/2 * SIN([.$B$7])))" office:value-type="float" office:value="-0.447435868478951" calcext:value-type="float">
            <text:p>-0,447435868478951</text:p>
          </table:table-cell>
          <table:table-cell table:formula="of:=[.$B$4]*SIN(2*PI()/[.$B$5] * [.D39] - (2*PI() / [.$B$6]) * ([.$B$16] + [.D39]*[.$B$21]*COS([.$B$7]) - [.$B$2]/2 * SIN([.$B$7])))" office:value-type="float" office:value="0.437544942022402" calcext:value-type="float">
            <text:p>0,437544942022402</text:p>
          </table:table-cell>
          <table:table-cell table:style-name="ce20" table:formula="of:=ASIN(([.G39]-[.H39])/[.$B$2])" office:value-type="float" office:value="-0.458373850436949" calcext:value-type="float">
            <text:p>-0,45837</text:p>
          </table:table-cell>
          <table:table-cell table:style-name="ce23" table:formula="of:=[.I39]*180/PI()" office:value-type="float" office:value="-26.262887069198" calcext:value-type="float">
            <text:p>-26,2629</text:p>
          </table:table-cell>
          <table:table-cell/>
          <table:table-cell table:formula="of:=[.$B$4]*SIN(2*PI()/[.$B$5] * [.D39] - (2*PI() / [.$B$6]) * ([.$B$16] + [.$B$3]/2) * COS([.$B$7]))" office:value-type="float" office:value="2.836168858943" calcext:value-type="float">
            <text:p>2,836168858943</text:p>
          </table:table-cell>
          <table:table-cell table:formula="of:=[.$B$4]*SIN(2*PI()/[.$B$5] * [.D39] - (2*PI() / [.$B$6]) * ([.$B$16] - [.$B$3]/2) * COS([.$B$7]))" office:value-type="float" office:value="1.8063933896181" calcext:value-type="float">
            <text:p>1,8063933896181</text:p>
          </table:table-cell>
          <table:table-cell table:formula="of:=ASIN(([.L39]-[.M39])/[.$B$3])" office:value-type="float" office:value="0.260375969976364" calcext:value-type="float">
            <text:p>0,260</text:p>
          </table:table-cell>
          <table:table-cell table:formula="of:=[.N39]*180/PI()" office:value-type="float" office:value="14.9184441662707" calcext:value-type="float">
            <text:p>14,92</text:p>
          </table:table-cell>
          <table:table-cell/>
          <table:table-cell table:formula="of:=[.$B$4]*SIN(2*PI()/[.$B$5] * [.D39] - (2*PI() / [.$B$6]) * ([.$B$16] + [.$B$3]/2 * COS([.$B$8])))" office:value-type="float" office:value="2.836168858943" calcext:value-type="float">
            <text:p>2,836168858943</text:p>
          </table:table-cell>
          <table:table-cell table:formula="of:=[.$B$4]*SIN(2*PI()/[.$B$5] * [.D39] - (2*PI() / [.$B$6]) * ([.$B$16] - [.$B$3]/2 * COS([.$B$8])))" office:value-type="float" office:value="1.8063933896181" calcext:value-type="float">
            <text:p>1,8063933896181</text:p>
          </table:table-cell>
          <table:table-cell table:formula="of:=180*ASIN(([.Q39]-[.R39])/[.$B$3])/PI()" office:value-type="float" office:value="14.9184441662707" calcext:value-type="float">
            <text:p>14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3.6" calcext:value-type="float">
            <text:p>3,6</text:p>
          </table:table-cell>
          <table:table-cell table:number-columns-repeated="2"/>
          <table:table-cell table:formula="of:=[.$B$4]*SIN(2*PI()/[.$B$5] * [.D40] - (2*PI() / [.$B$6]) * ([.$B$16] + [.D40]*[.$B$21]*COS([.$B$7]) + [.$B$2]/2 * SIN([.$B$7])))" office:value-type="float" office:value="-0.447577131669615" calcext:value-type="float">
            <text:p>-0,447577131669615</text:p>
          </table:table-cell>
          <table:table-cell table:formula="of:=[.$B$4]*SIN(2*PI()/[.$B$5] * [.D40] - (2*PI() / [.$B$6]) * ([.$B$16] + [.D40]*[.$B$21]*COS([.$B$7]) - [.$B$2]/2 * SIN([.$B$7])))" office:value-type="float" office:value="0.437403607587313" calcext:value-type="float">
            <text:p>0,437403607587313</text:p>
          </table:table-cell>
          <table:table-cell table:style-name="ce20" table:formula="of:=ASIN(([.G40]-[.H40])/[.$B$2])" office:value-type="float" office:value="-0.458373810714296" calcext:value-type="float">
            <text:p>-0,45837</text:p>
          </table:table-cell>
          <table:table-cell table:style-name="ce23" table:formula="of:=[.I40]*180/PI()" office:value-type="float" office:value="-26.2628847932577" calcext:value-type="float">
            <text:p>-26,2629</text:p>
          </table:table-cell>
          <table:table-cell/>
          <table:table-cell table:formula="of:=[.$B$4]*SIN(2*PI()/[.$B$5] * [.D40] - (2*PI() / [.$B$6]) * ([.$B$16] + [.$B$3]/2) * COS([.$B$7]))" office:value-type="float" office:value="2.7691740441888" calcext:value-type="float">
            <text:p>2,7691740441888</text:p>
          </table:table-cell>
          <table:table-cell table:formula="of:=[.$B$4]*SIN(2*PI()/[.$B$5] * [.D40] - (2*PI() / [.$B$6]) * ([.$B$16] - [.$B$3]/2) * COS([.$B$7]))" office:value-type="float" office:value="1.65243355836968" calcext:value-type="float">
            <text:p>1,65243355836968</text:p>
          </table:table-cell>
          <table:table-cell table:formula="of:=ASIN(([.L40]-[.M40])/[.$B$3])" office:value-type="float" office:value="0.282945382337678" calcext:value-type="float">
            <text:p>0,283</text:p>
          </table:table-cell>
          <table:table-cell table:formula="of:=[.N40]*180/PI()" office:value-type="float" office:value="16.2115762406644" calcext:value-type="float">
            <text:p>16,21</text:p>
          </table:table-cell>
          <table:table-cell/>
          <table:table-cell table:formula="of:=[.$B$4]*SIN(2*PI()/[.$B$5] * [.D40] - (2*PI() / [.$B$6]) * ([.$B$16] + [.$B$3]/2 * COS([.$B$8])))" office:value-type="float" office:value="2.7691740441888" calcext:value-type="float">
            <text:p>2,7691740441888</text:p>
          </table:table-cell>
          <table:table-cell table:formula="of:=[.$B$4]*SIN(2*PI()/[.$B$5] * [.D40] - (2*PI() / [.$B$6]) * ([.$B$16] - [.$B$3]/2 * COS([.$B$8])))" office:value-type="float" office:value="1.65243355836968" calcext:value-type="float">
            <text:p>1,65243355836968</text:p>
          </table:table-cell>
          <table:table-cell table:formula="of:=180*ASIN(([.Q40]-[.R40])/[.$B$3])/PI()" office:value-type="float" office:value="16.2115762406644" calcext:value-type="float">
            <text:p>16,2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3.7" calcext:value-type="float">
            <text:p>3,7</text:p>
          </table:table-cell>
          <table:table-cell table:number-columns-repeated="2"/>
          <table:table-cell table:formula="of:=[.$B$4]*SIN(2*PI()/[.$B$5] * [.D41] - (2*PI() / [.$B$6]) * ([.$B$16] + [.D41]*[.$B$21]*COS([.$B$7]) + [.$B$2]/2 * SIN([.$B$7])))" office:value-type="float" office:value="-0.447718393845304" calcext:value-type="float">
            <text:p>-0,447718393845304</text:p>
          </table:table-cell>
          <table:table-cell table:formula="of:=[.$B$4]*SIN(2*PI()/[.$B$5] * [.D41] - (2*PI() / [.$B$6]) * ([.$B$16] + [.D41]*[.$B$21]*COS([.$B$7]) - [.$B$2]/2 * SIN([.$B$7])))" office:value-type="float" office:value="0.437262272160316" calcext:value-type="float">
            <text:p>0,437262272160316</text:p>
          </table:table-cell>
          <table:table-cell table:style-name="ce20" table:formula="of:=ASIN(([.G41]-[.H41])/[.$B$2])" office:value-type="float" office:value="-0.458373769872697" calcext:value-type="float">
            <text:p>-0,45837</text:p>
          </table:table-cell>
          <table:table-cell table:style-name="ce23" table:formula="of:=[.I41]*180/PI()" office:value-type="float" office:value="-26.2628824532064" calcext:value-type="float">
            <text:p>-26,2629</text:p>
          </table:table-cell>
          <table:table-cell/>
          <table:table-cell table:formula="of:=[.$B$4]*SIN(2*PI()/[.$B$5] * [.D41] - (2*PI() / [.$B$6]) * ([.$B$16] + [.$B$3]/2) * COS([.$B$7]))" office:value-type="float" office:value="2.69125056459746" calcext:value-type="float">
            <text:p>2,69125056459746</text:p>
          </table:table-cell>
          <table:table-cell table:formula="of:=[.$B$4]*SIN(2*PI()/[.$B$5] * [.D41] - (2*PI() / [.$B$6]) * ([.$B$16] - [.$B$3]/2) * COS([.$B$7]))" office:value-type="float" office:value="1.49195232679146" calcext:value-type="float">
            <text:p>1,49195232679146</text:p>
          </table:table-cell>
          <table:table-cell table:formula="of:=ASIN(([.L41]-[.M41])/[.$B$3])" office:value-type="float" office:value="0.304508747665815" calcext:value-type="float">
            <text:p>0,305</text:p>
          </table:table-cell>
          <table:table-cell table:formula="of:=[.N41]*180/PI()" office:value-type="float" office:value="17.4470660660653" calcext:value-type="float">
            <text:p>17,45</text:p>
          </table:table-cell>
          <table:table-cell/>
          <table:table-cell table:formula="of:=[.$B$4]*SIN(2*PI()/[.$B$5] * [.D41] - (2*PI() / [.$B$6]) * ([.$B$16] + [.$B$3]/2 * COS([.$B$8])))" office:value-type="float" office:value="2.69125056459746" calcext:value-type="float">
            <text:p>2,69125056459746</text:p>
          </table:table-cell>
          <table:table-cell table:formula="of:=[.$B$4]*SIN(2*PI()/[.$B$5] * [.D41] - (2*PI() / [.$B$6]) * ([.$B$16] - [.$B$3]/2 * COS([.$B$8])))" office:value-type="float" office:value="1.49195232679146" calcext:value-type="float">
            <text:p>1,49195232679146</text:p>
          </table:table-cell>
          <table:table-cell table:formula="of:=180*ASIN(([.Q41]-[.R41])/[.$B$3])/PI()" office:value-type="float" office:value="17.4470660660653" calcext:value-type="float">
            <text:p>17,4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3.8" calcext:value-type="float">
            <text:p>3,8</text:p>
          </table:table-cell>
          <table:table-cell table:number-columns-repeated="2"/>
          <table:table-cell table:formula="of:=[.$B$4]*SIN(2*PI()/[.$B$5] * [.D42] - (2*PI() / [.$B$6]) * ([.$B$16] + [.D42]*[.$B$21]*COS([.$B$7]) + [.$B$2]/2 * SIN([.$B$7])))" office:value-type="float" office:value="-0.447859655005695" calcext:value-type="float">
            <text:p>-0,447859655005695</text:p>
          </table:table-cell>
          <table:table-cell table:formula="of:=[.$B$4]*SIN(2*PI()/[.$B$5] * [.D42] - (2*PI() / [.$B$6]) * ([.$B$16] + [.D42]*[.$B$21]*COS([.$B$7]) - [.$B$2]/2 * SIN([.$B$7])))" office:value-type="float" office:value="0.437120935741733" calcext:value-type="float">
            <text:p>0,437120935741733</text:p>
          </table:table-cell>
          <table:table-cell table:style-name="ce20" table:formula="of:=ASIN(([.G42]-[.H42])/[.$B$2])" office:value-type="float" office:value="-0.458373727912152" calcext:value-type="float">
            <text:p>-0,45837</text:p>
          </table:table-cell>
          <table:table-cell table:style-name="ce23" table:formula="of:=[.I42]*180/PI()" office:value-type="float" office:value="-26.2628800490443" calcext:value-type="float">
            <text:p>-26,2629</text:p>
          </table:table-cell>
          <table:table-cell/>
          <table:table-cell table:formula="of:=[.$B$4]*SIN(2*PI()/[.$B$5] * [.D42] - (2*PI() / [.$B$6]) * ([.$B$16] + [.$B$3]/2) * COS([.$B$7]))" office:value-type="float" office:value="2.60270594854308" calcext:value-type="float">
            <text:p>2,60270594854308</text:p>
          </table:table-cell>
          <table:table-cell table:formula="of:=[.$B$4]*SIN(2*PI()/[.$B$5] * [.D42] - (2*PI() / [.$B$6]) * ([.$B$16] - [.$B$3]/2) * COS([.$B$7]))" office:value-type="float" office:value="1.32558304098757" calcext:value-type="float">
            <text:p>1,32558304098757</text:p>
          </table:table-cell>
          <table:table-cell table:formula="of:=ASIN(([.L42]-[.M42])/[.$B$3])" office:value-type="float" office:value="0.324970391171158" calcext:value-type="float">
            <text:p>0,325</text:p>
          </table:table-cell>
          <table:table-cell table:formula="of:=[.N42]*180/PI()" office:value-type="float" office:value="18.6194318808228" calcext:value-type="float">
            <text:p>18,62</text:p>
          </table:table-cell>
          <table:table-cell/>
          <table:table-cell table:formula="of:=[.$B$4]*SIN(2*PI()/[.$B$5] * [.D42] - (2*PI() / [.$B$6]) * ([.$B$16] + [.$B$3]/2 * COS([.$B$8])))" office:value-type="float" office:value="2.60270594854308" calcext:value-type="float">
            <text:p>2,60270594854308</text:p>
          </table:table-cell>
          <table:table-cell table:formula="of:=[.$B$4]*SIN(2*PI()/[.$B$5] * [.D42] - (2*PI() / [.$B$6]) * ([.$B$16] - [.$B$3]/2 * COS([.$B$8])))" office:value-type="float" office:value="1.32558304098757" calcext:value-type="float">
            <text:p>1,32558304098757</text:p>
          </table:table-cell>
          <table:table-cell table:formula="of:=180*ASIN(([.Q42]-[.R42])/[.$B$3])/PI()" office:value-type="float" office:value="18.6194318808228" calcext:value-type="float">
            <text:p>18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3.9" calcext:value-type="float">
            <text:p>3,9</text:p>
          </table:table-cell>
          <table:table-cell table:number-columns-repeated="2"/>
          <table:table-cell table:formula="of:=[.$B$4]*SIN(2*PI()/[.$B$5] * [.D43] - (2*PI() / [.$B$6]) * ([.$B$16] + [.D43]*[.$B$21]*COS([.$B$7]) + [.$B$2]/2 * SIN([.$B$7])))" office:value-type="float" office:value="-0.44800091515047" calcext:value-type="float">
            <text:p>-0,44800091515047</text:p>
          </table:table-cell>
          <table:table-cell table:formula="of:=[.$B$4]*SIN(2*PI()/[.$B$5] * [.D43] - (2*PI() / [.$B$6]) * ([.$B$16] + [.D43]*[.$B$21]*COS([.$B$7]) - [.$B$2]/2 * SIN([.$B$7])))" office:value-type="float" office:value="0.436979598331883" calcext:value-type="float">
            <text:p>0,436979598331883</text:p>
          </table:table-cell>
          <table:table-cell table:style-name="ce20" table:formula="of:=ASIN(([.G43]-[.H43])/[.$B$2])" office:value-type="float" office:value="-0.458373684832661" calcext:value-type="float">
            <text:p>-0,45837</text:p>
          </table:table-cell>
          <table:table-cell table:style-name="ce23" table:formula="of:=[.I43]*180/PI()" office:value-type="float" office:value="-26.2628775807713" calcext:value-type="float">
            <text:p>-26,2629</text:p>
          </table:table-cell>
          <table:table-cell/>
          <table:table-cell table:formula="of:=[.$B$4]*SIN(2*PI()/[.$B$5] * [.D43] - (2*PI() / [.$B$6]) * ([.$B$16] + [.$B$3]/2) * COS([.$B$7]))" office:value-type="float" office:value="2.50388964117305" calcext:value-type="float">
            <text:p>2,50388964117305</text:p>
          </table:table-cell>
          <table:table-cell table:formula="of:=[.$B$4]*SIN(2*PI()/[.$B$5] * [.D43] - (2*PI() / [.$B$6]) * ([.$B$16] - [.$B$3]/2) * COS([.$B$7]))" office:value-type="float" office:value="1.15398228452219" calcext:value-type="float">
            <text:p>1,15398228452219</text:p>
          </table:table-cell>
          <table:table-cell table:formula="of:=ASIN(([.L43]-[.M43])/[.$B$3])" office:value-type="float" office:value="0.344235194964322" calcext:value-type="float">
            <text:p>0,344</text:p>
          </table:table-cell>
          <table:table-cell table:formula="of:=[.N43]*180/PI()" office:value-type="float" office:value="19.7232238313187" calcext:value-type="float">
            <text:p>19,72</text:p>
          </table:table-cell>
          <table:table-cell/>
          <table:table-cell table:formula="of:=[.$B$4]*SIN(2*PI()/[.$B$5] * [.D43] - (2*PI() / [.$B$6]) * ([.$B$16] + [.$B$3]/2 * COS([.$B$8])))" office:value-type="float" office:value="2.50388964117305" calcext:value-type="float">
            <text:p>2,50388964117305</text:p>
          </table:table-cell>
          <table:table-cell table:formula="of:=[.$B$4]*SIN(2*PI()/[.$B$5] * [.D43] - (2*PI() / [.$B$6]) * ([.$B$16] - [.$B$3]/2 * COS([.$B$8])))" office:value-type="float" office:value="1.15398228452219" calcext:value-type="float">
            <text:p>1,15398228452219</text:p>
          </table:table-cell>
          <table:table-cell table:formula="of:=180*ASIN(([.Q43]-[.R43])/[.$B$3])/PI()" office:value-type="float" office:value="19.7232238313187" calcext:value-type="float">
            <text:p>19,7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formula="of:=[.$B$4]*SIN(2*PI()/[.$B$5] * [.D44] - (2*PI() / [.$B$6]) * ([.$B$16] + [.D44]*[.$B$21]*COS([.$B$7]) + [.$B$2]/2 * SIN([.$B$7])))" office:value-type="float" office:value="-0.448142174279305" calcext:value-type="float">
            <text:p>-0,448142174279305</text:p>
          </table:table-cell>
          <table:table-cell table:formula="of:=[.$B$4]*SIN(2*PI()/[.$B$5] * [.D44] - (2*PI() / [.$B$6]) * ([.$B$16] + [.D44]*[.$B$21]*COS([.$B$7]) - [.$B$2]/2 * SIN([.$B$7])))" office:value-type="float" office:value="0.436838259931092" calcext:value-type="float">
            <text:p>0,436838259931092</text:p>
          </table:table-cell>
          <table:table-cell table:style-name="ce20" table:formula="of:=ASIN(([.G44]-[.H44])/[.$B$2])" office:value-type="float" office:value="-0.458373640634225" calcext:value-type="float">
            <text:p>-0,45837</text:p>
          </table:table-cell>
          <table:table-cell table:style-name="ce23" table:formula="of:=[.I44]*180/PI()" office:value-type="float" office:value="-26.2628750483874" calcext:value-type="float">
            <text:p>-26,2629</text:p>
          </table:table-cell>
          <table:table-cell/>
          <table:table-cell table:formula="of:=[.$B$4]*SIN(2*PI()/[.$B$5] * [.D44] - (2*PI() / [.$B$6]) * ([.$B$16] + [.$B$3]/2) * COS([.$B$7]))" office:value-type="float" office:value="2.39519162530768" calcext:value-type="float">
            <text:p>2,39519162530768</text:p>
          </table:table-cell>
          <table:table-cell table:formula="of:=[.$B$4]*SIN(2*PI()/[.$B$5] * [.D44] - (2*PI() / [.$B$6]) * ([.$B$16] - [.$B$3]/2) * COS([.$B$7]))" office:value-type="float" office:value="0.977827287184163" calcext:value-type="float">
            <text:p>0,977827287184163</text:p>
          </table:table-cell>
          <table:table-cell table:formula="of:=ASIN(([.L44]-[.M44])/[.$B$3])" office:value-type="float" office:value="0.362209338296151" calcext:value-type="float">
            <text:p>0,362</text:p>
          </table:table-cell>
          <table:table-cell table:formula="of:=[.N44]*180/PI()" office:value-type="float" office:value="20.7530663845957" calcext:value-type="float">
            <text:p>20,75</text:p>
          </table:table-cell>
          <table:table-cell/>
          <table:table-cell table:formula="of:=[.$B$4]*SIN(2*PI()/[.$B$5] * [.D44] - (2*PI() / [.$B$6]) * ([.$B$16] + [.$B$3]/2 * COS([.$B$8])))" office:value-type="float" office:value="2.39519162530768" calcext:value-type="float">
            <text:p>2,39519162530768</text:p>
          </table:table-cell>
          <table:table-cell table:formula="of:=[.$B$4]*SIN(2*PI()/[.$B$5] * [.D44] - (2*PI() / [.$B$6]) * ([.$B$16] - [.$B$3]/2 * COS([.$B$8])))" office:value-type="float" office:value="0.977827287184163" calcext:value-type="float">
            <text:p>0,977827287184163</text:p>
          </table:table-cell>
          <table:table-cell table:formula="of:=180*ASIN(([.Q44]-[.R44])/[.$B$3])/PI()" office:value-type="float" office:value="20.7530663845957" calcext:value-type="float">
            <text:p>2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4.1" calcext:value-type="float">
            <text:p>4,1</text:p>
          </table:table-cell>
          <table:table-cell table:number-columns-repeated="2"/>
          <table:table-cell table:formula="of:=[.$B$4]*SIN(2*PI()/[.$B$5] * [.D45] - (2*PI() / [.$B$6]) * ([.$B$16] + [.D45]*[.$B$21]*COS([.$B$7]) + [.$B$2]/2 * SIN([.$B$7])))" office:value-type="float" office:value="-0.448283432391882" calcext:value-type="float">
            <text:p>-0,448283432391882</text:p>
          </table:table-cell>
          <table:table-cell table:formula="of:=[.$B$4]*SIN(2*PI()/[.$B$5] * [.D45] - (2*PI() / [.$B$6]) * ([.$B$16] + [.D45]*[.$B$21]*COS([.$B$7]) - [.$B$2]/2 * SIN([.$B$7])))" office:value-type="float" office:value="0.436696920539675" calcext:value-type="float">
            <text:p>0,436696920539675</text:p>
          </table:table-cell>
          <table:table-cell table:style-name="ce20" table:formula="of:=ASIN(([.G45]-[.H45])/[.$B$2])" office:value-type="float" office:value="-0.458373595316843" calcext:value-type="float">
            <text:p>-0,45837</text:p>
          </table:table-cell>
          <table:table-cell table:style-name="ce23" table:formula="of:=[.I45]*180/PI()" office:value-type="float" office:value="-26.2628724518927" calcext:value-type="float">
            <text:p>-26,2629</text:p>
          </table:table-cell>
          <table:table-cell/>
          <table:table-cell table:formula="of:=[.$B$4]*SIN(2*PI()/[.$B$5] * [.D45] - (2*PI() / [.$B$6]) * ([.$B$16] + [.$B$3]/2) * COS([.$B$7]))" office:value-type="float" office:value="2.27704088235618" calcext:value-type="float">
            <text:p>2,27704088235618</text:p>
          </table:table-cell>
          <table:table-cell table:formula="of:=[.$B$4]*SIN(2*PI()/[.$B$5] * [.D45] - (2*PI() / [.$B$6]) * ([.$B$16] - [.$B$3]/2) * COS([.$B$7]))" office:value-type="float" office:value="0.797813252270412" calcext:value-type="float">
            <text:p>0,797813252270412</text:p>
          </table:table-cell>
          <table:table-cell table:formula="of:=ASIN(([.L45]-[.M45])/[.$B$3])" office:value-type="float" office:value="0.378801186584757" calcext:value-type="float">
            <text:p>0,379</text:p>
          </table:table-cell>
          <table:table-cell table:formula="of:=[.N45]*180/PI()" office:value-type="float" office:value="21.7037092658542" calcext:value-type="float">
            <text:p>21,70</text:p>
          </table:table-cell>
          <table:table-cell/>
          <table:table-cell table:formula="of:=[.$B$4]*SIN(2*PI()/[.$B$5] * [.D45] - (2*PI() / [.$B$6]) * ([.$B$16] + [.$B$3]/2 * COS([.$B$8])))" office:value-type="float" office:value="2.27704088235618" calcext:value-type="float">
            <text:p>2,27704088235618</text:p>
          </table:table-cell>
          <table:table-cell table:formula="of:=[.$B$4]*SIN(2*PI()/[.$B$5] * [.D45] - (2*PI() / [.$B$6]) * ([.$B$16] - [.$B$3]/2 * COS([.$B$8])))" office:value-type="float" office:value="0.797813252270412" calcext:value-type="float">
            <text:p>0,797813252270412</text:p>
          </table:table-cell>
          <table:table-cell table:formula="of:=180*ASIN(([.Q45]-[.R45])/[.$B$3])/PI()" office:value-type="float" office:value="21.7037092658542" calcext:value-type="float">
            <text:p>21,7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4.2" calcext:value-type="float">
            <text:p>4,2</text:p>
          </table:table-cell>
          <table:table-cell table:number-columns-repeated="2"/>
          <table:table-cell table:formula="of:=[.$B$4]*SIN(2*PI()/[.$B$5] * [.D46] - (2*PI() / [.$B$6]) * ([.$B$16] + [.D46]*[.$B$21]*COS([.$B$7]) + [.$B$2]/2 * SIN([.$B$7])))" office:value-type="float" office:value="-0.448424689487881" calcext:value-type="float">
            <text:p>-0,448424689487881</text:p>
          </table:table-cell>
          <table:table-cell table:formula="of:=[.$B$4]*SIN(2*PI()/[.$B$5] * [.D46] - (2*PI() / [.$B$6]) * ([.$B$16] + [.D46]*[.$B$21]*COS([.$B$7]) - [.$B$2]/2 * SIN([.$B$7])))" office:value-type="float" office:value="0.436555580157954" calcext:value-type="float">
            <text:p>0,436555580157954</text:p>
          </table:table-cell>
          <table:table-cell table:style-name="ce20" table:formula="of:=ASIN(([.G46]-[.H46])/[.$B$2])" office:value-type="float" office:value="-0.458373548880516" calcext:value-type="float">
            <text:p>-0,45837</text:p>
          </table:table-cell>
          <table:table-cell table:style-name="ce23" table:formula="of:=[.I46]*180/PI()" office:value-type="float" office:value="-26.2628697912871" calcext:value-type="float">
            <text:p>-26,2629</text:p>
          </table:table-cell>
          <table:table-cell/>
          <table:table-cell table:formula="of:=[.$B$4]*SIN(2*PI()/[.$B$5] * [.D46] - (2*PI() / [.$B$6]) * ([.$B$16] + [.$B$3]/2) * COS([.$B$7]))" office:value-type="float" office:value="2.14990369932304" calcext:value-type="float">
            <text:p>2,14990369932304</text:p>
          </table:table-cell>
          <table:table-cell table:formula="of:=[.$B$4]*SIN(2*PI()/[.$B$5] * [.D46] - (2*PI() / [.$B$6]) * ([.$B$16] - [.$B$3]/2) * COS([.$B$7]))" office:value-type="float" office:value="0.614650612936152" calcext:value-type="float">
            <text:p>0,614650612936152</text:p>
          </table:table-cell>
          <table:table-cell table:formula="of:=ASIN(([.L46]-[.M46])/[.$B$3])" office:value-type="float" office:value="0.393922321072541" calcext:value-type="float">
            <text:p>0,394</text:p>
          </table:table-cell>
          <table:table-cell table:formula="of:=[.N46]*180/PI()" office:value-type="float" office:value="22.5700864534539" calcext:value-type="float">
            <text:p>22,57</text:p>
          </table:table-cell>
          <table:table-cell/>
          <table:table-cell table:formula="of:=[.$B$4]*SIN(2*PI()/[.$B$5] * [.D46] - (2*PI() / [.$B$6]) * ([.$B$16] + [.$B$3]/2 * COS([.$B$8])))" office:value-type="float" office:value="2.14990369932304" calcext:value-type="float">
            <text:p>2,14990369932304</text:p>
          </table:table-cell>
          <table:table-cell table:formula="of:=[.$B$4]*SIN(2*PI()/[.$B$5] * [.D46] - (2*PI() / [.$B$6]) * ([.$B$16] - [.$B$3]/2 * COS([.$B$8])))" office:value-type="float" office:value="0.614650612936152" calcext:value-type="float">
            <text:p>0,614650612936152</text:p>
          </table:table-cell>
          <table:table-cell table:formula="of:=180*ASIN(([.Q46]-[.R46])/[.$B$3])/PI()" office:value-type="float" office:value="22.5700864534539" calcext:value-type="float">
            <text:p>22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4.3" calcext:value-type="float">
            <text:p>4,3</text:p>
          </table:table-cell>
          <table:table-cell table:number-columns-repeated="2"/>
          <table:table-cell table:formula="of:=[.$B$4]*SIN(2*PI()/[.$B$5] * [.D47] - (2*PI() / [.$B$6]) * ([.$B$16] + [.D47]*[.$B$21]*COS([.$B$7]) + [.$B$2]/2 * SIN([.$B$7])))" office:value-type="float" office:value="-0.448565945566981" calcext:value-type="float">
            <text:p>-0,448565945566981</text:p>
          </table:table-cell>
          <table:table-cell table:formula="of:=[.$B$4]*SIN(2*PI()/[.$B$5] * [.D47] - (2*PI() / [.$B$6]) * ([.$B$16] + [.D47]*[.$B$21]*COS([.$B$7]) - [.$B$2]/2 * SIN([.$B$7])))" office:value-type="float" office:value="0.43641423878625" calcext:value-type="float">
            <text:p>0,43641423878625</text:p>
          </table:table-cell>
          <table:table-cell table:style-name="ce20" table:formula="of:=ASIN(([.G47]-[.H47])/[.$B$2])" office:value-type="float" office:value="-0.458373501325244" calcext:value-type="float">
            <text:p>-0,45837</text:p>
          </table:table-cell>
          <table:table-cell table:style-name="ce23" table:formula="of:=[.I47]*180/PI()" office:value-type="float" office:value="-26.2628670665708" calcext:value-type="float">
            <text:p>-26,2629</text:p>
          </table:table-cell>
          <table:table-cell/>
          <table:table-cell table:formula="of:=[.$B$4]*SIN(2*PI()/[.$B$5] * [.D47] - (2*PI() / [.$B$6]) * ([.$B$16] + [.$B$3]/2) * COS([.$B$7]))" office:value-type="float" office:value="2.01428182858625" calcext:value-type="float">
            <text:p>2,01428182858625</text:p>
          </table:table-cell>
          <table:table-cell table:formula="of:=[.$B$4]*SIN(2*PI()/[.$B$5] * [.D47] - (2*PI() / [.$B$6]) * ([.$B$16] - [.$B$3]/2) * COS([.$B$7]))" office:value-type="float" office:value="0.429062228439789" calcext:value-type="float">
            <text:p>0,429062228439789</text:p>
          </table:table-cell>
          <table:table-cell table:formula="of:=ASIN(([.L47]-[.M47])/[.$B$3])" office:value-type="float" office:value="0.407488691388172" calcext:value-type="float">
            <text:p>0,407</text:p>
          </table:table-cell>
          <table:table-cell table:formula="of:=[.N47]*180/PI()" office:value-type="float" office:value="23.3473822158512" calcext:value-type="float">
            <text:p>23,35</text:p>
          </table:table-cell>
          <table:table-cell/>
          <table:table-cell table:formula="of:=[.$B$4]*SIN(2*PI()/[.$B$5] * [.D47] - (2*PI() / [.$B$6]) * ([.$B$16] + [.$B$3]/2 * COS([.$B$8])))" office:value-type="float" office:value="2.01428182858625" calcext:value-type="float">
            <text:p>2,01428182858625</text:p>
          </table:table-cell>
          <table:table-cell table:formula="of:=[.$B$4]*SIN(2*PI()/[.$B$5] * [.D47] - (2*PI() / [.$B$6]) * ([.$B$16] - [.$B$3]/2 * COS([.$B$8])))" office:value-type="float" office:value="0.429062228439789" calcext:value-type="float">
            <text:p>0,429062228439789</text:p>
          </table:table-cell>
          <table:table-cell table:formula="of:=180*ASIN(([.Q47]-[.R47])/[.$B$3])/PI()" office:value-type="float" office:value="23.3473822158512" calcext:value-type="float">
            <text:p>23,3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4.4" calcext:value-type="float">
            <text:p>4,4</text:p>
          </table:table-cell>
          <table:table-cell table:number-columns-repeated="2"/>
          <table:table-cell table:formula="of:=[.$B$4]*SIN(2*PI()/[.$B$5] * [.D48] - (2*PI() / [.$B$6]) * ([.$B$16] + [.D48]*[.$B$21]*COS([.$B$7]) + [.$B$2]/2 * SIN([.$B$7])))" office:value-type="float" office:value="-0.448707200628859" calcext:value-type="float">
            <text:p>-0,448707200628859</text:p>
          </table:table-cell>
          <table:table-cell table:formula="of:=[.$B$4]*SIN(2*PI()/[.$B$5] * [.D48] - (2*PI() / [.$B$6]) * ([.$B$16] + [.D48]*[.$B$21]*COS([.$B$7]) - [.$B$2]/2 * SIN([.$B$7])))" office:value-type="float" office:value="0.436272896424884" calcext:value-type="float">
            <text:p>0,436272896424884</text:p>
          </table:table-cell>
          <table:table-cell table:style-name="ce20" table:formula="of:=ASIN(([.G48]-[.H48])/[.$B$2])" office:value-type="float" office:value="-0.458373452651027" calcext:value-type="float">
            <text:p>-0,45837</text:p>
          </table:table-cell>
          <table:table-cell table:style-name="ce23" table:formula="of:=[.I48]*180/PI()" office:value-type="float" office:value="-26.2628642777435" calcext:value-type="float">
            <text:p>-26,2629</text:p>
          </table:table-cell>
          <table:table-cell/>
          <table:table-cell table:formula="of:=[.$B$4]*SIN(2*PI()/[.$B$5] * [.D48] - (2*PI() / [.$B$6]) * ([.$B$16] + [.$B$3]/2) * COS([.$B$7]))" office:value-type="float" office:value="1.87071050770987" calcext:value-type="float">
            <text:p>1,87071050770987</text:p>
          </table:table-cell>
          <table:table-cell table:formula="of:=[.$B$4]*SIN(2*PI()/[.$B$5] * [.D48] - (2*PI() / [.$B$6]) * ([.$B$16] - [.$B$3]/2) * COS([.$B$7]))" office:value-type="float" office:value="0.241780531347659" calcext:value-type="float">
            <text:p>0,241780531347659</text:p>
          </table:table-cell>
          <table:table-cell table:formula="of:=ASIN(([.L48]-[.M48])/[.$B$3])" office:value-type="float" office:value="0.419421862614236" calcext:value-type="float">
            <text:p>0,419</text:p>
          </table:table-cell>
          <table:table-cell table:formula="of:=[.N48]*180/PI()" office:value-type="float" office:value="24.0311025633116" calcext:value-type="float">
            <text:p>24,03</text:p>
          </table:table-cell>
          <table:table-cell/>
          <table:table-cell table:formula="of:=[.$B$4]*SIN(2*PI()/[.$B$5] * [.D48] - (2*PI() / [.$B$6]) * ([.$B$16] + [.$B$3]/2 * COS([.$B$8])))" office:value-type="float" office:value="1.87071050770987" calcext:value-type="float">
            <text:p>1,87071050770987</text:p>
          </table:table-cell>
          <table:table-cell table:formula="of:=[.$B$4]*SIN(2*PI()/[.$B$5] * [.D48] - (2*PI() / [.$B$6]) * ([.$B$16] - [.$B$3]/2 * COS([.$B$8])))" office:value-type="float" office:value="0.241780531347659" calcext:value-type="float">
            <text:p>0,241780531347659</text:p>
          </table:table-cell>
          <table:table-cell table:formula="of:=180*ASIN(([.Q48]-[.R48])/[.$B$3])/PI()" office:value-type="float" office:value="24.0311025633116" calcext:value-type="float">
            <text:p>24,03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table:number-columns-repeated="2"/>
          <table:table-cell table:formula="of:=[.$B$4]*SIN(2*PI()/[.$B$5] * [.D49] - (2*PI() / [.$B$6]) * ([.$B$16] + [.D49]*[.$B$21]*COS([.$B$7]) + [.$B$2]/2 * SIN([.$B$7])))" office:value-type="float" office:value="-0.4488484546732" calcext:value-type="float">
            <text:p>-0,4488484546732</text:p>
          </table:table-cell>
          <table:table-cell table:formula="of:=[.$B$4]*SIN(2*PI()/[.$B$5] * [.D49] - (2*PI() / [.$B$6]) * ([.$B$16] + [.D49]*[.$B$21]*COS([.$B$7]) - [.$B$2]/2 * SIN([.$B$7])))" office:value-type="float" office:value="0.436131553074175" calcext:value-type="float">
            <text:p>0,436131553074175</text:p>
          </table:table-cell>
          <table:table-cell table:style-name="ce20" table:formula="of:=ASIN(([.G49]-[.H49])/[.$B$2])" office:value-type="float" office:value="-0.458373402857865" calcext:value-type="float">
            <text:p>-0,45837</text:p>
          </table:table-cell>
          <table:table-cell table:style-name="ce23" table:formula="of:=[.I49]*180/PI()" office:value-type="float" office:value="-26.2628614248055" calcext:value-type="float">
            <text:p>-26,2629</text:p>
          </table:table-cell>
          <table:table-cell/>
          <table:table-cell table:formula="of:=[.$B$4]*SIN(2*PI()/[.$B$5] * [.D49] - (2*PI() / [.$B$6]) * ([.$B$16] + [.$B$3]/2) * COS([.$B$7]))" office:value-type="float" office:value="1.71975634710589" calcext:value-type="float">
            <text:p>1,71975634710589</text:p>
          </table:table-cell>
          <table:table-cell table:formula="of:=[.$B$4]*SIN(2*PI()/[.$B$5] * [.D49] - (2*PI() / [.$B$6]) * ([.$B$16] - [.$B$3]/2) * COS([.$B$7]))" office:value-type="float" office:value="0.0535446369573193" calcext:value-type="float">
            <text:p>0,0535446369573193</text:p>
          </table:table-cell>
          <table:table-cell table:formula="of:=ASIN(([.L49]-[.M49])/[.$B$3])" office:value-type="float" office:value="0.429650317504671" calcext:value-type="float">
            <text:p>0,430</text:p>
          </table:table-cell>
          <table:table-cell table:formula="of:=[.N49]*180/PI()" office:value-type="float" office:value="24.6171498594735" calcext:value-type="float">
            <text:p>24,62</text:p>
          </table:table-cell>
          <table:table-cell/>
          <table:table-cell table:formula="of:=[.$B$4]*SIN(2*PI()/[.$B$5] * [.D49] - (2*PI() / [.$B$6]) * ([.$B$16] + [.$B$3]/2 * COS([.$B$8])))" office:value-type="float" office:value="1.71975634710589" calcext:value-type="float">
            <text:p>1,71975634710589</text:p>
          </table:table-cell>
          <table:table-cell table:formula="of:=[.$B$4]*SIN(2*PI()/[.$B$5] * [.D49] - (2*PI() / [.$B$6]) * ([.$B$16] - [.$B$3]/2 * COS([.$B$8])))" office:value-type="float" office:value="0.0535446369573193" calcext:value-type="float">
            <text:p>0,0535446369573193</text:p>
          </table:table-cell>
          <table:table-cell table:formula="of:=180*ASIN(([.Q49]-[.R49])/[.$B$3])/PI()" office:value-type="float" office:value="24.6171498594735" calcext:value-type="float">
            <text:p>24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4.6" calcext:value-type="float">
            <text:p>4,6</text:p>
          </table:table-cell>
          <table:table-cell table:number-columns-repeated="2"/>
          <table:table-cell table:formula="of:=[.$B$4]*SIN(2*PI()/[.$B$5] * [.D50] - (2*PI() / [.$B$6]) * ([.$B$16] + [.D50]*[.$B$21]*COS([.$B$7]) + [.$B$2]/2 * SIN([.$B$7])))" office:value-type="float" office:value="-0.448989707699682" calcext:value-type="float">
            <text:p>-0,448989707699682</text:p>
          </table:table-cell>
          <table:table-cell table:formula="of:=[.$B$4]*SIN(2*PI()/[.$B$5] * [.D50] - (2*PI() / [.$B$6]) * ([.$B$16] + [.D50]*[.$B$21]*COS([.$B$7]) - [.$B$2]/2 * SIN([.$B$7])))" office:value-type="float" office:value="0.435990208734445" calcext:value-type="float">
            <text:p>0,435990208734445</text:p>
          </table:table-cell>
          <table:table-cell table:style-name="ce20" table:formula="of:=ASIN(([.G50]-[.H50])/[.$B$2])" office:value-type="float" office:value="-0.45837335194576" calcext:value-type="float">
            <text:p>-0,45837</text:p>
          </table:table-cell>
          <table:table-cell table:style-name="ce23" table:formula="of:=[.I50]*180/PI()" office:value-type="float" office:value="-26.2628585077568" calcext:value-type="float">
            <text:p>-26,2629</text:p>
          </table:table-cell>
          <table:table-cell/>
          <table:table-cell table:formula="of:=[.$B$4]*SIN(2*PI()/[.$B$5] * [.D50] - (2*PI() / [.$B$6]) * ([.$B$16] + [.$B$3]/2) * COS([.$B$7]))" office:value-type="float" office:value="1.56201509388182" calcext:value-type="float">
            <text:p>1,56201509388182</text:p>
          </table:table-cell>
          <table:table-cell table:formula="of:=[.$B$4]*SIN(2*PI()/[.$B$5] * [.D50] - (2*PI() / [.$B$6]) * ([.$B$16] - [.$B$3]/2) * COS([.$B$7]))" office:value-type="float" office:value="-0.134902573652873" calcext:value-type="float">
            <text:p>-0,134902573652873</text:p>
          </table:table-cell>
          <table:table-cell table:formula="of:=ASIN(([.L50]-[.M50])/[.$B$3])" office:value-type="float" office:value="0.438110764384434" calcext:value-type="float">
            <text:p>0,438</text:p>
          </table:table-cell>
          <table:table-cell table:formula="of:=[.N50]*180/PI()" office:value-type="float" office:value="25.1018977584785" calcext:value-type="float">
            <text:p>25,10</text:p>
          </table:table-cell>
          <table:table-cell/>
          <table:table-cell table:formula="of:=[.$B$4]*SIN(2*PI()/[.$B$5] * [.D50] - (2*PI() / [.$B$6]) * ([.$B$16] + [.$B$3]/2 * COS([.$B$8])))" office:value-type="float" office:value="1.56201509388182" calcext:value-type="float">
            <text:p>1,56201509388182</text:p>
          </table:table-cell>
          <table:table-cell table:formula="of:=[.$B$4]*SIN(2*PI()/[.$B$5] * [.D50] - (2*PI() / [.$B$6]) * ([.$B$16] - [.$B$3]/2 * COS([.$B$8])))" office:value-type="float" office:value="-0.134902573652873" calcext:value-type="float">
            <text:p>-0,134902573652873</text:p>
          </table:table-cell>
          <table:table-cell table:formula="of:=180*ASIN(([.Q50]-[.R50])/[.$B$3])/PI()" office:value-type="float" office:value="25.1018977584785" calcext:value-type="float">
            <text:p>25,1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4.7" calcext:value-type="float">
            <text:p>4,7</text:p>
          </table:table-cell>
          <table:table-cell table:number-columns-repeated="2"/>
          <table:table-cell table:formula="of:=[.$B$4]*SIN(2*PI()/[.$B$5] * [.D51] - (2*PI() / [.$B$6]) * ([.$B$16] + [.D51]*[.$B$21]*COS([.$B$7]) + [.$B$2]/2 * SIN([.$B$7])))" office:value-type="float" office:value="-0.449130959707982" calcext:value-type="float">
            <text:p>-0,449130959707982</text:p>
          </table:table-cell>
          <table:table-cell table:formula="of:=[.$B$4]*SIN(2*PI()/[.$B$5] * [.D51] - (2*PI() / [.$B$6]) * ([.$B$16] + [.D51]*[.$B$21]*COS([.$B$7]) - [.$B$2]/2 * SIN([.$B$7])))" office:value-type="float" office:value="0.435848863406015" calcext:value-type="float">
            <text:p>0,435848863406015</text:p>
          </table:table-cell>
          <table:table-cell table:style-name="ce20" table:formula="of:=ASIN(([.G51]-[.H51])/[.$B$2])" office:value-type="float" office:value="-0.45837329991471" calcext:value-type="float">
            <text:p>-0,45837</text:p>
          </table:table-cell>
          <table:table-cell table:style-name="ce23" table:formula="of:=[.I51]*180/PI()" office:value-type="float" office:value="-26.2628555265972" calcext:value-type="float">
            <text:p>-26,2629</text:p>
          </table:table-cell>
          <table:table-cell/>
          <table:table-cell table:formula="of:=[.$B$4]*SIN(2*PI()/[.$B$5] * [.D51] - (2*PI() / [.$B$6]) * ([.$B$16] + [.$B$3]/2) * COS([.$B$7]))" office:value-type="float" office:value="1.39810928069901" calcext:value-type="float">
            <text:p>1,39810928069901</text:p>
          </table:table-cell>
          <table:table-cell table:formula="of:=[.$B$4]*SIN(2*PI()/[.$B$5] * [.D51] - (2*PI() / [.$B$6]) * ([.$B$16] - [.$B$3]/2) * COS([.$B$7]))" office:value-type="float" office:value="-0.322817385435983" calcext:value-type="float">
            <text:p>-0,322817385435983</text:p>
          </table:table-cell>
          <table:table-cell table:formula="of:=ASIN(([.L51]-[.M51])/[.$B$3])" office:value-type="float" office:value="0.444749393330895" calcext:value-type="float">
            <text:p>0,445</text:p>
          </table:table-cell>
          <table:table-cell table:formula="of:=[.N51]*180/PI()" office:value-type="float" office:value="25.4822631788641" calcext:value-type="float">
            <text:p>25,48</text:p>
          </table:table-cell>
          <table:table-cell/>
          <table:table-cell table:formula="of:=[.$B$4]*SIN(2*PI()/[.$B$5] * [.D51] - (2*PI() / [.$B$6]) * ([.$B$16] + [.$B$3]/2 * COS([.$B$8])))" office:value-type="float" office:value="1.39810928069901" calcext:value-type="float">
            <text:p>1,39810928069901</text:p>
          </table:table-cell>
          <table:table-cell table:formula="of:=[.$B$4]*SIN(2*PI()/[.$B$5] * [.D51] - (2*PI() / [.$B$6]) * ([.$B$16] - [.$B$3]/2 * COS([.$B$8])))" office:value-type="float" office:value="-0.322817385435983" calcext:value-type="float">
            <text:p>-0,322817385435983</text:p>
          </table:table-cell>
          <table:table-cell table:formula="of:=180*ASIN(([.Q51]-[.R51])/[.$B$3])/PI()" office:value-type="float" office:value="25.4822631788641" calcext:value-type="float">
            <text:p>25,4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4.8" calcext:value-type="float">
            <text:p>4,8</text:p>
          </table:table-cell>
          <table:table-cell table:number-columns-repeated="2"/>
          <table:table-cell table:formula="of:=[.$B$4]*SIN(2*PI()/[.$B$5] * [.D52] - (2*PI() / [.$B$6]) * ([.$B$16] + [.D52]*[.$B$21]*COS([.$B$7]) + [.$B$2]/2 * SIN([.$B$7])))" office:value-type="float" office:value="-0.449272210697783" calcext:value-type="float">
            <text:p>-0,449272210697783</text:p>
          </table:table-cell>
          <table:table-cell table:formula="of:=[.$B$4]*SIN(2*PI()/[.$B$5] * [.D52] - (2*PI() / [.$B$6]) * ([.$B$16] + [.D52]*[.$B$21]*COS([.$B$7]) - [.$B$2]/2 * SIN([.$B$7])))" office:value-type="float" office:value="0.435707517089201" calcext:value-type="float">
            <text:p>0,435707517089201</text:p>
          </table:table-cell>
          <table:table-cell table:style-name="ce20" table:formula="of:=ASIN(([.G52]-[.H52])/[.$B$2])" office:value-type="float" office:value="-0.458373246764716" calcext:value-type="float">
            <text:p>-0,45837</text:p>
          </table:table-cell>
          <table:table-cell table:style-name="ce23" table:formula="of:=[.I52]*180/PI()" office:value-type="float" office:value="-26.2628524813268" calcext:value-type="float">
            <text:p>-26,2629</text:p>
          </table:table-cell>
          <table:table-cell/>
          <table:table-cell table:formula="of:=[.$B$4]*SIN(2*PI()/[.$B$5] * [.D52] - (2*PI() / [.$B$6]) * ([.$B$16] + [.$B$3]/2) * COS([.$B$7]))" office:value-type="float" office:value="1.22868576892066" calcext:value-type="float">
            <text:p>1,22868576892066</text:p>
          </table:table-cell>
          <table:table-cell table:formula="of:=[.$B$4]*SIN(2*PI()/[.$B$5] * [.D52] - (2*PI() / [.$B$6]) * ([.$B$16] - [.$B$3]/2) * COS([.$B$7]))" office:value-type="float" office:value="-0.50945818448001" calcext:value-type="float">
            <text:p>-0,50945818448001</text:p>
          </table:table-cell>
          <table:table-cell table:formula="of:=ASIN(([.L52]-[.M52])/[.$B$3])" office:value-type="float" office:value="0.449523018846415" calcext:value-type="float">
            <text:p>0,450</text:p>
          </table:table-cell>
          <table:table-cell table:formula="of:=[.N52]*180/PI()" office:value-type="float" office:value="25.7557717738794" calcext:value-type="float">
            <text:p>25,76</text:p>
          </table:table-cell>
          <table:table-cell/>
          <table:table-cell table:formula="of:=[.$B$4]*SIN(2*PI()/[.$B$5] * [.D52] - (2*PI() / [.$B$6]) * ([.$B$16] + [.$B$3]/2 * COS([.$B$8])))" office:value-type="float" office:value="1.22868576892066" calcext:value-type="float">
            <text:p>1,22868576892066</text:p>
          </table:table-cell>
          <table:table-cell table:formula="of:=[.$B$4]*SIN(2*PI()/[.$B$5] * [.D52] - (2*PI() / [.$B$6]) * ([.$B$16] - [.$B$3]/2 * COS([.$B$8])))" office:value-type="float" office:value="-0.50945818448001" calcext:value-type="float">
            <text:p>-0,50945818448001</text:p>
          </table:table-cell>
          <table:table-cell table:formula="of:=180*ASIN(([.Q52]-[.R52])/[.$B$3])/PI()" office:value-type="float" office:value="25.7557717738794" calcext:value-type="float">
            <text:p>25,76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4.9" calcext:value-type="float">
            <text:p>4,9</text:p>
          </table:table-cell>
          <table:table-cell table:number-columns-repeated="2"/>
          <table:table-cell table:formula="of:=[.$B$4]*SIN(2*PI()/[.$B$5] * [.D53] - (2*PI() / [.$B$6]) * ([.$B$16] + [.D53]*[.$B$21]*COS([.$B$7]) + [.$B$2]/2 * SIN([.$B$7])))" office:value-type="float" office:value="-0.449413460668761" calcext:value-type="float">
            <text:p>-0,449413460668761</text:p>
          </table:table-cell>
          <table:table-cell table:formula="of:=[.$B$4]*SIN(2*PI()/[.$B$5] * [.D53] - (2*PI() / [.$B$6]) * ([.$B$16] + [.D53]*[.$B$21]*COS([.$B$7]) - [.$B$2]/2 * SIN([.$B$7])))" office:value-type="float" office:value="0.43556616978433" calcext:value-type="float">
            <text:p>0,43556616978433</text:p>
          </table:table-cell>
          <table:table-cell table:style-name="ce20" table:formula="of:=ASIN(([.G53]-[.H53])/[.$B$2])" office:value-type="float" office:value="-0.458373192495778" calcext:value-type="float">
            <text:p>-0,45837</text:p>
          </table:table-cell>
          <table:table-cell table:style-name="ce23" table:formula="of:=[.I53]*180/PI()" office:value-type="float" office:value="-26.2628493719457" calcext:value-type="float">
            <text:p>-26,2628</text:p>
          </table:table-cell>
          <table:table-cell/>
          <table:table-cell table:formula="of:=[.$B$4]*SIN(2*PI()/[.$B$5] * [.D53] - (2*PI() / [.$B$6]) * ([.$B$16] + [.$B$3]/2) * COS([.$B$7]))" office:value-type="float" office:value="1.05441319574552" calcext:value-type="float">
            <text:p>1,05441319574552</text:p>
          </table:table-cell>
          <table:table-cell table:formula="of:=[.$B$4]*SIN(2*PI()/[.$B$5] * [.D53] - (2*PI() / [.$B$6]) * ([.$B$16] - [.$B$3]/2) * COS([.$B$7]))" office:value-type="float" office:value="-0.694088384819201" calcext:value-type="float">
            <text:p>-0,694088384819201</text:p>
          </table:table-cell>
          <table:table-cell table:formula="of:=ASIN(([.L53]-[.M53])/[.$B$3])" office:value-type="float" office:value="0.452400047541741" calcext:value-type="float">
            <text:p>0,452</text:p>
          </table:table-cell>
          <table:table-cell table:formula="of:=[.N53]*180/PI()" office:value-type="float" office:value="25.9206133756595" calcext:value-type="float">
            <text:p>25,92</text:p>
          </table:table-cell>
          <table:table-cell/>
          <table:table-cell table:formula="of:=[.$B$4]*SIN(2*PI()/[.$B$5] * [.D53] - (2*PI() / [.$B$6]) * ([.$B$16] + [.$B$3]/2 * COS([.$B$8])))" office:value-type="float" office:value="1.05441319574552" calcext:value-type="float">
            <text:p>1,05441319574552</text:p>
          </table:table-cell>
          <table:table-cell table:formula="of:=[.$B$4]*SIN(2*PI()/[.$B$5] * [.D53] - (2*PI() / [.$B$6]) * ([.$B$16] - [.$B$3]/2 * COS([.$B$8])))" office:value-type="float" office:value="-0.694088384819201" calcext:value-type="float">
            <text:p>-0,694088384819201</text:p>
          </table:table-cell>
          <table:table-cell table:formula="of:=180*ASIN(([.Q53]-[.R53])/[.$B$3])/PI()" office:value-type="float" office:value="25.9206133756595" calcext:value-type="float">
            <text:p>25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formula="of:=[.$B$4]*SIN(2*PI()/[.$B$5] * [.D54] - (2*PI() / [.$B$6]) * ([.$B$16] + [.D54]*[.$B$21]*COS([.$B$7]) + [.$B$2]/2 * SIN([.$B$7])))" office:value-type="float" office:value="-0.449554709620598" calcext:value-type="float">
            <text:p>-0,449554709620598</text:p>
          </table:table-cell>
          <table:table-cell table:formula="of:=[.$B$4]*SIN(2*PI()/[.$B$5] * [.D54] - (2*PI() / [.$B$6]) * ([.$B$16] + [.D54]*[.$B$21]*COS([.$B$7]) - [.$B$2]/2 * SIN([.$B$7])))" office:value-type="float" office:value="0.43542482149172" calcext:value-type="float">
            <text:p>0,43542482149172</text:p>
          </table:table-cell>
          <table:table-cell table:style-name="ce20" table:formula="of:=ASIN(([.G54]-[.H54])/[.$B$2])" office:value-type="float" office:value="-0.458373137107896" calcext:value-type="float">
            <text:p>-0,45837</text:p>
          </table:table-cell>
          <table:table-cell table:style-name="ce23" table:formula="of:=[.I54]*180/PI()" office:value-type="float" office:value="-26.2628461984539" calcext:value-type="float">
            <text:p>-26,2628</text:p>
          </table:table-cell>
          <table:table-cell/>
          <table:table-cell table:formula="of:=[.$B$4]*SIN(2*PI()/[.$B$5] * [.D54] - (2*PI() / [.$B$6]) * ([.$B$16] + [.$B$3]/2) * COS([.$B$7]))" office:value-type="float" office:value="0.87597933540233" calcext:value-type="float">
            <text:p>0,87597933540233</text:p>
          </table:table-cell>
          <table:table-cell table:formula="of:=[.$B$4]*SIN(2*PI()/[.$B$5] * [.D54] - (2*PI() / [.$B$6]) * ([.$B$16] - [.$B$3]/2) * COS([.$B$7]))" office:value-type="float" office:value="-0.875979335402329" calcext:value-type="float">
            <text:p>-0,875979335402329</text:p>
          </table:table-cell>
          <table:table-cell table:formula="of:=ASIN(([.L54]-[.M54])/[.$B$3])" office:value-type="float" office:value="0.453361215054415" calcext:value-type="float">
            <text:p>0,453</text:p>
          </table:table-cell>
          <table:table-cell table:formula="of:=[.N54]*180/PI()" office:value-type="float" office:value="25.9756842175409" calcext:value-type="float">
            <text:p>25,98</text:p>
          </table:table-cell>
          <table:table-cell/>
          <table:table-cell table:formula="of:=[.$B$4]*SIN(2*PI()/[.$B$5] * [.D54] - (2*PI() / [.$B$6]) * ([.$B$16] + [.$B$3]/2 * COS([.$B$8])))" office:value-type="float" office:value="0.87597933540233" calcext:value-type="float">
            <text:p>0,87597933540233</text:p>
          </table:table-cell>
          <table:table-cell table:formula="of:=[.$B$4]*SIN(2*PI()/[.$B$5] * [.D54] - (2*PI() / [.$B$6]) * ([.$B$16] - [.$B$3]/2 * COS([.$B$8])))" office:value-type="float" office:value="-0.875979335402329" calcext:value-type="float">
            <text:p>-0,875979335402329</text:p>
          </table:table-cell>
          <table:table-cell table:formula="of:=180*ASIN(([.Q54]-[.R54])/[.$B$3])/PI()" office:value-type="float" office:value="25.9756842175409" calcext:value-type="float">
            <text:p>25,9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5.1" calcext:value-type="float">
            <text:p>5,1</text:p>
          </table:table-cell>
          <table:table-cell table:number-columns-repeated="2"/>
          <table:table-cell table:formula="of:=[.$B$4]*SIN(2*PI()/[.$B$5] * [.D55] - (2*PI() / [.$B$6]) * ([.$B$16] + [.D55]*[.$B$21]*COS([.$B$7]) + [.$B$2]/2 * SIN([.$B$7])))" office:value-type="float" office:value="-0.449695957552977" calcext:value-type="float">
            <text:p>-0,449695957552977</text:p>
          </table:table-cell>
          <table:table-cell table:formula="of:=[.$B$4]*SIN(2*PI()/[.$B$5] * [.D55] - (2*PI() / [.$B$6]) * ([.$B$16] + [.D55]*[.$B$21]*COS([.$B$7]) - [.$B$2]/2 * SIN([.$B$7])))" office:value-type="float" office:value="0.435283472211688" calcext:value-type="float">
            <text:p>0,435283472211688</text:p>
          </table:table-cell>
          <table:table-cell table:style-name="ce20" table:formula="of:=ASIN(([.G55]-[.H55])/[.$B$2])" office:value-type="float" office:value="-0.458373080601072" calcext:value-type="float">
            <text:p>-0,45837</text:p>
          </table:table-cell>
          <table:table-cell table:style-name="ce23" table:formula="of:=[.I55]*180/PI()" office:value-type="float" office:value="-26.2628429608513" calcext:value-type="float">
            <text:p>-26,2628</text:p>
          </table:table-cell>
          <table:table-cell/>
          <table:table-cell table:formula="of:=[.$B$4]*SIN(2*PI()/[.$B$5] * [.D55] - (2*PI() / [.$B$6]) * ([.$B$16] + [.$B$3]/2) * COS([.$B$7]))" office:value-type="float" office:value="0.694088384819202" calcext:value-type="float">
            <text:p>0,694088384819202</text:p>
          </table:table-cell>
          <table:table-cell table:formula="of:=[.$B$4]*SIN(2*PI()/[.$B$5] * [.D55] - (2*PI() / [.$B$6]) * ([.$B$16] - [.$B$3]/2) * COS([.$B$7]))" office:value-type="float" office:value="-1.05441319574552" calcext:value-type="float">
            <text:p>-1,05441319574552</text:p>
          </table:table-cell>
          <table:table-cell table:formula="of:=ASIN(([.L55]-[.M55])/[.$B$3])" office:value-type="float" office:value="0.452400047541741" calcext:value-type="float">
            <text:p>0,452</text:p>
          </table:table-cell>
          <table:table-cell table:formula="of:=[.N55]*180/PI()" office:value-type="float" office:value="25.9206133756595" calcext:value-type="float">
            <text:p>25,92</text:p>
          </table:table-cell>
          <table:table-cell/>
          <table:table-cell table:formula="of:=[.$B$4]*SIN(2*PI()/[.$B$5] * [.D55] - (2*PI() / [.$B$6]) * ([.$B$16] + [.$B$3]/2 * COS([.$B$8])))" office:value-type="float" office:value="0.694088384819202" calcext:value-type="float">
            <text:p>0,694088384819202</text:p>
          </table:table-cell>
          <table:table-cell table:formula="of:=[.$B$4]*SIN(2*PI()/[.$B$5] * [.D55] - (2*PI() / [.$B$6]) * ([.$B$16] - [.$B$3]/2 * COS([.$B$8])))" office:value-type="float" office:value="-1.05441319574552" calcext:value-type="float">
            <text:p>-1,05441319574552</text:p>
          </table:table-cell>
          <table:table-cell table:formula="of:=180*ASIN(([.Q55]-[.R55])/[.$B$3])/PI()" office:value-type="float" office:value="25.9206133756595" calcext:value-type="float">
            <text:p>25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5.2" calcext:value-type="float">
            <text:p>5,2</text:p>
          </table:table-cell>
          <table:table-cell table:number-columns-repeated="2"/>
          <table:table-cell table:formula="of:=[.$B$4]*SIN(2*PI()/[.$B$5] * [.D56] - (2*PI() / [.$B$6]) * ([.$B$16] + [.D56]*[.$B$21]*COS([.$B$7]) + [.$B$2]/2 * SIN([.$B$7])))" office:value-type="float" office:value="-0.449837204465571" calcext:value-type="float">
            <text:p>-0,449837204465571</text:p>
          </table:table-cell>
          <table:table-cell table:formula="of:=[.$B$4]*SIN(2*PI()/[.$B$5] * [.D56] - (2*PI() / [.$B$6]) * ([.$B$16] + [.D56]*[.$B$21]*COS([.$B$7]) - [.$B$2]/2 * SIN([.$B$7])))" office:value-type="float" office:value="0.435142121944558" calcext:value-type="float">
            <text:p>0,435142121944558</text:p>
          </table:table-cell>
          <table:table-cell table:style-name="ce20" table:formula="of:=ASIN(([.G56]-[.H56])/[.$B$2])" office:value-type="float" office:value="-0.458373022975303" calcext:value-type="float">
            <text:p>-0,45837</text:p>
          </table:table-cell>
          <table:table-cell table:style-name="ce23" table:formula="of:=[.I56]*180/PI()" office:value-type="float" office:value="-26.262839659138" calcext:value-type="float">
            <text:p>-26,2628</text:p>
          </table:table-cell>
          <table:table-cell/>
          <table:table-cell table:formula="of:=[.$B$4]*SIN(2*PI()/[.$B$5] * [.D56] - (2*PI() / [.$B$6]) * ([.$B$16] + [.$B$3]/2) * COS([.$B$7]))" office:value-type="float" office:value="0.509458184480011" calcext:value-type="float">
            <text:p>0,509458184480011</text:p>
          </table:table-cell>
          <table:table-cell table:formula="of:=[.$B$4]*SIN(2*PI()/[.$B$5] * [.D56] - (2*PI() / [.$B$6]) * ([.$B$16] - [.$B$3]/2) * COS([.$B$7]))" office:value-type="float" office:value="-1.22868576892066" calcext:value-type="float">
            <text:p>-1,22868576892066</text:p>
          </table:table-cell>
          <table:table-cell table:formula="of:=ASIN(([.L56]-[.M56])/[.$B$3])" office:value-type="float" office:value="0.449523018846415" calcext:value-type="float">
            <text:p>0,450</text:p>
          </table:table-cell>
          <table:table-cell table:formula="of:=[.N56]*180/PI()" office:value-type="float" office:value="25.7557717738794" calcext:value-type="float">
            <text:p>25,76</text:p>
          </table:table-cell>
          <table:table-cell/>
          <table:table-cell table:formula="of:=[.$B$4]*SIN(2*PI()/[.$B$5] * [.D56] - (2*PI() / [.$B$6]) * ([.$B$16] + [.$B$3]/2 * COS([.$B$8])))" office:value-type="float" office:value="0.509458184480011" calcext:value-type="float">
            <text:p>0,509458184480011</text:p>
          </table:table-cell>
          <table:table-cell table:formula="of:=[.$B$4]*SIN(2*PI()/[.$B$5] * [.D56] - (2*PI() / [.$B$6]) * ([.$B$16] - [.$B$3]/2 * COS([.$B$8])))" office:value-type="float" office:value="-1.22868576892066" calcext:value-type="float">
            <text:p>-1,22868576892066</text:p>
          </table:table-cell>
          <table:table-cell table:formula="of:=180*ASIN(([.Q56]-[.R56])/[.$B$3])/PI()" office:value-type="float" office:value="25.7557717738794" calcext:value-type="float">
            <text:p>25,76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5.3" calcext:value-type="float">
            <text:p>5,3</text:p>
          </table:table-cell>
          <table:table-cell table:number-columns-repeated="2"/>
          <table:table-cell table:formula="of:=[.$B$4]*SIN(2*PI()/[.$B$5] * [.D57] - (2*PI() / [.$B$6]) * ([.$B$16] + [.D57]*[.$B$21]*COS([.$B$7]) + [.$B$2]/2 * SIN([.$B$7])))" office:value-type="float" office:value="-0.449978450358065" calcext:value-type="float">
            <text:p>-0,449978450358065</text:p>
          </table:table-cell>
          <table:table-cell table:formula="of:=[.$B$4]*SIN(2*PI()/[.$B$5] * [.D57] - (2*PI() / [.$B$6]) * ([.$B$16] + [.D57]*[.$B$21]*COS([.$B$7]) - [.$B$2]/2 * SIN([.$B$7])))" office:value-type="float" office:value="0.435000770690651" calcext:value-type="float">
            <text:p>0,435000770690651</text:p>
          </table:table-cell>
          <table:table-cell table:style-name="ce20" table:formula="of:=ASIN(([.G57]-[.H57])/[.$B$2])" office:value-type="float" office:value="-0.458372964230592" calcext:value-type="float">
            <text:p>-0,45837</text:p>
          </table:table-cell>
          <table:table-cell table:style-name="ce23" table:formula="of:=[.I57]*180/PI()" office:value-type="float" office:value="-26.262836293314" calcext:value-type="float">
            <text:p>-26,2628</text:p>
          </table:table-cell>
          <table:table-cell/>
          <table:table-cell table:formula="of:=[.$B$4]*SIN(2*PI()/[.$B$5] * [.D57] - (2*PI() / [.$B$6]) * ([.$B$16] + [.$B$3]/2) * COS([.$B$7]))" office:value-type="float" office:value="0.322817385435984" calcext:value-type="float">
            <text:p>0,322817385435984</text:p>
          </table:table-cell>
          <table:table-cell table:formula="of:=[.$B$4]*SIN(2*PI()/[.$B$5] * [.D57] - (2*PI() / [.$B$6]) * ([.$B$16] - [.$B$3]/2) * COS([.$B$7]))" office:value-type="float" office:value="-1.39810928069901" calcext:value-type="float">
            <text:p>-1,39810928069901</text:p>
          </table:table-cell>
          <table:table-cell table:formula="of:=ASIN(([.L57]-[.M57])/[.$B$3])" office:value-type="float" office:value="0.444749393330895" calcext:value-type="float">
            <text:p>0,445</text:p>
          </table:table-cell>
          <table:table-cell table:formula="of:=[.N57]*180/PI()" office:value-type="float" office:value="25.4822631788641" calcext:value-type="float">
            <text:p>25,48</text:p>
          </table:table-cell>
          <table:table-cell/>
          <table:table-cell table:formula="of:=[.$B$4]*SIN(2*PI()/[.$B$5] * [.D57] - (2*PI() / [.$B$6]) * ([.$B$16] + [.$B$3]/2 * COS([.$B$8])))" office:value-type="float" office:value="0.322817385435984" calcext:value-type="float">
            <text:p>0,322817385435984</text:p>
          </table:table-cell>
          <table:table-cell table:formula="of:=[.$B$4]*SIN(2*PI()/[.$B$5] * [.D57] - (2*PI() / [.$B$6]) * ([.$B$16] - [.$B$3]/2 * COS([.$B$8])))" office:value-type="float" office:value="-1.39810928069901" calcext:value-type="float">
            <text:p>-1,39810928069901</text:p>
          </table:table-cell>
          <table:table-cell table:formula="of:=180*ASIN(([.Q57]-[.R57])/[.$B$3])/PI()" office:value-type="float" office:value="25.4822631788641" calcext:value-type="float">
            <text:p>25,4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5.4" calcext:value-type="float">
            <text:p>5,4</text:p>
          </table:table-cell>
          <table:table-cell table:number-columns-repeated="2"/>
          <table:table-cell table:formula="of:=[.$B$4]*SIN(2*PI()/[.$B$5] * [.D58] - (2*PI() / [.$B$6]) * ([.$B$16] + [.D58]*[.$B$21]*COS([.$B$7]) + [.$B$2]/2 * SIN([.$B$7])))" office:value-type="float" office:value="-0.450119695230132" calcext:value-type="float">
            <text:p>-0,450119695230132</text:p>
          </table:table-cell>
          <table:table-cell table:formula="of:=[.$B$4]*SIN(2*PI()/[.$B$5] * [.D58] - (2*PI() / [.$B$6]) * ([.$B$16] + [.D58]*[.$B$21]*COS([.$B$7]) - [.$B$2]/2 * SIN([.$B$7])))" office:value-type="float" office:value="0.434859418450287" calcext:value-type="float">
            <text:p>0,434859418450287</text:p>
          </table:table-cell>
          <table:table-cell table:style-name="ce20" table:formula="of:=ASIN(([.G58]-[.H58])/[.$B$2])" office:value-type="float" office:value="-0.458372904366937" calcext:value-type="float">
            <text:p>-0,45837</text:p>
          </table:table-cell>
          <table:table-cell table:style-name="ce23" table:formula="of:=[.I58]*180/PI()" office:value-type="float" office:value="-26.2628328633792" calcext:value-type="float">
            <text:p>-26,2628</text:p>
          </table:table-cell>
          <table:table-cell/>
          <table:table-cell table:formula="of:=[.$B$4]*SIN(2*PI()/[.$B$5] * [.D58] - (2*PI() / [.$B$6]) * ([.$B$16] + [.$B$3]/2) * COS([.$B$7]))" office:value-type="float" office:value="0.134902573652874" calcext:value-type="float">
            <text:p>0,134902573652874</text:p>
          </table:table-cell>
          <table:table-cell table:formula="of:=[.$B$4]*SIN(2*PI()/[.$B$5] * [.D58] - (2*PI() / [.$B$6]) * ([.$B$16] - [.$B$3]/2) * COS([.$B$7]))" office:value-type="float" office:value="-1.56201509388182" calcext:value-type="float">
            <text:p>-1,56201509388182</text:p>
          </table:table-cell>
          <table:table-cell table:formula="of:=ASIN(([.L58]-[.M58])/[.$B$3])" office:value-type="float" office:value="0.438110764384434" calcext:value-type="float">
            <text:p>0,438</text:p>
          </table:table-cell>
          <table:table-cell table:formula="of:=[.N58]*180/PI()" office:value-type="float" office:value="25.1018977584785" calcext:value-type="float">
            <text:p>25,10</text:p>
          </table:table-cell>
          <table:table-cell/>
          <table:table-cell table:formula="of:=[.$B$4]*SIN(2*PI()/[.$B$5] * [.D58] - (2*PI() / [.$B$6]) * ([.$B$16] + [.$B$3]/2 * COS([.$B$8])))" office:value-type="float" office:value="0.134902573652874" calcext:value-type="float">
            <text:p>0,134902573652874</text:p>
          </table:table-cell>
          <table:table-cell table:formula="of:=[.$B$4]*SIN(2*PI()/[.$B$5] * [.D58] - (2*PI() / [.$B$6]) * ([.$B$16] - [.$B$3]/2 * COS([.$B$8])))" office:value-type="float" office:value="-1.56201509388182" calcext:value-type="float">
            <text:p>-1,56201509388182</text:p>
          </table:table-cell>
          <table:table-cell table:formula="of:=180*ASIN(([.Q58]-[.R58])/[.$B$3])/PI()" office:value-type="float" office:value="25.1018977584785" calcext:value-type="float">
            <text:p>25,1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5.5" calcext:value-type="float">
            <text:p>5,5</text:p>
          </table:table-cell>
          <table:table-cell table:number-columns-repeated="2"/>
          <table:table-cell table:formula="of:=[.$B$4]*SIN(2*PI()/[.$B$5] * [.D59] - (2*PI() / [.$B$6]) * ([.$B$16] + [.D59]*[.$B$21]*COS([.$B$7]) + [.$B$2]/2 * SIN([.$B$7])))" office:value-type="float" office:value="-0.450260939081461" calcext:value-type="float">
            <text:p>-0,450260939081461</text:p>
          </table:table-cell>
          <table:table-cell table:formula="of:=[.$B$4]*SIN(2*PI()/[.$B$5] * [.D59] - (2*PI() / [.$B$6]) * ([.$B$16] + [.D59]*[.$B$21]*COS([.$B$7]) - [.$B$2]/2 * SIN([.$B$7])))" office:value-type="float" office:value="0.434718065223786" calcext:value-type="float">
            <text:p>0,434718065223786</text:p>
          </table:table-cell>
          <table:table-cell table:style-name="ce20" table:formula="of:=ASIN(([.G59]-[.H59])/[.$B$2])" office:value-type="float" office:value="-0.458372843384341" calcext:value-type="float">
            <text:p>-0,45837</text:p>
          </table:table-cell>
          <table:table-cell table:style-name="ce23" table:formula="of:=[.I59]*180/PI()" office:value-type="float" office:value="-26.2628293693338" calcext:value-type="float">
            <text:p>-26,2628</text:p>
          </table:table-cell>
          <table:table-cell/>
          <table:table-cell table:formula="of:=[.$B$4]*SIN(2*PI()/[.$B$5] * [.D59] - (2*PI() / [.$B$6]) * ([.$B$16] + [.$B$3]/2) * COS([.$B$7]))" office:value-type="float" office:value="-0.0535446369573185" calcext:value-type="float">
            <text:p>-0,0535446369573185</text:p>
          </table:table-cell>
          <table:table-cell table:formula="of:=[.$B$4]*SIN(2*PI()/[.$B$5] * [.D59] - (2*PI() / [.$B$6]) * ([.$B$16] - [.$B$3]/2) * COS([.$B$7]))" office:value-type="float" office:value="-1.71975634710589" calcext:value-type="float">
            <text:p>-1,71975634710589</text:p>
          </table:table-cell>
          <table:table-cell table:formula="of:=ASIN(([.L59]-[.M59])/[.$B$3])" office:value-type="float" office:value="0.429650317504671" calcext:value-type="float">
            <text:p>0,430</text:p>
          </table:table-cell>
          <table:table-cell table:formula="of:=[.N59]*180/PI()" office:value-type="float" office:value="24.6171498594735" calcext:value-type="float">
            <text:p>24,62</text:p>
          </table:table-cell>
          <table:table-cell/>
          <table:table-cell table:formula="of:=[.$B$4]*SIN(2*PI()/[.$B$5] * [.D59] - (2*PI() / [.$B$6]) * ([.$B$16] + [.$B$3]/2 * COS([.$B$8])))" office:value-type="float" office:value="-0.0535446369573185" calcext:value-type="float">
            <text:p>-0,0535446369573185</text:p>
          </table:table-cell>
          <table:table-cell table:formula="of:=[.$B$4]*SIN(2*PI()/[.$B$5] * [.D59] - (2*PI() / [.$B$6]) * ([.$B$16] - [.$B$3]/2 * COS([.$B$8])))" office:value-type="float" office:value="-1.71975634710589" calcext:value-type="float">
            <text:p>-1,71975634710589</text:p>
          </table:table-cell>
          <table:table-cell table:formula="of:=180*ASIN(([.Q59]-[.R59])/[.$B$3])/PI()" office:value-type="float" office:value="24.6171498594735" calcext:value-type="float">
            <text:p>24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5.6" calcext:value-type="float">
            <text:p>5,6</text:p>
          </table:table-cell>
          <table:table-cell table:number-columns-repeated="2"/>
          <table:table-cell table:formula="of:=[.$B$4]*SIN(2*PI()/[.$B$5] * [.D60] - (2*PI() / [.$B$6]) * ([.$B$16] + [.D60]*[.$B$21]*COS([.$B$7]) + [.$B$2]/2 * SIN([.$B$7])))" office:value-type="float" office:value="-0.450402181911724" calcext:value-type="float">
            <text:p>-0,450402181911724</text:p>
          </table:table-cell>
          <table:table-cell table:formula="of:=[.$B$4]*SIN(2*PI()/[.$B$5] * [.D60] - (2*PI() / [.$B$6]) * ([.$B$16] + [.D60]*[.$B$21]*COS([.$B$7]) - [.$B$2]/2 * SIN([.$B$7])))" office:value-type="float" office:value="0.434576711011468" calcext:value-type="float">
            <text:p>0,434576711011468</text:p>
          </table:table-cell>
          <table:table-cell table:style-name="ce20" table:formula="of:=ASIN(([.G60]-[.H60])/[.$B$2])" office:value-type="float" office:value="-0.458372781282802" calcext:value-type="float">
            <text:p>-0,45837</text:p>
          </table:table-cell>
          <table:table-cell table:style-name="ce23" table:formula="of:=[.I60]*180/PI()" office:value-type="float" office:value="-26.2628258111777" calcext:value-type="float">
            <text:p>-26,2628</text:p>
          </table:table-cell>
          <table:table-cell/>
          <table:table-cell table:formula="of:=[.$B$4]*SIN(2*PI()/[.$B$5] * [.D60] - (2*PI() / [.$B$6]) * ([.$B$16] + [.$B$3]/2) * COS([.$B$7]))" office:value-type="float" office:value="-0.241780531347658" calcext:value-type="float">
            <text:p>-0,241780531347658</text:p>
          </table:table-cell>
          <table:table-cell table:formula="of:=[.$B$4]*SIN(2*PI()/[.$B$5] * [.D60] - (2*PI() / [.$B$6]) * ([.$B$16] - [.$B$3]/2) * COS([.$B$7]))" office:value-type="float" office:value="-1.87071050770987" calcext:value-type="float">
            <text:p>-1,87071050770987</text:p>
          </table:table-cell>
          <table:table-cell table:formula="of:=ASIN(([.L60]-[.M60])/[.$B$3])" office:value-type="float" office:value="0.419421862614236" calcext:value-type="float">
            <text:p>0,419</text:p>
          </table:table-cell>
          <table:table-cell table:formula="of:=[.N60]*180/PI()" office:value-type="float" office:value="24.0311025633116" calcext:value-type="float">
            <text:p>24,03</text:p>
          </table:table-cell>
          <table:table-cell/>
          <table:table-cell table:formula="of:=[.$B$4]*SIN(2*PI()/[.$B$5] * [.D60] - (2*PI() / [.$B$6]) * ([.$B$16] + [.$B$3]/2 * COS([.$B$8])))" office:value-type="float" office:value="-0.241780531347658" calcext:value-type="float">
            <text:p>-0,241780531347658</text:p>
          </table:table-cell>
          <table:table-cell table:formula="of:=[.$B$4]*SIN(2*PI()/[.$B$5] * [.D60] - (2*PI() / [.$B$6]) * ([.$B$16] - [.$B$3]/2 * COS([.$B$8])))" office:value-type="float" office:value="-1.87071050770987" calcext:value-type="float">
            <text:p>-1,87071050770987</text:p>
          </table:table-cell>
          <table:table-cell table:formula="of:=180*ASIN(([.Q60]-[.R60])/[.$B$3])/PI()" office:value-type="float" office:value="24.0311025633116" calcext:value-type="float">
            <text:p>24,03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5.7" calcext:value-type="float">
            <text:p>5,7</text:p>
          </table:table-cell>
          <table:table-cell table:number-columns-repeated="2"/>
          <table:table-cell table:formula="of:=[.$B$4]*SIN(2*PI()/[.$B$5] * [.D61] - (2*PI() / [.$B$6]) * ([.$B$16] + [.D61]*[.$B$21]*COS([.$B$7]) + [.$B$2]/2 * SIN([.$B$7])))" office:value-type="float" office:value="-0.450543423720604" calcext:value-type="float">
            <text:p>-0,450543423720604</text:p>
          </table:table-cell>
          <table:table-cell table:formula="of:=[.$B$4]*SIN(2*PI()/[.$B$5] * [.D61] - (2*PI() / [.$B$6]) * ([.$B$16] + [.D61]*[.$B$21]*COS([.$B$7]) - [.$B$2]/2 * SIN([.$B$7])))" office:value-type="float" office:value="0.434435355813658" calcext:value-type="float">
            <text:p>0,434435355813658</text:p>
          </table:table-cell>
          <table:table-cell table:style-name="ce20" table:formula="of:=ASIN(([.G61]-[.H61])/[.$B$2])" office:value-type="float" office:value="-0.458372718062322" calcext:value-type="float">
            <text:p>-0,45837</text:p>
          </table:table-cell>
          <table:table-cell table:style-name="ce23" table:formula="of:=[.I61]*180/PI()" office:value-type="float" office:value="-26.262822188911" calcext:value-type="float">
            <text:p>-26,2628</text:p>
          </table:table-cell>
          <table:table-cell/>
          <table:table-cell table:formula="of:=[.$B$4]*SIN(2*PI()/[.$B$5] * [.D61] - (2*PI() / [.$B$6]) * ([.$B$16] + [.$B$3]/2) * COS([.$B$7]))" office:value-type="float" office:value="-0.429062228439788" calcext:value-type="float">
            <text:p>-0,429062228439788</text:p>
          </table:table-cell>
          <table:table-cell table:formula="of:=[.$B$4]*SIN(2*PI()/[.$B$5] * [.D61] - (2*PI() / [.$B$6]) * ([.$B$16] - [.$B$3]/2) * COS([.$B$7]))" office:value-type="float" office:value="-2.01428182858625" calcext:value-type="float">
            <text:p>-2,01428182858625</text:p>
          </table:table-cell>
          <table:table-cell table:formula="of:=ASIN(([.L61]-[.M61])/[.$B$3])" office:value-type="float" office:value="0.407488691388172" calcext:value-type="float">
            <text:p>0,407</text:p>
          </table:table-cell>
          <table:table-cell table:formula="of:=[.N61]*180/PI()" office:value-type="float" office:value="23.3473822158512" calcext:value-type="float">
            <text:p>23,35</text:p>
          </table:table-cell>
          <table:table-cell/>
          <table:table-cell table:formula="of:=[.$B$4]*SIN(2*PI()/[.$B$5] * [.D61] - (2*PI() / [.$B$6]) * ([.$B$16] + [.$B$3]/2 * COS([.$B$8])))" office:value-type="float" office:value="-0.429062228439788" calcext:value-type="float">
            <text:p>-0,429062228439788</text:p>
          </table:table-cell>
          <table:table-cell table:formula="of:=[.$B$4]*SIN(2*PI()/[.$B$5] * [.D61] - (2*PI() / [.$B$6]) * ([.$B$16] - [.$B$3]/2 * COS([.$B$8])))" office:value-type="float" office:value="-2.01428182858625" calcext:value-type="float">
            <text:p>-2,01428182858625</text:p>
          </table:table-cell>
          <table:table-cell table:formula="of:=180*ASIN(([.Q61]-[.R61])/[.$B$3])/PI()" office:value-type="float" office:value="23.3473822158512" calcext:value-type="float">
            <text:p>23,3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5.8" calcext:value-type="float">
            <text:p>5,8</text:p>
          </table:table-cell>
          <table:table-cell table:number-columns-repeated="2"/>
          <table:table-cell table:formula="of:=[.$B$4]*SIN(2*PI()/[.$B$5] * [.D62] - (2*PI() / [.$B$6]) * ([.$B$16] + [.D62]*[.$B$21]*COS([.$B$7]) + [.$B$2]/2 * SIN([.$B$7])))" office:value-type="float" office:value="-0.450684664507783" calcext:value-type="float">
            <text:p>-0,450684664507783</text:p>
          </table:table-cell>
          <table:table-cell table:formula="of:=[.$B$4]*SIN(2*PI()/[.$B$5] * [.D62] - (2*PI() / [.$B$6]) * ([.$B$16] + [.D62]*[.$B$21]*COS([.$B$7]) - [.$B$2]/2 * SIN([.$B$7])))" office:value-type="float" office:value="0.434293999630668" calcext:value-type="float">
            <text:p>0,434293999630668</text:p>
          </table:table-cell>
          <table:table-cell table:style-name="ce20" table:formula="of:=ASIN(([.G62]-[.H62])/[.$B$2])" office:value-type="float" office:value="-0.458372653722899" calcext:value-type="float">
            <text:p>-0,45837</text:p>
          </table:table-cell>
          <table:table-cell table:style-name="ce23" table:formula="of:=[.I62]*180/PI()" office:value-type="float" office:value="-26.2628185025337" calcext:value-type="float">
            <text:p>-26,2628</text:p>
          </table:table-cell>
          <table:table-cell/>
          <table:table-cell table:formula="of:=[.$B$4]*SIN(2*PI()/[.$B$5] * [.D62] - (2*PI() / [.$B$6]) * ([.$B$16] + [.$B$3]/2) * COS([.$B$7]))" office:value-type="float" office:value="-0.614650612936151" calcext:value-type="float">
            <text:p>-0,614650612936151</text:p>
          </table:table-cell>
          <table:table-cell table:formula="of:=[.$B$4]*SIN(2*PI()/[.$B$5] * [.D62] - (2*PI() / [.$B$6]) * ([.$B$16] - [.$B$3]/2) * COS([.$B$7]))" office:value-type="float" office:value="-2.14990369932304" calcext:value-type="float">
            <text:p>-2,14990369932304</text:p>
          </table:table-cell>
          <table:table-cell table:formula="of:=ASIN(([.L62]-[.M62])/[.$B$3])" office:value-type="float" office:value="0.393922321072541" calcext:value-type="float">
            <text:p>0,394</text:p>
          </table:table-cell>
          <table:table-cell table:formula="of:=[.N62]*180/PI()" office:value-type="float" office:value="22.5700864534539" calcext:value-type="float">
            <text:p>22,57</text:p>
          </table:table-cell>
          <table:table-cell/>
          <table:table-cell table:formula="of:=[.$B$4]*SIN(2*PI()/[.$B$5] * [.D62] - (2*PI() / [.$B$6]) * ([.$B$16] + [.$B$3]/2 * COS([.$B$8])))" office:value-type="float" office:value="-0.614650612936151" calcext:value-type="float">
            <text:p>-0,614650612936151</text:p>
          </table:table-cell>
          <table:table-cell table:formula="of:=[.$B$4]*SIN(2*PI()/[.$B$5] * [.D62] - (2*PI() / [.$B$6]) * ([.$B$16] - [.$B$3]/2 * COS([.$B$8])))" office:value-type="float" office:value="-2.14990369932304" calcext:value-type="float">
            <text:p>-2,14990369932304</text:p>
          </table:table-cell>
          <table:table-cell table:formula="of:=180*ASIN(([.Q62]-[.R62])/[.$B$3])/PI()" office:value-type="float" office:value="22.5700864534539" calcext:value-type="float">
            <text:p>22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5.9" calcext:value-type="float">
            <text:p>5,9</text:p>
          </table:table-cell>
          <table:table-cell table:number-columns-repeated="2"/>
          <table:table-cell table:formula="of:=[.$B$4]*SIN(2*PI()/[.$B$5] * [.D63] - (2*PI() / [.$B$6]) * ([.$B$16] + [.D63]*[.$B$21]*COS([.$B$7]) + [.$B$2]/2 * SIN([.$B$7])))" office:value-type="float" office:value="-0.450825904272935" calcext:value-type="float">
            <text:p>-0,450825904272935</text:p>
          </table:table-cell>
          <table:table-cell table:formula="of:=[.$B$4]*SIN(2*PI()/[.$B$5] * [.D63] - (2*PI() / [.$B$6]) * ([.$B$16] + [.D63]*[.$B$21]*COS([.$B$7]) - [.$B$2]/2 * SIN([.$B$7])))" office:value-type="float" office:value="0.434152642462827" calcext:value-type="float">
            <text:p>0,434152642462827</text:p>
          </table:table-cell>
          <table:table-cell table:style-name="ce20" table:formula="of:=ASIN(([.G63]-[.H63])/[.$B$2])" office:value-type="float" office:value="-0.458372588264535" calcext:value-type="float">
            <text:p>-0,45837</text:p>
          </table:table-cell>
          <table:table-cell table:style-name="ce23" table:formula="of:=[.I63]*180/PI()" office:value-type="float" office:value="-26.2628147520457" calcext:value-type="float">
            <text:p>-26,2628</text:p>
          </table:table-cell>
          <table:table-cell/>
          <table:table-cell table:formula="of:=[.$B$4]*SIN(2*PI()/[.$B$5] * [.D63] - (2*PI() / [.$B$6]) * ([.$B$16] + [.$B$3]/2) * COS([.$B$7]))" office:value-type="float" office:value="-0.797813252270411" calcext:value-type="float">
            <text:p>-0,797813252270411</text:p>
          </table:table-cell>
          <table:table-cell table:formula="of:=[.$B$4]*SIN(2*PI()/[.$B$5] * [.D63] - (2*PI() / [.$B$6]) * ([.$B$16] - [.$B$3]/2) * COS([.$B$7]))" office:value-type="float" office:value="-2.27704088235618" calcext:value-type="float">
            <text:p>-2,27704088235618</text:p>
          </table:table-cell>
          <table:table-cell table:formula="of:=ASIN(([.L63]-[.M63])/[.$B$3])" office:value-type="float" office:value="0.378801186584756" calcext:value-type="float">
            <text:p>0,379</text:p>
          </table:table-cell>
          <table:table-cell table:formula="of:=[.N63]*180/PI()" office:value-type="float" office:value="21.7037092658542" calcext:value-type="float">
            <text:p>21,70</text:p>
          </table:table-cell>
          <table:table-cell/>
          <table:table-cell table:formula="of:=[.$B$4]*SIN(2*PI()/[.$B$5] * [.D63] - (2*PI() / [.$B$6]) * ([.$B$16] + [.$B$3]/2 * COS([.$B$8])))" office:value-type="float" office:value="-0.797813252270411" calcext:value-type="float">
            <text:p>-0,797813252270411</text:p>
          </table:table-cell>
          <table:table-cell table:formula="of:=[.$B$4]*SIN(2*PI()/[.$B$5] * [.D63] - (2*PI() / [.$B$6]) * ([.$B$16] - [.$B$3]/2 * COS([.$B$8])))" office:value-type="float" office:value="-2.27704088235618" calcext:value-type="float">
            <text:p>-2,27704088235618</text:p>
          </table:table-cell>
          <table:table-cell table:formula="of:=180*ASIN(([.Q63]-[.R63])/[.$B$3])/PI()" office:value-type="float" office:value="21.7037092658542" calcext:value-type="float">
            <text:p>21,7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formula="of:=[.$B$4]*SIN(2*PI()/[.$B$5] * [.D64] - (2*PI() / [.$B$6]) * ([.$B$16] + [.D64]*[.$B$21]*COS([.$B$7]) + [.$B$2]/2 * SIN([.$B$7])))" office:value-type="float" office:value="-0.450967143015745" calcext:value-type="float">
            <text:p>-0,450967143015745</text:p>
          </table:table-cell>
          <table:table-cell table:formula="of:=[.$B$4]*SIN(2*PI()/[.$B$5] * [.D64] - (2*PI() / [.$B$6]) * ([.$B$16] + [.D64]*[.$B$21]*COS([.$B$7]) - [.$B$2]/2 * SIN([.$B$7])))" office:value-type="float" office:value="0.434011284310448" calcext:value-type="float">
            <text:p>0,434011284310448</text:p>
          </table:table-cell>
          <table:table-cell table:style-name="ce20" table:formula="of:=ASIN(([.G64]-[.H64])/[.$B$2])" office:value-type="float" office:value="-0.45837252168723" calcext:value-type="float">
            <text:p>-0,45837</text:p>
          </table:table-cell>
          <table:table-cell table:style-name="ce23" table:formula="of:=[.I64]*180/PI()" office:value-type="float" office:value="-26.2628109374471" calcext:value-type="float">
            <text:p>-26,2628</text:p>
          </table:table-cell>
          <table:table-cell/>
          <table:table-cell table:formula="of:=[.$B$4]*SIN(2*PI()/[.$B$5] * [.D64] - (2*PI() / [.$B$6]) * ([.$B$16] + [.$B$3]/2) * COS([.$B$7]))" office:value-type="float" office:value="-0.977827287184162" calcext:value-type="float">
            <text:p>-0,977827287184162</text:p>
          </table:table-cell>
          <table:table-cell table:formula="of:=[.$B$4]*SIN(2*PI()/[.$B$5] * [.D64] - (2*PI() / [.$B$6]) * ([.$B$16] - [.$B$3]/2) * COS([.$B$7]))" office:value-type="float" office:value="-2.39519162530767" calcext:value-type="float">
            <text:p>-2,39519162530767</text:p>
          </table:table-cell>
          <table:table-cell table:formula="of:=ASIN(([.L64]-[.M64])/[.$B$3])" office:value-type="float" office:value="0.362209338296151" calcext:value-type="float">
            <text:p>0,362</text:p>
          </table:table-cell>
          <table:table-cell table:formula="of:=[.N64]*180/PI()" office:value-type="float" office:value="20.7530663845957" calcext:value-type="float">
            <text:p>20,75</text:p>
          </table:table-cell>
          <table:table-cell/>
          <table:table-cell table:formula="of:=[.$B$4]*SIN(2*PI()/[.$B$5] * [.D64] - (2*PI() / [.$B$6]) * ([.$B$16] + [.$B$3]/2 * COS([.$B$8])))" office:value-type="float" office:value="-0.977827287184162" calcext:value-type="float">
            <text:p>-0,977827287184162</text:p>
          </table:table-cell>
          <table:table-cell table:formula="of:=[.$B$4]*SIN(2*PI()/[.$B$5] * [.D64] - (2*PI() / [.$B$6]) * ([.$B$16] - [.$B$3]/2 * COS([.$B$8])))" office:value-type="float" office:value="-2.39519162530767" calcext:value-type="float">
            <text:p>-2,39519162530767</text:p>
          </table:table-cell>
          <table:table-cell table:formula="of:=180*ASIN(([.Q64]-[.R64])/[.$B$3])/PI()" office:value-type="float" office:value="20.7530663845957" calcext:value-type="float">
            <text:p>2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6.1" calcext:value-type="float">
            <text:p>6,1</text:p>
          </table:table-cell>
          <table:table-cell table:number-columns-repeated="2"/>
          <table:table-cell table:formula="of:=[.$B$4]*SIN(2*PI()/[.$B$5] * [.D65] - (2*PI() / [.$B$6]) * ([.$B$16] + [.D65]*[.$B$21]*COS([.$B$7]) + [.$B$2]/2 * SIN([.$B$7])))" office:value-type="float" office:value="-0.451108380735889" calcext:value-type="float">
            <text:p>-0,451108380735889</text:p>
          </table:table-cell>
          <table:table-cell table:formula="of:=[.$B$4]*SIN(2*PI()/[.$B$5] * [.D65] - (2*PI() / [.$B$6]) * ([.$B$16] + [.D65]*[.$B$21]*COS([.$B$7]) - [.$B$2]/2 * SIN([.$B$7])))" office:value-type="float" office:value="0.433869925173859" calcext:value-type="float">
            <text:p>0,433869925173859</text:p>
          </table:table-cell>
          <table:table-cell table:style-name="ce20" table:formula="of:=ASIN(([.G65]-[.H65])/[.$B$2])" office:value-type="float" office:value="-0.458372453990984" calcext:value-type="float">
            <text:p>-0,45837</text:p>
          </table:table-cell>
          <table:table-cell table:style-name="ce23" table:formula="of:=[.I65]*180/PI()" office:value-type="float" office:value="-26.2628070587379" calcext:value-type="float">
            <text:p>-26,2628</text:p>
          </table:table-cell>
          <table:table-cell/>
          <table:table-cell table:formula="of:=[.$B$4]*SIN(2*PI()/[.$B$5] * [.D65] - (2*PI() / [.$B$6]) * ([.$B$16] + [.$B$3]/2) * COS([.$B$7]))" office:value-type="float" office:value="-1.15398228452219" calcext:value-type="float">
            <text:p>-1,15398228452219</text:p>
          </table:table-cell>
          <table:table-cell table:formula="of:=[.$B$4]*SIN(2*PI()/[.$B$5] * [.D65] - (2*PI() / [.$B$6]) * ([.$B$16] - [.$B$3]/2) * COS([.$B$7]))" office:value-type="float" office:value="-2.50388964117305" calcext:value-type="float">
            <text:p>-2,50388964117305</text:p>
          </table:table-cell>
          <table:table-cell table:formula="of:=ASIN(([.L65]-[.M65])/[.$B$3])" office:value-type="float" office:value="0.344235194964322" calcext:value-type="float">
            <text:p>0,344</text:p>
          </table:table-cell>
          <table:table-cell table:formula="of:=[.N65]*180/PI()" office:value-type="float" office:value="19.7232238313187" calcext:value-type="float">
            <text:p>19,72</text:p>
          </table:table-cell>
          <table:table-cell/>
          <table:table-cell table:formula="of:=[.$B$4]*SIN(2*PI()/[.$B$5] * [.D65] - (2*PI() / [.$B$6]) * ([.$B$16] + [.$B$3]/2 * COS([.$B$8])))" office:value-type="float" office:value="-1.15398228452219" calcext:value-type="float">
            <text:p>-1,15398228452219</text:p>
          </table:table-cell>
          <table:table-cell table:formula="of:=[.$B$4]*SIN(2*PI()/[.$B$5] * [.D65] - (2*PI() / [.$B$6]) * ([.$B$16] - [.$B$3]/2 * COS([.$B$8])))" office:value-type="float" office:value="-2.50388964117305" calcext:value-type="float">
            <text:p>-2,50388964117305</text:p>
          </table:table-cell>
          <table:table-cell table:formula="of:=180*ASIN(([.Q65]-[.R65])/[.$B$3])/PI()" office:value-type="float" office:value="19.7232238313187" calcext:value-type="float">
            <text:p>19,7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6.2" calcext:value-type="float">
            <text:p>6,2</text:p>
          </table:table-cell>
          <table:table-cell table:number-columns-repeated="2"/>
          <table:table-cell table:formula="of:=[.$B$4]*SIN(2*PI()/[.$B$5] * [.D66] - (2*PI() / [.$B$6]) * ([.$B$16] + [.D66]*[.$B$21]*COS([.$B$7]) + [.$B$2]/2 * SIN([.$B$7])))" office:value-type="float" office:value="-0.451249617433049" calcext:value-type="float">
            <text:p>-0,451249617433049</text:p>
          </table:table-cell>
          <table:table-cell table:formula="of:=[.$B$4]*SIN(2*PI()/[.$B$5] * [.D66] - (2*PI() / [.$B$6]) * ([.$B$16] + [.D66]*[.$B$21]*COS([.$B$7]) - [.$B$2]/2 * SIN([.$B$7])))" office:value-type="float" office:value="0.433728565053375" calcext:value-type="float">
            <text:p>0,433728565053375</text:p>
          </table:table-cell>
          <table:table-cell table:style-name="ce20" table:formula="of:=ASIN(([.G66]-[.H66])/[.$B$2])" office:value-type="float" office:value="-0.458372385175796" calcext:value-type="float">
            <text:p>-0,45837</text:p>
          </table:table-cell>
          <table:table-cell table:style-name="ce23" table:formula="of:=[.I66]*180/PI()" office:value-type="float" office:value="-26.262803115918" calcext:value-type="float">
            <text:p>-26,2628</text:p>
          </table:table-cell>
          <table:table-cell/>
          <table:table-cell table:formula="of:=[.$B$4]*SIN(2*PI()/[.$B$5] * [.D66] - (2*PI() / [.$B$6]) * ([.$B$16] + [.$B$3]/2) * COS([.$B$7]))" office:value-type="float" office:value="-1.32558304098757" calcext:value-type="float">
            <text:p>-1,32558304098757</text:p>
          </table:table-cell>
          <table:table-cell table:formula="of:=[.$B$4]*SIN(2*PI()/[.$B$5] * [.D66] - (2*PI() / [.$B$6]) * ([.$B$16] - [.$B$3]/2) * COS([.$B$7]))" office:value-type="float" office:value="-2.60270594854308" calcext:value-type="float">
            <text:p>-2,60270594854308</text:p>
          </table:table-cell>
          <table:table-cell table:formula="of:=ASIN(([.L66]-[.M66])/[.$B$3])" office:value-type="float" office:value="0.324970391171158" calcext:value-type="float">
            <text:p>0,325</text:p>
          </table:table-cell>
          <table:table-cell table:formula="of:=[.N66]*180/PI()" office:value-type="float" office:value="18.6194318808228" calcext:value-type="float">
            <text:p>18,62</text:p>
          </table:table-cell>
          <table:table-cell/>
          <table:table-cell table:formula="of:=[.$B$4]*SIN(2*PI()/[.$B$5] * [.D66] - (2*PI() / [.$B$6]) * ([.$B$16] + [.$B$3]/2 * COS([.$B$8])))" office:value-type="float" office:value="-1.32558304098757" calcext:value-type="float">
            <text:p>-1,32558304098757</text:p>
          </table:table-cell>
          <table:table-cell table:formula="of:=[.$B$4]*SIN(2*PI()/[.$B$5] * [.D66] - (2*PI() / [.$B$6]) * ([.$B$16] - [.$B$3]/2 * COS([.$B$8])))" office:value-type="float" office:value="-2.60270594854308" calcext:value-type="float">
            <text:p>-2,60270594854308</text:p>
          </table:table-cell>
          <table:table-cell table:formula="of:=180*ASIN(([.Q66]-[.R66])/[.$B$3])/PI()" office:value-type="float" office:value="18.6194318808228" calcext:value-type="float">
            <text:p>18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6.3" calcext:value-type="float">
            <text:p>6,3</text:p>
          </table:table-cell>
          <table:table-cell table:number-columns-repeated="2"/>
          <table:table-cell table:formula="of:=[.$B$4]*SIN(2*PI()/[.$B$5] * [.D67] - (2*PI() / [.$B$6]) * ([.$B$16] + [.D67]*[.$B$21]*COS([.$B$7]) + [.$B$2]/2 * SIN([.$B$7])))" office:value-type="float" office:value="-0.451390853106903" calcext:value-type="float">
            <text:p>-0,451390853106903</text:p>
          </table:table-cell>
          <table:table-cell table:formula="of:=[.$B$4]*SIN(2*PI()/[.$B$5] * [.D67] - (2*PI() / [.$B$6]) * ([.$B$16] + [.D67]*[.$B$21]*COS([.$B$7]) - [.$B$2]/2 * SIN([.$B$7])))" office:value-type="float" office:value="0.43358720394932" calcext:value-type="float">
            <text:p>0,43358720394932</text:p>
          </table:table-cell>
          <table:table-cell table:style-name="ce20" table:formula="of:=ASIN(([.G67]-[.H67])/[.$B$2])" office:value-type="float" office:value="-0.458372315241669" calcext:value-type="float">
            <text:p>-0,45837</text:p>
          </table:table-cell>
          <table:table-cell table:style-name="ce23" table:formula="of:=[.I67]*180/PI()" office:value-type="float" office:value="-26.2627991089877" calcext:value-type="float">
            <text:p>-26,2628</text:p>
          </table:table-cell>
          <table:table-cell/>
          <table:table-cell table:formula="of:=[.$B$4]*SIN(2*PI()/[.$B$5] * [.D67] - (2*PI() / [.$B$6]) * ([.$B$16] + [.$B$3]/2) * COS([.$B$7]))" office:value-type="float" office:value="-1.49195232679146" calcext:value-type="float">
            <text:p>-1,49195232679146</text:p>
          </table:table-cell>
          <table:table-cell table:formula="of:=[.$B$4]*SIN(2*PI()/[.$B$5] * [.D67] - (2*PI() / [.$B$6]) * ([.$B$16] - [.$B$3]/2) * COS([.$B$7]))" office:value-type="float" office:value="-2.69125056459746" calcext:value-type="float">
            <text:p>-2,69125056459746</text:p>
          </table:table-cell>
          <table:table-cell table:formula="of:=ASIN(([.L67]-[.M67])/[.$B$3])" office:value-type="float" office:value="0.304508747665815" calcext:value-type="float">
            <text:p>0,305</text:p>
          </table:table-cell>
          <table:table-cell table:formula="of:=[.N67]*180/PI()" office:value-type="float" office:value="17.4470660660653" calcext:value-type="float">
            <text:p>17,45</text:p>
          </table:table-cell>
          <table:table-cell/>
          <table:table-cell table:formula="of:=[.$B$4]*SIN(2*PI()/[.$B$5] * [.D67] - (2*PI() / [.$B$6]) * ([.$B$16] + [.$B$3]/2 * COS([.$B$8])))" office:value-type="float" office:value="-1.49195232679146" calcext:value-type="float">
            <text:p>-1,49195232679146</text:p>
          </table:table-cell>
          <table:table-cell table:formula="of:=[.$B$4]*SIN(2*PI()/[.$B$5] * [.D67] - (2*PI() / [.$B$6]) * ([.$B$16] - [.$B$3]/2 * COS([.$B$8])))" office:value-type="float" office:value="-2.69125056459746" calcext:value-type="float">
            <text:p>-2,69125056459746</text:p>
          </table:table-cell>
          <table:table-cell table:formula="of:=180*ASIN(([.Q67]-[.R67])/[.$B$3])/PI()" office:value-type="float" office:value="17.4470660660653" calcext:value-type="float">
            <text:p>17,4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6.4" calcext:value-type="float">
            <text:p>6,4</text:p>
          </table:table-cell>
          <table:table-cell table:number-columns-repeated="2"/>
          <table:table-cell table:formula="of:=[.$B$4]*SIN(2*PI()/[.$B$5] * [.D68] - (2*PI() / [.$B$6]) * ([.$B$16] + [.D68]*[.$B$21]*COS([.$B$7]) + [.$B$2]/2 * SIN([.$B$7])))" office:value-type="float" office:value="-0.451532087757131" calcext:value-type="float">
            <text:p>-0,451532087757131</text:p>
          </table:table-cell>
          <table:table-cell table:formula="of:=[.$B$4]*SIN(2*PI()/[.$B$5] * [.D68] - (2*PI() / [.$B$6]) * ([.$B$16] + [.D68]*[.$B$21]*COS([.$B$7]) - [.$B$2]/2 * SIN([.$B$7])))" office:value-type="float" office:value="0.433445841862014" calcext:value-type="float">
            <text:p>0,433445841862014</text:p>
          </table:table-cell>
          <table:table-cell table:style-name="ce20" table:formula="of:=ASIN(([.G68]-[.H68])/[.$B$2])" office:value-type="float" office:value="-0.458372244188601" calcext:value-type="float">
            <text:p>-0,45837</text:p>
          </table:table-cell>
          <table:table-cell table:style-name="ce23" table:formula="of:=[.I68]*180/PI()" office:value-type="float" office:value="-26.2627950379468" calcext:value-type="float">
            <text:p>-26,2628</text:p>
          </table:table-cell>
          <table:table-cell/>
          <table:table-cell table:formula="of:=[.$B$4]*SIN(2*PI()/[.$B$5] * [.D68] - (2*PI() / [.$B$6]) * ([.$B$16] + [.$B$3]/2) * COS([.$B$7]))" office:value-type="float" office:value="-1.65243355836968" calcext:value-type="float">
            <text:p>-1,65243355836968</text:p>
          </table:table-cell>
          <table:table-cell table:formula="of:=[.$B$4]*SIN(2*PI()/[.$B$5] * [.D68] - (2*PI() / [.$B$6]) * ([.$B$16] - [.$B$3]/2) * COS([.$B$7]))" office:value-type="float" office:value="-2.7691740441888" calcext:value-type="float">
            <text:p>-2,7691740441888</text:p>
          </table:table-cell>
          <table:table-cell table:formula="of:=ASIN(([.L68]-[.M68])/[.$B$3])" office:value-type="float" office:value="0.282945382337678" calcext:value-type="float">
            <text:p>0,283</text:p>
          </table:table-cell>
          <table:table-cell table:formula="of:=[.N68]*180/PI()" office:value-type="float" office:value="16.2115762406644" calcext:value-type="float">
            <text:p>16,21</text:p>
          </table:table-cell>
          <table:table-cell/>
          <table:table-cell table:formula="of:=[.$B$4]*SIN(2*PI()/[.$B$5] * [.D68] - (2*PI() / [.$B$6]) * ([.$B$16] + [.$B$3]/2 * COS([.$B$8])))" office:value-type="float" office:value="-1.65243355836968" calcext:value-type="float">
            <text:p>-1,65243355836968</text:p>
          </table:table-cell>
          <table:table-cell table:formula="of:=[.$B$4]*SIN(2*PI()/[.$B$5] * [.D68] - (2*PI() / [.$B$6]) * ([.$B$16] - [.$B$3]/2 * COS([.$B$8])))" office:value-type="float" office:value="-2.7691740441888" calcext:value-type="float">
            <text:p>-2,7691740441888</text:p>
          </table:table-cell>
          <table:table-cell table:formula="of:=180*ASIN(([.Q68]-[.R68])/[.$B$3])/PI()" office:value-type="float" office:value="16.2115762406644" calcext:value-type="float">
            <text:p>16,2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6.5" calcext:value-type="float">
            <text:p>6,5</text:p>
          </table:table-cell>
          <table:table-cell table:number-columns-repeated="2"/>
          <table:table-cell table:formula="of:=[.$B$4]*SIN(2*PI()/[.$B$5] * [.D69] - (2*PI() / [.$B$6]) * ([.$B$16] + [.D69]*[.$B$21]*COS([.$B$7]) + [.$B$2]/2 * SIN([.$B$7])))" office:value-type="float" office:value="-0.451673321383416" calcext:value-type="float">
            <text:p>-0,451673321383416</text:p>
          </table:table-cell>
          <table:table-cell table:formula="of:=[.$B$4]*SIN(2*PI()/[.$B$5] * [.D69] - (2*PI() / [.$B$6]) * ([.$B$16] + [.D69]*[.$B$21]*COS([.$B$7]) - [.$B$2]/2 * SIN([.$B$7])))" office:value-type="float" office:value="0.433304478791774" calcext:value-type="float">
            <text:p>0,433304478791774</text:p>
          </table:table-cell>
          <table:table-cell table:style-name="ce20" table:formula="of:=ASIN(([.G69]-[.H69])/[.$B$2])" office:value-type="float" office:value="-0.458372172016593" calcext:value-type="float">
            <text:p>-0,45837</text:p>
          </table:table-cell>
          <table:table-cell table:style-name="ce23" table:formula="of:=[.I69]*180/PI()" office:value-type="float" office:value="-26.2627909027954" calcext:value-type="float">
            <text:p>-26,2628</text:p>
          </table:table-cell>
          <table:table-cell/>
          <table:table-cell table:formula="of:=[.$B$4]*SIN(2*PI()/[.$B$5] * [.D69] - (2*PI() / [.$B$6]) * ([.$B$16] + [.$B$3]/2) * COS([.$B$7]))" office:value-type="float" office:value="-1.8063933896181" calcext:value-type="float">
            <text:p>-1,8063933896181</text:p>
          </table:table-cell>
          <table:table-cell table:formula="of:=[.$B$4]*SIN(2*PI()/[.$B$5] * [.D69] - (2*PI() / [.$B$6]) * ([.$B$16] - [.$B$3]/2) * COS([.$B$7]))" office:value-type="float" office:value="-2.836168858943" calcext:value-type="float">
            <text:p>-2,836168858943</text:p>
          </table:table-cell>
          <table:table-cell table:formula="of:=ASIN(([.L69]-[.M69])/[.$B$3])" office:value-type="float" office:value="0.260375969976364" calcext:value-type="float">
            <text:p>0,260</text:p>
          </table:table-cell>
          <table:table-cell table:formula="of:=[.N69]*180/PI()" office:value-type="float" office:value="14.9184441662707" calcext:value-type="float">
            <text:p>14,92</text:p>
          </table:table-cell>
          <table:table-cell/>
          <table:table-cell table:formula="of:=[.$B$4]*SIN(2*PI()/[.$B$5] * [.D69] - (2*PI() / [.$B$6]) * ([.$B$16] + [.$B$3]/2 * COS([.$B$8])))" office:value-type="float" office:value="-1.8063933896181" calcext:value-type="float">
            <text:p>-1,8063933896181</text:p>
          </table:table-cell>
          <table:table-cell table:formula="of:=[.$B$4]*SIN(2*PI()/[.$B$5] * [.D69] - (2*PI() / [.$B$6]) * ([.$B$16] - [.$B$3]/2 * COS([.$B$8])))" office:value-type="float" office:value="-2.836168858943" calcext:value-type="float">
            <text:p>-2,836168858943</text:p>
          </table:table-cell>
          <table:table-cell table:formula="of:=180*ASIN(([.Q69]-[.R69])/[.$B$3])/PI()" office:value-type="float" office:value="14.9184441662707" calcext:value-type="float">
            <text:p>14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6.6" calcext:value-type="float">
            <text:p>6,6</text:p>
          </table:table-cell>
          <table:table-cell table:number-columns-repeated="2"/>
          <table:table-cell table:formula="of:=[.$B$4]*SIN(2*PI()/[.$B$5] * [.D70] - (2*PI() / [.$B$6]) * ([.$B$16] + [.D70]*[.$B$21]*COS([.$B$7]) + [.$B$2]/2 * SIN([.$B$7])))" office:value-type="float" office:value="-0.451814553985433" calcext:value-type="float">
            <text:p>-0,451814553985433</text:p>
          </table:table-cell>
          <table:table-cell table:formula="of:=[.$B$4]*SIN(2*PI()/[.$B$5] * [.D70] - (2*PI() / [.$B$6]) * ([.$B$16] + [.D70]*[.$B$21]*COS([.$B$7]) - [.$B$2]/2 * SIN([.$B$7])))" office:value-type="float" office:value="0.433163114738926" calcext:value-type="float">
            <text:p>0,433163114738926</text:p>
          </table:table-cell>
          <table:table-cell table:style-name="ce20" table:formula="of:=ASIN(([.G70]-[.H70])/[.$B$2])" office:value-type="float" office:value="-0.458372098725646" calcext:value-type="float">
            <text:p>-0,45837</text:p>
          </table:table-cell>
          <table:table-cell table:style-name="ce23" table:formula="of:=[.I70]*180/PI()" office:value-type="float" office:value="-26.2627867035334" calcext:value-type="float">
            <text:p>-26,2628</text:p>
          </table:table-cell>
          <table:table-cell/>
          <table:table-cell table:formula="of:=[.$B$4]*SIN(2*PI()/[.$B$5] * [.D70] - (2*PI() / [.$B$6]) * ([.$B$16] + [.$B$3]/2) * COS([.$B$7]))" office:value-type="float" office:value="-1.95322421142034" calcext:value-type="float">
            <text:p>-1,95322421142034</text:p>
          </table:table-cell>
          <table:table-cell table:formula="of:=[.$B$4]*SIN(2*PI()/[.$B$5] * [.D70] - (2*PI() / [.$B$6]) * ([.$B$16] - [.$B$3]/2) * COS([.$B$7]))" office:value-type="float" office:value="-2.89197061093326" calcext:value-type="float">
            <text:p>-2,89197061093326</text:p>
          </table:table-cell>
          <table:table-cell table:formula="of:=ASIN(([.L70]-[.M70])/[.$B$3])" office:value-type="float" office:value="0.236896151010667" calcext:value-type="float">
            <text:p>0,237</text:p>
          </table:table-cell>
          <table:table-cell table:formula="of:=[.N70]*180/PI()" office:value-type="float" office:value="13.573149635805" calcext:value-type="float">
            <text:p>13,57</text:p>
          </table:table-cell>
          <table:table-cell/>
          <table:table-cell table:formula="of:=[.$B$4]*SIN(2*PI()/[.$B$5] * [.D70] - (2*PI() / [.$B$6]) * ([.$B$16] + [.$B$3]/2 * COS([.$B$8])))" office:value-type="float" office:value="-1.95322421142034" calcext:value-type="float">
            <text:p>-1,95322421142034</text:p>
          </table:table-cell>
          <table:table-cell table:formula="of:=[.$B$4]*SIN(2*PI()/[.$B$5] * [.D70] - (2*PI() / [.$B$6]) * ([.$B$16] - [.$B$3]/2 * COS([.$B$8])))" office:value-type="float" office:value="-2.89197061093326" calcext:value-type="float">
            <text:p>-2,89197061093326</text:p>
          </table:table-cell>
          <table:table-cell table:formula="of:=180*ASIN(([.Q70]-[.R70])/[.$B$3])/PI()" office:value-type="float" office:value="13.573149635805" calcext:value-type="float">
            <text:p>13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6.7" calcext:value-type="float">
            <text:p>6,7</text:p>
          </table:table-cell>
          <table:table-cell table:number-columns-repeated="2"/>
          <table:table-cell table:formula="of:=[.$B$4]*SIN(2*PI()/[.$B$5] * [.D71] - (2*PI() / [.$B$6]) * ([.$B$16] + [.D71]*[.$B$21]*COS([.$B$7]) + [.$B$2]/2 * SIN([.$B$7])))" office:value-type="float" office:value="-0.451955785562866" calcext:value-type="float">
            <text:p>-0,451955785562866</text:p>
          </table:table-cell>
          <table:table-cell table:formula="of:=[.$B$4]*SIN(2*PI()/[.$B$5] * [.D71] - (2*PI() / [.$B$6]) * ([.$B$16] + [.D71]*[.$B$21]*COS([.$B$7]) - [.$B$2]/2 * SIN([.$B$7])))" office:value-type="float" office:value="0.433021749703786" calcext:value-type="float">
            <text:p>0,433021749703786</text:p>
          </table:table-cell>
          <table:table-cell table:style-name="ce20" table:formula="of:=ASIN(([.G71]-[.H71])/[.$B$2])" office:value-type="float" office:value="-0.45837202431576" calcext:value-type="float">
            <text:p>-0,45837</text:p>
          </table:table-cell>
          <table:table-cell table:style-name="ce23" table:formula="of:=[.I71]*180/PI()" office:value-type="float" office:value="-26.262782440161" calcext:value-type="float">
            <text:p>-26,2628</text:p>
          </table:table-cell>
          <table:table-cell/>
          <table:table-cell table:formula="of:=[.$B$4]*SIN(2*PI()/[.$B$5] * [.D71] - (2*PI() / [.$B$6]) * ([.$B$16] + [.$B$3]/2) * COS([.$B$7]))" office:value-type="float" office:value="-2.09234654960336" calcext:value-type="float">
            <text:p>-2,09234654960336</text:p>
          </table:table-cell>
          <table:table-cell table:formula="of:=[.$B$4]*SIN(2*PI()/[.$B$5] * [.D71] - (2*PI() / [.$B$6]) * ([.$B$16] - [.$B$3]/2) * COS([.$B$7]))" office:value-type="float" office:value="-2.93635907613786" calcext:value-type="float">
            <text:p>-2,93635907613786</text:p>
          </table:table-cell>
          <table:table-cell table:formula="of:=ASIN(([.L71]-[.M71])/[.$B$3])" office:value-type="float" office:value="0.212601083257282" calcext:value-type="float">
            <text:p>0,213</text:p>
          </table:table-cell>
          <table:table-cell table:formula="of:=[.N71]*180/PI()" office:value-type="float" office:value="12.1811447905517" calcext:value-type="float">
            <text:p>12,18</text:p>
          </table:table-cell>
          <table:table-cell/>
          <table:table-cell table:formula="of:=[.$B$4]*SIN(2*PI()/[.$B$5] * [.D71] - (2*PI() / [.$B$6]) * ([.$B$16] + [.$B$3]/2 * COS([.$B$8])))" office:value-type="float" office:value="-2.09234654960336" calcext:value-type="float">
            <text:p>-2,09234654960336</text:p>
          </table:table-cell>
          <table:table-cell table:formula="of:=[.$B$4]*SIN(2*PI()/[.$B$5] * [.D71] - (2*PI() / [.$B$6]) * ([.$B$16] - [.$B$3]/2 * COS([.$B$8])))" office:value-type="float" office:value="-2.93635907613786" calcext:value-type="float">
            <text:p>-2,93635907613786</text:p>
          </table:table-cell>
          <table:table-cell table:formula="of:=180*ASIN(([.Q71]-[.R71])/[.$B$3])/PI()" office:value-type="float" office:value="12.1811447905517" calcext:value-type="float">
            <text:p>12,1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6.8" calcext:value-type="float">
            <text:p>6,8</text:p>
          </table:table-cell>
          <table:table-cell table:number-columns-repeated="2"/>
          <table:table-cell table:formula="of:=[.$B$4]*SIN(2*PI()/[.$B$5] * [.D72] - (2*PI() / [.$B$6]) * ([.$B$16] + [.D72]*[.$B$21]*COS([.$B$7]) + [.$B$2]/2 * SIN([.$B$7])))" office:value-type="float" office:value="-0.452097016115392" calcext:value-type="float">
            <text:p>-0,452097016115392</text:p>
          </table:table-cell>
          <table:table-cell table:formula="of:=[.$B$4]*SIN(2*PI()/[.$B$5] * [.D72] - (2*PI() / [.$B$6]) * ([.$B$16] + [.D72]*[.$B$21]*COS([.$B$7]) - [.$B$2]/2 * SIN([.$B$7])))" office:value-type="float" office:value="0.432880383686675" calcext:value-type="float">
            <text:p>0,432880383686675</text:p>
          </table:table-cell>
          <table:table-cell table:style-name="ce20" table:formula="of:=ASIN(([.G72]-[.H72])/[.$B$2])" office:value-type="float" office:value="-0.458371948786934" calcext:value-type="float">
            <text:p>-0,45837</text:p>
          </table:table-cell>
          <table:table-cell table:style-name="ce23" table:formula="of:=[.I72]*180/PI()" office:value-type="float" office:value="-26.262778112678" calcext:value-type="float">
            <text:p>-26,2628</text:p>
          </table:table-cell>
          <table:table-cell/>
          <table:table-cell table:formula="of:=[.$B$4]*SIN(2*PI()/[.$B$5] * [.D72] - (2*PI() / [.$B$6]) * ([.$B$16] + [.$B$3]/2) * COS([.$B$7]))" office:value-type="float" office:value="-2.22321135185731" calcext:value-type="float">
            <text:p>-2,22321135185731</text:p>
          </table:table-cell>
          <table:table-cell table:formula="of:=[.$B$4]*SIN(2*PI()/[.$B$5] * [.D72] - (2*PI() / [.$B$6]) * ([.$B$16] - [.$B$3]/2) * COS([.$B$7]))" office:value-type="float" office:value="-2.96915907356381" calcext:value-type="float">
            <text:p>-2,96915907356381</text:p>
          </table:table-cell>
          <table:table-cell table:formula="of:=ASIN(([.L72]-[.M72])/[.$B$3])" office:value-type="float" office:value="0.187585126322236" calcext:value-type="float">
            <text:p>0,188</text:p>
          </table:table-cell>
          <table:table-cell table:formula="of:=[.N72]*180/PI()" office:value-type="float" office:value="10.7478360376925" calcext:value-type="float">
            <text:p>10,75</text:p>
          </table:table-cell>
          <table:table-cell/>
          <table:table-cell table:formula="of:=[.$B$4]*SIN(2*PI()/[.$B$5] * [.D72] - (2*PI() / [.$B$6]) * ([.$B$16] + [.$B$3]/2 * COS([.$B$8])))" office:value-type="float" office:value="-2.22321135185731" calcext:value-type="float">
            <text:p>-2,22321135185731</text:p>
          </table:table-cell>
          <table:table-cell table:formula="of:=[.$B$4]*SIN(2*PI()/[.$B$5] * [.D72] - (2*PI() / [.$B$6]) * ([.$B$16] - [.$B$3]/2 * COS([.$B$8])))" office:value-type="float" office:value="-2.96915907356381" calcext:value-type="float">
            <text:p>-2,96915907356381</text:p>
          </table:table-cell>
          <table:table-cell table:formula="of:=180*ASIN(([.Q72]-[.R72])/[.$B$3])/PI()" office:value-type="float" office:value="10.7478360376925" calcext:value-type="float">
            <text:p>1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6.9" calcext:value-type="float">
            <text:p>6,9</text:p>
          </table:table-cell>
          <table:table-cell table:number-columns-repeated="2"/>
          <table:table-cell table:formula="of:=[.$B$4]*SIN(2*PI()/[.$B$5] * [.D73] - (2*PI() / [.$B$6]) * ([.$B$16] + [.D73]*[.$B$21]*COS([.$B$7]) + [.$B$2]/2 * SIN([.$B$7])))" office:value-type="float" office:value="-0.45223824564269" calcext:value-type="float">
            <text:p>-0,45223824564269</text:p>
          </table:table-cell>
          <table:table-cell table:formula="of:=[.$B$4]*SIN(2*PI()/[.$B$5] * [.D73] - (2*PI() / [.$B$6]) * ([.$B$16] + [.D73]*[.$B$21]*COS([.$B$7]) - [.$B$2]/2 * SIN([.$B$7])))" office:value-type="float" office:value="0.432739016687919" calcext:value-type="float">
            <text:p>0,432739016687919</text:p>
          </table:table-cell>
          <table:table-cell table:style-name="ce20" table:formula="of:=ASIN(([.G73]-[.H73])/[.$B$2])" office:value-type="float" office:value="-0.45837187213917" calcext:value-type="float">
            <text:p>-0,45837</text:p>
          </table:table-cell>
          <table:table-cell table:style-name="ce23" table:formula="of:=[.I73]*180/PI()" office:value-type="float" office:value="-26.2627737210846" calcext:value-type="float">
            <text:p>-26,2628</text:p>
          </table:table-cell>
          <table:table-cell/>
          <table:table-cell table:formula="of:=[.$B$4]*SIN(2*PI()/[.$B$5] * [.D73] - (2*PI() / [.$B$6]) * ([.$B$16] + [.$B$3]/2) * COS([.$B$7]))" office:value-type="float" office:value="-2.34530215459414" calcext:value-type="float">
            <text:p>-2,34530215459414</text:p>
          </table:table-cell>
          <table:table-cell table:formula="of:=[.$B$4]*SIN(2*PI()/[.$B$5] * [.D73] - (2*PI() / [.$B$6]) * ([.$B$16] - [.$B$3]/2) * COS([.$B$7]))" office:value-type="float" office:value="-2.99024115660614" calcext:value-type="float">
            <text:p>-2,99024115660614</text:p>
          </table:table-cell>
          <table:table-cell table:formula="of:=ASIN(([.L73]-[.M73])/[.$B$3])" office:value-type="float" office:value="0.161941645494564" calcext:value-type="float">
            <text:p>0,162</text:p>
          </table:table-cell>
          <table:table-cell table:formula="of:=[.N73]*180/PI()" office:value-type="float" office:value="9.27857281424228" calcext:value-type="float">
            <text:p>9,28</text:p>
          </table:table-cell>
          <table:table-cell/>
          <table:table-cell table:formula="of:=[.$B$4]*SIN(2*PI()/[.$B$5] * [.D73] - (2*PI() / [.$B$6]) * ([.$B$16] + [.$B$3]/2 * COS([.$B$8])))" office:value-type="float" office:value="-2.34530215459414" calcext:value-type="float">
            <text:p>-2,34530215459414</text:p>
          </table:table-cell>
          <table:table-cell table:formula="of:=[.$B$4]*SIN(2*PI()/[.$B$5] * [.D73] - (2*PI() / [.$B$6]) * ([.$B$16] - [.$B$3]/2 * COS([.$B$8])))" office:value-type="float" office:value="-2.99024115660614" calcext:value-type="float">
            <text:p>-2,99024115660614</text:p>
          </table:table-cell>
          <table:table-cell table:formula="of:=180*ASIN(([.Q73]-[.R73])/[.$B$3])/PI()" office:value-type="float" office:value="9.27857281424228" calcext:value-type="float">
            <text:p>9,2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formula="of:=[.$B$4]*SIN(2*PI()/[.$B$5] * [.D74] - (2*PI() / [.$B$6]) * ([.$B$16] + [.D74]*[.$B$21]*COS([.$B$7]) + [.$B$2]/2 * SIN([.$B$7])))" office:value-type="float" office:value="-0.452379474144443" calcext:value-type="float">
            <text:p>-0,452379474144443</text:p>
          </table:table-cell>
          <table:table-cell table:formula="of:=[.$B$4]*SIN(2*PI()/[.$B$5] * [.D74] - (2*PI() / [.$B$6]) * ([.$B$16] + [.D74]*[.$B$21]*COS([.$B$7]) - [.$B$2]/2 * SIN([.$B$7])))" office:value-type="float" office:value="0.432597648707834" calcext:value-type="float">
            <text:p>0,432597648707834</text:p>
          </table:table-cell>
          <table:table-cell table:style-name="ce20" table:formula="of:=ASIN(([.G74]-[.H74])/[.$B$2])" office:value-type="float" office:value="-0.458371794372469" calcext:value-type="float">
            <text:p>-0,45837</text:p>
          </table:table-cell>
          <table:table-cell table:style-name="ce23" table:formula="of:=[.I74]*180/PI()" office:value-type="float" office:value="-26.2627692653809" calcext:value-type="float">
            <text:p>-26,2628</text:p>
          </table:table-cell>
          <table:table-cell/>
          <table:table-cell table:formula="of:=[.$B$4]*SIN(2*PI()/[.$B$5] * [.D74] - (2*PI() / [.$B$6]) * ([.$B$16] + [.$B$3]/2) * COS([.$B$7]))" office:value-type="float" office:value="-2.45813712119341" calcext:value-type="float">
            <text:p>-2,45813712119341</text:p>
          </table:table-cell>
          <table:table-cell table:formula="of:=[.$B$4]*SIN(2*PI()/[.$B$5] * [.D74] - (2*PI() / [.$B$6]) * ([.$B$16] - [.$B$3]/2) * COS([.$B$7]))" office:value-type="float" office:value="-2.99952212391459" calcext:value-type="float">
            <text:p>-2,99952212391459</text:p>
          </table:table-cell>
          <table:table-cell table:formula="of:=ASIN(([.L74]-[.M74])/[.$B$3])" office:value-type="float" office:value="0.135762920475997" calcext:value-type="float">
            <text:p>0,136</text:p>
          </table:table-cell>
          <table:table-cell table:formula="of:=[.N74]*180/PI()" office:value-type="float" office:value="7.77864235764486" calcext:value-type="float">
            <text:p>7,78</text:p>
          </table:table-cell>
          <table:table-cell/>
          <table:table-cell table:formula="of:=[.$B$4]*SIN(2*PI()/[.$B$5] * [.D74] - (2*PI() / [.$B$6]) * ([.$B$16] + [.$B$3]/2 * COS([.$B$8])))" office:value-type="float" office:value="-2.45813712119341" calcext:value-type="float">
            <text:p>-2,45813712119341</text:p>
          </table:table-cell>
          <table:table-cell table:formula="of:=[.$B$4]*SIN(2*PI()/[.$B$5] * [.D74] - (2*PI() / [.$B$6]) * ([.$B$16] - [.$B$3]/2 * COS([.$B$8])))" office:value-type="float" office:value="-2.99952212391459" calcext:value-type="float">
            <text:p>-2,99952212391459</text:p>
          </table:table-cell>
          <table:table-cell table:formula="of:=180*ASIN(([.Q74]-[.R74])/[.$B$3])/PI()" office:value-type="float" office:value="7.77864235764486" calcext:value-type="float">
            <text:p>7,7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7.1" calcext:value-type="float">
            <text:p>7,1</text:p>
          </table:table-cell>
          <table:table-cell table:number-columns-repeated="2"/>
          <table:table-cell table:formula="of:=[.$B$4]*SIN(2*PI()/[.$B$5] * [.D75] - (2*PI() / [.$B$6]) * ([.$B$16] + [.D75]*[.$B$21]*COS([.$B$7]) + [.$B$2]/2 * SIN([.$B$7])))" office:value-type="float" office:value="-0.452520701620326" calcext:value-type="float">
            <text:p>-0,452520701620326</text:p>
          </table:table-cell>
          <table:table-cell table:formula="of:=[.$B$4]*SIN(2*PI()/[.$B$5] * [.D75] - (2*PI() / [.$B$6]) * ([.$B$16] + [.D75]*[.$B$21]*COS([.$B$7]) - [.$B$2]/2 * SIN([.$B$7])))" office:value-type="float" office:value="0.432456279746739" calcext:value-type="float">
            <text:p>0,432456279746739</text:p>
          </table:table-cell>
          <table:table-cell table:style-name="ce20" table:formula="of:=ASIN(([.G75]-[.H75])/[.$B$2])" office:value-type="float" office:value="-0.458371715486826" calcext:value-type="float">
            <text:p>-0,45837</text:p>
          </table:table-cell>
          <table:table-cell table:style-name="ce23" table:formula="of:=[.I75]*180/PI()" office:value-type="float" office:value="-26.2627647455665" calcext:value-type="float">
            <text:p>-26,2628</text:p>
          </table:table-cell>
          <table:table-cell/>
          <table:table-cell table:formula="of:=[.$B$4]*SIN(2*PI()/[.$B$5] * [.D75] - (2*PI() / [.$B$6]) * ([.$B$16] + [.$B$3]/2) * COS([.$B$7]))" office:value-type="float" office:value="-2.56127094359136" calcext:value-type="float">
            <text:p>-2,56127094359136</text:p>
          </table:table-cell>
          <table:table-cell table:formula="of:=[.$B$4]*SIN(2*PI()/[.$B$5] * [.D75] - (2*PI() / [.$B$6]) * ([.$B$16] - [.$B$3]/2) * COS([.$B$7]))" office:value-type="float" office:value="-2.99696534775126" calcext:value-type="float">
            <text:p>-2,99696534775126</text:p>
          </table:table-cell>
          <table:table-cell table:formula="of:=ASIN(([.L75]-[.M75])/[.$B$3])" office:value-type="float" office:value="0.109140143793238" calcext:value-type="float">
            <text:p>0,109</text:p>
          </table:table-cell>
          <table:table-cell table:formula="of:=[.N75]*180/PI()" office:value-type="float" office:value="6.25326961480348" calcext:value-type="float">
            <text:p>6,25</text:p>
          </table:table-cell>
          <table:table-cell/>
          <table:table-cell table:formula="of:=[.$B$4]*SIN(2*PI()/[.$B$5] * [.D75] - (2*PI() / [.$B$6]) * ([.$B$16] + [.$B$3]/2 * COS([.$B$8])))" office:value-type="float" office:value="-2.56127094359136" calcext:value-type="float">
            <text:p>-2,56127094359136</text:p>
          </table:table-cell>
          <table:table-cell table:formula="of:=[.$B$4]*SIN(2*PI()/[.$B$5] * [.D75] - (2*PI() / [.$B$6]) * ([.$B$16] - [.$B$3]/2 * COS([.$B$8])))" office:value-type="float" office:value="-2.99696534775126" calcext:value-type="float">
            <text:p>-2,99696534775126</text:p>
          </table:table-cell>
          <table:table-cell table:formula="of:=180*ASIN(([.Q75]-[.R75])/[.$B$3])/PI()" office:value-type="float" office:value="6.25326961480348" calcext:value-type="float">
            <text:p>6,2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7.2" calcext:value-type="float">
            <text:p>7,2</text:p>
          </table:table-cell>
          <table:table-cell table:number-columns-repeated="2"/>
          <table:table-cell table:formula="of:=[.$B$4]*SIN(2*PI()/[.$B$5] * [.D76] - (2*PI() / [.$B$6]) * ([.$B$16] + [.D76]*[.$B$21]*COS([.$B$7]) + [.$B$2]/2 * SIN([.$B$7])))" office:value-type="float" office:value="-0.452661928070021" calcext:value-type="float">
            <text:p>-0,452661928070021</text:p>
          </table:table-cell>
          <table:table-cell table:formula="of:=[.$B$4]*SIN(2*PI()/[.$B$5] * [.D76] - (2*PI() / [.$B$6]) * ([.$B$16] + [.D76]*[.$B$21]*COS([.$B$7]) - [.$B$2]/2 * SIN([.$B$7])))" office:value-type="float" office:value="0.432314909804959" calcext:value-type="float">
            <text:p>0,432314909804959</text:p>
          </table:table-cell>
          <table:table-cell table:style-name="ce20" table:formula="of:=ASIN(([.G76]-[.H76])/[.$B$2])" office:value-type="float" office:value="-0.458371635482248" calcext:value-type="float">
            <text:p>-0,45837</text:p>
          </table:table-cell>
          <table:table-cell table:style-name="ce23" table:formula="of:=[.I76]*180/PI()" office:value-type="float" office:value="-26.2627601616418" calcext:value-type="float">
            <text:p>-26,2628</text:p>
          </table:table-cell>
          <table:table-cell/>
          <table:table-cell table:formula="of:=[.$B$4]*SIN(2*PI()/[.$B$5] * [.D76] - (2*PI() / [.$B$6]) * ([.$B$16] + [.$B$3]/2) * COS([.$B$7]))" office:value-type="float" office:value="-2.65429659970835" calcext:value-type="float">
            <text:p>-2,65429659970835</text:p>
          </table:table-cell>
          <table:table-cell table:formula="of:=[.$B$4]*SIN(2*PI()/[.$B$5] * [.D76] - (2*PI() / [.$B$6]) * ([.$B$16] - [.$B$3]/2) * COS([.$B$7]))" office:value-type="float" office:value="-2.98258091854358" calcext:value-type="float">
            <text:p>-2,98258091854358</text:p>
          </table:table-cell>
          <table:table-cell table:formula="of:=ASIN(([.L76]-[.M76])/[.$B$3])" office:value-type="float" office:value="0.0821634939395708" calcext:value-type="float">
            <text:p>0,082</text:p>
          </table:table-cell>
          <table:table-cell table:formula="of:=[.N76]*180/PI()" office:value-type="float" office:value="4.70762143278612" calcext:value-type="float">
            <text:p>4,71</text:p>
          </table:table-cell>
          <table:table-cell/>
          <table:table-cell table:formula="of:=[.$B$4]*SIN(2*PI()/[.$B$5] * [.D76] - (2*PI() / [.$B$6]) * ([.$B$16] + [.$B$3]/2 * COS([.$B$8])))" office:value-type="float" office:value="-2.65429659970835" calcext:value-type="float">
            <text:p>-2,65429659970835</text:p>
          </table:table-cell>
          <table:table-cell table:formula="of:=[.$B$4]*SIN(2*PI()/[.$B$5] * [.D76] - (2*PI() / [.$B$6]) * ([.$B$16] - [.$B$3]/2 * COS([.$B$8])))" office:value-type="float" office:value="-2.98258091854358" calcext:value-type="float">
            <text:p>-2,98258091854358</text:p>
          </table:table-cell>
          <table:table-cell table:formula="of:=180*ASIN(([.Q76]-[.R76])/[.$B$3])/PI()" office:value-type="float" office:value="4.70762143278612" calcext:value-type="float">
            <text:p>4,7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7.3" calcext:value-type="float">
            <text:p>7,3</text:p>
          </table:table-cell>
          <table:table-cell table:number-columns-repeated="2"/>
          <table:table-cell table:formula="of:=[.$B$4]*SIN(2*PI()/[.$B$5] * [.D77] - (2*PI() / [.$B$6]) * ([.$B$16] + [.D77]*[.$B$21]*COS([.$B$7]) + [.$B$2]/2 * SIN([.$B$7])))" office:value-type="float" office:value="-0.452803153493211" calcext:value-type="float">
            <text:p>-0,452803153493211</text:p>
          </table:table-cell>
          <table:table-cell table:formula="of:=[.$B$4]*SIN(2*PI()/[.$B$5] * [.D77] - (2*PI() / [.$B$6]) * ([.$B$16] + [.D77]*[.$B$21]*COS([.$B$7]) - [.$B$2]/2 * SIN([.$B$7])))" office:value-type="float" office:value="0.432173538882813" calcext:value-type="float">
            <text:p>0,432173538882813</text:p>
          </table:table-cell>
          <table:table-cell table:style-name="ce20" table:formula="of:=ASIN(([.G77]-[.H77])/[.$B$2])" office:value-type="float" office:value="-0.458371554358733" calcext:value-type="float">
            <text:p>-0,45837</text:p>
          </table:table-cell>
          <table:table-cell table:style-name="ce23" table:formula="of:=[.I77]*180/PI()" office:value-type="float" office:value="-26.2627555136068" calcext:value-type="float">
            <text:p>-26,2628</text:p>
          </table:table-cell>
          <table:table-cell/>
          <table:table-cell table:formula="of:=[.$B$4]*SIN(2*PI()/[.$B$5] * [.D77] - (2*PI() / [.$B$6]) * ([.$B$16] + [.$B$3]/2) * COS([.$B$7]))" office:value-type="float" office:value="-2.73684695977905" calcext:value-type="float">
            <text:p>-2,73684695977905</text:p>
          </table:table-cell>
          <table:table-cell table:formula="of:=[.$B$4]*SIN(2*PI()/[.$B$5] * [.D77] - (2*PI() / [.$B$6]) * ([.$B$16] - [.$B$3]/2) * COS([.$B$7]))" office:value-type="float" office:value="-2.95642560506202" calcext:value-type="float">
            <text:p>-2,95642560506202</text:p>
          </table:table-cell>
          <table:table-cell table:formula="of:=ASIN(([.L77]-[.M77])/[.$B$3])" office:value-type="float" office:value="0.0549222689210479" calcext:value-type="float">
            <text:p>0,055</text:p>
          </table:table-cell>
          <table:table-cell table:formula="of:=[.N77]*180/PI()" office:value-type="float" office:value="3.14681421045858" calcext:value-type="float">
            <text:p>3,15</text:p>
          </table:table-cell>
          <table:table-cell/>
          <table:table-cell table:formula="of:=[.$B$4]*SIN(2*PI()/[.$B$5] * [.D77] - (2*PI() / [.$B$6]) * ([.$B$16] + [.$B$3]/2 * COS([.$B$8])))" office:value-type="float" office:value="-2.73684695977905" calcext:value-type="float">
            <text:p>-2,73684695977905</text:p>
          </table:table-cell>
          <table:table-cell table:formula="of:=[.$B$4]*SIN(2*PI()/[.$B$5] * [.D77] - (2*PI() / [.$B$6]) * ([.$B$16] - [.$B$3]/2 * COS([.$B$8])))" office:value-type="float" office:value="-2.95642560506202" calcext:value-type="float">
            <text:p>-2,95642560506202</text:p>
          </table:table-cell>
          <table:table-cell table:formula="of:=180*ASIN(([.Q77]-[.R77])/[.$B$3])/PI()" office:value-type="float" office:value="3.14681421045858" calcext:value-type="float">
            <text:p>3,1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7.4" calcext:value-type="float">
            <text:p>7,4</text:p>
          </table:table-cell>
          <table:table-cell table:number-columns-repeated="2"/>
          <table:table-cell table:formula="of:=[.$B$4]*SIN(2*PI()/[.$B$5] * [.D78] - (2*PI() / [.$B$6]) * ([.$B$16] + [.D78]*[.$B$21]*COS([.$B$7]) + [.$B$2]/2 * SIN([.$B$7])))" office:value-type="float" office:value="-0.452944377889571" calcext:value-type="float">
            <text:p>-0,452944377889571</text:p>
          </table:table-cell>
          <table:table-cell table:formula="of:=[.$B$4]*SIN(2*PI()/[.$B$5] * [.D78] - (2*PI() / [.$B$6]) * ([.$B$16] + [.D78]*[.$B$21]*COS([.$B$7]) - [.$B$2]/2 * SIN([.$B$7])))" office:value-type="float" office:value="0.432032166980621" calcext:value-type="float">
            <text:p>0,432032166980621</text:p>
          </table:table-cell>
          <table:table-cell table:style-name="ce20" table:formula="of:=ASIN(([.G78]-[.H78])/[.$B$2])" office:value-type="float" office:value="-0.45837147211628" calcext:value-type="float">
            <text:p>-0,45837</text:p>
          </table:table-cell>
          <table:table-cell table:style-name="ce23" table:formula="of:=[.I78]*180/PI()" office:value-type="float" office:value="-26.2627508014613" calcext:value-type="float">
            <text:p>-26,2628</text:p>
          </table:table-cell>
          <table:table-cell/>
          <table:table-cell table:formula="of:=[.$B$4]*SIN(2*PI()/[.$B$5] * [.D78] - (2*PI() / [.$B$6]) * ([.$B$16] + [.$B$3]/2) * COS([.$B$7]))" office:value-type="float" office:value="-2.80859623524595" calcext:value-type="float">
            <text:p>-2,80859623524595</text:p>
          </table:table-cell>
          <table:table-cell table:formula="of:=[.$B$4]*SIN(2*PI()/[.$B$5] * [.D78] - (2*PI() / [.$B$6]) * ([.$B$16] - [.$B$3]/2) * COS([.$B$7]))" office:value-type="float" office:value="-2.91860263037966" calcext:value-type="float">
            <text:p>-2,91860263037966</text:p>
          </table:table-cell>
          <table:table-cell table:formula="of:=ASIN(([.L78]-[.M78])/[.$B$3])" office:value-type="float" office:value="0.027505066714283" calcext:value-type="float">
            <text:p>0,028</text:p>
          </table:table-cell>
          <table:table-cell table:formula="of:=[.N78]*180/PI()" office:value-type="float" office:value="1.57592423795418" calcext:value-type="float">
            <text:p>1,58</text:p>
          </table:table-cell>
          <table:table-cell/>
          <table:table-cell table:formula="of:=[.$B$4]*SIN(2*PI()/[.$B$5] * [.D78] - (2*PI() / [.$B$6]) * ([.$B$16] + [.$B$3]/2 * COS([.$B$8])))" office:value-type="float" office:value="-2.80859623524595" calcext:value-type="float">
            <text:p>-2,80859623524595</text:p>
          </table:table-cell>
          <table:table-cell table:formula="of:=[.$B$4]*SIN(2*PI()/[.$B$5] * [.D78] - (2*PI() / [.$B$6]) * ([.$B$16] - [.$B$3]/2 * COS([.$B$8])))" office:value-type="float" office:value="-2.91860263037966" calcext:value-type="float">
            <text:p>-2,91860263037966</text:p>
          </table:table-cell>
          <table:table-cell table:formula="of:=180*ASIN(([.Q78]-[.R78])/[.$B$3])/PI()" office:value-type="float" office:value="1.57592423795418" calcext:value-type="float">
            <text:p>1,5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7.5" calcext:value-type="float">
            <text:p>7,5</text:p>
          </table:table-cell>
          <table:table-cell table:number-columns-repeated="2"/>
          <table:table-cell table:formula="of:=[.$B$4]*SIN(2*PI()/[.$B$5] * [.D79] - (2*PI() / [.$B$6]) * ([.$B$16] + [.D79]*[.$B$21]*COS([.$B$7]) + [.$B$2]/2 * SIN([.$B$7])))" office:value-type="float" office:value="-0.453085601258785" calcext:value-type="float">
            <text:p>-0,453085601258785</text:p>
          </table:table-cell>
          <table:table-cell table:formula="of:=[.$B$4]*SIN(2*PI()/[.$B$5] * [.D79] - (2*PI() / [.$B$6]) * ([.$B$16] + [.D79]*[.$B$21]*COS([.$B$7]) - [.$B$2]/2 * SIN([.$B$7])))" office:value-type="float" office:value="0.431890794098701" calcext:value-type="float">
            <text:p>0,431890794098701</text:p>
          </table:table-cell>
          <table:table-cell table:style-name="ce20" table:formula="of:=ASIN(([.G79]-[.H79])/[.$B$2])" office:value-type="float" office:value="-0.458371388754889" calcext:value-type="float">
            <text:p>-0,45837</text:p>
          </table:table-cell>
          <table:table-cell table:style-name="ce23" table:formula="of:=[.I79]*180/PI()" office:value-type="float" office:value="-26.2627460252055" calcext:value-type="float">
            <text:p>-26,2627</text:p>
          </table:table-cell>
          <table:table-cell/>
          <table:table-cell table:formula="of:=[.$B$4]*SIN(2*PI()/[.$B$5] * [.D79] - (2*PI() / [.$B$6]) * ([.$B$16] + [.$B$3]/2) * COS([.$B$7]))" office:value-type="float" office:value="-2.8692612644979" calcext:value-type="float">
            <text:p>-2,8692612644979</text:p>
          </table:table-cell>
          <table:table-cell table:formula="of:=[.$B$4]*SIN(2*PI()/[.$B$5] * [.D79] - (2*PI() / [.$B$6]) * ([.$B$16] - [.$B$3]/2) * COS([.$B$7]))" office:value-type="float" office:value="-2.8692612644979" calcext:value-type="float">
            <text:p>-2,8692612644979</text:p>
          </table:table-cell>
          <table:table-cell table:formula="of:=ASIN(([.L79]-[.M79])/[.$B$3])" office:value-type="float" office:value="0" calcext:value-type="float">
            <text:p>0,000</text:p>
          </table:table-cell>
          <table:table-cell table:formula="of:=[.N79]*180/PI()" office:value-type="float" office:value="0" calcext:value-type="float">
            <text:p>0,00</text:p>
          </table:table-cell>
          <table:table-cell/>
          <table:table-cell table:formula="of:=[.$B$4]*SIN(2*PI()/[.$B$5] * [.D79] - (2*PI() / [.$B$6]) * ([.$B$16] + [.$B$3]/2 * COS([.$B$8])))" office:value-type="float" office:value="-2.8692612644979" calcext:value-type="float">
            <text:p>-2,8692612644979</text:p>
          </table:table-cell>
          <table:table-cell table:formula="of:=[.$B$4]*SIN(2*PI()/[.$B$5] * [.D79] - (2*PI() / [.$B$6]) * ([.$B$16] - [.$B$3]/2 * COS([.$B$8])))" office:value-type="float" office:value="-2.8692612644979" calcext:value-type="float">
            <text:p>-2,8692612644979</text:p>
          </table:table-cell>
          <table:table-cell table:formula="of:=180*ASIN(([.Q79]-[.R79])/[.$B$3])/PI()" office:value-type="float" office:value="0" calcext:value-type="float">
            <text:p>0,0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7.6" calcext:value-type="float">
            <text:p>7,6</text:p>
          </table:table-cell>
          <table:table-cell table:number-columns-repeated="2"/>
          <table:table-cell table:formula="of:=[.$B$4]*SIN(2*PI()/[.$B$5] * [.D80] - (2*PI() / [.$B$6]) * ([.$B$16] + [.D80]*[.$B$21]*COS([.$B$7]) + [.$B$2]/2 * SIN([.$B$7])))" office:value-type="float" office:value="-0.453226823600527" calcext:value-type="float">
            <text:p>-0,453226823600527</text:p>
          </table:table-cell>
          <table:table-cell table:formula="of:=[.$B$4]*SIN(2*PI()/[.$B$5] * [.D80] - (2*PI() / [.$B$6]) * ([.$B$16] + [.D80]*[.$B$21]*COS([.$B$7]) - [.$B$2]/2 * SIN([.$B$7])))" office:value-type="float" office:value="0.431749420237378" calcext:value-type="float">
            <text:p>0,431749420237378</text:p>
          </table:table-cell>
          <table:table-cell table:style-name="ce20" table:formula="of:=ASIN(([.G80]-[.H80])/[.$B$2])" office:value-type="float" office:value="-0.458371304274562" calcext:value-type="float">
            <text:p>-0,45837</text:p>
          </table:table-cell>
          <table:table-cell table:style-name="ce23" table:formula="of:=[.I80]*180/PI()" office:value-type="float" office:value="-26.2627411848393" calcext:value-type="float">
            <text:p>-26,2627</text:p>
          </table:table-cell>
          <table:table-cell/>
          <table:table-cell table:formula="of:=[.$B$4]*SIN(2*PI()/[.$B$5] * [.D80] - (2*PI() / [.$B$6]) * ([.$B$16] + [.$B$3]/2) * COS([.$B$7]))" office:value-type="float" office:value="-2.91860263037966" calcext:value-type="float">
            <text:p>-2,91860263037966</text:p>
          </table:table-cell>
          <table:table-cell table:formula="of:=[.$B$4]*SIN(2*PI()/[.$B$5] * [.D80] - (2*PI() / [.$B$6]) * ([.$B$16] - [.$B$3]/2) * COS([.$B$7]))" office:value-type="float" office:value="-2.80859623524595" calcext:value-type="float">
            <text:p>-2,80859623524595</text:p>
          </table:table-cell>
          <table:table-cell table:formula="of:=ASIN(([.L80]-[.M80])/[.$B$3])" office:value-type="float" office:value="-0.0275050667142828" calcext:value-type="float">
            <text:p>-0,028</text:p>
          </table:table-cell>
          <table:table-cell table:formula="of:=[.N80]*180/PI()" office:value-type="float" office:value="-1.57592423795417" calcext:value-type="float">
            <text:p>-1,58</text:p>
          </table:table-cell>
          <table:table-cell/>
          <table:table-cell table:formula="of:=[.$B$4]*SIN(2*PI()/[.$B$5] * [.D80] - (2*PI() / [.$B$6]) * ([.$B$16] + [.$B$3]/2 * COS([.$B$8])))" office:value-type="float" office:value="-2.91860263037966" calcext:value-type="float">
            <text:p>-2,91860263037966</text:p>
          </table:table-cell>
          <table:table-cell table:formula="of:=[.$B$4]*SIN(2*PI()/[.$B$5] * [.D80] - (2*PI() / [.$B$6]) * ([.$B$16] - [.$B$3]/2 * COS([.$B$8])))" office:value-type="float" office:value="-2.80859623524595" calcext:value-type="float">
            <text:p>-2,80859623524595</text:p>
          </table:table-cell>
          <table:table-cell table:formula="of:=180*ASIN(([.Q80]-[.R80])/[.$B$3])/PI()" office:value-type="float" office:value="-1.57592423795417" calcext:value-type="float">
            <text:p>-1,5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7.7" calcext:value-type="float">
            <text:p>7,7</text:p>
          </table:table-cell>
          <table:table-cell table:number-columns-repeated="2"/>
          <table:table-cell table:formula="of:=[.$B$4]*SIN(2*PI()/[.$B$5] * [.D81] - (2*PI() / [.$B$6]) * ([.$B$16] + [.D81]*[.$B$21]*COS([.$B$7]) + [.$B$2]/2 * SIN([.$B$7])))" office:value-type="float" office:value="-0.453368044914484" calcext:value-type="float">
            <text:p>-0,453368044914484</text:p>
          </table:table-cell>
          <table:table-cell table:formula="of:=[.$B$4]*SIN(2*PI()/[.$B$5] * [.D81] - (2*PI() / [.$B$6]) * ([.$B$16] + [.D81]*[.$B$21]*COS([.$B$7]) - [.$B$2]/2 * SIN([.$B$7])))" office:value-type="float" office:value="0.431608045396969" calcext:value-type="float">
            <text:p>0,431608045396969</text:p>
          </table:table-cell>
          <table:table-cell table:style-name="ce20" table:formula="of:=ASIN(([.G81]-[.H81])/[.$B$2])" office:value-type="float" office:value="-0.458371218675299" calcext:value-type="float">
            <text:p>-0,45837</text:p>
          </table:table-cell>
          <table:table-cell table:style-name="ce23" table:formula="of:=[.I81]*180/PI()" office:value-type="float" office:value="-26.2627362803628" calcext:value-type="float">
            <text:p>-26,2627</text:p>
          </table:table-cell>
          <table:table-cell/>
          <table:table-cell table:formula="of:=[.$B$4]*SIN(2*PI()/[.$B$5] * [.D81] - (2*PI() / [.$B$6]) * ([.$B$16] + [.$B$3]/2) * COS([.$B$7]))" office:value-type="float" office:value="-2.95642560506202" calcext:value-type="float">
            <text:p>-2,95642560506202</text:p>
          </table:table-cell>
          <table:table-cell table:formula="of:=[.$B$4]*SIN(2*PI()/[.$B$5] * [.D81] - (2*PI() / [.$B$6]) * ([.$B$16] - [.$B$3]/2) * COS([.$B$7]))" office:value-type="float" office:value="-2.73684695977905" calcext:value-type="float">
            <text:p>-2,73684695977905</text:p>
          </table:table-cell>
          <table:table-cell table:formula="of:=ASIN(([.L81]-[.M81])/[.$B$3])" office:value-type="float" office:value="-0.0549222689210477" calcext:value-type="float">
            <text:p>-0,055</text:p>
          </table:table-cell>
          <table:table-cell table:formula="of:=[.N81]*180/PI()" office:value-type="float" office:value="-3.14681421045856" calcext:value-type="float">
            <text:p>-3,15</text:p>
          </table:table-cell>
          <table:table-cell/>
          <table:table-cell table:formula="of:=[.$B$4]*SIN(2*PI()/[.$B$5] * [.D81] - (2*PI() / [.$B$6]) * ([.$B$16] + [.$B$3]/2 * COS([.$B$8])))" office:value-type="float" office:value="-2.95642560506202" calcext:value-type="float">
            <text:p>-2,95642560506202</text:p>
          </table:table-cell>
          <table:table-cell table:formula="of:=[.$B$4]*SIN(2*PI()/[.$B$5] * [.D81] - (2*PI() / [.$B$6]) * ([.$B$16] - [.$B$3]/2 * COS([.$B$8])))" office:value-type="float" office:value="-2.73684695977905" calcext:value-type="float">
            <text:p>-2,73684695977905</text:p>
          </table:table-cell>
          <table:table-cell table:formula="of:=180*ASIN(([.Q81]-[.R81])/[.$B$3])/PI()" office:value-type="float" office:value="-3.14681421045856" calcext:value-type="float">
            <text:p>-3,1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7.8" calcext:value-type="float">
            <text:p>7,8</text:p>
          </table:table-cell>
          <table:table-cell table:number-columns-repeated="2"/>
          <table:table-cell table:formula="of:=[.$B$4]*SIN(2*PI()/[.$B$5] * [.D82] - (2*PI() / [.$B$6]) * ([.$B$16] + [.D82]*[.$B$21]*COS([.$B$7]) + [.$B$2]/2 * SIN([.$B$7])))" office:value-type="float" office:value="-0.453509265200331" calcext:value-type="float">
            <text:p>-0,453509265200331</text:p>
          </table:table-cell>
          <table:table-cell table:formula="of:=[.$B$4]*SIN(2*PI()/[.$B$5] * [.D82] - (2*PI() / [.$B$6]) * ([.$B$16] + [.D82]*[.$B$21]*COS([.$B$7]) - [.$B$2]/2 * SIN([.$B$7])))" office:value-type="float" office:value="0.431466669577796" calcext:value-type="float">
            <text:p>0,431466669577796</text:p>
          </table:table-cell>
          <table:table-cell table:style-name="ce20" table:formula="of:=ASIN(([.G82]-[.H82])/[.$B$2])" office:value-type="float" office:value="-0.458371131957101" calcext:value-type="float">
            <text:p>-0,45837</text:p>
          </table:table-cell>
          <table:table-cell table:style-name="ce23" table:formula="of:=[.I82]*180/PI()" office:value-type="float" office:value="-26.262731311776" calcext:value-type="float">
            <text:p>-26,2627</text:p>
          </table:table-cell>
          <table:table-cell/>
          <table:table-cell table:formula="of:=[.$B$4]*SIN(2*PI()/[.$B$5] * [.D82] - (2*PI() / [.$B$6]) * ([.$B$16] + [.$B$3]/2) * COS([.$B$7]))" office:value-type="float" office:value="-2.98258091854358" calcext:value-type="float">
            <text:p>-2,98258091854358</text:p>
          </table:table-cell>
          <table:table-cell table:formula="of:=[.$B$4]*SIN(2*PI()/[.$B$5] * [.D82] - (2*PI() / [.$B$6]) * ([.$B$16] - [.$B$3]/2) * COS([.$B$7]))" office:value-type="float" office:value="-2.65429659970835" calcext:value-type="float">
            <text:p>-2,65429659970835</text:p>
          </table:table-cell>
          <table:table-cell table:formula="of:=ASIN(([.L82]-[.M82])/[.$B$3])" office:value-type="float" office:value="-0.0821634939395705" calcext:value-type="float">
            <text:p>-0,082</text:p>
          </table:table-cell>
          <table:table-cell table:formula="of:=[.N82]*180/PI()" office:value-type="float" office:value="-4.7076214327861" calcext:value-type="float">
            <text:p>-4,71</text:p>
          </table:table-cell>
          <table:table-cell/>
          <table:table-cell table:formula="of:=[.$B$4]*SIN(2*PI()/[.$B$5] * [.D82] - (2*PI() / [.$B$6]) * ([.$B$16] + [.$B$3]/2 * COS([.$B$8])))" office:value-type="float" office:value="-2.98258091854358" calcext:value-type="float">
            <text:p>-2,98258091854358</text:p>
          </table:table-cell>
          <table:table-cell table:formula="of:=[.$B$4]*SIN(2*PI()/[.$B$5] * [.D82] - (2*PI() / [.$B$6]) * ([.$B$16] - [.$B$3]/2 * COS([.$B$8])))" office:value-type="float" office:value="-2.65429659970835" calcext:value-type="float">
            <text:p>-2,65429659970835</text:p>
          </table:table-cell>
          <table:table-cell table:formula="of:=180*ASIN(([.Q82]-[.R82])/[.$B$3])/PI()" office:value-type="float" office:value="-4.7076214327861" calcext:value-type="float">
            <text:p>-4,7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7.9" calcext:value-type="float">
            <text:p>7,9</text:p>
          </table:table-cell>
          <table:table-cell table:number-columns-repeated="2"/>
          <table:table-cell table:formula="of:=[.$B$4]*SIN(2*PI()/[.$B$5] * [.D83] - (2*PI() / [.$B$6]) * ([.$B$16] + [.D83]*[.$B$21]*COS([.$B$7]) + [.$B$2]/2 * SIN([.$B$7])))" office:value-type="float" office:value="-0.453650484457744" calcext:value-type="float">
            <text:p>-0,453650484457744</text:p>
          </table:table-cell>
          <table:table-cell table:formula="of:=[.$B$4]*SIN(2*PI()/[.$B$5] * [.D83] - (2*PI() / [.$B$6]) * ([.$B$16] + [.D83]*[.$B$21]*COS([.$B$7]) - [.$B$2]/2 * SIN([.$B$7])))" office:value-type="float" office:value="0.431325292780185" calcext:value-type="float">
            <text:p>0,431325292780185</text:p>
          </table:table-cell>
          <table:table-cell table:style-name="ce20" table:formula="of:=ASIN(([.G83]-[.H83])/[.$B$2])" office:value-type="float" office:value="-0.458371044119966" calcext:value-type="float">
            <text:p>-0,45837</text:p>
          </table:table-cell>
          <table:table-cell table:style-name="ce23" table:formula="of:=[.I83]*180/PI()" office:value-type="float" office:value="-26.2627262790789" calcext:value-type="float">
            <text:p>-26,2627</text:p>
          </table:table-cell>
          <table:table-cell/>
          <table:table-cell table:formula="of:=[.$B$4]*SIN(2*PI()/[.$B$5] * [.D83] - (2*PI() / [.$B$6]) * ([.$B$16] + [.$B$3]/2) * COS([.$B$7]))" office:value-type="float" office:value="-2.99696534775126" calcext:value-type="float">
            <text:p>-2,99696534775126</text:p>
          </table:table-cell>
          <table:table-cell table:formula="of:=[.$B$4]*SIN(2*PI()/[.$B$5] * [.D83] - (2*PI() / [.$B$6]) * ([.$B$16] - [.$B$3]/2) * COS([.$B$7]))" office:value-type="float" office:value="-2.56127094359136" calcext:value-type="float">
            <text:p>-2,56127094359136</text:p>
          </table:table-cell>
          <table:table-cell table:formula="of:=ASIN(([.L83]-[.M83])/[.$B$3])" office:value-type="float" office:value="-0.109140143793238" calcext:value-type="float">
            <text:p>-0,109</text:p>
          </table:table-cell>
          <table:table-cell table:formula="of:=[.N83]*180/PI()" office:value-type="float" office:value="-6.25326961480347" calcext:value-type="float">
            <text:p>-6,25</text:p>
          </table:table-cell>
          <table:table-cell/>
          <table:table-cell table:formula="of:=[.$B$4]*SIN(2*PI()/[.$B$5] * [.D83] - (2*PI() / [.$B$6]) * ([.$B$16] + [.$B$3]/2 * COS([.$B$8])))" office:value-type="float" office:value="-2.99696534775126" calcext:value-type="float">
            <text:p>-2,99696534775126</text:p>
          </table:table-cell>
          <table:table-cell table:formula="of:=[.$B$4]*SIN(2*PI()/[.$B$5] * [.D83] - (2*PI() / [.$B$6]) * ([.$B$16] - [.$B$3]/2 * COS([.$B$8])))" office:value-type="float" office:value="-2.56127094359136" calcext:value-type="float">
            <text:p>-2,56127094359136</text:p>
          </table:table-cell>
          <table:table-cell table:formula="of:=180*ASIN(([.Q83]-[.R83])/[.$B$3])/PI()" office:value-type="float" office:value="-6.25326961480347" calcext:value-type="float">
            <text:p>-6,2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formula="of:=[.$B$4]*SIN(2*PI()/[.$B$5] * [.D84] - (2*PI() / [.$B$6]) * ([.$B$16] + [.D84]*[.$B$21]*COS([.$B$7]) + [.$B$2]/2 * SIN([.$B$7])))" office:value-type="float" office:value="-0.453791702686413" calcext:value-type="float">
            <text:p>-0,453791702686413</text:p>
          </table:table-cell>
          <table:table-cell table:formula="of:=[.$B$4]*SIN(2*PI()/[.$B$5] * [.D84] - (2*PI() / [.$B$6]) * ([.$B$16] + [.D84]*[.$B$21]*COS([.$B$7]) - [.$B$2]/2 * SIN([.$B$7])))" office:value-type="float" office:value="0.431183915004447" calcext:value-type="float">
            <text:p>0,431183915004447</text:p>
          </table:table-cell>
          <table:table-cell table:style-name="ce20" table:formula="of:=ASIN(([.G84]-[.H84])/[.$B$2])" office:value-type="float" office:value="-0.458370955163896" calcext:value-type="float">
            <text:p>-0,45837</text:p>
          </table:table-cell>
          <table:table-cell table:style-name="ce23" table:formula="of:=[.I84]*180/PI()" office:value-type="float" office:value="-26.2627211822716" calcext:value-type="float">
            <text:p>-26,2627</text:p>
          </table:table-cell>
          <table:table-cell/>
          <table:table-cell table:formula="of:=[.$B$4]*SIN(2*PI()/[.$B$5] * [.D84] - (2*PI() / [.$B$6]) * ([.$B$16] + [.$B$3]/2) * COS([.$B$7]))" office:value-type="float" office:value="-2.99952212391459" calcext:value-type="float">
            <text:p>-2,99952212391459</text:p>
          </table:table-cell>
          <table:table-cell table:formula="of:=[.$B$4]*SIN(2*PI()/[.$B$5] * [.D84] - (2*PI() / [.$B$6]) * ([.$B$16] - [.$B$3]/2) * COS([.$B$7]))" office:value-type="float" office:value="-2.45813712119341" calcext:value-type="float">
            <text:p>-2,45813712119341</text:p>
          </table:table-cell>
          <table:table-cell table:formula="of:=ASIN(([.L84]-[.M84])/[.$B$3])" office:value-type="float" office:value="-0.135762920475997" calcext:value-type="float">
            <text:p>-0,136</text:p>
          </table:table-cell>
          <table:table-cell table:formula="of:=[.N84]*180/PI()" office:value-type="float" office:value="-7.77864235764486" calcext:value-type="float">
            <text:p>-7,78</text:p>
          </table:table-cell>
          <table:table-cell/>
          <table:table-cell table:formula="of:=[.$B$4]*SIN(2*PI()/[.$B$5] * [.D84] - (2*PI() / [.$B$6]) * ([.$B$16] + [.$B$3]/2 * COS([.$B$8])))" office:value-type="float" office:value="-2.99952212391459" calcext:value-type="float">
            <text:p>-2,99952212391459</text:p>
          </table:table-cell>
          <table:table-cell table:formula="of:=[.$B$4]*SIN(2*PI()/[.$B$5] * [.D84] - (2*PI() / [.$B$6]) * ([.$B$16] - [.$B$3]/2 * COS([.$B$8])))" office:value-type="float" office:value="-2.45813712119341" calcext:value-type="float">
            <text:p>-2,45813712119341</text:p>
          </table:table-cell>
          <table:table-cell table:formula="of:=180*ASIN(([.Q84]-[.R84])/[.$B$3])/PI()" office:value-type="float" office:value="-7.77864235764486" calcext:value-type="float">
            <text:p>-7,7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8.1" calcext:value-type="float">
            <text:p>8,1</text:p>
          </table:table-cell>
          <table:table-cell table:number-columns-repeated="2"/>
          <table:table-cell table:formula="of:=[.$B$4]*SIN(2*PI()/[.$B$5] * [.D85] - (2*PI() / [.$B$6]) * ([.$B$16] + [.D85]*[.$B$21]*COS([.$B$7]) + [.$B$2]/2 * SIN([.$B$7])))" office:value-type="float" office:value="-0.453932919886012" calcext:value-type="float">
            <text:p>-0,453932919886012</text:p>
          </table:table-cell>
          <table:table-cell table:formula="of:=[.$B$4]*SIN(2*PI()/[.$B$5] * [.D85] - (2*PI() / [.$B$6]) * ([.$B$16] + [.D85]*[.$B$21]*COS([.$B$7]) - [.$B$2]/2 * SIN([.$B$7])))" office:value-type="float" office:value="0.431042536250907" calcext:value-type="float">
            <text:p>0,431042536250907</text:p>
          </table:table-cell>
          <table:table-cell table:style-name="ce20" table:formula="of:=ASIN(([.G85]-[.H85])/[.$B$2])" office:value-type="float" office:value="-0.458370865088892" calcext:value-type="float">
            <text:p>-0,45837</text:p>
          </table:table-cell>
          <table:table-cell table:style-name="ce23" table:formula="of:=[.I85]*180/PI()" office:value-type="float" office:value="-26.262716021354" calcext:value-type="float">
            <text:p>-26,2627</text:p>
          </table:table-cell>
          <table:table-cell/>
          <table:table-cell table:formula="of:=[.$B$4]*SIN(2*PI()/[.$B$5] * [.D85] - (2*PI() / [.$B$6]) * ([.$B$16] + [.$B$3]/2) * COS([.$B$7]))" office:value-type="float" office:value="-2.99024115660614" calcext:value-type="float">
            <text:p>-2,99024115660614</text:p>
          </table:table-cell>
          <table:table-cell table:formula="of:=[.$B$4]*SIN(2*PI()/[.$B$5] * [.D85] - (2*PI() / [.$B$6]) * ([.$B$16] - [.$B$3]/2) * COS([.$B$7]))" office:value-type="float" office:value="-2.34530215459414" calcext:value-type="float">
            <text:p>-2,34530215459414</text:p>
          </table:table-cell>
          <table:table-cell table:formula="of:=ASIN(([.L85]-[.M85])/[.$B$3])" office:value-type="float" office:value="-0.161941645494564" calcext:value-type="float">
            <text:p>-0,162</text:p>
          </table:table-cell>
          <table:table-cell table:formula="of:=[.N85]*180/PI()" office:value-type="float" office:value="-9.27857281424227" calcext:value-type="float">
            <text:p>-9,28</text:p>
          </table:table-cell>
          <table:table-cell/>
          <table:table-cell table:formula="of:=[.$B$4]*SIN(2*PI()/[.$B$5] * [.D85] - (2*PI() / [.$B$6]) * ([.$B$16] + [.$B$3]/2 * COS([.$B$8])))" office:value-type="float" office:value="-2.99024115660614" calcext:value-type="float">
            <text:p>-2,99024115660614</text:p>
          </table:table-cell>
          <table:table-cell table:formula="of:=[.$B$4]*SIN(2*PI()/[.$B$5] * [.D85] - (2*PI() / [.$B$6]) * ([.$B$16] - [.$B$3]/2 * COS([.$B$8])))" office:value-type="float" office:value="-2.34530215459414" calcext:value-type="float">
            <text:p>-2,34530215459414</text:p>
          </table:table-cell>
          <table:table-cell table:formula="of:=180*ASIN(([.Q85]-[.R85])/[.$B$3])/PI()" office:value-type="float" office:value="-9.27857281424227" calcext:value-type="float">
            <text:p>-9,2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8.2" calcext:value-type="float">
            <text:p>8,2</text:p>
          </table:table-cell>
          <table:table-cell table:number-columns-repeated="2"/>
          <table:table-cell table:formula="of:=[.$B$4]*SIN(2*PI()/[.$B$5] * [.D86] - (2*PI() / [.$B$6]) * ([.$B$16] + [.D86]*[.$B$21]*COS([.$B$7]) + [.$B$2]/2 * SIN([.$B$7])))" office:value-type="float" office:value="-0.454074136056218" calcext:value-type="float">
            <text:p>-0,454074136056218</text:p>
          </table:table-cell>
          <table:table-cell table:formula="of:=[.$B$4]*SIN(2*PI()/[.$B$5] * [.D86] - (2*PI() / [.$B$6]) * ([.$B$16] + [.D86]*[.$B$21]*COS([.$B$7]) - [.$B$2]/2 * SIN([.$B$7])))" office:value-type="float" office:value="0.430901156519888" calcext:value-type="float">
            <text:p>0,430901156519888</text:p>
          </table:table-cell>
          <table:table-cell table:style-name="ce20" table:formula="of:=ASIN(([.G86]-[.H86])/[.$B$2])" office:value-type="float" office:value="-0.458370773894953" calcext:value-type="float">
            <text:p>-0,45837</text:p>
          </table:table-cell>
          <table:table-cell table:style-name="ce23" table:formula="of:=[.I86]*180/PI()" office:value-type="float" office:value="-26.2627107963261" calcext:value-type="float">
            <text:p>-26,2627</text:p>
          </table:table-cell>
          <table:table-cell/>
          <table:table-cell table:formula="of:=[.$B$4]*SIN(2*PI()/[.$B$5] * [.D86] - (2*PI() / [.$B$6]) * ([.$B$16] + [.$B$3]/2) * COS([.$B$7]))" office:value-type="float" office:value="-2.96915907356381" calcext:value-type="float">
            <text:p>-2,96915907356381</text:p>
          </table:table-cell>
          <table:table-cell table:formula="of:=[.$B$4]*SIN(2*PI()/[.$B$5] * [.D86] - (2*PI() / [.$B$6]) * ([.$B$16] - [.$B$3]/2) * COS([.$B$7]))" office:value-type="float" office:value="-2.22321135185732" calcext:value-type="float">
            <text:p>-2,22321135185732</text:p>
          </table:table-cell>
          <table:table-cell table:formula="of:=ASIN(([.L86]-[.M86])/[.$B$3])" office:value-type="float" office:value="-0.187585126322236" calcext:value-type="float">
            <text:p>-0,188</text:p>
          </table:table-cell>
          <table:table-cell table:formula="of:=[.N86]*180/PI()" office:value-type="float" office:value="-10.7478360376925" calcext:value-type="float">
            <text:p>-10,75</text:p>
          </table:table-cell>
          <table:table-cell/>
          <table:table-cell table:formula="of:=[.$B$4]*SIN(2*PI()/[.$B$5] * [.D86] - (2*PI() / [.$B$6]) * ([.$B$16] + [.$B$3]/2 * COS([.$B$8])))" office:value-type="float" office:value="-2.96915907356381" calcext:value-type="float">
            <text:p>-2,96915907356381</text:p>
          </table:table-cell>
          <table:table-cell table:formula="of:=[.$B$4]*SIN(2*PI()/[.$B$5] * [.D86] - (2*PI() / [.$B$6]) * ([.$B$16] - [.$B$3]/2 * COS([.$B$8])))" office:value-type="float" office:value="-2.22321135185732" calcext:value-type="float">
            <text:p>-2,22321135185732</text:p>
          </table:table-cell>
          <table:table-cell table:formula="of:=180*ASIN(([.Q86]-[.R86])/[.$B$3])/PI()" office:value-type="float" office:value="-10.7478360376925" calcext:value-type="float">
            <text:p>-1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8.3" calcext:value-type="float">
            <text:p>8,3</text:p>
          </table:table-cell>
          <table:table-cell table:number-columns-repeated="2"/>
          <table:table-cell table:formula="of:=[.$B$4]*SIN(2*PI()/[.$B$5] * [.D87] - (2*PI() / [.$B$6]) * ([.$B$16] + [.D87]*[.$B$21]*COS([.$B$7]) + [.$B$2]/2 * SIN([.$B$7])))" office:value-type="float" office:value="-0.454215351196711" calcext:value-type="float">
            <text:p>-0,454215351196711</text:p>
          </table:table-cell>
          <table:table-cell table:formula="of:=[.$B$4]*SIN(2*PI()/[.$B$5] * [.D87] - (2*PI() / [.$B$6]) * ([.$B$16] + [.D87]*[.$B$21]*COS([.$B$7]) - [.$B$2]/2 * SIN([.$B$7])))" office:value-type="float" office:value="0.430759775811709" calcext:value-type="float">
            <text:p>0,430759775811709</text:p>
          </table:table-cell>
          <table:table-cell table:style-name="ce20" table:formula="of:=ASIN(([.G87]-[.H87])/[.$B$2])" office:value-type="float" office:value="-0.458370681582078" calcext:value-type="float">
            <text:p>-0,45837</text:p>
          </table:table-cell>
          <table:table-cell table:style-name="ce23" table:formula="of:=[.I87]*180/PI()" office:value-type="float" office:value="-26.262705507188" calcext:value-type="float">
            <text:p>-26,2627</text:p>
          </table:table-cell>
          <table:table-cell/>
          <table:table-cell table:formula="of:=[.$B$4]*SIN(2*PI()/[.$B$5] * [.D87] - (2*PI() / [.$B$6]) * ([.$B$16] + [.$B$3]/2) * COS([.$B$7]))" office:value-type="float" office:value="-2.93635907613786" calcext:value-type="float">
            <text:p>-2,93635907613786</text:p>
          </table:table-cell>
          <table:table-cell table:formula="of:=[.$B$4]*SIN(2*PI()/[.$B$5] * [.D87] - (2*PI() / [.$B$6]) * ([.$B$16] - [.$B$3]/2) * COS([.$B$7]))" office:value-type="float" office:value="-2.09234654960336" calcext:value-type="float">
            <text:p>-2,09234654960336</text:p>
          </table:table-cell>
          <table:table-cell table:formula="of:=ASIN(([.L87]-[.M87])/[.$B$3])" office:value-type="float" office:value="-0.212601083257282" calcext:value-type="float">
            <text:p>-0,213</text:p>
          </table:table-cell>
          <table:table-cell table:formula="of:=[.N87]*180/PI()" office:value-type="float" office:value="-12.1811447905517" calcext:value-type="float">
            <text:p>-12,18</text:p>
          </table:table-cell>
          <table:table-cell/>
          <table:table-cell table:formula="of:=[.$B$4]*SIN(2*PI()/[.$B$5] * [.D87] - (2*PI() / [.$B$6]) * ([.$B$16] + [.$B$3]/2 * COS([.$B$8])))" office:value-type="float" office:value="-2.93635907613786" calcext:value-type="float">
            <text:p>-2,93635907613786</text:p>
          </table:table-cell>
          <table:table-cell table:formula="of:=[.$B$4]*SIN(2*PI()/[.$B$5] * [.D87] - (2*PI() / [.$B$6]) * ([.$B$16] - [.$B$3]/2 * COS([.$B$8])))" office:value-type="float" office:value="-2.09234654960336" calcext:value-type="float">
            <text:p>-2,09234654960336</text:p>
          </table:table-cell>
          <table:table-cell table:formula="of:=180*ASIN(([.Q87]-[.R87])/[.$B$3])/PI()" office:value-type="float" office:value="-12.1811447905517" calcext:value-type="float">
            <text:p>-12,1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8.4" calcext:value-type="float">
            <text:p>8,4</text:p>
          </table:table-cell>
          <table:table-cell table:number-columns-repeated="2"/>
          <table:table-cell table:formula="of:=[.$B$4]*SIN(2*PI()/[.$B$5] * [.D88] - (2*PI() / [.$B$6]) * ([.$B$16] + [.D88]*[.$B$21]*COS([.$B$7]) + [.$B$2]/2 * SIN([.$B$7])))" office:value-type="float" office:value="-0.454356565307179" calcext:value-type="float">
            <text:p>-0,454356565307179</text:p>
          </table:table-cell>
          <table:table-cell table:formula="of:=[.$B$4]*SIN(2*PI()/[.$B$5] * [.D88] - (2*PI() / [.$B$6]) * ([.$B$16] + [.D88]*[.$B$21]*COS([.$B$7]) - [.$B$2]/2 * SIN([.$B$7])))" office:value-type="float" office:value="0.430618394126687" calcext:value-type="float">
            <text:p>0,430618394126687</text:p>
          </table:table-cell>
          <table:table-cell table:style-name="ce20" table:formula="of:=ASIN(([.G88]-[.H88])/[.$B$2])" office:value-type="float" office:value="-0.458370588150271" calcext:value-type="float">
            <text:p>-0,45837</text:p>
          </table:table-cell>
          <table:table-cell table:style-name="ce23" table:formula="of:=[.I88]*180/PI()" office:value-type="float" office:value="-26.2627001539398" calcext:value-type="float">
            <text:p>-26,2627</text:p>
          </table:table-cell>
          <table:table-cell/>
          <table:table-cell table:formula="of:=[.$B$4]*SIN(2*PI()/[.$B$5] * [.D88] - (2*PI() / [.$B$6]) * ([.$B$16] + [.$B$3]/2) * COS([.$B$7]))" office:value-type="float" office:value="-2.89197061093326" calcext:value-type="float">
            <text:p>-2,89197061093326</text:p>
          </table:table-cell>
          <table:table-cell table:formula="of:=[.$B$4]*SIN(2*PI()/[.$B$5] * [.D88] - (2*PI() / [.$B$6]) * ([.$B$16] - [.$B$3]/2) * COS([.$B$7]))" office:value-type="float" office:value="-1.95322421142034" calcext:value-type="float">
            <text:p>-1,95322421142034</text:p>
          </table:table-cell>
          <table:table-cell table:formula="of:=ASIN(([.L88]-[.M88])/[.$B$3])" office:value-type="float" office:value="-0.236896151010667" calcext:value-type="float">
            <text:p>-0,237</text:p>
          </table:table-cell>
          <table:table-cell table:formula="of:=[.N88]*180/PI()" office:value-type="float" office:value="-13.573149635805" calcext:value-type="float">
            <text:p>-13,57</text:p>
          </table:table-cell>
          <table:table-cell/>
          <table:table-cell table:formula="of:=[.$B$4]*SIN(2*PI()/[.$B$5] * [.D88] - (2*PI() / [.$B$6]) * ([.$B$16] + [.$B$3]/2 * COS([.$B$8])))" office:value-type="float" office:value="-2.89197061093326" calcext:value-type="float">
            <text:p>-2,89197061093326</text:p>
          </table:table-cell>
          <table:table-cell table:formula="of:=[.$B$4]*SIN(2*PI()/[.$B$5] * [.D88] - (2*PI() / [.$B$6]) * ([.$B$16] - [.$B$3]/2 * COS([.$B$8])))" office:value-type="float" office:value="-1.95322421142034" calcext:value-type="float">
            <text:p>-1,95322421142034</text:p>
          </table:table-cell>
          <table:table-cell table:formula="of:=180*ASIN(([.Q88]-[.R88])/[.$B$3])/PI()" office:value-type="float" office:value="-13.573149635805" calcext:value-type="float">
            <text:p>-13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8.5" calcext:value-type="float">
            <text:p>8,5</text:p>
          </table:table-cell>
          <table:table-cell table:number-columns-repeated="2"/>
          <table:table-cell table:formula="of:=[.$B$4]*SIN(2*PI()/[.$B$5] * [.D89] - (2*PI() / [.$B$6]) * ([.$B$16] + [.D89]*[.$B$21]*COS([.$B$7]) + [.$B$2]/2 * SIN([.$B$7])))" office:value-type="float" office:value="-0.454497778387296" calcext:value-type="float">
            <text:p>-0,454497778387296</text:p>
          </table:table-cell>
          <table:table-cell table:formula="of:=[.$B$4]*SIN(2*PI()/[.$B$5] * [.D89] - (2*PI() / [.$B$6]) * ([.$B$16] + [.D89]*[.$B$21]*COS([.$B$7]) - [.$B$2]/2 * SIN([.$B$7])))" office:value-type="float" office:value="0.430477011465146" calcext:value-type="float">
            <text:p>0,430477011465146</text:p>
          </table:table-cell>
          <table:table-cell table:style-name="ce20" table:formula="of:=ASIN(([.G89]-[.H89])/[.$B$2])" office:value-type="float" office:value="-0.458370493599531" calcext:value-type="float">
            <text:p>-0,45837</text:p>
          </table:table-cell>
          <table:table-cell table:style-name="ce23" table:formula="of:=[.I89]*180/PI()" office:value-type="float" office:value="-26.2626947365814" calcext:value-type="float">
            <text:p>-26,2627</text:p>
          </table:table-cell>
          <table:table-cell/>
          <table:table-cell table:formula="of:=[.$B$4]*SIN(2*PI()/[.$B$5] * [.D89] - (2*PI() / [.$B$6]) * ([.$B$16] + [.$B$3]/2) * COS([.$B$7]))" office:value-type="float" office:value="-2.836168858943" calcext:value-type="float">
            <text:p>-2,836168858943</text:p>
          </table:table-cell>
          <table:table-cell table:formula="of:=[.$B$4]*SIN(2*PI()/[.$B$5] * [.D89] - (2*PI() / [.$B$6]) * ([.$B$16] - [.$B$3]/2) * COS([.$B$7]))" office:value-type="float" office:value="-1.8063933896181" calcext:value-type="float">
            <text:p>-1,8063933896181</text:p>
          </table:table-cell>
          <table:table-cell table:formula="of:=ASIN(([.L89]-[.M89])/[.$B$3])" office:value-type="float" office:value="-0.260375969976364" calcext:value-type="float">
            <text:p>-0,260</text:p>
          </table:table-cell>
          <table:table-cell table:formula="of:=[.N89]*180/PI()" office:value-type="float" office:value="-14.9184441662707" calcext:value-type="float">
            <text:p>-14,92</text:p>
          </table:table-cell>
          <table:table-cell/>
          <table:table-cell table:formula="of:=[.$B$4]*SIN(2*PI()/[.$B$5] * [.D89] - (2*PI() / [.$B$6]) * ([.$B$16] + [.$B$3]/2 * COS([.$B$8])))" office:value-type="float" office:value="-2.836168858943" calcext:value-type="float">
            <text:p>-2,836168858943</text:p>
          </table:table-cell>
          <table:table-cell table:formula="of:=[.$B$4]*SIN(2*PI()/[.$B$5] * [.D89] - (2*PI() / [.$B$6]) * ([.$B$16] - [.$B$3]/2 * COS([.$B$8])))" office:value-type="float" office:value="-1.8063933896181" calcext:value-type="float">
            <text:p>-1,8063933896181</text:p>
          </table:table-cell>
          <table:table-cell table:formula="of:=180*ASIN(([.Q89]-[.R89])/[.$B$3])/PI()" office:value-type="float" office:value="-14.9184441662707" calcext:value-type="float">
            <text:p>-14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8.6" calcext:value-type="float">
            <text:p>8,6</text:p>
          </table:table-cell>
          <table:table-cell table:number-columns-repeated="2"/>
          <table:table-cell table:formula="of:=[.$B$4]*SIN(2*PI()/[.$B$5] * [.D90] - (2*PI() / [.$B$6]) * ([.$B$16] + [.D90]*[.$B$21]*COS([.$B$7]) + [.$B$2]/2 * SIN([.$B$7])))" office:value-type="float" office:value="-0.45463899043674" calcext:value-type="float">
            <text:p>-0,45463899043674</text:p>
          </table:table-cell>
          <table:table-cell table:formula="of:=[.$B$4]*SIN(2*PI()/[.$B$5] * [.D90] - (2*PI() / [.$B$6]) * ([.$B$16] + [.D90]*[.$B$21]*COS([.$B$7]) - [.$B$2]/2 * SIN([.$B$7])))" office:value-type="float" office:value="0.430335627827408" calcext:value-type="float">
            <text:p>0,430335627827408</text:p>
          </table:table-cell>
          <table:table-cell table:style-name="ce20" table:formula="of:=ASIN(([.G90]-[.H90])/[.$B$2])" office:value-type="float" office:value="-0.458370397929858" calcext:value-type="float">
            <text:p>-0,45837</text:p>
          </table:table-cell>
          <table:table-cell table:style-name="ce23" table:formula="of:=[.I90]*180/PI()" office:value-type="float" office:value="-26.2626892551129" calcext:value-type="float">
            <text:p>-26,2627</text:p>
          </table:table-cell>
          <table:table-cell/>
          <table:table-cell table:formula="of:=[.$B$4]*SIN(2*PI()/[.$B$5] * [.D90] - (2*PI() / [.$B$6]) * ([.$B$16] + [.$B$3]/2) * COS([.$B$7]))" office:value-type="float" office:value="-2.7691740441888" calcext:value-type="float">
            <text:p>-2,7691740441888</text:p>
          </table:table-cell>
          <table:table-cell table:formula="of:=[.$B$4]*SIN(2*PI()/[.$B$5] * [.D90] - (2*PI() / [.$B$6]) * ([.$B$16] - [.$B$3]/2) * COS([.$B$7]))" office:value-type="float" office:value="-1.65243355836968" calcext:value-type="float">
            <text:p>-1,65243355836968</text:p>
          </table:table-cell>
          <table:table-cell table:formula="of:=ASIN(([.L90]-[.M90])/[.$B$3])" office:value-type="float" office:value="-0.282945382337678" calcext:value-type="float">
            <text:p>-0,283</text:p>
          </table:table-cell>
          <table:table-cell table:formula="of:=[.N90]*180/PI()" office:value-type="float" office:value="-16.2115762406643" calcext:value-type="float">
            <text:p>-16,21</text:p>
          </table:table-cell>
          <table:table-cell/>
          <table:table-cell table:formula="of:=[.$B$4]*SIN(2*PI()/[.$B$5] * [.D90] - (2*PI() / [.$B$6]) * ([.$B$16] + [.$B$3]/2 * COS([.$B$8])))" office:value-type="float" office:value="-2.7691740441888" calcext:value-type="float">
            <text:p>-2,7691740441888</text:p>
          </table:table-cell>
          <table:table-cell table:formula="of:=[.$B$4]*SIN(2*PI()/[.$B$5] * [.D90] - (2*PI() / [.$B$6]) * ([.$B$16] - [.$B$3]/2 * COS([.$B$8])))" office:value-type="float" office:value="-1.65243355836968" calcext:value-type="float">
            <text:p>-1,65243355836968</text:p>
          </table:table-cell>
          <table:table-cell table:formula="of:=180*ASIN(([.Q90]-[.R90])/[.$B$3])/PI()" office:value-type="float" office:value="-16.2115762406643" calcext:value-type="float">
            <text:p>-16,2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8.7" calcext:value-type="float">
            <text:p>8,7</text:p>
          </table:table-cell>
          <table:table-cell table:number-columns-repeated="2"/>
          <table:table-cell table:formula="of:=[.$B$4]*SIN(2*PI()/[.$B$5] * [.D91] - (2*PI() / [.$B$6]) * ([.$B$16] + [.D91]*[.$B$21]*COS([.$B$7]) + [.$B$2]/2 * SIN([.$B$7])))" office:value-type="float" office:value="-0.454780201455192" calcext:value-type="float">
            <text:p>-0,454780201455192</text:p>
          </table:table-cell>
          <table:table-cell table:formula="of:=[.$B$4]*SIN(2*PI()/[.$B$5] * [.D91] - (2*PI() / [.$B$6]) * ([.$B$16] + [.D91]*[.$B$21]*COS([.$B$7]) - [.$B$2]/2 * SIN([.$B$7])))" office:value-type="float" office:value="0.430194243213793" calcext:value-type="float">
            <text:p>0,430194243213793</text:p>
          </table:table-cell>
          <table:table-cell table:style-name="ce20" table:formula="of:=ASIN(([.G91]-[.H91])/[.$B$2])" office:value-type="float" office:value="-0.458370301141252" calcext:value-type="float">
            <text:p>-0,45837</text:p>
          </table:table-cell>
          <table:table-cell table:style-name="ce23" table:formula="of:=[.I91]*180/PI()" office:value-type="float" office:value="-26.2626837095343" calcext:value-type="float">
            <text:p>-26,2627</text:p>
          </table:table-cell>
          <table:table-cell/>
          <table:table-cell table:formula="of:=[.$B$4]*SIN(2*PI()/[.$B$5] * [.D91] - (2*PI() / [.$B$6]) * ([.$B$16] + [.$B$3]/2) * COS([.$B$7]))" office:value-type="float" office:value="-2.69125056459746" calcext:value-type="float">
            <text:p>-2,69125056459746</text:p>
          </table:table-cell>
          <table:table-cell table:formula="of:=[.$B$4]*SIN(2*PI()/[.$B$5] * [.D91] - (2*PI() / [.$B$6]) * ([.$B$16] - [.$B$3]/2) * COS([.$B$7]))" office:value-type="float" office:value="-1.49195232679146" calcext:value-type="float">
            <text:p>-1,49195232679146</text:p>
          </table:table-cell>
          <table:table-cell table:formula="of:=ASIN(([.L91]-[.M91])/[.$B$3])" office:value-type="float" office:value="-0.304508747665814" calcext:value-type="float">
            <text:p>-0,305</text:p>
          </table:table-cell>
          <table:table-cell table:formula="of:=[.N91]*180/PI()" office:value-type="float" office:value="-17.4470660660653" calcext:value-type="float">
            <text:p>-17,45</text:p>
          </table:table-cell>
          <table:table-cell/>
          <table:table-cell table:formula="of:=[.$B$4]*SIN(2*PI()/[.$B$5] * [.D91] - (2*PI() / [.$B$6]) * ([.$B$16] + [.$B$3]/2 * COS([.$B$8])))" office:value-type="float" office:value="-2.69125056459746" calcext:value-type="float">
            <text:p>-2,69125056459746</text:p>
          </table:table-cell>
          <table:table-cell table:formula="of:=[.$B$4]*SIN(2*PI()/[.$B$5] * [.D91] - (2*PI() / [.$B$6]) * ([.$B$16] - [.$B$3]/2 * COS([.$B$8])))" office:value-type="float" office:value="-1.49195232679146" calcext:value-type="float">
            <text:p>-1,49195232679146</text:p>
          </table:table-cell>
          <table:table-cell table:formula="of:=180*ASIN(([.Q91]-[.R91])/[.$B$3])/PI()" office:value-type="float" office:value="-17.4470660660653" calcext:value-type="float">
            <text:p>-17,4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8.8" calcext:value-type="float">
            <text:p>8,8</text:p>
          </table:table-cell>
          <table:table-cell table:number-columns-repeated="2"/>
          <table:table-cell table:formula="of:=[.$B$4]*SIN(2*PI()/[.$B$5] * [.D92] - (2*PI() / [.$B$6]) * ([.$B$16] + [.D92]*[.$B$21]*COS([.$B$7]) + [.$B$2]/2 * SIN([.$B$7])))" office:value-type="float" office:value="-0.454921411442333" calcext:value-type="float">
            <text:p>-0,454921411442333</text:p>
          </table:table-cell>
          <table:table-cell table:formula="of:=[.$B$4]*SIN(2*PI()/[.$B$5] * [.D92] - (2*PI() / [.$B$6]) * ([.$B$16] + [.D92]*[.$B$21]*COS([.$B$7]) - [.$B$2]/2 * SIN([.$B$7])))" office:value-type="float" office:value="0.43005285762462" calcext:value-type="float">
            <text:p>0,43005285762462</text:p>
          </table:table-cell>
          <table:table-cell table:style-name="ce20" table:formula="of:=ASIN(([.G92]-[.H92])/[.$B$2])" office:value-type="float" office:value="-0.458370203233713" calcext:value-type="float">
            <text:p>-0,45837</text:p>
          </table:table-cell>
          <table:table-cell table:style-name="ce23" table:formula="of:=[.I92]*180/PI()" office:value-type="float" office:value="-26.2626780998456" calcext:value-type="float">
            <text:p>-26,2627</text:p>
          </table:table-cell>
          <table:table-cell/>
          <table:table-cell table:formula="of:=[.$B$4]*SIN(2*PI()/[.$B$5] * [.D92] - (2*PI() / [.$B$6]) * ([.$B$16] + [.$B$3]/2) * COS([.$B$7]))" office:value-type="float" office:value="-2.60270594854308" calcext:value-type="float">
            <text:p>-2,60270594854308</text:p>
          </table:table-cell>
          <table:table-cell table:formula="of:=[.$B$4]*SIN(2*PI()/[.$B$5] * [.D92] - (2*PI() / [.$B$6]) * ([.$B$16] - [.$B$3]/2) * COS([.$B$7]))" office:value-type="float" office:value="-1.32558304098757" calcext:value-type="float">
            <text:p>-1,32558304098757</text:p>
          </table:table-cell>
          <table:table-cell table:formula="of:=ASIN(([.L92]-[.M92])/[.$B$3])" office:value-type="float" office:value="-0.324970391171158" calcext:value-type="float">
            <text:p>-0,325</text:p>
          </table:table-cell>
          <table:table-cell table:formula="of:=[.N92]*180/PI()" office:value-type="float" office:value="-18.6194318808228" calcext:value-type="float">
            <text:p>-18,62</text:p>
          </table:table-cell>
          <table:table-cell/>
          <table:table-cell table:formula="of:=[.$B$4]*SIN(2*PI()/[.$B$5] * [.D92] - (2*PI() / [.$B$6]) * ([.$B$16] + [.$B$3]/2 * COS([.$B$8])))" office:value-type="float" office:value="-2.60270594854308" calcext:value-type="float">
            <text:p>-2,60270594854308</text:p>
          </table:table-cell>
          <table:table-cell table:formula="of:=[.$B$4]*SIN(2*PI()/[.$B$5] * [.D92] - (2*PI() / [.$B$6]) * ([.$B$16] - [.$B$3]/2 * COS([.$B$8])))" office:value-type="float" office:value="-1.32558304098757" calcext:value-type="float">
            <text:p>-1,32558304098757</text:p>
          </table:table-cell>
          <table:table-cell table:formula="of:=180*ASIN(([.Q92]-[.R92])/[.$B$3])/PI()" office:value-type="float" office:value="-18.6194318808228" calcext:value-type="float">
            <text:p>-18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8.9" calcext:value-type="float">
            <text:p>8,9</text:p>
          </table:table-cell>
          <table:table-cell table:number-columns-repeated="2"/>
          <table:table-cell table:formula="of:=[.$B$4]*SIN(2*PI()/[.$B$5] * [.D93] - (2*PI() / [.$B$6]) * ([.$B$16] + [.D93]*[.$B$21]*COS([.$B$7]) + [.$B$2]/2 * SIN([.$B$7])))" office:value-type="float" office:value="-0.455062620397842" calcext:value-type="float">
            <text:p>-0,455062620397842</text:p>
          </table:table-cell>
          <table:table-cell table:formula="of:=[.$B$4]*SIN(2*PI()/[.$B$5] * [.D93] - (2*PI() / [.$B$6]) * ([.$B$16] + [.D93]*[.$B$21]*COS([.$B$7]) - [.$B$2]/2 * SIN([.$B$7])))" office:value-type="float" office:value="0.42991147106021" calcext:value-type="float">
            <text:p>0,42991147106021</text:p>
          </table:table-cell>
          <table:table-cell table:style-name="ce20" table:formula="of:=ASIN(([.G93]-[.H93])/[.$B$2])" office:value-type="float" office:value="-0.458370104207243" calcext:value-type="float">
            <text:p>-0,45837</text:p>
          </table:table-cell>
          <table:table-cell table:style-name="ce23" table:formula="of:=[.I93]*180/PI()" office:value-type="float" office:value="-26.2626724260468" calcext:value-type="float">
            <text:p>-26,2627</text:p>
          </table:table-cell>
          <table:table-cell/>
          <table:table-cell table:formula="of:=[.$B$4]*SIN(2*PI()/[.$B$5] * [.D93] - (2*PI() / [.$B$6]) * ([.$B$16] + [.$B$3]/2) * COS([.$B$7]))" office:value-type="float" office:value="-2.50388964117305" calcext:value-type="float">
            <text:p>-2,50388964117305</text:p>
          </table:table-cell>
          <table:table-cell table:formula="of:=[.$B$4]*SIN(2*PI()/[.$B$5] * [.D93] - (2*PI() / [.$B$6]) * ([.$B$16] - [.$B$3]/2) * COS([.$B$7]))" office:value-type="float" office:value="-1.15398228452219" calcext:value-type="float">
            <text:p>-1,15398228452219</text:p>
          </table:table-cell>
          <table:table-cell table:formula="of:=ASIN(([.L93]-[.M93])/[.$B$3])" office:value-type="float" office:value="-0.344235194964321" calcext:value-type="float">
            <text:p>-0,344</text:p>
          </table:table-cell>
          <table:table-cell table:formula="of:=[.N93]*180/PI()" office:value-type="float" office:value="-19.7232238313187" calcext:value-type="float">
            <text:p>-19,72</text:p>
          </table:table-cell>
          <table:table-cell/>
          <table:table-cell table:formula="of:=[.$B$4]*SIN(2*PI()/[.$B$5] * [.D93] - (2*PI() / [.$B$6]) * ([.$B$16] + [.$B$3]/2 * COS([.$B$8])))" office:value-type="float" office:value="-2.50388964117305" calcext:value-type="float">
            <text:p>-2,50388964117305</text:p>
          </table:table-cell>
          <table:table-cell table:formula="of:=[.$B$4]*SIN(2*PI()/[.$B$5] * [.D93] - (2*PI() / [.$B$6]) * ([.$B$16] - [.$B$3]/2 * COS([.$B$8])))" office:value-type="float" office:value="-1.15398228452219" calcext:value-type="float">
            <text:p>-1,15398228452219</text:p>
          </table:table-cell>
          <table:table-cell table:formula="of:=180*ASIN(([.Q93]-[.R93])/[.$B$3])/PI()" office:value-type="float" office:value="-19.7232238313187" calcext:value-type="float">
            <text:p>-19,7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table:formula="of:=[.$B$4]*SIN(2*PI()/[.$B$5] * [.D94] - (2*PI() / [.$B$6]) * ([.$B$16] + [.D94]*[.$B$21]*COS([.$B$7]) + [.$B$2]/2 * SIN([.$B$7])))" office:value-type="float" office:value="-0.455203828321402" calcext:value-type="float">
            <text:p>-0,455203828321402</text:p>
          </table:table-cell>
          <table:table-cell table:formula="of:=[.$B$4]*SIN(2*PI()/[.$B$5] * [.D94] - (2*PI() / [.$B$6]) * ([.$B$16] + [.D94]*[.$B$21]*COS([.$B$7]) - [.$B$2]/2 * SIN([.$B$7])))" office:value-type="float" office:value="0.429770083520881" calcext:value-type="float">
            <text:p>0,429770083520881</text:p>
          </table:table-cell>
          <table:table-cell table:style-name="ce20" table:formula="of:=ASIN(([.G94]-[.H94])/[.$B$2])" office:value-type="float" office:value="-0.458370004061842" calcext:value-type="float">
            <text:p>-0,45837</text:p>
          </table:table-cell>
          <table:table-cell table:style-name="ce23" table:formula="of:=[.I94]*180/PI()" office:value-type="float" office:value="-26.2626666881379" calcext:value-type="float">
            <text:p>-26,2627</text:p>
          </table:table-cell>
          <table:table-cell/>
          <table:table-cell table:formula="of:=[.$B$4]*SIN(2*PI()/[.$B$5] * [.D94] - (2*PI() / [.$B$6]) * ([.$B$16] + [.$B$3]/2) * COS([.$B$7]))" office:value-type="float" office:value="-2.39519162530768" calcext:value-type="float">
            <text:p>-2,39519162530768</text:p>
          </table:table-cell>
          <table:table-cell table:formula="of:=[.$B$4]*SIN(2*PI()/[.$B$5] * [.D94] - (2*PI() / [.$B$6]) * ([.$B$16] - [.$B$3]/2) * COS([.$B$7]))" office:value-type="float" office:value="-0.977827287184165" calcext:value-type="float">
            <text:p>-0,977827287184165</text:p>
          </table:table-cell>
          <table:table-cell table:formula="of:=ASIN(([.L94]-[.M94])/[.$B$3])" office:value-type="float" office:value="-0.362209338296151" calcext:value-type="float">
            <text:p>-0,362</text:p>
          </table:table-cell>
          <table:table-cell table:formula="of:=[.N94]*180/PI()" office:value-type="float" office:value="-20.7530663845957" calcext:value-type="float">
            <text:p>-20,75</text:p>
          </table:table-cell>
          <table:table-cell/>
          <table:table-cell table:formula="of:=[.$B$4]*SIN(2*PI()/[.$B$5] * [.D94] - (2*PI() / [.$B$6]) * ([.$B$16] + [.$B$3]/2 * COS([.$B$8])))" office:value-type="float" office:value="-2.39519162530768" calcext:value-type="float">
            <text:p>-2,39519162530768</text:p>
          </table:table-cell>
          <table:table-cell table:formula="of:=[.$B$4]*SIN(2*PI()/[.$B$5] * [.D94] - (2*PI() / [.$B$6]) * ([.$B$16] - [.$B$3]/2 * COS([.$B$8])))" office:value-type="float" office:value="-0.977827287184165" calcext:value-type="float">
            <text:p>-0,977827287184165</text:p>
          </table:table-cell>
          <table:table-cell table:formula="of:=180*ASIN(([.Q94]-[.R94])/[.$B$3])/PI()" office:value-type="float" office:value="-20.7530663845957" calcext:value-type="float">
            <text:p>-2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9.1" calcext:value-type="float">
            <text:p>9,1</text:p>
          </table:table-cell>
          <table:table-cell table:number-columns-repeated="2"/>
          <table:table-cell table:formula="of:=[.$B$4]*SIN(2*PI()/[.$B$5] * [.D95] - (2*PI() / [.$B$6]) * ([.$B$16] + [.D95]*[.$B$21]*COS([.$B$7]) + [.$B$2]/2 * SIN([.$B$7])))" office:value-type="float" office:value="-0.45534503521269" calcext:value-type="float">
            <text:p>-0,45534503521269</text:p>
          </table:table-cell>
          <table:table-cell table:formula="of:=[.$B$4]*SIN(2*PI()/[.$B$5] * [.D95] - (2*PI() / [.$B$6]) * ([.$B$16] + [.D95]*[.$B$21]*COS([.$B$7]) - [.$B$2]/2 * SIN([.$B$7])))" office:value-type="float" office:value="0.429628695006956" calcext:value-type="float">
            <text:p>0,429628695006956</text:p>
          </table:table-cell>
          <table:table-cell table:style-name="ce20" table:formula="of:=ASIN(([.G95]-[.H95])/[.$B$2])" office:value-type="float" office:value="-0.458369902797509" calcext:value-type="float">
            <text:p>-0,45837</text:p>
          </table:table-cell>
          <table:table-cell table:style-name="ce23" table:formula="of:=[.I95]*180/PI()" office:value-type="float" office:value="-26.262660886119" calcext:value-type="float">
            <text:p>-26,2627</text:p>
          </table:table-cell>
          <table:table-cell/>
          <table:table-cell table:formula="of:=[.$B$4]*SIN(2*PI()/[.$B$5] * [.D95] - (2*PI() / [.$B$6]) * ([.$B$16] + [.$B$3]/2) * COS([.$B$7]))" office:value-type="float" office:value="-2.27704088235618" calcext:value-type="float">
            <text:p>-2,27704088235618</text:p>
          </table:table-cell>
          <table:table-cell table:formula="of:=[.$B$4]*SIN(2*PI()/[.$B$5] * [.D95] - (2*PI() / [.$B$6]) * ([.$B$16] - [.$B$3]/2) * COS([.$B$7]))" office:value-type="float" office:value="-0.797813252270413" calcext:value-type="float">
            <text:p>-0,797813252270413</text:p>
          </table:table-cell>
          <table:table-cell table:formula="of:=ASIN(([.L95]-[.M95])/[.$B$3])" office:value-type="float" office:value="-0.378801186584756" calcext:value-type="float">
            <text:p>-0,379</text:p>
          </table:table-cell>
          <table:table-cell table:formula="of:=[.N95]*180/PI()" office:value-type="float" office:value="-21.7037092658541" calcext:value-type="float">
            <text:p>-21,70</text:p>
          </table:table-cell>
          <table:table-cell/>
          <table:table-cell table:formula="of:=[.$B$4]*SIN(2*PI()/[.$B$5] * [.D95] - (2*PI() / [.$B$6]) * ([.$B$16] + [.$B$3]/2 * COS([.$B$8])))" office:value-type="float" office:value="-2.27704088235618" calcext:value-type="float">
            <text:p>-2,27704088235618</text:p>
          </table:table-cell>
          <table:table-cell table:formula="of:=[.$B$4]*SIN(2*PI()/[.$B$5] * [.D95] - (2*PI() / [.$B$6]) * ([.$B$16] - [.$B$3]/2 * COS([.$B$8])))" office:value-type="float" office:value="-0.797813252270413" calcext:value-type="float">
            <text:p>-0,797813252270413</text:p>
          </table:table-cell>
          <table:table-cell table:formula="of:=180*ASIN(([.Q95]-[.R95])/[.$B$3])/PI()" office:value-type="float" office:value="-21.7037092658541" calcext:value-type="float">
            <text:p>-21,7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9.2" calcext:value-type="float">
            <text:p>9,2</text:p>
          </table:table-cell>
          <table:table-cell table:number-columns-repeated="2"/>
          <table:table-cell table:formula="of:=[.$B$4]*SIN(2*PI()/[.$B$5] * [.D96] - (2*PI() / [.$B$6]) * ([.$B$16] + [.D96]*[.$B$21]*COS([.$B$7]) + [.$B$2]/2 * SIN([.$B$7])))" office:value-type="float" office:value="-0.455486241071386" calcext:value-type="float">
            <text:p>-0,455486241071386</text:p>
          </table:table-cell>
          <table:table-cell table:formula="of:=[.$B$4]*SIN(2*PI()/[.$B$5] * [.D96] - (2*PI() / [.$B$6]) * ([.$B$16] + [.D96]*[.$B$21]*COS([.$B$7]) - [.$B$2]/2 * SIN([.$B$7])))" office:value-type="float" office:value="0.429487305518757" calcext:value-type="float">
            <text:p>0,429487305518757</text:p>
          </table:table-cell>
          <table:table-cell table:style-name="ce20" table:formula="of:=ASIN(([.G96]-[.H96])/[.$B$2])" office:value-type="float" office:value="-0.458369800414245" calcext:value-type="float">
            <text:p>-0,45837</text:p>
          </table:table-cell>
          <table:table-cell table:style-name="ce23" table:formula="of:=[.I96]*180/PI()" office:value-type="float" office:value="-26.2626550199901" calcext:value-type="float">
            <text:p>-26,2627</text:p>
          </table:table-cell>
          <table:table-cell/>
          <table:table-cell table:formula="of:=[.$B$4]*SIN(2*PI()/[.$B$5] * [.D96] - (2*PI() / [.$B$6]) * ([.$B$16] + [.$B$3]/2) * COS([.$B$7]))" office:value-type="float" office:value="-2.14990369932304" calcext:value-type="float">
            <text:p>-2,14990369932304</text:p>
          </table:table-cell>
          <table:table-cell table:formula="of:=[.$B$4]*SIN(2*PI()/[.$B$5] * [.D96] - (2*PI() / [.$B$6]) * ([.$B$16] - [.$B$3]/2) * COS([.$B$7]))" office:value-type="float" office:value="-0.614650612936156" calcext:value-type="float">
            <text:p>-0,614650612936156</text:p>
          </table:table-cell>
          <table:table-cell table:formula="of:=ASIN(([.L96]-[.M96])/[.$B$3])" office:value-type="float" office:value="-0.39392232107254" calcext:value-type="float">
            <text:p>-0,394</text:p>
          </table:table-cell>
          <table:table-cell table:formula="of:=[.N96]*180/PI()" office:value-type="float" office:value="-22.5700864534539" calcext:value-type="float">
            <text:p>-22,57</text:p>
          </table:table-cell>
          <table:table-cell/>
          <table:table-cell table:formula="of:=[.$B$4]*SIN(2*PI()/[.$B$5] * [.D96] - (2*PI() / [.$B$6]) * ([.$B$16] + [.$B$3]/2 * COS([.$B$8])))" office:value-type="float" office:value="-2.14990369932304" calcext:value-type="float">
            <text:p>-2,14990369932304</text:p>
          </table:table-cell>
          <table:table-cell table:formula="of:=[.$B$4]*SIN(2*PI()/[.$B$5] * [.D96] - (2*PI() / [.$B$6]) * ([.$B$16] - [.$B$3]/2 * COS([.$B$8])))" office:value-type="float" office:value="-0.614650612936156" calcext:value-type="float">
            <text:p>-0,614650612936156</text:p>
          </table:table-cell>
          <table:table-cell table:formula="of:=180*ASIN(([.Q96]-[.R96])/[.$B$3])/PI()" office:value-type="float" office:value="-22.5700864534539" calcext:value-type="float">
            <text:p>-22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9.3" calcext:value-type="float">
            <text:p>9,3</text:p>
          </table:table-cell>
          <table:table-cell table:number-columns-repeated="2"/>
          <table:table-cell table:formula="of:=[.$B$4]*SIN(2*PI()/[.$B$5] * [.D97] - (2*PI() / [.$B$6]) * ([.$B$16] + [.D97]*[.$B$21]*COS([.$B$7]) + [.$B$2]/2 * SIN([.$B$7])))" office:value-type="float" office:value="-0.455627445897166" calcext:value-type="float">
            <text:p>-0,455627445897166</text:p>
          </table:table-cell>
          <table:table-cell table:formula="of:=[.$B$4]*SIN(2*PI()/[.$B$5] * [.D97] - (2*PI() / [.$B$6]) * ([.$B$16] + [.D97]*[.$B$21]*COS([.$B$7]) - [.$B$2]/2 * SIN([.$B$7])))" office:value-type="float" office:value="0.429345915056608" calcext:value-type="float">
            <text:p>0,429345915056608</text:p>
          </table:table-cell>
          <table:table-cell table:style-name="ce20" table:formula="of:=ASIN(([.G97]-[.H97])/[.$B$2])" office:value-type="float" office:value="-0.458369696912053" calcext:value-type="float">
            <text:p>-0,45837</text:p>
          </table:table-cell>
          <table:table-cell table:style-name="ce23" table:formula="of:=[.I97]*180/PI()" office:value-type="float" office:value="-26.2626490897514" calcext:value-type="float">
            <text:p>-26,2626</text:p>
          </table:table-cell>
          <table:table-cell/>
          <table:table-cell table:formula="of:=[.$B$4]*SIN(2*PI()/[.$B$5] * [.D97] - (2*PI() / [.$B$6]) * ([.$B$16] + [.$B$3]/2) * COS([.$B$7]))" office:value-type="float" office:value="-2.01428182858625" calcext:value-type="float">
            <text:p>-2,01428182858625</text:p>
          </table:table-cell>
          <table:table-cell table:formula="of:=[.$B$4]*SIN(2*PI()/[.$B$5] * [.D97] - (2*PI() / [.$B$6]) * ([.$B$16] - [.$B$3]/2) * COS([.$B$7]))" office:value-type="float" office:value="-0.429062228439788" calcext:value-type="float">
            <text:p>-0,429062228439788</text:p>
          </table:table-cell>
          <table:table-cell table:formula="of:=ASIN(([.L97]-[.M97])/[.$B$3])" office:value-type="float" office:value="-0.407488691388172" calcext:value-type="float">
            <text:p>-0,407</text:p>
          </table:table-cell>
          <table:table-cell table:formula="of:=[.N97]*180/PI()" office:value-type="float" office:value="-23.3473822158511" calcext:value-type="float">
            <text:p>-23,35</text:p>
          </table:table-cell>
          <table:table-cell/>
          <table:table-cell table:formula="of:=[.$B$4]*SIN(2*PI()/[.$B$5] * [.D97] - (2*PI() / [.$B$6]) * ([.$B$16] + [.$B$3]/2 * COS([.$B$8])))" office:value-type="float" office:value="-2.01428182858625" calcext:value-type="float">
            <text:p>-2,01428182858625</text:p>
          </table:table-cell>
          <table:table-cell table:formula="of:=[.$B$4]*SIN(2*PI()/[.$B$5] * [.D97] - (2*PI() / [.$B$6]) * ([.$B$16] - [.$B$3]/2 * COS([.$B$8])))" office:value-type="float" office:value="-0.429062228439788" calcext:value-type="float">
            <text:p>-0,429062228439788</text:p>
          </table:table-cell>
          <table:table-cell table:formula="of:=180*ASIN(([.Q97]-[.R97])/[.$B$3])/PI()" office:value-type="float" office:value="-23.3473822158511" calcext:value-type="float">
            <text:p>-23,3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9.4" calcext:value-type="float">
            <text:p>9,4</text:p>
          </table:table-cell>
          <table:table-cell table:number-columns-repeated="2"/>
          <table:table-cell table:formula="of:=[.$B$4]*SIN(2*PI()/[.$B$5] * [.D98] - (2*PI() / [.$B$6]) * ([.$B$16] + [.D98]*[.$B$21]*COS([.$B$7]) + [.$B$2]/2 * SIN([.$B$7])))" office:value-type="float" office:value="-0.455768649689714" calcext:value-type="float">
            <text:p>-0,455768649689714</text:p>
          </table:table-cell>
          <table:table-cell table:formula="of:=[.$B$4]*SIN(2*PI()/[.$B$5] * [.D98] - (2*PI() / [.$B$6]) * ([.$B$16] + [.D98]*[.$B$21]*COS([.$B$7]) - [.$B$2]/2 * SIN([.$B$7])))" office:value-type="float" office:value="0.42920452362082" calcext:value-type="float">
            <text:p>0,42920452362082</text:p>
          </table:table-cell>
          <table:table-cell table:style-name="ce20" table:formula="of:=ASIN(([.G98]-[.H98])/[.$B$2])" office:value-type="float" office:value="-0.458369592290928" calcext:value-type="float">
            <text:p>-0,45837</text:p>
          </table:table-cell>
          <table:table-cell table:style-name="ce23" table:formula="of:=[.I98]*180/PI()" office:value-type="float" office:value="-26.2626430954024" calcext:value-type="float">
            <text:p>-26,2626</text:p>
          </table:table-cell>
          <table:table-cell/>
          <table:table-cell table:formula="of:=[.$B$4]*SIN(2*PI()/[.$B$5] * [.D98] - (2*PI() / [.$B$6]) * ([.$B$16] + [.$B$3]/2) * COS([.$B$7]))" office:value-type="float" office:value="-1.87071050770987" calcext:value-type="float">
            <text:p>-1,87071050770987</text:p>
          </table:table-cell>
          <table:table-cell table:formula="of:=[.$B$4]*SIN(2*PI()/[.$B$5] * [.D98] - (2*PI() / [.$B$6]) * ([.$B$16] - [.$B$3]/2) * COS([.$B$7]))" office:value-type="float" office:value="-0.24178053134766" calcext:value-type="float">
            <text:p>-0,24178053134766</text:p>
          </table:table-cell>
          <table:table-cell table:formula="of:=ASIN(([.L98]-[.M98])/[.$B$3])" office:value-type="float" office:value="-0.419421862614235" calcext:value-type="float">
            <text:p>-0,419</text:p>
          </table:table-cell>
          <table:table-cell table:formula="of:=[.N98]*180/PI()" office:value-type="float" office:value="-24.0311025633115" calcext:value-type="float">
            <text:p>-24,03</text:p>
          </table:table-cell>
          <table:table-cell/>
          <table:table-cell table:formula="of:=[.$B$4]*SIN(2*PI()/[.$B$5] * [.D98] - (2*PI() / [.$B$6]) * ([.$B$16] + [.$B$3]/2 * COS([.$B$8])))" office:value-type="float" office:value="-1.87071050770987" calcext:value-type="float">
            <text:p>-1,87071050770987</text:p>
          </table:table-cell>
          <table:table-cell table:formula="of:=[.$B$4]*SIN(2*PI()/[.$B$5] * [.D98] - (2*PI() / [.$B$6]) * ([.$B$16] - [.$B$3]/2 * COS([.$B$8])))" office:value-type="float" office:value="-0.24178053134766" calcext:value-type="float">
            <text:p>-0,24178053134766</text:p>
          </table:table-cell>
          <table:table-cell table:formula="of:=180*ASIN(([.Q98]-[.R98])/[.$B$3])/PI()" office:value-type="float" office:value="-24.0311025633115" calcext:value-type="float">
            <text:p>-24,03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9.5" calcext:value-type="float">
            <text:p>9,5</text:p>
          </table:table-cell>
          <table:table-cell table:number-columns-repeated="2"/>
          <table:table-cell table:formula="of:=[.$B$4]*SIN(2*PI()/[.$B$5] * [.D99] - (2*PI() / [.$B$6]) * ([.$B$16] + [.D99]*[.$B$21]*COS([.$B$7]) + [.$B$2]/2 * SIN([.$B$7])))" office:value-type="float" office:value="-0.455909852448711" calcext:value-type="float">
            <text:p>-0,455909852448711</text:p>
          </table:table-cell>
          <table:table-cell table:formula="of:=[.$B$4]*SIN(2*PI()/[.$B$5] * [.D99] - (2*PI() / [.$B$6]) * ([.$B$16] + [.D99]*[.$B$21]*COS([.$B$7]) - [.$B$2]/2 * SIN([.$B$7])))" office:value-type="float" office:value="0.429063131211722" calcext:value-type="float">
            <text:p>0,429063131211722</text:p>
          </table:table-cell>
          <table:table-cell table:style-name="ce20" table:formula="of:=ASIN(([.G99]-[.H99])/[.$B$2])" office:value-type="float" office:value="-0.458369486550876" calcext:value-type="float">
            <text:p>-0,45837</text:p>
          </table:table-cell>
          <table:table-cell table:style-name="ce23" table:formula="of:=[.I99]*180/PI()" office:value-type="float" office:value="-26.2626370369437" calcext:value-type="float">
            <text:p>-26,2626</text:p>
          </table:table-cell>
          <table:table-cell/>
          <table:table-cell table:formula="of:=[.$B$4]*SIN(2*PI()/[.$B$5] * [.D99] - (2*PI() / [.$B$6]) * ([.$B$16] + [.$B$3]/2) * COS([.$B$7]))" office:value-type="float" office:value="-1.71975634710589" calcext:value-type="float">
            <text:p>-1,71975634710589</text:p>
          </table:table-cell>
          <table:table-cell table:formula="of:=[.$B$4]*SIN(2*PI()/[.$B$5] * [.D99] - (2*PI() / [.$B$6]) * ([.$B$16] - [.$B$3]/2) * COS([.$B$7]))" office:value-type="float" office:value="-0.053544636957321" calcext:value-type="float">
            <text:p>-0,053544636957321</text:p>
          </table:table-cell>
          <table:table-cell table:formula="of:=ASIN(([.L99]-[.M99])/[.$B$3])" office:value-type="float" office:value="-0.429650317504671" calcext:value-type="float">
            <text:p>-0,430</text:p>
          </table:table-cell>
          <table:table-cell table:formula="of:=[.N99]*180/PI()" office:value-type="float" office:value="-24.6171498594734" calcext:value-type="float">
            <text:p>-24,62</text:p>
          </table:table-cell>
          <table:table-cell/>
          <table:table-cell table:formula="of:=[.$B$4]*SIN(2*PI()/[.$B$5] * [.D99] - (2*PI() / [.$B$6]) * ([.$B$16] + [.$B$3]/2 * COS([.$B$8])))" office:value-type="float" office:value="-1.71975634710589" calcext:value-type="float">
            <text:p>-1,71975634710589</text:p>
          </table:table-cell>
          <table:table-cell table:formula="of:=[.$B$4]*SIN(2*PI()/[.$B$5] * [.D99] - (2*PI() / [.$B$6]) * ([.$B$16] - [.$B$3]/2 * COS([.$B$8])))" office:value-type="float" office:value="-0.053544636957321" calcext:value-type="float">
            <text:p>-0,053544636957321</text:p>
          </table:table-cell>
          <table:table-cell table:formula="of:=180*ASIN(([.Q99]-[.R99])/[.$B$3])/PI()" office:value-type="float" office:value="-24.6171498594734" calcext:value-type="float">
            <text:p>-24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9.6" calcext:value-type="float">
            <text:p>9,6</text:p>
          </table:table-cell>
          <table:table-cell table:number-columns-repeated="2"/>
          <table:table-cell table:formula="of:=[.$B$4]*SIN(2*PI()/[.$B$5] * [.D100] - (2*PI() / [.$B$6]) * ([.$B$16] + [.D100]*[.$B$21]*COS([.$B$7]) + [.$B$2]/2 * SIN([.$B$7])))" office:value-type="float" office:value="-0.456051054173835" calcext:value-type="float">
            <text:p>-0,456051054173835</text:p>
          </table:table-cell>
          <table:table-cell table:formula="of:=[.$B$4]*SIN(2*PI()/[.$B$5] * [.D100] - (2*PI() / [.$B$6]) * ([.$B$16] + [.D100]*[.$B$21]*COS([.$B$7]) - [.$B$2]/2 * SIN([.$B$7])))" office:value-type="float" office:value="0.428921737829629" calcext:value-type="float">
            <text:p>0,428921737829629</text:p>
          </table:table-cell>
          <table:table-cell table:style-name="ce20" table:formula="of:=ASIN(([.G100]-[.H100])/[.$B$2])" office:value-type="float" office:value="-0.458369379691894" calcext:value-type="float">
            <text:p>-0,45837</text:p>
          </table:table-cell>
          <table:table-cell table:style-name="ce23" table:formula="of:=[.I100]*180/PI()" office:value-type="float" office:value="-26.262630914375" calcext:value-type="float">
            <text:p>-26,2626</text:p>
          </table:table-cell>
          <table:table-cell/>
          <table:table-cell table:formula="of:=[.$B$4]*SIN(2*PI()/[.$B$5] * [.D100] - (2*PI() / [.$B$6]) * ([.$B$16] + [.$B$3]/2) * COS([.$B$7]))" office:value-type="float" office:value="-1.56201509388182" calcext:value-type="float">
            <text:p>-1,56201509388182</text:p>
          </table:table-cell>
          <table:table-cell table:formula="of:=[.$B$4]*SIN(2*PI()/[.$B$5] * [.D100] - (2*PI() / [.$B$6]) * ([.$B$16] - [.$B$3]/2) * COS([.$B$7]))" office:value-type="float" office:value="0.134902573652871" calcext:value-type="float">
            <text:p>0,134902573652871</text:p>
          </table:table-cell>
          <table:table-cell table:formula="of:=ASIN(([.L100]-[.M100])/[.$B$3])" office:value-type="float" office:value="-0.438110764384433" calcext:value-type="float">
            <text:p>-0,438</text:p>
          </table:table-cell>
          <table:table-cell table:formula="of:=[.N100]*180/PI()" office:value-type="float" office:value="-25.1018977584784" calcext:value-type="float">
            <text:p>-25,10</text:p>
          </table:table-cell>
          <table:table-cell/>
          <table:table-cell table:formula="of:=[.$B$4]*SIN(2*PI()/[.$B$5] * [.D100] - (2*PI() / [.$B$6]) * ([.$B$16] + [.$B$3]/2 * COS([.$B$8])))" office:value-type="float" office:value="-1.56201509388182" calcext:value-type="float">
            <text:p>-1,56201509388182</text:p>
          </table:table-cell>
          <table:table-cell table:formula="of:=[.$B$4]*SIN(2*PI()/[.$B$5] * [.D100] - (2*PI() / [.$B$6]) * ([.$B$16] - [.$B$3]/2 * COS([.$B$8])))" office:value-type="float" office:value="0.134902573652871" calcext:value-type="float">
            <text:p>0,134902573652871</text:p>
          </table:table-cell>
          <table:table-cell table:formula="of:=180*ASIN(([.Q100]-[.R100])/[.$B$3])/PI()" office:value-type="float" office:value="-25.1018977584784" calcext:value-type="float">
            <text:p>-25,1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9.7" calcext:value-type="float">
            <text:p>9,7</text:p>
          </table:table-cell>
          <table:table-cell table:number-columns-repeated="2"/>
          <table:table-cell table:formula="of:=[.$B$4]*SIN(2*PI()/[.$B$5] * [.D101] - (2*PI() / [.$B$6]) * ([.$B$16] + [.D101]*[.$B$21]*COS([.$B$7]) + [.$B$2]/2 * SIN([.$B$7])))" office:value-type="float" office:value="-0.456192254864763" calcext:value-type="float">
            <text:p>-0,456192254864763</text:p>
          </table:table-cell>
          <table:table-cell table:formula="of:=[.$B$4]*SIN(2*PI()/[.$B$5] * [.D101] - (2*PI() / [.$B$6]) * ([.$B$16] + [.D101]*[.$B$21]*COS([.$B$7]) - [.$B$2]/2 * SIN([.$B$7])))" office:value-type="float" office:value="0.428780343474867" calcext:value-type="float">
            <text:p>0,428780343474867</text:p>
          </table:table-cell>
          <table:table-cell table:style-name="ce20" table:formula="of:=ASIN(([.G101]-[.H101])/[.$B$2])" office:value-type="float" office:value="-0.458369271713983" calcext:value-type="float">
            <text:p>-0,45837</text:p>
          </table:table-cell>
          <table:table-cell table:style-name="ce23" table:formula="of:=[.I101]*180/PI()" office:value-type="float" office:value="-26.2626247276965" calcext:value-type="float">
            <text:p>-26,2626</text:p>
          </table:table-cell>
          <table:table-cell/>
          <table:table-cell table:formula="of:=[.$B$4]*SIN(2*PI()/[.$B$5] * [.D101] - (2*PI() / [.$B$6]) * ([.$B$16] + [.$B$3]/2) * COS([.$B$7]))" office:value-type="float" office:value="-1.39810928069901" calcext:value-type="float">
            <text:p>-1,39810928069901</text:p>
          </table:table-cell>
          <table:table-cell table:formula="of:=[.$B$4]*SIN(2*PI()/[.$B$5] * [.D101] - (2*PI() / [.$B$6]) * ([.$B$16] - [.$B$3]/2) * COS([.$B$7]))" office:value-type="float" office:value="0.322817385435979" calcext:value-type="float">
            <text:p>0,322817385435979</text:p>
          </table:table-cell>
          <table:table-cell table:formula="of:=ASIN(([.L101]-[.M101])/[.$B$3])" office:value-type="float" office:value="-0.444749393330895" calcext:value-type="float">
            <text:p>-0,445</text:p>
          </table:table-cell>
          <table:table-cell table:formula="of:=[.N101]*180/PI()" office:value-type="float" office:value="-25.4822631788641" calcext:value-type="float">
            <text:p>-25,48</text:p>
          </table:table-cell>
          <table:table-cell/>
          <table:table-cell table:formula="of:=[.$B$4]*SIN(2*PI()/[.$B$5] * [.D101] - (2*PI() / [.$B$6]) * ([.$B$16] + [.$B$3]/2 * COS([.$B$8])))" office:value-type="float" office:value="-1.39810928069901" calcext:value-type="float">
            <text:p>-1,39810928069901</text:p>
          </table:table-cell>
          <table:table-cell table:formula="of:=[.$B$4]*SIN(2*PI()/[.$B$5] * [.D101] - (2*PI() / [.$B$6]) * ([.$B$16] - [.$B$3]/2 * COS([.$B$8])))" office:value-type="float" office:value="0.322817385435979" calcext:value-type="float">
            <text:p>0,322817385435979</text:p>
          </table:table-cell>
          <table:table-cell table:formula="of:=180*ASIN(([.Q101]-[.R101])/[.$B$3])/PI()" office:value-type="float" office:value="-25.4822631788641" calcext:value-type="float">
            <text:p>-25,4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9.8" calcext:value-type="float">
            <text:p>9,8</text:p>
          </table:table-cell>
          <table:table-cell table:number-columns-repeated="2"/>
          <table:table-cell table:formula="of:=[.$B$4]*SIN(2*PI()/[.$B$5] * [.D102] - (2*PI() / [.$B$6]) * ([.$B$16] + [.D102]*[.$B$21]*COS([.$B$7]) + [.$B$2]/2 * SIN([.$B$7])))" office:value-type="float" office:value="-0.456333454521178" calcext:value-type="float">
            <text:p>-0,456333454521178</text:p>
          </table:table-cell>
          <table:table-cell table:formula="of:=[.$B$4]*SIN(2*PI()/[.$B$5] * [.D102] - (2*PI() / [.$B$6]) * ([.$B$16] + [.D102]*[.$B$21]*COS([.$B$7]) - [.$B$2]/2 * SIN([.$B$7])))" office:value-type="float" office:value="0.428638948147753" calcext:value-type="float">
            <text:p>0,428638948147753</text:p>
          </table:table-cell>
          <table:table-cell table:style-name="ce20" table:formula="of:=ASIN(([.G102]-[.H102])/[.$B$2])" office:value-type="float" office:value="-0.458369162617143" calcext:value-type="float">
            <text:p>-0,45837</text:p>
          </table:table-cell>
          <table:table-cell table:style-name="ce23" table:formula="of:=[.I102]*180/PI()" office:value-type="float" office:value="-26.262618476908" calcext:value-type="float">
            <text:p>-26,2626</text:p>
          </table:table-cell>
          <table:table-cell/>
          <table:table-cell table:formula="of:=[.$B$4]*SIN(2*PI()/[.$B$5] * [.D102] - (2*PI() / [.$B$6]) * ([.$B$16] + [.$B$3]/2) * COS([.$B$7]))" office:value-type="float" office:value="-1.22868576892066" calcext:value-type="float">
            <text:p>-1,22868576892066</text:p>
          </table:table-cell>
          <table:table-cell table:formula="of:=[.$B$4]*SIN(2*PI()/[.$B$5] * [.D102] - (2*PI() / [.$B$6]) * ([.$B$16] - [.$B$3]/2) * COS([.$B$7]))" office:value-type="float" office:value="0.509458184480011" calcext:value-type="float">
            <text:p>0,509458184480011</text:p>
          </table:table-cell>
          <table:table-cell table:formula="of:=ASIN(([.L102]-[.M102])/[.$B$3])" office:value-type="float" office:value="-0.449523018846415" calcext:value-type="float">
            <text:p>-0,450</text:p>
          </table:table-cell>
          <table:table-cell table:formula="of:=[.N102]*180/PI()" office:value-type="float" office:value="-25.7557717738793" calcext:value-type="float">
            <text:p>-25,76</text:p>
          </table:table-cell>
          <table:table-cell/>
          <table:table-cell table:formula="of:=[.$B$4]*SIN(2*PI()/[.$B$5] * [.D102] - (2*PI() / [.$B$6]) * ([.$B$16] + [.$B$3]/2 * COS([.$B$8])))" office:value-type="float" office:value="-1.22868576892066" calcext:value-type="float">
            <text:p>-1,22868576892066</text:p>
          </table:table-cell>
          <table:table-cell table:formula="of:=[.$B$4]*SIN(2*PI()/[.$B$5] * [.D102] - (2*PI() / [.$B$6]) * ([.$B$16] - [.$B$3]/2 * COS([.$B$8])))" office:value-type="float" office:value="0.509458184480011" calcext:value-type="float">
            <text:p>0,509458184480011</text:p>
          </table:table-cell>
          <table:table-cell table:formula="of:=180*ASIN(([.Q102]-[.R102])/[.$B$3])/PI()" office:value-type="float" office:value="-25.7557717738793" calcext:value-type="float">
            <text:p>-25,76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9.9" calcext:value-type="float">
            <text:p>9,9</text:p>
          </table:table-cell>
          <table:table-cell table:number-columns-repeated="2"/>
          <table:table-cell table:formula="of:=[.$B$4]*SIN(2*PI()/[.$B$5] * [.D103] - (2*PI() / [.$B$6]) * ([.$B$16] + [.D103]*[.$B$21]*COS([.$B$7]) + [.$B$2]/2 * SIN([.$B$7])))" office:value-type="float" office:value="-0.456474653142762" calcext:value-type="float">
            <text:p>-0,456474653142762</text:p>
          </table:table-cell>
          <table:table-cell table:formula="of:=[.$B$4]*SIN(2*PI()/[.$B$5] * [.D103] - (2*PI() / [.$B$6]) * ([.$B$16] + [.D103]*[.$B$21]*COS([.$B$7]) - [.$B$2]/2 * SIN([.$B$7])))" office:value-type="float" office:value="0.428497551848606" calcext:value-type="float">
            <text:p>0,428497551848606</text:p>
          </table:table-cell>
          <table:table-cell table:style-name="ce20" table:formula="of:=ASIN(([.G103]-[.H103])/[.$B$2])" office:value-type="float" office:value="-0.458369052401376" calcext:value-type="float">
            <text:p>-0,45837</text:p>
          </table:table-cell>
          <table:table-cell table:style-name="ce23" table:formula="of:=[.I103]*180/PI()" office:value-type="float" office:value="-26.2626121620097" calcext:value-type="float">
            <text:p>-26,2626</text:p>
          </table:table-cell>
          <table:table-cell/>
          <table:table-cell table:formula="of:=[.$B$4]*SIN(2*PI()/[.$B$5] * [.D103] - (2*PI() / [.$B$6]) * ([.$B$16] + [.$B$3]/2) * COS([.$B$7]))" office:value-type="float" office:value="-1.05441319574552" calcext:value-type="float">
            <text:p>-1,05441319574552</text:p>
          </table:table-cell>
          <table:table-cell table:formula="of:=[.$B$4]*SIN(2*PI()/[.$B$5] * [.D103] - (2*PI() / [.$B$6]) * ([.$B$16] - [.$B$3]/2) * COS([.$B$7]))" office:value-type="float" office:value="0.6940883848192" calcext:value-type="float">
            <text:p>0,6940883848192</text:p>
          </table:table-cell>
          <table:table-cell table:formula="of:=ASIN(([.L103]-[.M103])/[.$B$3])" office:value-type="float" office:value="-0.45240004754174" calcext:value-type="float">
            <text:p>-0,452</text:p>
          </table:table-cell>
          <table:table-cell table:formula="of:=[.N103]*180/PI()" office:value-type="float" office:value="-25.9206133756595" calcext:value-type="float">
            <text:p>-25,92</text:p>
          </table:table-cell>
          <table:table-cell/>
          <table:table-cell table:formula="of:=[.$B$4]*SIN(2*PI()/[.$B$5] * [.D103] - (2*PI() / [.$B$6]) * ([.$B$16] + [.$B$3]/2 * COS([.$B$8])))" office:value-type="float" office:value="-1.05441319574552" calcext:value-type="float">
            <text:p>-1,05441319574552</text:p>
          </table:table-cell>
          <table:table-cell table:formula="of:=[.$B$4]*SIN(2*PI()/[.$B$5] * [.D103] - (2*PI() / [.$B$6]) * ([.$B$16] - [.$B$3]/2 * COS([.$B$8])))" office:value-type="float" office:value="0.6940883848192" calcext:value-type="float">
            <text:p>0,6940883848192</text:p>
          </table:table-cell>
          <table:table-cell table:formula="of:=180*ASIN(([.Q103]-[.R103])/[.$B$3])/PI()" office:value-type="float" office:value="-25.9206133756595" calcext:value-type="float">
            <text:p>-25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table:formula="of:=[.$B$4]*SIN(2*PI()/[.$B$5] * [.D104] - (2*PI() / [.$B$6]) * ([.$B$16] + [.D104]*[.$B$21]*COS([.$B$7]) + [.$B$2]/2 * SIN([.$B$7])))" office:value-type="float" office:value="-0.456615850729186" calcext:value-type="float">
            <text:p>-0,456615850729186</text:p>
          </table:table-cell>
          <table:table-cell table:formula="of:=[.$B$4]*SIN(2*PI()/[.$B$5] * [.D104] - (2*PI() / [.$B$6]) * ([.$B$16] + [.D104]*[.$B$21]*COS([.$B$7]) - [.$B$2]/2 * SIN([.$B$7])))" office:value-type="float" office:value="0.428356154577755" calcext:value-type="float">
            <text:p>0,428356154577755</text:p>
          </table:table-cell>
          <table:table-cell table:style-name="ce20" table:formula="of:=ASIN(([.G104]-[.H104])/[.$B$2])" office:value-type="float" office:value="-0.458368941066682" calcext:value-type="float">
            <text:p>-0,45837</text:p>
          </table:table-cell>
          <table:table-cell table:style-name="ce23" table:formula="of:=[.I104]*180/PI()" office:value-type="float" office:value="-26.2626057830016" calcext:value-type="float">
            <text:p>-26,2626</text:p>
          </table:table-cell>
          <table:table-cell/>
          <table:table-cell table:formula="of:=[.$B$4]*SIN(2*PI()/[.$B$5] * [.D104] - (2*PI() / [.$B$6]) * ([.$B$16] + [.$B$3]/2) * COS([.$B$7]))" office:value-type="float" office:value="-0.875979335402329" calcext:value-type="float">
            <text:p>-0,875979335402329</text:p>
          </table:table-cell>
          <table:table-cell table:formula="of:=[.$B$4]*SIN(2*PI()/[.$B$5] * [.D104] - (2*PI() / [.$B$6]) * ([.$B$16] - [.$B$3]/2) * COS([.$B$7]))" office:value-type="float" office:value="0.875979335402328" calcext:value-type="float">
            <text:p>0,875979335402328</text:p>
          </table:table-cell>
          <table:table-cell table:formula="of:=ASIN(([.L104]-[.M104])/[.$B$3])" office:value-type="float" office:value="-0.453361215054414" calcext:value-type="float">
            <text:p>-0,453</text:p>
          </table:table-cell>
          <table:table-cell table:formula="of:=[.N104]*180/PI()" office:value-type="float" office:value="-25.9756842175408" calcext:value-type="float">
            <text:p>-25,98</text:p>
          </table:table-cell>
          <table:table-cell/>
          <table:table-cell table:formula="of:=[.$B$4]*SIN(2*PI()/[.$B$5] * [.D104] - (2*PI() / [.$B$6]) * ([.$B$16] + [.$B$3]/2 * COS([.$B$8])))" office:value-type="float" office:value="-0.875979335402329" calcext:value-type="float">
            <text:p>-0,875979335402329</text:p>
          </table:table-cell>
          <table:table-cell table:formula="of:=[.$B$4]*SIN(2*PI()/[.$B$5] * [.D104] - (2*PI() / [.$B$6]) * ([.$B$16] - [.$B$3]/2 * COS([.$B$8])))" office:value-type="float" office:value="0.875979335402328" calcext:value-type="float">
            <text:p>0,875979335402328</text:p>
          </table:table-cell>
          <table:table-cell table:formula="of:=180*ASIN(([.Q104]-[.R104])/[.$B$3])/PI()" office:value-type="float" office:value="-25.9756842175408" calcext:value-type="float">
            <text:p>-25,9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0.1" calcext:value-type="float">
            <text:p>10,1</text:p>
          </table:table-cell>
          <table:table-cell table:number-columns-repeated="2"/>
          <table:table-cell table:formula="of:=[.$B$4]*SIN(2*PI()/[.$B$5] * [.D105] - (2*PI() / [.$B$6]) * ([.$B$16] + [.D105]*[.$B$21]*COS([.$B$7]) + [.$B$2]/2 * SIN([.$B$7])))" office:value-type="float" office:value="-0.456757047280141" calcext:value-type="float">
            <text:p>-0,456757047280141</text:p>
          </table:table-cell>
          <table:table-cell table:formula="of:=[.$B$4]*SIN(2*PI()/[.$B$5] * [.D105] - (2*PI() / [.$B$6]) * ([.$B$16] + [.D105]*[.$B$21]*COS([.$B$7]) - [.$B$2]/2 * SIN([.$B$7])))" office:value-type="float" office:value="0.428214756335509" calcext:value-type="float">
            <text:p>0,428214756335509</text:p>
          </table:table-cell>
          <table:table-cell table:style-name="ce20" table:formula="of:=ASIN(([.G105]-[.H105])/[.$B$2])" office:value-type="float" office:value="-0.45836882861306" calcext:value-type="float">
            <text:p>-0,45837</text:p>
          </table:table-cell>
          <table:table-cell table:style-name="ce23" table:formula="of:=[.I105]*180/PI()" office:value-type="float" office:value="-26.2625993398837" calcext:value-type="float">
            <text:p>-26,2626</text:p>
          </table:table-cell>
          <table:table-cell/>
          <table:table-cell table:formula="of:=[.$B$4]*SIN(2*PI()/[.$B$5] * [.D105] - (2*PI() / [.$B$6]) * ([.$B$16] + [.$B$3]/2) * COS([.$B$7]))" office:value-type="float" office:value="-0.694088384819201" calcext:value-type="float">
            <text:p>-0,694088384819201</text:p>
          </table:table-cell>
          <table:table-cell table:formula="of:=[.$B$4]*SIN(2*PI()/[.$B$5] * [.D105] - (2*PI() / [.$B$6]) * ([.$B$16] - [.$B$3]/2) * COS([.$B$7]))" office:value-type="float" office:value="1.05441319574551" calcext:value-type="float">
            <text:p>1,05441319574551</text:p>
          </table:table-cell>
          <table:table-cell table:formula="of:=ASIN(([.L105]-[.M105])/[.$B$3])" office:value-type="float" office:value="-0.45240004754174" calcext:value-type="float">
            <text:p>-0,452</text:p>
          </table:table-cell>
          <table:table-cell table:formula="of:=[.N105]*180/PI()" office:value-type="float" office:value="-25.9206133756595" calcext:value-type="float">
            <text:p>-25,92</text:p>
          </table:table-cell>
          <table:table-cell/>
          <table:table-cell table:formula="of:=[.$B$4]*SIN(2*PI()/[.$B$5] * [.D105] - (2*PI() / [.$B$6]) * ([.$B$16] + [.$B$3]/2 * COS([.$B$8])))" office:value-type="float" office:value="-0.694088384819201" calcext:value-type="float">
            <text:p>-0,694088384819201</text:p>
          </table:table-cell>
          <table:table-cell table:formula="of:=[.$B$4]*SIN(2*PI()/[.$B$5] * [.D105] - (2*PI() / [.$B$6]) * ([.$B$16] - [.$B$3]/2 * COS([.$B$8])))" office:value-type="float" office:value="1.05441319574551" calcext:value-type="float">
            <text:p>1,05441319574551</text:p>
          </table:table-cell>
          <table:table-cell table:formula="of:=180*ASIN(([.Q105]-[.R105])/[.$B$3])/PI()" office:value-type="float" office:value="-25.9206133756595" calcext:value-type="float">
            <text:p>-25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0.2" calcext:value-type="float">
            <text:p>10,2</text:p>
          </table:table-cell>
          <table:table-cell table:number-columns-repeated="2"/>
          <table:table-cell table:formula="of:=[.$B$4]*SIN(2*PI()/[.$B$5] * [.D106] - (2*PI() / [.$B$6]) * ([.$B$16] + [.D106]*[.$B$21]*COS([.$B$7]) + [.$B$2]/2 * SIN([.$B$7])))" office:value-type="float" office:value="-0.456898242795302" calcext:value-type="float">
            <text:p>-0,456898242795302</text:p>
          </table:table-cell>
          <table:table-cell table:formula="of:=[.$B$4]*SIN(2*PI()/[.$B$5] * [.D106] - (2*PI() / [.$B$6]) * ([.$B$16] + [.D106]*[.$B$21]*COS([.$B$7]) - [.$B$2]/2 * SIN([.$B$7])))" office:value-type="float" office:value="0.428073357122194" calcext:value-type="float">
            <text:p>0,428073357122194</text:p>
          </table:table-cell>
          <table:table-cell table:style-name="ce20" table:formula="of:=ASIN(([.G106]-[.H106])/[.$B$2])" office:value-type="float" office:value="-0.458368715040513" calcext:value-type="float">
            <text:p>-0,45837</text:p>
          </table:table-cell>
          <table:table-cell table:style-name="ce23" table:formula="of:=[.I106]*180/PI()" office:value-type="float" office:value="-26.2625928326561" calcext:value-type="float">
            <text:p>-26,2626</text:p>
          </table:table-cell>
          <table:table-cell/>
          <table:table-cell table:formula="of:=[.$B$4]*SIN(2*PI()/[.$B$5] * [.D106] - (2*PI() / [.$B$6]) * ([.$B$16] + [.$B$3]/2) * COS([.$B$7]))" office:value-type="float" office:value="-0.509458184480012" calcext:value-type="float">
            <text:p>-0,509458184480012</text:p>
          </table:table-cell>
          <table:table-cell table:formula="of:=[.$B$4]*SIN(2*PI()/[.$B$5] * [.D106] - (2*PI() / [.$B$6]) * ([.$B$16] - [.$B$3]/2) * COS([.$B$7]))" office:value-type="float" office:value="1.22868576892066" calcext:value-type="float">
            <text:p>1,22868576892066</text:p>
          </table:table-cell>
          <table:table-cell table:formula="of:=ASIN(([.L106]-[.M106])/[.$B$3])" office:value-type="float" office:value="-0.449523018846415" calcext:value-type="float">
            <text:p>-0,450</text:p>
          </table:table-cell>
          <table:table-cell table:formula="of:=[.N106]*180/PI()" office:value-type="float" office:value="-25.7557717738793" calcext:value-type="float">
            <text:p>-25,76</text:p>
          </table:table-cell>
          <table:table-cell/>
          <table:table-cell table:formula="of:=[.$B$4]*SIN(2*PI()/[.$B$5] * [.D106] - (2*PI() / [.$B$6]) * ([.$B$16] + [.$B$3]/2 * COS([.$B$8])))" office:value-type="float" office:value="-0.509458184480012" calcext:value-type="float">
            <text:p>-0,509458184480012</text:p>
          </table:table-cell>
          <table:table-cell table:formula="of:=[.$B$4]*SIN(2*PI()/[.$B$5] * [.D106] - (2*PI() / [.$B$6]) * ([.$B$16] - [.$B$3]/2 * COS([.$B$8])))" office:value-type="float" office:value="1.22868576892066" calcext:value-type="float">
            <text:p>1,22868576892066</text:p>
          </table:table-cell>
          <table:table-cell table:formula="of:=180*ASIN(([.Q106]-[.R106])/[.$B$3])/PI()" office:value-type="float" office:value="-25.7557717738793" calcext:value-type="float">
            <text:p>-25,76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0.3" calcext:value-type="float">
            <text:p>10,3</text:p>
          </table:table-cell>
          <table:table-cell table:number-columns-repeated="2"/>
          <table:table-cell table:formula="of:=[.$B$4]*SIN(2*PI()/[.$B$5] * [.D107] - (2*PI() / [.$B$6]) * ([.$B$16] + [.D107]*[.$B$21]*COS([.$B$7]) + [.$B$2]/2 * SIN([.$B$7])))" office:value-type="float" office:value="-0.457039437274343" calcext:value-type="float">
            <text:p>-0,457039437274343</text:p>
          </table:table-cell>
          <table:table-cell table:formula="of:=[.$B$4]*SIN(2*PI()/[.$B$5] * [.D107] - (2*PI() / [.$B$6]) * ([.$B$16] + [.D107]*[.$B$21]*COS([.$B$7]) - [.$B$2]/2 * SIN([.$B$7])))" office:value-type="float" office:value="0.427931956938134" calcext:value-type="float">
            <text:p>0,427931956938134</text:p>
          </table:table-cell>
          <table:table-cell table:style-name="ce20" table:formula="of:=ASIN(([.G107]-[.H107])/[.$B$2])" office:value-type="float" office:value="-0.458368600349037" calcext:value-type="float">
            <text:p>-0,45837</text:p>
          </table:table-cell>
          <table:table-cell table:style-name="ce23" table:formula="of:=[.I107]*180/PI()" office:value-type="float" office:value="-26.2625862613186" calcext:value-type="float">
            <text:p>-26,2626</text:p>
          </table:table-cell>
          <table:table-cell/>
          <table:table-cell table:formula="of:=[.$B$4]*SIN(2*PI()/[.$B$5] * [.D107] - (2*PI() / [.$B$6]) * ([.$B$16] + [.$B$3]/2) * COS([.$B$7]))" office:value-type="float" office:value="-0.32281738543598" calcext:value-type="float">
            <text:p>-0,32281738543598</text:p>
          </table:table-cell>
          <table:table-cell table:formula="of:=[.$B$4]*SIN(2*PI()/[.$B$5] * [.D107] - (2*PI() / [.$B$6]) * ([.$B$16] - [.$B$3]/2) * COS([.$B$7]))" office:value-type="float" office:value="1.39810928069901" calcext:value-type="float">
            <text:p>1,39810928069901</text:p>
          </table:table-cell>
          <table:table-cell table:formula="of:=ASIN(([.L107]-[.M107])/[.$B$3])" office:value-type="float" office:value="-0.444749393330895" calcext:value-type="float">
            <text:p>-0,445</text:p>
          </table:table-cell>
          <table:table-cell table:formula="of:=[.N107]*180/PI()" office:value-type="float" office:value="-25.4822631788641" calcext:value-type="float">
            <text:p>-25,48</text:p>
          </table:table-cell>
          <table:table-cell/>
          <table:table-cell table:formula="of:=[.$B$4]*SIN(2*PI()/[.$B$5] * [.D107] - (2*PI() / [.$B$6]) * ([.$B$16] + [.$B$3]/2 * COS([.$B$8])))" office:value-type="float" office:value="-0.32281738543598" calcext:value-type="float">
            <text:p>-0,32281738543598</text:p>
          </table:table-cell>
          <table:table-cell table:formula="of:=[.$B$4]*SIN(2*PI()/[.$B$5] * [.D107] - (2*PI() / [.$B$6]) * ([.$B$16] - [.$B$3]/2 * COS([.$B$8])))" office:value-type="float" office:value="1.39810928069901" calcext:value-type="float">
            <text:p>1,39810928069901</text:p>
          </table:table-cell>
          <table:table-cell table:formula="of:=180*ASIN(([.Q107]-[.R107])/[.$B$3])/PI()" office:value-type="float" office:value="-25.4822631788641" calcext:value-type="float">
            <text:p>-25,4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0.4" calcext:value-type="float">
            <text:p>10,4</text:p>
          </table:table-cell>
          <table:table-cell table:number-columns-repeated="2"/>
          <table:table-cell table:formula="of:=[.$B$4]*SIN(2*PI()/[.$B$5] * [.D108] - (2*PI() / [.$B$6]) * ([.$B$16] + [.D108]*[.$B$21]*COS([.$B$7]) + [.$B$2]/2 * SIN([.$B$7])))" office:value-type="float" office:value="-0.457180630716955" calcext:value-type="float">
            <text:p>-0,457180630716955</text:p>
          </table:table-cell>
          <table:table-cell table:formula="of:=[.$B$4]*SIN(2*PI()/[.$B$5] * [.D108] - (2*PI() / [.$B$6]) * ([.$B$16] + [.D108]*[.$B$21]*COS([.$B$7]) - [.$B$2]/2 * SIN([.$B$7])))" office:value-type="float" office:value="0.427790555783645" calcext:value-type="float">
            <text:p>0,427790555783645</text:p>
          </table:table-cell>
          <table:table-cell table:style-name="ce20" table:formula="of:=ASIN(([.G108]-[.H108])/[.$B$2])" office:value-type="float" office:value="-0.458368484538638" calcext:value-type="float">
            <text:p>-0,45837</text:p>
          </table:table-cell>
          <table:table-cell table:style-name="ce23" table:formula="of:=[.I108]*180/PI()" office:value-type="float" office:value="-26.2625796258715" calcext:value-type="float">
            <text:p>-26,2626</text:p>
          </table:table-cell>
          <table:table-cell/>
          <table:table-cell table:formula="of:=[.$B$4]*SIN(2*PI()/[.$B$5] * [.D108] - (2*PI() / [.$B$6]) * ([.$B$16] + [.$B$3]/2) * COS([.$B$7]))" office:value-type="float" office:value="-0.134902573652873" calcext:value-type="float">
            <text:p>-0,134902573652873</text:p>
          </table:table-cell>
          <table:table-cell table:formula="of:=[.$B$4]*SIN(2*PI()/[.$B$5] * [.D108] - (2*PI() / [.$B$6]) * ([.$B$16] - [.$B$3]/2) * COS([.$B$7]))" office:value-type="float" office:value="1.56201509388182" calcext:value-type="float">
            <text:p>1,56201509388182</text:p>
          </table:table-cell>
          <table:table-cell table:formula="of:=ASIN(([.L108]-[.M108])/[.$B$3])" office:value-type="float" office:value="-0.438110764384433" calcext:value-type="float">
            <text:p>-0,438</text:p>
          </table:table-cell>
          <table:table-cell table:formula="of:=[.N108]*180/PI()" office:value-type="float" office:value="-25.1018977584784" calcext:value-type="float">
            <text:p>-25,10</text:p>
          </table:table-cell>
          <table:table-cell/>
          <table:table-cell table:formula="of:=[.$B$4]*SIN(2*PI()/[.$B$5] * [.D108] - (2*PI() / [.$B$6]) * ([.$B$16] + [.$B$3]/2 * COS([.$B$8])))" office:value-type="float" office:value="-0.134902573652873" calcext:value-type="float">
            <text:p>-0,134902573652873</text:p>
          </table:table-cell>
          <table:table-cell table:formula="of:=[.$B$4]*SIN(2*PI()/[.$B$5] * [.D108] - (2*PI() / [.$B$6]) * ([.$B$16] - [.$B$3]/2 * COS([.$B$8])))" office:value-type="float" office:value="1.56201509388182" calcext:value-type="float">
            <text:p>1,56201509388182</text:p>
          </table:table-cell>
          <table:table-cell table:formula="of:=180*ASIN(([.Q108]-[.R108])/[.$B$3])/PI()" office:value-type="float" office:value="-25.1018977584784" calcext:value-type="float">
            <text:p>-25,1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0.5" calcext:value-type="float">
            <text:p>10,5</text:p>
          </table:table-cell>
          <table:table-cell table:number-columns-repeated="2"/>
          <table:table-cell table:formula="of:=[.$B$4]*SIN(2*PI()/[.$B$5] * [.D109] - (2*PI() / [.$B$6]) * ([.$B$16] + [.D109]*[.$B$21]*COS([.$B$7]) + [.$B$2]/2 * SIN([.$B$7])))" office:value-type="float" office:value="-0.457321823122812" calcext:value-type="float">
            <text:p>-0,457321823122812</text:p>
          </table:table-cell>
          <table:table-cell table:formula="of:=[.$B$4]*SIN(2*PI()/[.$B$5] * [.D109] - (2*PI() / [.$B$6]) * ([.$B$16] + [.D109]*[.$B$21]*COS([.$B$7]) - [.$B$2]/2 * SIN([.$B$7])))" office:value-type="float" office:value="0.427649153659051" calcext:value-type="float">
            <text:p>0,427649153659051</text:p>
          </table:table-cell>
          <table:table-cell table:style-name="ce20" table:formula="of:=ASIN(([.G109]-[.H109])/[.$B$2])" office:value-type="float" office:value="-0.458368367609314" calcext:value-type="float">
            <text:p>-0,45837</text:p>
          </table:table-cell>
          <table:table-cell table:style-name="ce23" table:formula="of:=[.I109]*180/PI()" office:value-type="float" office:value="-26.2625729263147" calcext:value-type="float">
            <text:p>-26,2626</text:p>
          </table:table-cell>
          <table:table-cell/>
          <table:table-cell table:formula="of:=[.$B$4]*SIN(2*PI()/[.$B$5] * [.D109] - (2*PI() / [.$B$6]) * ([.$B$16] + [.$B$3]/2) * COS([.$B$7]))" office:value-type="float" office:value="0.0535446369573195" calcext:value-type="float">
            <text:p>0,0535446369573195</text:p>
          </table:table-cell>
          <table:table-cell table:formula="of:=[.$B$4]*SIN(2*PI()/[.$B$5] * [.D109] - (2*PI() / [.$B$6]) * ([.$B$16] - [.$B$3]/2) * COS([.$B$7]))" office:value-type="float" office:value="1.71975634710588" calcext:value-type="float">
            <text:p>1,71975634710588</text:p>
          </table:table-cell>
          <table:table-cell table:formula="of:=ASIN(([.L109]-[.M109])/[.$B$3])" office:value-type="float" office:value="-0.429650317504671" calcext:value-type="float">
            <text:p>-0,430</text:p>
          </table:table-cell>
          <table:table-cell table:formula="of:=[.N109]*180/PI()" office:value-type="float" office:value="-24.6171498594734" calcext:value-type="float">
            <text:p>-24,62</text:p>
          </table:table-cell>
          <table:table-cell/>
          <table:table-cell table:formula="of:=[.$B$4]*SIN(2*PI()/[.$B$5] * [.D109] - (2*PI() / [.$B$6]) * ([.$B$16] + [.$B$3]/2 * COS([.$B$8])))" office:value-type="float" office:value="0.0535446369573195" calcext:value-type="float">
            <text:p>0,0535446369573195</text:p>
          </table:table-cell>
          <table:table-cell table:formula="of:=[.$B$4]*SIN(2*PI()/[.$B$5] * [.D109] - (2*PI() / [.$B$6]) * ([.$B$16] - [.$B$3]/2 * COS([.$B$8])))" office:value-type="float" office:value="1.71975634710588" calcext:value-type="float">
            <text:p>1,71975634710588</text:p>
          </table:table-cell>
          <table:table-cell table:formula="of:=180*ASIN(([.Q109]-[.R109])/[.$B$3])/PI()" office:value-type="float" office:value="-24.6171498594734" calcext:value-type="float">
            <text:p>-24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0.6" calcext:value-type="float">
            <text:p>10,6</text:p>
          </table:table-cell>
          <table:table-cell table:number-columns-repeated="2"/>
          <table:table-cell table:formula="of:=[.$B$4]*SIN(2*PI()/[.$B$5] * [.D110] - (2*PI() / [.$B$6]) * ([.$B$16] + [.D110]*[.$B$21]*COS([.$B$7]) + [.$B$2]/2 * SIN([.$B$7])))" office:value-type="float" office:value="-0.457463014491594" calcext:value-type="float">
            <text:p>-0,457463014491594</text:p>
          </table:table-cell>
          <table:table-cell table:formula="of:=[.$B$4]*SIN(2*PI()/[.$B$5] * [.D110] - (2*PI() / [.$B$6]) * ([.$B$16] + [.D110]*[.$B$21]*COS([.$B$7]) - [.$B$2]/2 * SIN([.$B$7])))" office:value-type="float" office:value="0.427507750564668" calcext:value-type="float">
            <text:p>0,427507750564668</text:p>
          </table:table-cell>
          <table:table-cell table:style-name="ce20" table:formula="of:=ASIN(([.G110]-[.H110])/[.$B$2])" office:value-type="float" office:value="-0.458368249561065" calcext:value-type="float">
            <text:p>-0,45837</text:p>
          </table:table-cell>
          <table:table-cell table:style-name="ce23" table:formula="of:=[.I110]*180/PI()" office:value-type="float" office:value="-26.2625661626483" calcext:value-type="float">
            <text:p>-26,2626</text:p>
          </table:table-cell>
          <table:table-cell/>
          <table:table-cell table:formula="of:=[.$B$4]*SIN(2*PI()/[.$B$5] * [.D110] - (2*PI() / [.$B$6]) * ([.$B$16] + [.$B$3]/2) * COS([.$B$7]))" office:value-type="float" office:value="0.241780531347659" calcext:value-type="float">
            <text:p>0,241780531347659</text:p>
          </table:table-cell>
          <table:table-cell table:formula="of:=[.$B$4]*SIN(2*PI()/[.$B$5] * [.D110] - (2*PI() / [.$B$6]) * ([.$B$16] - [.$B$3]/2) * COS([.$B$7]))" office:value-type="float" office:value="1.87071050770986" calcext:value-type="float">
            <text:p>1,87071050770986</text:p>
          </table:table-cell>
          <table:table-cell table:formula="of:=ASIN(([.L110]-[.M110])/[.$B$3])" office:value-type="float" office:value="-0.419421862614236" calcext:value-type="float">
            <text:p>-0,419</text:p>
          </table:table-cell>
          <table:table-cell table:formula="of:=[.N110]*180/PI()" office:value-type="float" office:value="-24.0311025633115" calcext:value-type="float">
            <text:p>-24,03</text:p>
          </table:table-cell>
          <table:table-cell/>
          <table:table-cell table:formula="of:=[.$B$4]*SIN(2*PI()/[.$B$5] * [.D110] - (2*PI() / [.$B$6]) * ([.$B$16] + [.$B$3]/2 * COS([.$B$8])))" office:value-type="float" office:value="0.241780531347659" calcext:value-type="float">
            <text:p>0,241780531347659</text:p>
          </table:table-cell>
          <table:table-cell table:formula="of:=[.$B$4]*SIN(2*PI()/[.$B$5] * [.D110] - (2*PI() / [.$B$6]) * ([.$B$16] - [.$B$3]/2 * COS([.$B$8])))" office:value-type="float" office:value="1.87071050770986" calcext:value-type="float">
            <text:p>1,87071050770986</text:p>
          </table:table-cell>
          <table:table-cell table:formula="of:=180*ASIN(([.Q110]-[.R110])/[.$B$3])/PI()" office:value-type="float" office:value="-24.0311025633115" calcext:value-type="float">
            <text:p>-24,03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0.7" calcext:value-type="float">
            <text:p>10,7</text:p>
          </table:table-cell>
          <table:table-cell table:number-columns-repeated="2"/>
          <table:table-cell table:formula="of:=[.$B$4]*SIN(2*PI()/[.$B$5] * [.D111] - (2*PI() / [.$B$6]) * ([.$B$16] + [.D111]*[.$B$21]*COS([.$B$7]) + [.$B$2]/2 * SIN([.$B$7])))" office:value-type="float" office:value="-0.457604204822977" calcext:value-type="float">
            <text:p>-0,457604204822977</text:p>
          </table:table-cell>
          <table:table-cell table:formula="of:=[.$B$4]*SIN(2*PI()/[.$B$5] * [.D111] - (2*PI() / [.$B$6]) * ([.$B$16] + [.D111]*[.$B$21]*COS([.$B$7]) - [.$B$2]/2 * SIN([.$B$7])))" office:value-type="float" office:value="0.427366346500823" calcext:value-type="float">
            <text:p>0,427366346500823</text:p>
          </table:table-cell>
          <table:table-cell table:style-name="ce20" table:formula="of:=ASIN(([.G111]-[.H111])/[.$B$2])" office:value-type="float" office:value="-0.458368130393891" calcext:value-type="float">
            <text:p>-0,45837</text:p>
          </table:table-cell>
          <table:table-cell table:style-name="ce23" table:formula="of:=[.I111]*180/PI()" office:value-type="float" office:value="-26.2625593348722" calcext:value-type="float">
            <text:p>-26,2626</text:p>
          </table:table-cell>
          <table:table-cell/>
          <table:table-cell table:formula="of:=[.$B$4]*SIN(2*PI()/[.$B$5] * [.D111] - (2*PI() / [.$B$6]) * ([.$B$16] + [.$B$3]/2) * COS([.$B$7]))" office:value-type="float" office:value="0.429062228439787" calcext:value-type="float">
            <text:p>0,429062228439787</text:p>
          </table:table-cell>
          <table:table-cell table:formula="of:=[.$B$4]*SIN(2*PI()/[.$B$5] * [.D111] - (2*PI() / [.$B$6]) * ([.$B$16] - [.$B$3]/2) * COS([.$B$7]))" office:value-type="float" office:value="2.01428182858625" calcext:value-type="float">
            <text:p>2,01428182858625</text:p>
          </table:table-cell>
          <table:table-cell table:formula="of:=ASIN(([.L111]-[.M111])/[.$B$3])" office:value-type="float" office:value="-0.407488691388172" calcext:value-type="float">
            <text:p>-0,407</text:p>
          </table:table-cell>
          <table:table-cell table:formula="of:=[.N111]*180/PI()" office:value-type="float" office:value="-23.3473822158511" calcext:value-type="float">
            <text:p>-23,35</text:p>
          </table:table-cell>
          <table:table-cell/>
          <table:table-cell table:formula="of:=[.$B$4]*SIN(2*PI()/[.$B$5] * [.D111] - (2*PI() / [.$B$6]) * ([.$B$16] + [.$B$3]/2 * COS([.$B$8])))" office:value-type="float" office:value="0.429062228439787" calcext:value-type="float">
            <text:p>0,429062228439787</text:p>
          </table:table-cell>
          <table:table-cell table:formula="of:=[.$B$4]*SIN(2*PI()/[.$B$5] * [.D111] - (2*PI() / [.$B$6]) * ([.$B$16] - [.$B$3]/2 * COS([.$B$8])))" office:value-type="float" office:value="2.01428182858625" calcext:value-type="float">
            <text:p>2,01428182858625</text:p>
          </table:table-cell>
          <table:table-cell table:formula="of:=180*ASIN(([.Q111]-[.R111])/[.$B$3])/PI()" office:value-type="float" office:value="-23.3473822158511" calcext:value-type="float">
            <text:p>-23,3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0.8" calcext:value-type="float">
            <text:p>10,8</text:p>
          </table:table-cell>
          <table:table-cell table:number-columns-repeated="2"/>
          <table:table-cell table:formula="of:=[.$B$4]*SIN(2*PI()/[.$B$5] * [.D112] - (2*PI() / [.$B$6]) * ([.$B$16] + [.D112]*[.$B$21]*COS([.$B$7]) + [.$B$2]/2 * SIN([.$B$7])))" office:value-type="float" office:value="-0.457745394116646" calcext:value-type="float">
            <text:p>-0,457745394116646</text:p>
          </table:table-cell>
          <table:table-cell table:formula="of:=[.$B$4]*SIN(2*PI()/[.$B$5] * [.D112] - (2*PI() / [.$B$6]) * ([.$B$16] + [.D112]*[.$B$21]*COS([.$B$7]) - [.$B$2]/2 * SIN([.$B$7])))" office:value-type="float" office:value="0.427224941467831" calcext:value-type="float">
            <text:p>0,427224941467831</text:p>
          </table:table-cell>
          <table:table-cell table:style-name="ce20" table:formula="of:=ASIN(([.G112]-[.H112])/[.$B$2])" office:value-type="float" office:value="-0.458368010107793" calcext:value-type="float">
            <text:p>-0,45837</text:p>
          </table:table-cell>
          <table:table-cell table:style-name="ce23" table:formula="of:=[.I112]*180/PI()" office:value-type="float" office:value="-26.2625524429864" calcext:value-type="float">
            <text:p>-26,2626</text:p>
          </table:table-cell>
          <table:table-cell/>
          <table:table-cell table:formula="of:=[.$B$4]*SIN(2*PI()/[.$B$5] * [.D112] - (2*PI() / [.$B$6]) * ([.$B$16] + [.$B$3]/2) * COS([.$B$7]))" office:value-type="float" office:value="0.614650612936154" calcext:value-type="float">
            <text:p>0,614650612936154</text:p>
          </table:table-cell>
          <table:table-cell table:formula="of:=[.$B$4]*SIN(2*PI()/[.$B$5] * [.D112] - (2*PI() / [.$B$6]) * ([.$B$16] - [.$B$3]/2) * COS([.$B$7]))" office:value-type="float" office:value="2.14990369932304" calcext:value-type="float">
            <text:p>2,14990369932304</text:p>
          </table:table-cell>
          <table:table-cell table:formula="of:=ASIN(([.L112]-[.M112])/[.$B$3])" office:value-type="float" office:value="-0.39392232107254" calcext:value-type="float">
            <text:p>-0,394</text:p>
          </table:table-cell>
          <table:table-cell table:formula="of:=[.N112]*180/PI()" office:value-type="float" office:value="-22.5700864534539" calcext:value-type="float">
            <text:p>-22,57</text:p>
          </table:table-cell>
          <table:table-cell/>
          <table:table-cell table:formula="of:=[.$B$4]*SIN(2*PI()/[.$B$5] * [.D112] - (2*PI() / [.$B$6]) * ([.$B$16] + [.$B$3]/2 * COS([.$B$8])))" office:value-type="float" office:value="0.614650612936154" calcext:value-type="float">
            <text:p>0,614650612936154</text:p>
          </table:table-cell>
          <table:table-cell table:formula="of:=[.$B$4]*SIN(2*PI()/[.$B$5] * [.D112] - (2*PI() / [.$B$6]) * ([.$B$16] - [.$B$3]/2 * COS([.$B$8])))" office:value-type="float" office:value="2.14990369932304" calcext:value-type="float">
            <text:p>2,14990369932304</text:p>
          </table:table-cell>
          <table:table-cell table:formula="of:=180*ASIN(([.Q112]-[.R112])/[.$B$3])/PI()" office:value-type="float" office:value="-22.5700864534539" calcext:value-type="float">
            <text:p>-22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0.9" calcext:value-type="float">
            <text:p>10,9</text:p>
          </table:table-cell>
          <table:table-cell table:number-columns-repeated="2"/>
          <table:table-cell table:formula="of:=[.$B$4]*SIN(2*PI()/[.$B$5] * [.D113] - (2*PI() / [.$B$6]) * ([.$B$16] + [.D113]*[.$B$21]*COS([.$B$7]) + [.$B$2]/2 * SIN([.$B$7])))" office:value-type="float" office:value="-0.457886582372281" calcext:value-type="float">
            <text:p>-0,457886582372281</text:p>
          </table:table-cell>
          <table:table-cell table:formula="of:=[.$B$4]*SIN(2*PI()/[.$B$5] * [.D113] - (2*PI() / [.$B$6]) * ([.$B$16] + [.D113]*[.$B$21]*COS([.$B$7]) - [.$B$2]/2 * SIN([.$B$7])))" office:value-type="float" office:value="0.427083535466014" calcext:value-type="float">
            <text:p>0,427083535466014</text:p>
          </table:table-cell>
          <table:table-cell table:style-name="ce20" table:formula="of:=ASIN(([.G113]-[.H113])/[.$B$2])" office:value-type="float" office:value="-0.458367888702772" calcext:value-type="float">
            <text:p>-0,45837</text:p>
          </table:table-cell>
          <table:table-cell table:style-name="ce23" table:formula="of:=[.I113]*180/PI()" office:value-type="float" office:value="-26.2625454869911" calcext:value-type="float">
            <text:p>-26,2625</text:p>
          </table:table-cell>
          <table:table-cell/>
          <table:table-cell table:formula="of:=[.$B$4]*SIN(2*PI()/[.$B$5] * [.D113] - (2*PI() / [.$B$6]) * ([.$B$16] + [.$B$3]/2) * COS([.$B$7]))" office:value-type="float" office:value="0.797813252270412" calcext:value-type="float">
            <text:p>0,797813252270412</text:p>
          </table:table-cell>
          <table:table-cell table:formula="of:=[.$B$4]*SIN(2*PI()/[.$B$5] * [.D113] - (2*PI() / [.$B$6]) * ([.$B$16] - [.$B$3]/2) * COS([.$B$7]))" office:value-type="float" office:value="2.27704088235618" calcext:value-type="float">
            <text:p>2,27704088235618</text:p>
          </table:table-cell>
          <table:table-cell table:formula="of:=ASIN(([.L113]-[.M113])/[.$B$3])" office:value-type="float" office:value="-0.378801186584756" calcext:value-type="float">
            <text:p>-0,379</text:p>
          </table:table-cell>
          <table:table-cell table:formula="of:=[.N113]*180/PI()" office:value-type="float" office:value="-21.7037092658541" calcext:value-type="float">
            <text:p>-21,70</text:p>
          </table:table-cell>
          <table:table-cell/>
          <table:table-cell table:formula="of:=[.$B$4]*SIN(2*PI()/[.$B$5] * [.D113] - (2*PI() / [.$B$6]) * ([.$B$16] + [.$B$3]/2 * COS([.$B$8])))" office:value-type="float" office:value="0.797813252270412" calcext:value-type="float">
            <text:p>0,797813252270412</text:p>
          </table:table-cell>
          <table:table-cell table:formula="of:=[.$B$4]*SIN(2*PI()/[.$B$5] * [.D113] - (2*PI() / [.$B$6]) * ([.$B$16] - [.$B$3]/2 * COS([.$B$8])))" office:value-type="float" office:value="2.27704088235618" calcext:value-type="float">
            <text:p>2,27704088235618</text:p>
          </table:table-cell>
          <table:table-cell table:formula="of:=180*ASIN(([.Q113]-[.R113])/[.$B$3])/PI()" office:value-type="float" office:value="-21.7037092658541" calcext:value-type="float">
            <text:p>-21,7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table:formula="of:=[.$B$4]*SIN(2*PI()/[.$B$5] * [.D114] - (2*PI() / [.$B$6]) * ([.$B$16] + [.D114]*[.$B$21]*COS([.$B$7]) + [.$B$2]/2 * SIN([.$B$7])))" office:value-type="float" office:value="-0.45802776958956" calcext:value-type="float">
            <text:p>-0,45802776958956</text:p>
          </table:table-cell>
          <table:table-cell table:formula="of:=[.$B$4]*SIN(2*PI()/[.$B$5] * [.D114] - (2*PI() / [.$B$6]) * ([.$B$16] + [.D114]*[.$B$21]*COS([.$B$7]) - [.$B$2]/2 * SIN([.$B$7])))" office:value-type="float" office:value="0.426942128495695" calcext:value-type="float">
            <text:p>0,426942128495695</text:p>
          </table:table-cell>
          <table:table-cell table:style-name="ce20" table:formula="of:=ASIN(([.G114]-[.H114])/[.$B$2])" office:value-type="float" office:value="-0.458367766178828" calcext:value-type="float">
            <text:p>-0,45837</text:p>
          </table:table-cell>
          <table:table-cell table:style-name="ce23" table:formula="of:=[.I114]*180/PI()" office:value-type="float" office:value="-26.2625384668862" calcext:value-type="float">
            <text:p>-26,2625</text:p>
          </table:table-cell>
          <table:table-cell/>
          <table:table-cell table:formula="of:=[.$B$4]*SIN(2*PI()/[.$B$5] * [.D114] - (2*PI() / [.$B$6]) * ([.$B$16] + [.$B$3]/2) * COS([.$B$7]))" office:value-type="float" office:value="0.977827287184163" calcext:value-type="float">
            <text:p>0,977827287184163</text:p>
          </table:table-cell>
          <table:table-cell table:formula="of:=[.$B$4]*SIN(2*PI()/[.$B$5] * [.D114] - (2*PI() / [.$B$6]) * ([.$B$16] - [.$B$3]/2) * COS([.$B$7]))" office:value-type="float" office:value="2.39519162530767" calcext:value-type="float">
            <text:p>2,39519162530767</text:p>
          </table:table-cell>
          <table:table-cell table:formula="of:=ASIN(([.L114]-[.M114])/[.$B$3])" office:value-type="float" office:value="-0.362209338296151" calcext:value-type="float">
            <text:p>-0,362</text:p>
          </table:table-cell>
          <table:table-cell table:formula="of:=[.N114]*180/PI()" office:value-type="float" office:value="-20.7530663845957" calcext:value-type="float">
            <text:p>-20,75</text:p>
          </table:table-cell>
          <table:table-cell/>
          <table:table-cell table:formula="of:=[.$B$4]*SIN(2*PI()/[.$B$5] * [.D114] - (2*PI() / [.$B$6]) * ([.$B$16] + [.$B$3]/2 * COS([.$B$8])))" office:value-type="float" office:value="0.977827287184163" calcext:value-type="float">
            <text:p>0,977827287184163</text:p>
          </table:table-cell>
          <table:table-cell table:formula="of:=[.$B$4]*SIN(2*PI()/[.$B$5] * [.D114] - (2*PI() / [.$B$6]) * ([.$B$16] - [.$B$3]/2 * COS([.$B$8])))" office:value-type="float" office:value="2.39519162530767" calcext:value-type="float">
            <text:p>2,39519162530767</text:p>
          </table:table-cell>
          <table:table-cell table:formula="of:=180*ASIN(([.Q114]-[.R114])/[.$B$3])/PI()" office:value-type="float" office:value="-20.7530663845957" calcext:value-type="float">
            <text:p>-2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1.1" calcext:value-type="float">
            <text:p>11,1</text:p>
          </table:table-cell>
          <table:table-cell table:number-columns-repeated="2"/>
          <table:table-cell table:formula="of:=[.$B$4]*SIN(2*PI()/[.$B$5] * [.D115] - (2*PI() / [.$B$6]) * ([.$B$16] + [.D115]*[.$B$21]*COS([.$B$7]) + [.$B$2]/2 * SIN([.$B$7])))" office:value-type="float" office:value="-0.458168955768159" calcext:value-type="float">
            <text:p>-0,458168955768159</text:p>
          </table:table-cell>
          <table:table-cell table:formula="of:=[.$B$4]*SIN(2*PI()/[.$B$5] * [.D115] - (2*PI() / [.$B$6]) * ([.$B$16] + [.D115]*[.$B$21]*COS([.$B$7]) - [.$B$2]/2 * SIN([.$B$7])))" office:value-type="float" office:value="0.426800720557198" calcext:value-type="float">
            <text:p>0,426800720557198</text:p>
          </table:table-cell>
          <table:table-cell table:style-name="ce20" table:formula="of:=ASIN(([.G115]-[.H115])/[.$B$2])" office:value-type="float" office:value="-0.458367642535963" calcext:value-type="float">
            <text:p>-0,45837</text:p>
          </table:table-cell>
          <table:table-cell table:style-name="ce23" table:formula="of:=[.I115]*180/PI()" office:value-type="float" office:value="-26.2625313826718" calcext:value-type="float">
            <text:p>-26,2625</text:p>
          </table:table-cell>
          <table:table-cell/>
          <table:table-cell table:formula="of:=[.$B$4]*SIN(2*PI()/[.$B$5] * [.D115] - (2*PI() / [.$B$6]) * ([.$B$16] + [.$B$3]/2) * COS([.$B$7]))" office:value-type="float" office:value="1.15398228452219" calcext:value-type="float">
            <text:p>1,15398228452219</text:p>
          </table:table-cell>
          <table:table-cell table:formula="of:=[.$B$4]*SIN(2*PI()/[.$B$5] * [.D115] - (2*PI() / [.$B$6]) * ([.$B$16] - [.$B$3]/2) * COS([.$B$7]))" office:value-type="float" office:value="2.50388964117305" calcext:value-type="float">
            <text:p>2,50388964117305</text:p>
          </table:table-cell>
          <table:table-cell table:formula="of:=ASIN(([.L115]-[.M115])/[.$B$3])" office:value-type="float" office:value="-0.344235194964322" calcext:value-type="float">
            <text:p>-0,344</text:p>
          </table:table-cell>
          <table:table-cell table:formula="of:=[.N115]*180/PI()" office:value-type="float" office:value="-19.7232238313187" calcext:value-type="float">
            <text:p>-19,72</text:p>
          </table:table-cell>
          <table:table-cell/>
          <table:table-cell table:formula="of:=[.$B$4]*SIN(2*PI()/[.$B$5] * [.D115] - (2*PI() / [.$B$6]) * ([.$B$16] + [.$B$3]/2 * COS([.$B$8])))" office:value-type="float" office:value="1.15398228452219" calcext:value-type="float">
            <text:p>1,15398228452219</text:p>
          </table:table-cell>
          <table:table-cell table:formula="of:=[.$B$4]*SIN(2*PI()/[.$B$5] * [.D115] - (2*PI() / [.$B$6]) * ([.$B$16] - [.$B$3]/2 * COS([.$B$8])))" office:value-type="float" office:value="2.50388964117305" calcext:value-type="float">
            <text:p>2,50388964117305</text:p>
          </table:table-cell>
          <table:table-cell table:formula="of:=180*ASIN(([.Q115]-[.R115])/[.$B$3])/PI()" office:value-type="float" office:value="-19.7232238313187" calcext:value-type="float">
            <text:p>-19,7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1.2" calcext:value-type="float">
            <text:p>11,2</text:p>
          </table:table-cell>
          <table:table-cell table:number-columns-repeated="2"/>
          <table:table-cell table:formula="of:=[.$B$4]*SIN(2*PI()/[.$B$5] * [.D116] - (2*PI() / [.$B$6]) * ([.$B$16] + [.D116]*[.$B$21]*COS([.$B$7]) + [.$B$2]/2 * SIN([.$B$7])))" office:value-type="float" office:value="-0.458310140907766" calcext:value-type="float">
            <text:p>-0,458310140907766</text:p>
          </table:table-cell>
          <table:table-cell table:formula="of:=[.$B$4]*SIN(2*PI()/[.$B$5] * [.D116] - (2*PI() / [.$B$6]) * ([.$B$16] + [.D116]*[.$B$21]*COS([.$B$7]) - [.$B$2]/2 * SIN([.$B$7])))" office:value-type="float" office:value="0.426659311650833" calcext:value-type="float">
            <text:p>0,426659311650833</text:p>
          </table:table-cell>
          <table:table-cell table:style-name="ce20" table:formula="of:=ASIN(([.G116]-[.H116])/[.$B$2])" office:value-type="float" office:value="-0.458367517774175" calcext:value-type="float">
            <text:p>-0,45837</text:p>
          </table:table-cell>
          <table:table-cell table:style-name="ce23" table:formula="of:=[.I116]*180/PI()" office:value-type="float" office:value="-26.262524234348" calcext:value-type="float">
            <text:p>-26,2625</text:p>
          </table:table-cell>
          <table:table-cell/>
          <table:table-cell table:formula="of:=[.$B$4]*SIN(2*PI()/[.$B$5] * [.D116] - (2*PI() / [.$B$6]) * ([.$B$16] + [.$B$3]/2) * COS([.$B$7]))" office:value-type="float" office:value="1.32558304098757" calcext:value-type="float">
            <text:p>1,32558304098757</text:p>
          </table:table-cell>
          <table:table-cell table:formula="of:=[.$B$4]*SIN(2*PI()/[.$B$5] * [.D116] - (2*PI() / [.$B$6]) * ([.$B$16] - [.$B$3]/2) * COS([.$B$7]))" office:value-type="float" office:value="2.60270594854308" calcext:value-type="float">
            <text:p>2,60270594854308</text:p>
          </table:table-cell>
          <table:table-cell table:formula="of:=ASIN(([.L116]-[.M116])/[.$B$3])" office:value-type="float" office:value="-0.324970391171158" calcext:value-type="float">
            <text:p>-0,325</text:p>
          </table:table-cell>
          <table:table-cell table:formula="of:=[.N116]*180/PI()" office:value-type="float" office:value="-18.6194318808228" calcext:value-type="float">
            <text:p>-18,62</text:p>
          </table:table-cell>
          <table:table-cell/>
          <table:table-cell table:formula="of:=[.$B$4]*SIN(2*PI()/[.$B$5] * [.D116] - (2*PI() / [.$B$6]) * ([.$B$16] + [.$B$3]/2 * COS([.$B$8])))" office:value-type="float" office:value="1.32558304098757" calcext:value-type="float">
            <text:p>1,32558304098757</text:p>
          </table:table-cell>
          <table:table-cell table:formula="of:=[.$B$4]*SIN(2*PI()/[.$B$5] * [.D116] - (2*PI() / [.$B$6]) * ([.$B$16] - [.$B$3]/2 * COS([.$B$8])))" office:value-type="float" office:value="2.60270594854308" calcext:value-type="float">
            <text:p>2,60270594854308</text:p>
          </table:table-cell>
          <table:table-cell table:formula="of:=180*ASIN(([.Q116]-[.R116])/[.$B$3])/PI()" office:value-type="float" office:value="-18.6194318808228" calcext:value-type="float">
            <text:p>-18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1.3" calcext:value-type="float">
            <text:p>11,3</text:p>
          </table:table-cell>
          <table:table-cell table:number-columns-repeated="2"/>
          <table:table-cell table:formula="of:=[.$B$4]*SIN(2*PI()/[.$B$5] * [.D117] - (2*PI() / [.$B$6]) * ([.$B$16] + [.D117]*[.$B$21]*COS([.$B$7]) + [.$B$2]/2 * SIN([.$B$7])))" office:value-type="float" office:value="-0.458451325008057" calcext:value-type="float">
            <text:p>-0,458451325008057</text:p>
          </table:table-cell>
          <table:table-cell table:formula="of:=[.$B$4]*SIN(2*PI()/[.$B$5] * [.D117] - (2*PI() / [.$B$6]) * ([.$B$16] + [.D117]*[.$B$21]*COS([.$B$7]) - [.$B$2]/2 * SIN([.$B$7])))" office:value-type="float" office:value="0.42651790177693" calcext:value-type="float">
            <text:p>0,42651790177693</text:p>
          </table:table-cell>
          <table:table-cell table:style-name="ce20" table:formula="of:=ASIN(([.G117]-[.H117])/[.$B$2])" office:value-type="float" office:value="-0.458367391893467" calcext:value-type="float">
            <text:p>-0,45837</text:p>
          </table:table-cell>
          <table:table-cell table:style-name="ce23" table:formula="of:=[.I117]*180/PI()" office:value-type="float" office:value="-26.2625170219147" calcext:value-type="float">
            <text:p>-26,2625</text:p>
          </table:table-cell>
          <table:table-cell/>
          <table:table-cell table:formula="of:=[.$B$4]*SIN(2*PI()/[.$B$5] * [.D117] - (2*PI() / [.$B$6]) * ([.$B$16] + [.$B$3]/2) * COS([.$B$7]))" office:value-type="float" office:value="1.49195232679146" calcext:value-type="float">
            <text:p>1,49195232679146</text:p>
          </table:table-cell>
          <table:table-cell table:formula="of:=[.$B$4]*SIN(2*PI()/[.$B$5] * [.D117] - (2*PI() / [.$B$6]) * ([.$B$16] - [.$B$3]/2) * COS([.$B$7]))" office:value-type="float" office:value="2.69125056459746" calcext:value-type="float">
            <text:p>2,69125056459746</text:p>
          </table:table-cell>
          <table:table-cell table:formula="of:=ASIN(([.L117]-[.M117])/[.$B$3])" office:value-type="float" office:value="-0.304508747665814" calcext:value-type="float">
            <text:p>-0,305</text:p>
          </table:table-cell>
          <table:table-cell table:formula="of:=[.N117]*180/PI()" office:value-type="float" office:value="-17.4470660660653" calcext:value-type="float">
            <text:p>-17,45</text:p>
          </table:table-cell>
          <table:table-cell/>
          <table:table-cell table:formula="of:=[.$B$4]*SIN(2*PI()/[.$B$5] * [.D117] - (2*PI() / [.$B$6]) * ([.$B$16] + [.$B$3]/2 * COS([.$B$8])))" office:value-type="float" office:value="1.49195232679146" calcext:value-type="float">
            <text:p>1,49195232679146</text:p>
          </table:table-cell>
          <table:table-cell table:formula="of:=[.$B$4]*SIN(2*PI()/[.$B$5] * [.D117] - (2*PI() / [.$B$6]) * ([.$B$16] - [.$B$3]/2 * COS([.$B$8])))" office:value-type="float" office:value="2.69125056459746" calcext:value-type="float">
            <text:p>2,69125056459746</text:p>
          </table:table-cell>
          <table:table-cell table:formula="of:=180*ASIN(([.Q117]-[.R117])/[.$B$3])/PI()" office:value-type="float" office:value="-17.4470660660653" calcext:value-type="float">
            <text:p>-17,4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1.4" calcext:value-type="float">
            <text:p>11,4</text:p>
          </table:table-cell>
          <table:table-cell table:number-columns-repeated="2"/>
          <table:table-cell table:formula="of:=[.$B$4]*SIN(2*PI()/[.$B$5] * [.D118] - (2*PI() / [.$B$6]) * ([.$B$16] + [.D118]*[.$B$21]*COS([.$B$7]) + [.$B$2]/2 * SIN([.$B$7])))" office:value-type="float" office:value="-0.458592508068706" calcext:value-type="float">
            <text:p>-0,458592508068706</text:p>
          </table:table-cell>
          <table:table-cell table:formula="of:=[.$B$4]*SIN(2*PI()/[.$B$5] * [.D118] - (2*PI() / [.$B$6]) * ([.$B$16] + [.D118]*[.$B$21]*COS([.$B$7]) - [.$B$2]/2 * SIN([.$B$7])))" office:value-type="float" office:value="0.426376490935807" calcext:value-type="float">
            <text:p>0,426376490935807</text:p>
          </table:table-cell>
          <table:table-cell table:style-name="ce20" table:formula="of:=ASIN(([.G118]-[.H118])/[.$B$2])" office:value-type="float" office:value="-0.458367264893836" calcext:value-type="float">
            <text:p>-0,45837</text:p>
          </table:table-cell>
          <table:table-cell table:style-name="ce23" table:formula="of:=[.I118]*180/PI()" office:value-type="float" office:value="-26.2625097453718" calcext:value-type="float">
            <text:p>-26,2625</text:p>
          </table:table-cell>
          <table:table-cell/>
          <table:table-cell table:formula="of:=[.$B$4]*SIN(2*PI()/[.$B$5] * [.D118] - (2*PI() / [.$B$6]) * ([.$B$16] + [.$B$3]/2) * COS([.$B$7]))" office:value-type="float" office:value="1.65243355836968" calcext:value-type="float">
            <text:p>1,65243355836968</text:p>
          </table:table-cell>
          <table:table-cell table:formula="of:=[.$B$4]*SIN(2*PI()/[.$B$5] * [.D118] - (2*PI() / [.$B$6]) * ([.$B$16] - [.$B$3]/2) * COS([.$B$7]))" office:value-type="float" office:value="2.7691740441888" calcext:value-type="float">
            <text:p>2,7691740441888</text:p>
          </table:table-cell>
          <table:table-cell table:formula="of:=ASIN(([.L118]-[.M118])/[.$B$3])" office:value-type="float" office:value="-0.282945382337678" calcext:value-type="float">
            <text:p>-0,283</text:p>
          </table:table-cell>
          <table:table-cell table:formula="of:=[.N118]*180/PI()" office:value-type="float" office:value="-16.2115762406644" calcext:value-type="float">
            <text:p>-16,21</text:p>
          </table:table-cell>
          <table:table-cell/>
          <table:table-cell table:formula="of:=[.$B$4]*SIN(2*PI()/[.$B$5] * [.D118] - (2*PI() / [.$B$6]) * ([.$B$16] + [.$B$3]/2 * COS([.$B$8])))" office:value-type="float" office:value="1.65243355836968" calcext:value-type="float">
            <text:p>1,65243355836968</text:p>
          </table:table-cell>
          <table:table-cell table:formula="of:=[.$B$4]*SIN(2*PI()/[.$B$5] * [.D118] - (2*PI() / [.$B$6]) * ([.$B$16] - [.$B$3]/2 * COS([.$B$8])))" office:value-type="float" office:value="2.7691740441888" calcext:value-type="float">
            <text:p>2,7691740441888</text:p>
          </table:table-cell>
          <table:table-cell table:formula="of:=180*ASIN(([.Q118]-[.R118])/[.$B$3])/PI()" office:value-type="float" office:value="-16.2115762406644" calcext:value-type="float">
            <text:p>-16,2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1.5" calcext:value-type="float">
            <text:p>11,5</text:p>
          </table:table-cell>
          <table:table-cell table:number-columns-repeated="2"/>
          <table:table-cell table:formula="of:=[.$B$4]*SIN(2*PI()/[.$B$5] * [.D119] - (2*PI() / [.$B$6]) * ([.$B$16] + [.D119]*[.$B$21]*COS([.$B$7]) + [.$B$2]/2 * SIN([.$B$7])))" office:value-type="float" office:value="-0.458733690089404" calcext:value-type="float">
            <text:p>-0,458733690089404</text:p>
          </table:table-cell>
          <table:table-cell table:formula="of:=[.$B$4]*SIN(2*PI()/[.$B$5] * [.D119] - (2*PI() / [.$B$6]) * ([.$B$16] + [.D119]*[.$B$21]*COS([.$B$7]) - [.$B$2]/2 * SIN([.$B$7])))" office:value-type="float" office:value="0.42623507912778" calcext:value-type="float">
            <text:p>0,42623507912778</text:p>
          </table:table-cell>
          <table:table-cell table:style-name="ce20" table:formula="of:=ASIN(([.G119]-[.H119])/[.$B$2])" office:value-type="float" office:value="-0.458367136775286" calcext:value-type="float">
            <text:p>-0,45837</text:p>
          </table:table-cell>
          <table:table-cell table:style-name="ce23" table:formula="of:=[.I119]*180/PI()" office:value-type="float" office:value="-26.2625024047196" calcext:value-type="float">
            <text:p>-26,2625</text:p>
          </table:table-cell>
          <table:table-cell/>
          <table:table-cell table:formula="of:=[.$B$4]*SIN(2*PI()/[.$B$5] * [.D119] - (2*PI() / [.$B$6]) * ([.$B$16] + [.$B$3]/2) * COS([.$B$7]))" office:value-type="float" office:value="1.8063933896181" calcext:value-type="float">
            <text:p>1,8063933896181</text:p>
          </table:table-cell>
          <table:table-cell table:formula="of:=[.$B$4]*SIN(2*PI()/[.$B$5] * [.D119] - (2*PI() / [.$B$6]) * ([.$B$16] - [.$B$3]/2) * COS([.$B$7]))" office:value-type="float" office:value="2.836168858943" calcext:value-type="float">
            <text:p>2,836168858943</text:p>
          </table:table-cell>
          <table:table-cell table:formula="of:=ASIN(([.L119]-[.M119])/[.$B$3])" office:value-type="float" office:value="-0.260375969976364" calcext:value-type="float">
            <text:p>-0,260</text:p>
          </table:table-cell>
          <table:table-cell table:formula="of:=[.N119]*180/PI()" office:value-type="float" office:value="-14.9184441662707" calcext:value-type="float">
            <text:p>-14,92</text:p>
          </table:table-cell>
          <table:table-cell/>
          <table:table-cell table:formula="of:=[.$B$4]*SIN(2*PI()/[.$B$5] * [.D119] - (2*PI() / [.$B$6]) * ([.$B$16] + [.$B$3]/2 * COS([.$B$8])))" office:value-type="float" office:value="1.8063933896181" calcext:value-type="float">
            <text:p>1,8063933896181</text:p>
          </table:table-cell>
          <table:table-cell table:formula="of:=[.$B$4]*SIN(2*PI()/[.$B$5] * [.D119] - (2*PI() / [.$B$6]) * ([.$B$16] - [.$B$3]/2 * COS([.$B$8])))" office:value-type="float" office:value="2.836168858943" calcext:value-type="float">
            <text:p>2,836168858943</text:p>
          </table:table-cell>
          <table:table-cell table:formula="of:=180*ASIN(([.Q119]-[.R119])/[.$B$3])/PI()" office:value-type="float" office:value="-14.9184441662707" calcext:value-type="float">
            <text:p>-14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1.6" calcext:value-type="float">
            <text:p>11,6</text:p>
          </table:table-cell>
          <table:table-cell table:number-columns-repeated="2"/>
          <table:table-cell table:formula="of:=[.$B$4]*SIN(2*PI()/[.$B$5] * [.D120] - (2*PI() / [.$B$6]) * ([.$B$16] + [.D120]*[.$B$21]*COS([.$B$7]) + [.$B$2]/2 * SIN([.$B$7])))" office:value-type="float" office:value="-0.458874871069825" calcext:value-type="float">
            <text:p>-0,458874871069825</text:p>
          </table:table-cell>
          <table:table-cell table:formula="of:=[.$B$4]*SIN(2*PI()/[.$B$5] * [.D120] - (2*PI() / [.$B$6]) * ([.$B$16] + [.D120]*[.$B$21]*COS([.$B$7]) - [.$B$2]/2 * SIN([.$B$7])))" office:value-type="float" office:value="0.426093666353175" calcext:value-type="float">
            <text:p>0,426093666353175</text:p>
          </table:table-cell>
          <table:table-cell table:style-name="ce20" table:formula="of:=ASIN(([.G120]-[.H120])/[.$B$2])" office:value-type="float" office:value="-0.458367007537816" calcext:value-type="float">
            <text:p>-0,45837</text:p>
          </table:table-cell>
          <table:table-cell table:style-name="ce23" table:formula="of:=[.I120]*180/PI()" office:value-type="float" office:value="-26.262494999958" calcext:value-type="float">
            <text:p>-26,2625</text:p>
          </table:table-cell>
          <table:table-cell/>
          <table:table-cell table:formula="of:=[.$B$4]*SIN(2*PI()/[.$B$5] * [.D120] - (2*PI() / [.$B$6]) * ([.$B$16] + [.$B$3]/2) * COS([.$B$7]))" office:value-type="float" office:value="1.95322421142034" calcext:value-type="float">
            <text:p>1,95322421142034</text:p>
          </table:table-cell>
          <table:table-cell table:formula="of:=[.$B$4]*SIN(2*PI()/[.$B$5] * [.D120] - (2*PI() / [.$B$6]) * ([.$B$16] - [.$B$3]/2) * COS([.$B$7]))" office:value-type="float" office:value="2.89197061093326" calcext:value-type="float">
            <text:p>2,89197061093326</text:p>
          </table:table-cell>
          <table:table-cell table:formula="of:=ASIN(([.L120]-[.M120])/[.$B$3])" office:value-type="float" office:value="-0.236896151010667" calcext:value-type="float">
            <text:p>-0,237</text:p>
          </table:table-cell>
          <table:table-cell table:formula="of:=[.N120]*180/PI()" office:value-type="float" office:value="-13.573149635805" calcext:value-type="float">
            <text:p>-13,57</text:p>
          </table:table-cell>
          <table:table-cell/>
          <table:table-cell table:formula="of:=[.$B$4]*SIN(2*PI()/[.$B$5] * [.D120] - (2*PI() / [.$B$6]) * ([.$B$16] + [.$B$3]/2 * COS([.$B$8])))" office:value-type="float" office:value="1.95322421142034" calcext:value-type="float">
            <text:p>1,95322421142034</text:p>
          </table:table-cell>
          <table:table-cell table:formula="of:=[.$B$4]*SIN(2*PI()/[.$B$5] * [.D120] - (2*PI() / [.$B$6]) * ([.$B$16] - [.$B$3]/2 * COS([.$B$8])))" office:value-type="float" office:value="2.89197061093326" calcext:value-type="float">
            <text:p>2,89197061093326</text:p>
          </table:table-cell>
          <table:table-cell table:formula="of:=180*ASIN(([.Q120]-[.R120])/[.$B$3])/PI()" office:value-type="float" office:value="-13.573149635805" calcext:value-type="float">
            <text:p>-13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1.7" calcext:value-type="float">
            <text:p>11,7</text:p>
          </table:table-cell>
          <table:table-cell table:number-columns-repeated="2"/>
          <table:table-cell table:formula="of:=[.$B$4]*SIN(2*PI()/[.$B$5] * [.D121] - (2*PI() / [.$B$6]) * ([.$B$16] + [.D121]*[.$B$21]*COS([.$B$7]) + [.$B$2]/2 * SIN([.$B$7])))" office:value-type="float" office:value="-0.459016051009644" calcext:value-type="float">
            <text:p>-0,459016051009644</text:p>
          </table:table-cell>
          <table:table-cell table:formula="of:=[.$B$4]*SIN(2*PI()/[.$B$5] * [.D121] - (2*PI() / [.$B$6]) * ([.$B$16] + [.D121]*[.$B$21]*COS([.$B$7]) - [.$B$2]/2 * SIN([.$B$7])))" office:value-type="float" office:value="0.425952252612316" calcext:value-type="float">
            <text:p>0,425952252612316</text:p>
          </table:table-cell>
          <table:table-cell table:style-name="ce20" table:formula="of:=ASIN(([.G121]-[.H121])/[.$B$2])" office:value-type="float" office:value="-0.458366877181426" calcext:value-type="float">
            <text:p>-0,45837</text:p>
          </table:table-cell>
          <table:table-cell table:style-name="ce23" table:formula="of:=[.I121]*180/PI()" office:value-type="float" office:value="-26.2624875310871" calcext:value-type="float">
            <text:p>-26,2625</text:p>
          </table:table-cell>
          <table:table-cell/>
          <table:table-cell table:formula="of:=[.$B$4]*SIN(2*PI()/[.$B$5] * [.D121] - (2*PI() / [.$B$6]) * ([.$B$16] + [.$B$3]/2) * COS([.$B$7]))" office:value-type="float" office:value="2.09234654960336" calcext:value-type="float">
            <text:p>2,09234654960336</text:p>
          </table:table-cell>
          <table:table-cell table:formula="of:=[.$B$4]*SIN(2*PI()/[.$B$5] * [.D121] - (2*PI() / [.$B$6]) * ([.$B$16] - [.$B$3]/2) * COS([.$B$7]))" office:value-type="float" office:value="2.93635907613786" calcext:value-type="float">
            <text:p>2,93635907613786</text:p>
          </table:table-cell>
          <table:table-cell table:formula="of:=ASIN(([.L121]-[.M121])/[.$B$3])" office:value-type="float" office:value="-0.212601083257282" calcext:value-type="float">
            <text:p>-0,213</text:p>
          </table:table-cell>
          <table:table-cell table:formula="of:=[.N121]*180/PI()" office:value-type="float" office:value="-12.1811447905517" calcext:value-type="float">
            <text:p>-12,18</text:p>
          </table:table-cell>
          <table:table-cell/>
          <table:table-cell table:formula="of:=[.$B$4]*SIN(2*PI()/[.$B$5] * [.D121] - (2*PI() / [.$B$6]) * ([.$B$16] + [.$B$3]/2 * COS([.$B$8])))" office:value-type="float" office:value="2.09234654960336" calcext:value-type="float">
            <text:p>2,09234654960336</text:p>
          </table:table-cell>
          <table:table-cell table:formula="of:=[.$B$4]*SIN(2*PI()/[.$B$5] * [.D121] - (2*PI() / [.$B$6]) * ([.$B$16] - [.$B$3]/2 * COS([.$B$8])))" office:value-type="float" office:value="2.93635907613786" calcext:value-type="float">
            <text:p>2,93635907613786</text:p>
          </table:table-cell>
          <table:table-cell table:formula="of:=180*ASIN(([.Q121]-[.R121])/[.$B$3])/PI()" office:value-type="float" office:value="-12.1811447905517" calcext:value-type="float">
            <text:p>-12,1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1.8" calcext:value-type="float">
            <text:p>11,8</text:p>
          </table:table-cell>
          <table:table-cell table:number-columns-repeated="2"/>
          <table:table-cell table:formula="of:=[.$B$4]*SIN(2*PI()/[.$B$5] * [.D122] - (2*PI() / [.$B$6]) * ([.$B$16] + [.D122]*[.$B$21]*COS([.$B$7]) + [.$B$2]/2 * SIN([.$B$7])))" office:value-type="float" office:value="-0.45915722990855" calcext:value-type="float">
            <text:p>-0,45915722990855</text:p>
          </table:table-cell>
          <table:table-cell table:formula="of:=[.$B$4]*SIN(2*PI()/[.$B$5] * [.D122] - (2*PI() / [.$B$6]) * ([.$B$16] + [.D122]*[.$B$21]*COS([.$B$7]) - [.$B$2]/2 * SIN([.$B$7])))" office:value-type="float" office:value="0.425810837905517" calcext:value-type="float">
            <text:p>0,425810837905517</text:p>
          </table:table-cell>
          <table:table-cell table:style-name="ce20" table:formula="of:=ASIN(([.G122]-[.H122])/[.$B$2])" office:value-type="float" office:value="-0.458366745706119" calcext:value-type="float">
            <text:p>-0,45837</text:p>
          </table:table-cell>
          <table:table-cell table:style-name="ce23" table:formula="of:=[.I122]*180/PI()" office:value-type="float" office:value="-26.2624799981069" calcext:value-type="float">
            <text:p>-26,2625</text:p>
          </table:table-cell>
          <table:table-cell/>
          <table:table-cell table:formula="of:=[.$B$4]*SIN(2*PI()/[.$B$5] * [.D122] - (2*PI() / [.$B$6]) * ([.$B$16] + [.$B$3]/2) * COS([.$B$7]))" office:value-type="float" office:value="2.22321135185731" calcext:value-type="float">
            <text:p>2,22321135185731</text:p>
          </table:table-cell>
          <table:table-cell table:formula="of:=[.$B$4]*SIN(2*PI()/[.$B$5] * [.D122] - (2*PI() / [.$B$6]) * ([.$B$16] - [.$B$3]/2) * COS([.$B$7]))" office:value-type="float" office:value="2.96915907356381" calcext:value-type="float">
            <text:p>2,96915907356381</text:p>
          </table:table-cell>
          <table:table-cell table:formula="of:=ASIN(([.L122]-[.M122])/[.$B$3])" office:value-type="float" office:value="-0.187585126322236" calcext:value-type="float">
            <text:p>-0,188</text:p>
          </table:table-cell>
          <table:table-cell table:formula="of:=[.N122]*180/PI()" office:value-type="float" office:value="-10.7478360376925" calcext:value-type="float">
            <text:p>-10,75</text:p>
          </table:table-cell>
          <table:table-cell/>
          <table:table-cell table:formula="of:=[.$B$4]*SIN(2*PI()/[.$B$5] * [.D122] - (2*PI() / [.$B$6]) * ([.$B$16] + [.$B$3]/2 * COS([.$B$8])))" office:value-type="float" office:value="2.22321135185731" calcext:value-type="float">
            <text:p>2,22321135185731</text:p>
          </table:table-cell>
          <table:table-cell table:formula="of:=[.$B$4]*SIN(2*PI()/[.$B$5] * [.D122] - (2*PI() / [.$B$6]) * ([.$B$16] - [.$B$3]/2 * COS([.$B$8])))" office:value-type="float" office:value="2.96915907356381" calcext:value-type="float">
            <text:p>2,96915907356381</text:p>
          </table:table-cell>
          <table:table-cell table:formula="of:=180*ASIN(([.Q122]-[.R122])/[.$B$3])/PI()" office:value-type="float" office:value="-10.7478360376925" calcext:value-type="float">
            <text:p>-1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1.9" calcext:value-type="float">
            <text:p>11,9</text:p>
          </table:table-cell>
          <table:table-cell table:number-columns-repeated="2"/>
          <table:table-cell table:formula="of:=[.$B$4]*SIN(2*PI()/[.$B$5] * [.D123] - (2*PI() / [.$B$6]) * ([.$B$16] + [.D123]*[.$B$21]*COS([.$B$7]) + [.$B$2]/2 * SIN([.$B$7])))" office:value-type="float" office:value="-0.45929840776622" calcext:value-type="float">
            <text:p>-0,45929840776622</text:p>
          </table:table-cell>
          <table:table-cell table:formula="of:=[.$B$4]*SIN(2*PI()/[.$B$5] * [.D123] - (2*PI() / [.$B$6]) * ([.$B$16] + [.D123]*[.$B$21]*COS([.$B$7]) - [.$B$2]/2 * SIN([.$B$7])))" office:value-type="float" office:value="0.425669422233098" calcext:value-type="float">
            <text:p>0,425669422233098</text:p>
          </table:table-cell>
          <table:table-cell table:style-name="ce20" table:formula="of:=ASIN(([.G123]-[.H123])/[.$B$2])" office:value-type="float" office:value="-0.458366613111893" calcext:value-type="float">
            <text:p>-0,45837</text:p>
          </table:table-cell>
          <table:table-cell table:style-name="ce23" table:formula="of:=[.I123]*180/PI()" office:value-type="float" office:value="-26.2624724010173" calcext:value-type="float">
            <text:p>-26,2625</text:p>
          </table:table-cell>
          <table:table-cell/>
          <table:table-cell table:formula="of:=[.$B$4]*SIN(2*PI()/[.$B$5] * [.D123] - (2*PI() / [.$B$6]) * ([.$B$16] + [.$B$3]/2) * COS([.$B$7]))" office:value-type="float" office:value="2.34530215459414" calcext:value-type="float">
            <text:p>2,34530215459414</text:p>
          </table:table-cell>
          <table:table-cell table:formula="of:=[.$B$4]*SIN(2*PI()/[.$B$5] * [.D123] - (2*PI() / [.$B$6]) * ([.$B$16] - [.$B$3]/2) * COS([.$B$7]))" office:value-type="float" office:value="2.99024115660614" calcext:value-type="float">
            <text:p>2,99024115660614</text:p>
          </table:table-cell>
          <table:table-cell table:formula="of:=ASIN(([.L123]-[.M123])/[.$B$3])" office:value-type="float" office:value="-0.161941645494564" calcext:value-type="float">
            <text:p>-0,162</text:p>
          </table:table-cell>
          <table:table-cell table:formula="of:=[.N123]*180/PI()" office:value-type="float" office:value="-9.27857281424228" calcext:value-type="float">
            <text:p>-9,28</text:p>
          </table:table-cell>
          <table:table-cell/>
          <table:table-cell table:formula="of:=[.$B$4]*SIN(2*PI()/[.$B$5] * [.D123] - (2*PI() / [.$B$6]) * ([.$B$16] + [.$B$3]/2 * COS([.$B$8])))" office:value-type="float" office:value="2.34530215459414" calcext:value-type="float">
            <text:p>2,34530215459414</text:p>
          </table:table-cell>
          <table:table-cell table:formula="of:=[.$B$4]*SIN(2*PI()/[.$B$5] * [.D123] - (2*PI() / [.$B$6]) * ([.$B$16] - [.$B$3]/2 * COS([.$B$8])))" office:value-type="float" office:value="2.99024115660614" calcext:value-type="float">
            <text:p>2,99024115660614</text:p>
          </table:table-cell>
          <table:table-cell table:formula="of:=180*ASIN(([.Q123]-[.R123])/[.$B$3])/PI()" office:value-type="float" office:value="-9.27857281424228" calcext:value-type="float">
            <text:p>-9,2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formula="of:=[.$B$4]*SIN(2*PI()/[.$B$5] * [.D124] - (2*PI() / [.$B$6]) * ([.$B$16] + [.D124]*[.$B$21]*COS([.$B$7]) + [.$B$2]/2 * SIN([.$B$7])))" office:value-type="float" office:value="-0.459439584582332" calcext:value-type="float">
            <text:p>-0,459439584582332</text:p>
          </table:table-cell>
          <table:table-cell table:formula="of:=[.$B$4]*SIN(2*PI()/[.$B$5] * [.D124] - (2*PI() / [.$B$6]) * ([.$B$16] + [.D124]*[.$B$21]*COS([.$B$7]) - [.$B$2]/2 * SIN([.$B$7])))" office:value-type="float" office:value="0.425528005595382" calcext:value-type="float">
            <text:p>0,425528005595382</text:p>
          </table:table-cell>
          <table:table-cell table:style-name="ce20" table:formula="of:=ASIN(([.G124]-[.H124])/[.$B$2])" office:value-type="float" office:value="-0.458366479398748" calcext:value-type="float">
            <text:p>-0,45837</text:p>
          </table:table-cell>
          <table:table-cell table:style-name="ce23" table:formula="of:=[.I124]*180/PI()" office:value-type="float" office:value="-26.2624647398185" calcext:value-type="float">
            <text:p>-26,2625</text:p>
          </table:table-cell>
          <table:table-cell/>
          <table:table-cell table:formula="of:=[.$B$4]*SIN(2*PI()/[.$B$5] * [.D124] - (2*PI() / [.$B$6]) * ([.$B$16] + [.$B$3]/2) * COS([.$B$7]))" office:value-type="float" office:value="2.45813712119341" calcext:value-type="float">
            <text:p>2,45813712119341</text:p>
          </table:table-cell>
          <table:table-cell table:formula="of:=[.$B$4]*SIN(2*PI()/[.$B$5] * [.D124] - (2*PI() / [.$B$6]) * ([.$B$16] - [.$B$3]/2) * COS([.$B$7]))" office:value-type="float" office:value="2.99952212391459" calcext:value-type="float">
            <text:p>2,99952212391459</text:p>
          </table:table-cell>
          <table:table-cell table:formula="of:=ASIN(([.L124]-[.M124])/[.$B$3])" office:value-type="float" office:value="-0.135762920475997" calcext:value-type="float">
            <text:p>-0,136</text:p>
          </table:table-cell>
          <table:table-cell table:formula="of:=[.N124]*180/PI()" office:value-type="float" office:value="-7.77864235764487" calcext:value-type="float">
            <text:p>-7,78</text:p>
          </table:table-cell>
          <table:table-cell/>
          <table:table-cell table:formula="of:=[.$B$4]*SIN(2*PI()/[.$B$5] * [.D124] - (2*PI() / [.$B$6]) * ([.$B$16] + [.$B$3]/2 * COS([.$B$8])))" office:value-type="float" office:value="2.45813712119341" calcext:value-type="float">
            <text:p>2,45813712119341</text:p>
          </table:table-cell>
          <table:table-cell table:formula="of:=[.$B$4]*SIN(2*PI()/[.$B$5] * [.D124] - (2*PI() / [.$B$6]) * ([.$B$16] - [.$B$3]/2 * COS([.$B$8])))" office:value-type="float" office:value="2.99952212391459" calcext:value-type="float">
            <text:p>2,99952212391459</text:p>
          </table:table-cell>
          <table:table-cell table:formula="of:=180*ASIN(([.Q124]-[.R124])/[.$B$3])/PI()" office:value-type="float" office:value="-7.77864235764487" calcext:value-type="float">
            <text:p>-7,7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2.1" calcext:value-type="float">
            <text:p>12,1</text:p>
          </table:table-cell>
          <table:table-cell table:number-columns-repeated="2"/>
          <table:table-cell table:formula="of:=[.$B$4]*SIN(2*PI()/[.$B$5] * [.D125] - (2*PI() / [.$B$6]) * ([.$B$16] + [.D125]*[.$B$21]*COS([.$B$7]) + [.$B$2]/2 * SIN([.$B$7])))" office:value-type="float" office:value="-0.459580760356567" calcext:value-type="float">
            <text:p>-0,459580760356567</text:p>
          </table:table-cell>
          <table:table-cell table:formula="of:=[.$B$4]*SIN(2*PI()/[.$B$5] * [.D125] - (2*PI() / [.$B$6]) * ([.$B$16] + [.D125]*[.$B$21]*COS([.$B$7]) - [.$B$2]/2 * SIN([.$B$7])))" office:value-type="float" office:value="0.425386587992691" calcext:value-type="float">
            <text:p>0,425386587992691</text:p>
          </table:table-cell>
          <table:table-cell table:style-name="ce20" table:formula="of:=ASIN(([.G125]-[.H125])/[.$B$2])" office:value-type="float" office:value="-0.458366344566686" calcext:value-type="float">
            <text:p>-0,45837</text:p>
          </table:table-cell>
          <table:table-cell table:style-name="ce23" table:formula="of:=[.I125]*180/PI()" office:value-type="float" office:value="-26.2624570145104" calcext:value-type="float">
            <text:p>-26,2625</text:p>
          </table:table-cell>
          <table:table-cell/>
          <table:table-cell table:formula="of:=[.$B$4]*SIN(2*PI()/[.$B$5] * [.D125] - (2*PI() / [.$B$6]) * ([.$B$16] + [.$B$3]/2) * COS([.$B$7]))" office:value-type="float" office:value="2.56127094359136" calcext:value-type="float">
            <text:p>2,56127094359136</text:p>
          </table:table-cell>
          <table:table-cell table:formula="of:=[.$B$4]*SIN(2*PI()/[.$B$5] * [.D125] - (2*PI() / [.$B$6]) * ([.$B$16] - [.$B$3]/2) * COS([.$B$7]))" office:value-type="float" office:value="2.99696534775126" calcext:value-type="float">
            <text:p>2,99696534775126</text:p>
          </table:table-cell>
          <table:table-cell table:formula="of:=ASIN(([.L125]-[.M125])/[.$B$3])" office:value-type="float" office:value="-0.109140143793238" calcext:value-type="float">
            <text:p>-0,109</text:p>
          </table:table-cell>
          <table:table-cell table:formula="of:=[.N125]*180/PI()" office:value-type="float" office:value="-6.25326961480348" calcext:value-type="float">
            <text:p>-6,25</text:p>
          </table:table-cell>
          <table:table-cell/>
          <table:table-cell table:formula="of:=[.$B$4]*SIN(2*PI()/[.$B$5] * [.D125] - (2*PI() / [.$B$6]) * ([.$B$16] + [.$B$3]/2 * COS([.$B$8])))" office:value-type="float" office:value="2.56127094359136" calcext:value-type="float">
            <text:p>2,56127094359136</text:p>
          </table:table-cell>
          <table:table-cell table:formula="of:=[.$B$4]*SIN(2*PI()/[.$B$5] * [.D125] - (2*PI() / [.$B$6]) * ([.$B$16] - [.$B$3]/2 * COS([.$B$8])))" office:value-type="float" office:value="2.99696534775126" calcext:value-type="float">
            <text:p>2,99696534775126</text:p>
          </table:table-cell>
          <table:table-cell table:formula="of:=180*ASIN(([.Q125]-[.R125])/[.$B$3])/PI()" office:value-type="float" office:value="-6.25326961480348" calcext:value-type="float">
            <text:p>-6,2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2.2" calcext:value-type="float">
            <text:p>12,2</text:p>
          </table:table-cell>
          <table:table-cell table:number-columns-repeated="2"/>
          <table:table-cell table:formula="of:=[.$B$4]*SIN(2*PI()/[.$B$5] * [.D126] - (2*PI() / [.$B$6]) * ([.$B$16] + [.D126]*[.$B$21]*COS([.$B$7]) + [.$B$2]/2 * SIN([.$B$7])))" office:value-type="float" office:value="-0.459721935088598" calcext:value-type="float">
            <text:p>-0,459721935088598</text:p>
          </table:table-cell>
          <table:table-cell table:formula="of:=[.$B$4]*SIN(2*PI()/[.$B$5] * [.D126] - (2*PI() / [.$B$6]) * ([.$B$16] + [.D126]*[.$B$21]*COS([.$B$7]) - [.$B$2]/2 * SIN([.$B$7])))" office:value-type="float" office:value="0.425245169425349" calcext:value-type="float">
            <text:p>0,425245169425349</text:p>
          </table:table-cell>
          <table:table-cell table:style-name="ce20" table:formula="of:=ASIN(([.G126]-[.H126])/[.$B$2])" office:value-type="float" office:value="-0.458366208615708" calcext:value-type="float">
            <text:p>-0,45837</text:p>
          </table:table-cell>
          <table:table-cell table:style-name="ce23" table:formula="of:=[.I126]*180/PI()" office:value-type="float" office:value="-26.2624492250931" calcext:value-type="float">
            <text:p>-26,2624</text:p>
          </table:table-cell>
          <table:table-cell/>
          <table:table-cell table:formula="of:=[.$B$4]*SIN(2*PI()/[.$B$5] * [.D126] - (2*PI() / [.$B$6]) * ([.$B$16] + [.$B$3]/2) * COS([.$B$7]))" office:value-type="float" office:value="2.65429659970835" calcext:value-type="float">
            <text:p>2,65429659970835</text:p>
          </table:table-cell>
          <table:table-cell table:formula="of:=[.$B$4]*SIN(2*PI()/[.$B$5] * [.D126] - (2*PI() / [.$B$6]) * ([.$B$16] - [.$B$3]/2) * COS([.$B$7]))" office:value-type="float" office:value="2.98258091854358" calcext:value-type="float">
            <text:p>2,98258091854358</text:p>
          </table:table-cell>
          <table:table-cell table:formula="of:=ASIN(([.L126]-[.M126])/[.$B$3])" office:value-type="float" office:value="-0.0821634939395711" calcext:value-type="float">
            <text:p>-0,082</text:p>
          </table:table-cell>
          <table:table-cell table:formula="of:=[.N126]*180/PI()" office:value-type="float" office:value="-4.70762143278614" calcext:value-type="float">
            <text:p>-4,71</text:p>
          </table:table-cell>
          <table:table-cell/>
          <table:table-cell table:formula="of:=[.$B$4]*SIN(2*PI()/[.$B$5] * [.D126] - (2*PI() / [.$B$6]) * ([.$B$16] + [.$B$3]/2 * COS([.$B$8])))" office:value-type="float" office:value="2.65429659970835" calcext:value-type="float">
            <text:p>2,65429659970835</text:p>
          </table:table-cell>
          <table:table-cell table:formula="of:=[.$B$4]*SIN(2*PI()/[.$B$5] * [.D126] - (2*PI() / [.$B$6]) * ([.$B$16] - [.$B$3]/2 * COS([.$B$8])))" office:value-type="float" office:value="2.98258091854358" calcext:value-type="float">
            <text:p>2,98258091854358</text:p>
          </table:table-cell>
          <table:table-cell table:formula="of:=180*ASIN(([.Q126]-[.R126])/[.$B$3])/PI()" office:value-type="float" office:value="-4.70762143278614" calcext:value-type="float">
            <text:p>-4,7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2.3" calcext:value-type="float">
            <text:p>12,3</text:p>
          </table:table-cell>
          <table:table-cell table:number-columns-repeated="2"/>
          <table:table-cell table:formula="of:=[.$B$4]*SIN(2*PI()/[.$B$5] * [.D127] - (2*PI() / [.$B$6]) * ([.$B$16] + [.D127]*[.$B$21]*COS([.$B$7]) + [.$B$2]/2 * SIN([.$B$7])))" office:value-type="float" office:value="-0.459863108778115" calcext:value-type="float">
            <text:p>-0,459863108778115</text:p>
          </table:table-cell>
          <table:table-cell table:formula="of:=[.$B$4]*SIN(2*PI()/[.$B$5] * [.D127] - (2*PI() / [.$B$6]) * ([.$B$16] + [.D127]*[.$B$21]*COS([.$B$7]) - [.$B$2]/2 * SIN([.$B$7])))" office:value-type="float" office:value="0.425103749893668" calcext:value-type="float">
            <text:p>0,425103749893668</text:p>
          </table:table-cell>
          <table:table-cell table:style-name="ce20" table:formula="of:=ASIN(([.G127]-[.H127])/[.$B$2])" office:value-type="float" office:value="-0.458366071545812" calcext:value-type="float">
            <text:p>-0,45837</text:p>
          </table:table-cell>
          <table:table-cell table:style-name="ce23" table:formula="of:=[.I127]*180/PI()" office:value-type="float" office:value="-26.2624413715666" calcext:value-type="float">
            <text:p>-26,2624</text:p>
          </table:table-cell>
          <table:table-cell/>
          <table:table-cell table:formula="of:=[.$B$4]*SIN(2*PI()/[.$B$5] * [.D127] - (2*PI() / [.$B$6]) * ([.$B$16] + [.$B$3]/2) * COS([.$B$7]))" office:value-type="float" office:value="2.73684695977905" calcext:value-type="float">
            <text:p>2,73684695977905</text:p>
          </table:table-cell>
          <table:table-cell table:formula="of:=[.$B$4]*SIN(2*PI()/[.$B$5] * [.D127] - (2*PI() / [.$B$6]) * ([.$B$16] - [.$B$3]/2) * COS([.$B$7]))" office:value-type="float" office:value="2.95642560506202" calcext:value-type="float">
            <text:p>2,95642560506202</text:p>
          </table:table-cell>
          <table:table-cell table:formula="of:=ASIN(([.L127]-[.M127])/[.$B$3])" office:value-type="float" office:value="-0.0549222689210476" calcext:value-type="float">
            <text:p>-0,055</text:p>
          </table:table-cell>
          <table:table-cell table:formula="of:=[.N127]*180/PI()" office:value-type="float" office:value="-3.14681421045856" calcext:value-type="float">
            <text:p>-3,15</text:p>
          </table:table-cell>
          <table:table-cell/>
          <table:table-cell table:formula="of:=[.$B$4]*SIN(2*PI()/[.$B$5] * [.D127] - (2*PI() / [.$B$6]) * ([.$B$16] + [.$B$3]/2 * COS([.$B$8])))" office:value-type="float" office:value="2.73684695977905" calcext:value-type="float">
            <text:p>2,73684695977905</text:p>
          </table:table-cell>
          <table:table-cell table:formula="of:=[.$B$4]*SIN(2*PI()/[.$B$5] * [.D127] - (2*PI() / [.$B$6]) * ([.$B$16] - [.$B$3]/2 * COS([.$B$8])))" office:value-type="float" office:value="2.95642560506202" calcext:value-type="float">
            <text:p>2,95642560506202</text:p>
          </table:table-cell>
          <table:table-cell table:formula="of:=180*ASIN(([.Q127]-[.R127])/[.$B$3])/PI()" office:value-type="float" office:value="-3.14681421045856" calcext:value-type="float">
            <text:p>-3,1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2.4" calcext:value-type="float">
            <text:p>12,4</text:p>
          </table:table-cell>
          <table:table-cell table:number-columns-repeated="2"/>
          <table:table-cell table:formula="of:=[.$B$4]*SIN(2*PI()/[.$B$5] * [.D128] - (2*PI() / [.$B$6]) * ([.$B$16] + [.D128]*[.$B$21]*COS([.$B$7]) + [.$B$2]/2 * SIN([.$B$7])))" office:value-type="float" office:value="-0.460004281424796" calcext:value-type="float">
            <text:p>-0,460004281424796</text:p>
          </table:table-cell>
          <table:table-cell table:formula="of:=[.$B$4]*SIN(2*PI()/[.$B$5] * [.D128] - (2*PI() / [.$B$6]) * ([.$B$16] + [.D128]*[.$B$21]*COS([.$B$7]) - [.$B$2]/2 * SIN([.$B$7])))" office:value-type="float" office:value="0.424962329397974" calcext:value-type="float">
            <text:p>0,424962329397974</text:p>
          </table:table-cell>
          <table:table-cell table:style-name="ce20" table:formula="of:=ASIN(([.G128]-[.H128])/[.$B$2])" office:value-type="float" office:value="-0.458365933357001" calcext:value-type="float">
            <text:p>-0,45837</text:p>
          </table:table-cell>
          <table:table-cell table:style-name="ce23" table:formula="of:=[.I128]*180/PI()" office:value-type="float" office:value="-26.2624334539309" calcext:value-type="float">
            <text:p>-26,2624</text:p>
          </table:table-cell>
          <table:table-cell/>
          <table:table-cell table:formula="of:=[.$B$4]*SIN(2*PI()/[.$B$5] * [.D128] - (2*PI() / [.$B$6]) * ([.$B$16] + [.$B$3]/2) * COS([.$B$7]))" office:value-type="float" office:value="2.80859623524595" calcext:value-type="float">
            <text:p>2,80859623524595</text:p>
          </table:table-cell>
          <table:table-cell table:formula="of:=[.$B$4]*SIN(2*PI()/[.$B$5] * [.D128] - (2*PI() / [.$B$6]) * ([.$B$16] - [.$B$3]/2) * COS([.$B$7]))" office:value-type="float" office:value="2.91860263037966" calcext:value-type="float">
            <text:p>2,91860263037966</text:p>
          </table:table-cell>
          <table:table-cell table:formula="of:=ASIN(([.L128]-[.M128])/[.$B$3])" office:value-type="float" office:value="-0.0275050667142828" calcext:value-type="float">
            <text:p>-0,028</text:p>
          </table:table-cell>
          <table:table-cell table:formula="of:=[.N128]*180/PI()" office:value-type="float" office:value="-1.57592423795417" calcext:value-type="float">
            <text:p>-1,58</text:p>
          </table:table-cell>
          <table:table-cell/>
          <table:table-cell table:formula="of:=[.$B$4]*SIN(2*PI()/[.$B$5] * [.D128] - (2*PI() / [.$B$6]) * ([.$B$16] + [.$B$3]/2 * COS([.$B$8])))" office:value-type="float" office:value="2.80859623524595" calcext:value-type="float">
            <text:p>2,80859623524595</text:p>
          </table:table-cell>
          <table:table-cell table:formula="of:=[.$B$4]*SIN(2*PI()/[.$B$5] * [.D128] - (2*PI() / [.$B$6]) * ([.$B$16] - [.$B$3]/2 * COS([.$B$8])))" office:value-type="float" office:value="2.91860263037966" calcext:value-type="float">
            <text:p>2,91860263037966</text:p>
          </table:table-cell>
          <table:table-cell table:formula="of:=180*ASIN(([.Q128]-[.R128])/[.$B$3])/PI()" office:value-type="float" office:value="-1.57592423795417" calcext:value-type="float">
            <text:p>-1,5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2.5" calcext:value-type="float">
            <text:p>12,5</text:p>
          </table:table-cell>
          <table:table-cell table:number-columns-repeated="2"/>
          <table:table-cell table:formula="of:=[.$B$4]*SIN(2*PI()/[.$B$5] * [.D129] - (2*PI() / [.$B$6]) * ([.$B$16] + [.D129]*[.$B$21]*COS([.$B$7]) + [.$B$2]/2 * SIN([.$B$7])))" office:value-type="float" office:value="-0.460145453028321" calcext:value-type="float">
            <text:p>-0,460145453028321</text:p>
          </table:table-cell>
          <table:table-cell table:formula="of:=[.$B$4]*SIN(2*PI()/[.$B$5] * [.D129] - (2*PI() / [.$B$6]) * ([.$B$16] + [.D129]*[.$B$21]*COS([.$B$7]) - [.$B$2]/2 * SIN([.$B$7])))" office:value-type="float" office:value="0.424820907938586" calcext:value-type="float">
            <text:p>0,424820907938586</text:p>
          </table:table-cell>
          <table:table-cell table:style-name="ce20" table:formula="of:=ASIN(([.G129]-[.H129])/[.$B$2])" office:value-type="float" office:value="-0.458365794049277" calcext:value-type="float">
            <text:p>-0,45837</text:p>
          </table:table-cell>
          <table:table-cell table:style-name="ce23" table:formula="of:=[.I129]*180/PI()" office:value-type="float" office:value="-26.2624254721863" calcext:value-type="float">
            <text:p>-26,2624</text:p>
          </table:table-cell>
          <table:table-cell/>
          <table:table-cell table:formula="of:=[.$B$4]*SIN(2*PI()/[.$B$5] * [.D129] - (2*PI() / [.$B$6]) * ([.$B$16] + [.$B$3]/2) * COS([.$B$7]))" office:value-type="float" office:value="2.8692612644979" calcext:value-type="float">
            <text:p>2,8692612644979</text:p>
          </table:table-cell>
          <table:table-cell table:formula="of:=[.$B$4]*SIN(2*PI()/[.$B$5] * [.D129] - (2*PI() / [.$B$6]) * ([.$B$16] - [.$B$3]/2) * COS([.$B$7]))" office:value-type="float" office:value="2.8692612644979" calcext:value-type="float">
            <text:p>2,8692612644979</text:p>
          </table:table-cell>
          <table:table-cell table:formula="of:=ASIN(([.L129]-[.M129])/[.$B$3])" office:value-type="float" office:value="0" calcext:value-type="float">
            <text:p>0,000</text:p>
          </table:table-cell>
          <table:table-cell table:formula="of:=[.N129]*180/PI()" office:value-type="float" office:value="0" calcext:value-type="float">
            <text:p>0,00</text:p>
          </table:table-cell>
          <table:table-cell/>
          <table:table-cell table:formula="of:=[.$B$4]*SIN(2*PI()/[.$B$5] * [.D129] - (2*PI() / [.$B$6]) * ([.$B$16] + [.$B$3]/2 * COS([.$B$8])))" office:value-type="float" office:value="2.8692612644979" calcext:value-type="float">
            <text:p>2,8692612644979</text:p>
          </table:table-cell>
          <table:table-cell table:formula="of:=[.$B$4]*SIN(2*PI()/[.$B$5] * [.D129] - (2*PI() / [.$B$6]) * ([.$B$16] - [.$B$3]/2 * COS([.$B$8])))" office:value-type="float" office:value="2.8692612644979" calcext:value-type="float">
            <text:p>2,8692612644979</text:p>
          </table:table-cell>
          <table:table-cell table:formula="of:=180*ASIN(([.Q129]-[.R129])/[.$B$3])/PI()" office:value-type="float" office:value="0" calcext:value-type="float">
            <text:p>0,0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2.6" calcext:value-type="float">
            <text:p>12,6</text:p>
          </table:table-cell>
          <table:table-cell table:number-columns-repeated="2"/>
          <table:table-cell table:formula="of:=[.$B$4]*SIN(2*PI()/[.$B$5] * [.D130] - (2*PI() / [.$B$6]) * ([.$B$16] + [.D130]*[.$B$21]*COS([.$B$7]) + [.$B$2]/2 * SIN([.$B$7])))" office:value-type="float" office:value="-0.46028662358836" calcext:value-type="float">
            <text:p>-0,46028662358836</text:p>
          </table:table-cell>
          <table:table-cell table:formula="of:=[.$B$4]*SIN(2*PI()/[.$B$5] * [.D130] - (2*PI() / [.$B$6]) * ([.$B$16] + [.D130]*[.$B$21]*COS([.$B$7]) - [.$B$2]/2 * SIN([.$B$7])))" office:value-type="float" office:value="0.424679485515831" calcext:value-type="float">
            <text:p>0,424679485515831</text:p>
          </table:table-cell>
          <table:table-cell table:style-name="ce20" table:formula="of:=ASIN(([.G130]-[.H130])/[.$B$2])" office:value-type="float" office:value="-0.458365653622637" calcext:value-type="float">
            <text:p>-0,45837</text:p>
          </table:table-cell>
          <table:table-cell table:style-name="ce23" table:formula="of:=[.I130]*180/PI()" office:value-type="float" office:value="-26.2624174263325" calcext:value-type="float">
            <text:p>-26,2624</text:p>
          </table:table-cell>
          <table:table-cell/>
          <table:table-cell table:formula="of:=[.$B$4]*SIN(2*PI()/[.$B$5] * [.D130] - (2*PI() / [.$B$6]) * ([.$B$16] + [.$B$3]/2) * COS([.$B$7]))" office:value-type="float" office:value="2.91860263037966" calcext:value-type="float">
            <text:p>2,91860263037966</text:p>
          </table:table-cell>
          <table:table-cell table:formula="of:=[.$B$4]*SIN(2*PI()/[.$B$5] * [.D130] - (2*PI() / [.$B$6]) * ([.$B$16] - [.$B$3]/2) * COS([.$B$7]))" office:value-type="float" office:value="2.80859623524595" calcext:value-type="float">
            <text:p>2,80859623524595</text:p>
          </table:table-cell>
          <table:table-cell table:formula="of:=ASIN(([.L130]-[.M130])/[.$B$3])" office:value-type="float" office:value="0.027505066714283" calcext:value-type="float">
            <text:p>0,028</text:p>
          </table:table-cell>
          <table:table-cell table:formula="of:=[.N130]*180/PI()" office:value-type="float" office:value="1.57592423795418" calcext:value-type="float">
            <text:p>1,58</text:p>
          </table:table-cell>
          <table:table-cell/>
          <table:table-cell table:formula="of:=[.$B$4]*SIN(2*PI()/[.$B$5] * [.D130] - (2*PI() / [.$B$6]) * ([.$B$16] + [.$B$3]/2 * COS([.$B$8])))" office:value-type="float" office:value="2.91860263037966" calcext:value-type="float">
            <text:p>2,91860263037966</text:p>
          </table:table-cell>
          <table:table-cell table:formula="of:=[.$B$4]*SIN(2*PI()/[.$B$5] * [.D130] - (2*PI() / [.$B$6]) * ([.$B$16] - [.$B$3]/2 * COS([.$B$8])))" office:value-type="float" office:value="2.80859623524595" calcext:value-type="float">
            <text:p>2,80859623524595</text:p>
          </table:table-cell>
          <table:table-cell table:formula="of:=180*ASIN(([.Q130]-[.R130])/[.$B$3])/PI()" office:value-type="float" office:value="1.57592423795418" calcext:value-type="float">
            <text:p>1,5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2.7" calcext:value-type="float">
            <text:p>12,7</text:p>
          </table:table-cell>
          <table:table-cell table:number-columns-repeated="2"/>
          <table:table-cell table:formula="of:=[.$B$4]*SIN(2*PI()/[.$B$5] * [.D131] - (2*PI() / [.$B$6]) * ([.$B$16] + [.D131]*[.$B$21]*COS([.$B$7]) + [.$B$2]/2 * SIN([.$B$7])))" office:value-type="float" office:value="-0.460427793104607" calcext:value-type="float">
            <text:p>-0,460427793104607</text:p>
          </table:table-cell>
          <table:table-cell table:formula="of:=[.$B$4]*SIN(2*PI()/[.$B$5] * [.D131] - (2*PI() / [.$B$6]) * ([.$B$16] + [.D131]*[.$B$21]*COS([.$B$7]) - [.$B$2]/2 * SIN([.$B$7])))" office:value-type="float" office:value="0.424538062130019" calcext:value-type="float">
            <text:p>0,424538062130019</text:p>
          </table:table-cell>
          <table:table-cell table:style-name="ce20" table:formula="of:=ASIN(([.G131]-[.H131])/[.$B$2])" office:value-type="float" office:value="-0.458365512077083" calcext:value-type="float">
            <text:p>-0,45837</text:p>
          </table:table-cell>
          <table:table-cell table:style-name="ce23" table:formula="of:=[.I131]*180/PI()" office:value-type="float" office:value="-26.2624093163696" calcext:value-type="float">
            <text:p>-26,2624</text:p>
          </table:table-cell>
          <table:table-cell/>
          <table:table-cell table:formula="of:=[.$B$4]*SIN(2*PI()/[.$B$5] * [.D131] - (2*PI() / [.$B$6]) * ([.$B$16] + [.$B$3]/2) * COS([.$B$7]))" office:value-type="float" office:value="2.95642560506202" calcext:value-type="float">
            <text:p>2,95642560506202</text:p>
          </table:table-cell>
          <table:table-cell table:formula="of:=[.$B$4]*SIN(2*PI()/[.$B$5] * [.D131] - (2*PI() / [.$B$6]) * ([.$B$16] - [.$B$3]/2) * COS([.$B$7]))" office:value-type="float" office:value="2.73684695977905" calcext:value-type="float">
            <text:p>2,73684695977905</text:p>
          </table:table-cell>
          <table:table-cell table:formula="of:=ASIN(([.L131]-[.M131])/[.$B$3])" office:value-type="float" office:value="0.0549222689210476" calcext:value-type="float">
            <text:p>0,055</text:p>
          </table:table-cell>
          <table:table-cell table:formula="of:=[.N131]*180/PI()" office:value-type="float" office:value="3.14681421045856" calcext:value-type="float">
            <text:p>3,15</text:p>
          </table:table-cell>
          <table:table-cell/>
          <table:table-cell table:formula="of:=[.$B$4]*SIN(2*PI()/[.$B$5] * [.D131] - (2*PI() / [.$B$6]) * ([.$B$16] + [.$B$3]/2 * COS([.$B$8])))" office:value-type="float" office:value="2.95642560506202" calcext:value-type="float">
            <text:p>2,95642560506202</text:p>
          </table:table-cell>
          <table:table-cell table:formula="of:=[.$B$4]*SIN(2*PI()/[.$B$5] * [.D131] - (2*PI() / [.$B$6]) * ([.$B$16] - [.$B$3]/2 * COS([.$B$8])))" office:value-type="float" office:value="2.73684695977905" calcext:value-type="float">
            <text:p>2,73684695977905</text:p>
          </table:table-cell>
          <table:table-cell table:formula="of:=180*ASIN(([.Q131]-[.R131])/[.$B$3])/PI()" office:value-type="float" office:value="3.14681421045856" calcext:value-type="float">
            <text:p>3,1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2.8" calcext:value-type="float">
            <text:p>12,8</text:p>
          </table:table-cell>
          <table:table-cell table:number-columns-repeated="2"/>
          <table:table-cell table:formula="of:=[.$B$4]*SIN(2*PI()/[.$B$5] * [.D132] - (2*PI() / [.$B$6]) * ([.$B$16] + [.D132]*[.$B$21]*COS([.$B$7]) + [.$B$2]/2 * SIN([.$B$7])))" office:value-type="float" office:value="-0.460568961576729" calcext:value-type="float">
            <text:p>-0,460568961576729</text:p>
          </table:table-cell>
          <table:table-cell table:formula="of:=[.$B$4]*SIN(2*PI()/[.$B$5] * [.D132] - (2*PI() / [.$B$6]) * ([.$B$16] + [.D132]*[.$B$21]*COS([.$B$7]) - [.$B$2]/2 * SIN([.$B$7])))" office:value-type="float" office:value="0.424396637781482" calcext:value-type="float">
            <text:p>0,424396637781482</text:p>
          </table:table-cell>
          <table:table-cell table:style-name="ce20" table:formula="of:=ASIN(([.G132]-[.H132])/[.$B$2])" office:value-type="float" office:value="-0.458365369412615" calcext:value-type="float">
            <text:p>-0,45837</text:p>
          </table:table-cell>
          <table:table-cell table:style-name="ce23" table:formula="of:=[.I132]*180/PI()" office:value-type="float" office:value="-26.2624011422977" calcext:value-type="float">
            <text:p>-26,2624</text:p>
          </table:table-cell>
          <table:table-cell/>
          <table:table-cell table:formula="of:=[.$B$4]*SIN(2*PI()/[.$B$5] * [.D132] - (2*PI() / [.$B$6]) * ([.$B$16] + [.$B$3]/2) * COS([.$B$7]))" office:value-type="float" office:value="2.98258091854358" calcext:value-type="float">
            <text:p>2,98258091854358</text:p>
          </table:table-cell>
          <table:table-cell table:formula="of:=[.$B$4]*SIN(2*PI()/[.$B$5] * [.D132] - (2*PI() / [.$B$6]) * ([.$B$16] - [.$B$3]/2) * COS([.$B$7]))" office:value-type="float" office:value="2.65429659970834" calcext:value-type="float">
            <text:p>2,65429659970834</text:p>
          </table:table-cell>
          <table:table-cell table:formula="of:=ASIN(([.L132]-[.M132])/[.$B$3])" office:value-type="float" office:value="0.0821634939395712" calcext:value-type="float">
            <text:p>0,082</text:p>
          </table:table-cell>
          <table:table-cell table:formula="of:=[.N132]*180/PI()" office:value-type="float" office:value="4.70762143278615" calcext:value-type="float">
            <text:p>4,71</text:p>
          </table:table-cell>
          <table:table-cell/>
          <table:table-cell table:formula="of:=[.$B$4]*SIN(2*PI()/[.$B$5] * [.D132] - (2*PI() / [.$B$6]) * ([.$B$16] + [.$B$3]/2 * COS([.$B$8])))" office:value-type="float" office:value="2.98258091854358" calcext:value-type="float">
            <text:p>2,98258091854358</text:p>
          </table:table-cell>
          <table:table-cell table:formula="of:=[.$B$4]*SIN(2*PI()/[.$B$5] * [.D132] - (2*PI() / [.$B$6]) * ([.$B$16] - [.$B$3]/2 * COS([.$B$8])))" office:value-type="float" office:value="2.65429659970834" calcext:value-type="float">
            <text:p>2,65429659970834</text:p>
          </table:table-cell>
          <table:table-cell table:formula="of:=180*ASIN(([.Q132]-[.R132])/[.$B$3])/PI()" office:value-type="float" office:value="4.70762143278615" calcext:value-type="float">
            <text:p>4,7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2.9" calcext:value-type="float">
            <text:p>12,9</text:p>
          </table:table-cell>
          <table:table-cell table:number-columns-repeated="2"/>
          <table:table-cell table:formula="of:=[.$B$4]*SIN(2*PI()/[.$B$5] * [.D133] - (2*PI() / [.$B$6]) * ([.$B$16] + [.D133]*[.$B$21]*COS([.$B$7]) + [.$B$2]/2 * SIN([.$B$7])))" office:value-type="float" office:value="-0.460710129004418" calcext:value-type="float">
            <text:p>-0,460710129004418</text:p>
          </table:table-cell>
          <table:table-cell table:formula="of:=[.$B$4]*SIN(2*PI()/[.$B$5] * [.D133] - (2*PI() / [.$B$6]) * ([.$B$16] + [.D133]*[.$B$21]*COS([.$B$7]) - [.$B$2]/2 * SIN([.$B$7])))" office:value-type="float" office:value="0.424255212470529" calcext:value-type="float">
            <text:p>0,424255212470529</text:p>
          </table:table-cell>
          <table:table-cell table:style-name="ce20" table:formula="of:=ASIN(([.G133]-[.H133])/[.$B$2])" office:value-type="float" office:value="-0.458365225629235" calcext:value-type="float">
            <text:p>-0,45837</text:p>
          </table:table-cell>
          <table:table-cell table:style-name="ce23" table:formula="of:=[.I133]*180/PI()" office:value-type="float" office:value="-26.2623929041169" calcext:value-type="float">
            <text:p>-26,2624</text:p>
          </table:table-cell>
          <table:table-cell/>
          <table:table-cell table:formula="of:=[.$B$4]*SIN(2*PI()/[.$B$5] * [.D133] - (2*PI() / [.$B$6]) * ([.$B$16] + [.$B$3]/2) * COS([.$B$7]))" office:value-type="float" office:value="2.99696534775126" calcext:value-type="float">
            <text:p>2,99696534775126</text:p>
          </table:table-cell>
          <table:table-cell table:formula="of:=[.$B$4]*SIN(2*PI()/[.$B$5] * [.D133] - (2*PI() / [.$B$6]) * ([.$B$16] - [.$B$3]/2) * COS([.$B$7]))" office:value-type="float" office:value="2.56127094359136" calcext:value-type="float">
            <text:p>2,56127094359136</text:p>
          </table:table-cell>
          <table:table-cell table:formula="of:=ASIN(([.L133]-[.M133])/[.$B$3])" office:value-type="float" office:value="0.109140143793238" calcext:value-type="float">
            <text:p>0,109</text:p>
          </table:table-cell>
          <table:table-cell table:formula="of:=[.N133]*180/PI()" office:value-type="float" office:value="6.25326961480349" calcext:value-type="float">
            <text:p>6,25</text:p>
          </table:table-cell>
          <table:table-cell/>
          <table:table-cell table:formula="of:=[.$B$4]*SIN(2*PI()/[.$B$5] * [.D133] - (2*PI() / [.$B$6]) * ([.$B$16] + [.$B$3]/2 * COS([.$B$8])))" office:value-type="float" office:value="2.99696534775126" calcext:value-type="float">
            <text:p>2,99696534775126</text:p>
          </table:table-cell>
          <table:table-cell table:formula="of:=[.$B$4]*SIN(2*PI()/[.$B$5] * [.D133] - (2*PI() / [.$B$6]) * ([.$B$16] - [.$B$3]/2 * COS([.$B$8])))" office:value-type="float" office:value="2.56127094359136" calcext:value-type="float">
            <text:p>2,56127094359136</text:p>
          </table:table-cell>
          <table:table-cell table:formula="of:=180*ASIN(([.Q133]-[.R133])/[.$B$3])/PI()" office:value-type="float" office:value="6.25326961480349" calcext:value-type="float">
            <text:p>6,2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table:formula="of:=[.$B$4]*SIN(2*PI()/[.$B$5] * [.D134] - (2*PI() / [.$B$6]) * ([.$B$16] + [.D134]*[.$B$21]*COS([.$B$7]) + [.$B$2]/2 * SIN([.$B$7])))" office:value-type="float" office:value="-0.460851295387348" calcext:value-type="float">
            <text:p>-0,460851295387348</text:p>
          </table:table-cell>
          <table:table-cell table:formula="of:=[.$B$4]*SIN(2*PI()/[.$B$5] * [.D134] - (2*PI() / [.$B$6]) * ([.$B$16] + [.D134]*[.$B$21]*COS([.$B$7]) - [.$B$2]/2 * SIN([.$B$7])))" office:value-type="float" office:value="0.424113786197489" calcext:value-type="float">
            <text:p>0,424113786197489</text:p>
          </table:table-cell>
          <table:table-cell table:style-name="ce20" table:formula="of:=ASIN(([.G134]-[.H134])/[.$B$2])" office:value-type="float" office:value="-0.458365080726943" calcext:value-type="float">
            <text:p>-0,45837</text:p>
          </table:table-cell>
          <table:table-cell table:style-name="ce23" table:formula="of:=[.I134]*180/PI()" office:value-type="float" office:value="-26.2623846018271" calcext:value-type="float">
            <text:p>-26,2624</text:p>
          </table:table-cell>
          <table:table-cell/>
          <table:table-cell table:formula="of:=[.$B$4]*SIN(2*PI()/[.$B$5] * [.D134] - (2*PI() / [.$B$6]) * ([.$B$16] + [.$B$3]/2) * COS([.$B$7]))" office:value-type="float" office:value="2.99952212391459" calcext:value-type="float">
            <text:p>2,99952212391459</text:p>
          </table:table-cell>
          <table:table-cell table:formula="of:=[.$B$4]*SIN(2*PI()/[.$B$5] * [.D134] - (2*PI() / [.$B$6]) * ([.$B$16] - [.$B$3]/2) * COS([.$B$7]))" office:value-type="float" office:value="2.45813712119341" calcext:value-type="float">
            <text:p>2,45813712119341</text:p>
          </table:table-cell>
          <table:table-cell table:formula="of:=ASIN(([.L134]-[.M134])/[.$B$3])" office:value-type="float" office:value="0.135762920475997" calcext:value-type="float">
            <text:p>0,136</text:p>
          </table:table-cell>
          <table:table-cell table:formula="of:=[.N134]*180/PI()" office:value-type="float" office:value="7.77864235764487" calcext:value-type="float">
            <text:p>7,78</text:p>
          </table:table-cell>
          <table:table-cell/>
          <table:table-cell table:formula="of:=[.$B$4]*SIN(2*PI()/[.$B$5] * [.D134] - (2*PI() / [.$B$6]) * ([.$B$16] + [.$B$3]/2 * COS([.$B$8])))" office:value-type="float" office:value="2.99952212391459" calcext:value-type="float">
            <text:p>2,99952212391459</text:p>
          </table:table-cell>
          <table:table-cell table:formula="of:=[.$B$4]*SIN(2*PI()/[.$B$5] * [.D134] - (2*PI() / [.$B$6]) * ([.$B$16] - [.$B$3]/2 * COS([.$B$8])))" office:value-type="float" office:value="2.45813712119341" calcext:value-type="float">
            <text:p>2,45813712119341</text:p>
          </table:table-cell>
          <table:table-cell table:formula="of:=180*ASIN(([.Q134]-[.R134])/[.$B$3])/PI()" office:value-type="float" office:value="7.77864235764487" calcext:value-type="float">
            <text:p>7,7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3.1" calcext:value-type="float">
            <text:p>13,1</text:p>
          </table:table-cell>
          <table:table-cell table:number-columns-repeated="2"/>
          <table:table-cell table:formula="of:=[.$B$4]*SIN(2*PI()/[.$B$5] * [.D135] - (2*PI() / [.$B$6]) * ([.$B$16] + [.D135]*[.$B$21]*COS([.$B$7]) + [.$B$2]/2 * SIN([.$B$7])))" office:value-type="float" office:value="-0.460992460725199" calcext:value-type="float">
            <text:p>-0,460992460725199</text:p>
          </table:table-cell>
          <table:table-cell table:formula="of:=[.$B$4]*SIN(2*PI()/[.$B$5] * [.D135] - (2*PI() / [.$B$6]) * ([.$B$16] + [.D135]*[.$B$21]*COS([.$B$7]) - [.$B$2]/2 * SIN([.$B$7])))" office:value-type="float" office:value="0.423972358962678" calcext:value-type="float">
            <text:p>0,423972358962678</text:p>
          </table:table-cell>
          <table:table-cell table:style-name="ce20" table:formula="of:=ASIN(([.G135]-[.H135])/[.$B$2])" office:value-type="float" office:value="-0.458364934705738" calcext:value-type="float">
            <text:p>-0,45836</text:p>
          </table:table-cell>
          <table:table-cell table:style-name="ce23" table:formula="of:=[.I135]*180/PI()" office:value-type="float" office:value="-26.2623762354284" calcext:value-type="float">
            <text:p>-26,2624</text:p>
          </table:table-cell>
          <table:table-cell/>
          <table:table-cell table:formula="of:=[.$B$4]*SIN(2*PI()/[.$B$5] * [.D135] - (2*PI() / [.$B$6]) * ([.$B$16] + [.$B$3]/2) * COS([.$B$7]))" office:value-type="float" office:value="2.99024115660614" calcext:value-type="float">
            <text:p>2,99024115660614</text:p>
          </table:table-cell>
          <table:table-cell table:formula="of:=[.$B$4]*SIN(2*PI()/[.$B$5] * [.D135] - (2*PI() / [.$B$6]) * ([.$B$16] - [.$B$3]/2) * COS([.$B$7]))" office:value-type="float" office:value="2.34530215459414" calcext:value-type="float">
            <text:p>2,34530215459414</text:p>
          </table:table-cell>
          <table:table-cell table:formula="of:=ASIN(([.L135]-[.M135])/[.$B$3])" office:value-type="float" office:value="0.161941645494564" calcext:value-type="float">
            <text:p>0,162</text:p>
          </table:table-cell>
          <table:table-cell table:formula="of:=[.N135]*180/PI()" office:value-type="float" office:value="9.27857281424229" calcext:value-type="float">
            <text:p>9,28</text:p>
          </table:table-cell>
          <table:table-cell/>
          <table:table-cell table:formula="of:=[.$B$4]*SIN(2*PI()/[.$B$5] * [.D135] - (2*PI() / [.$B$6]) * ([.$B$16] + [.$B$3]/2 * COS([.$B$8])))" office:value-type="float" office:value="2.99024115660614" calcext:value-type="float">
            <text:p>2,99024115660614</text:p>
          </table:table-cell>
          <table:table-cell table:formula="of:=[.$B$4]*SIN(2*PI()/[.$B$5] * [.D135] - (2*PI() / [.$B$6]) * ([.$B$16] - [.$B$3]/2 * COS([.$B$8])))" office:value-type="float" office:value="2.34530215459414" calcext:value-type="float">
            <text:p>2,34530215459414</text:p>
          </table:table-cell>
          <table:table-cell table:formula="of:=180*ASIN(([.Q135]-[.R135])/[.$B$3])/PI()" office:value-type="float" office:value="9.27857281424229" calcext:value-type="float">
            <text:p>9,2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3.2" calcext:value-type="float">
            <text:p>13,2</text:p>
          </table:table-cell>
          <table:table-cell table:number-columns-repeated="2"/>
          <table:table-cell table:formula="of:=[.$B$4]*SIN(2*PI()/[.$B$5] * [.D136] - (2*PI() / [.$B$6]) * ([.$B$16] + [.D136]*[.$B$21]*COS([.$B$7]) + [.$B$2]/2 * SIN([.$B$7])))" office:value-type="float" office:value="-0.461133625017646" calcext:value-type="float">
            <text:p>-0,461133625017646</text:p>
          </table:table-cell>
          <table:table-cell table:formula="of:=[.$B$4]*SIN(2*PI()/[.$B$5] * [.D136] - (2*PI() / [.$B$6]) * ([.$B$16] + [.D136]*[.$B$21]*COS([.$B$7]) - [.$B$2]/2 * SIN([.$B$7])))" office:value-type="float" office:value="0.423830930766419" calcext:value-type="float">
            <text:p>0,423830930766419</text:p>
          </table:table-cell>
          <table:table-cell table:style-name="ce20" table:formula="of:=ASIN(([.G136]-[.H136])/[.$B$2])" office:value-type="float" office:value="-0.45836478756562" calcext:value-type="float">
            <text:p>-0,45836</text:p>
          </table:table-cell>
          <table:table-cell table:style-name="ce23" table:formula="of:=[.I136]*180/PI()" office:value-type="float" office:value="-26.2623678049206" calcext:value-type="float">
            <text:p>-26,2624</text:p>
          </table:table-cell>
          <table:table-cell/>
          <table:table-cell table:formula="of:=[.$B$4]*SIN(2*PI()/[.$B$5] * [.D136] - (2*PI() / [.$B$6]) * ([.$B$16] + [.$B$3]/2) * COS([.$B$7]))" office:value-type="float" office:value="2.96915907356381" calcext:value-type="float">
            <text:p>2,96915907356381</text:p>
          </table:table-cell>
          <table:table-cell table:formula="of:=[.$B$4]*SIN(2*PI()/[.$B$5] * [.D136] - (2*PI() / [.$B$6]) * ([.$B$16] - [.$B$3]/2) * COS([.$B$7]))" office:value-type="float" office:value="2.22321135185731" calcext:value-type="float">
            <text:p>2,22321135185731</text:p>
          </table:table-cell>
          <table:table-cell table:formula="of:=ASIN(([.L136]-[.M136])/[.$B$3])" office:value-type="float" office:value="0.187585126322236" calcext:value-type="float">
            <text:p>0,188</text:p>
          </table:table-cell>
          <table:table-cell table:formula="of:=[.N136]*180/PI()" office:value-type="float" office:value="10.7478360376925" calcext:value-type="float">
            <text:p>10,75</text:p>
          </table:table-cell>
          <table:table-cell/>
          <table:table-cell table:formula="of:=[.$B$4]*SIN(2*PI()/[.$B$5] * [.D136] - (2*PI() / [.$B$6]) * ([.$B$16] + [.$B$3]/2 * COS([.$B$8])))" office:value-type="float" office:value="2.96915907356381" calcext:value-type="float">
            <text:p>2,96915907356381</text:p>
          </table:table-cell>
          <table:table-cell table:formula="of:=[.$B$4]*SIN(2*PI()/[.$B$5] * [.D136] - (2*PI() / [.$B$6]) * ([.$B$16] - [.$B$3]/2 * COS([.$B$8])))" office:value-type="float" office:value="2.22321135185731" calcext:value-type="float">
            <text:p>2,22321135185731</text:p>
          </table:table-cell>
          <table:table-cell table:formula="of:=180*ASIN(([.Q136]-[.R136])/[.$B$3])/PI()" office:value-type="float" office:value="10.7478360376925" calcext:value-type="float">
            <text:p>1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3.3" calcext:value-type="float">
            <text:p>13,3</text:p>
          </table:table-cell>
          <table:table-cell table:number-columns-repeated="2"/>
          <table:table-cell table:formula="of:=[.$B$4]*SIN(2*PI()/[.$B$5] * [.D137] - (2*PI() / [.$B$6]) * ([.$B$16] + [.D137]*[.$B$21]*COS([.$B$7]) + [.$B$2]/2 * SIN([.$B$7])))" office:value-type="float" office:value="-0.461274788264378" calcext:value-type="float">
            <text:p>-0,461274788264378</text:p>
          </table:table-cell>
          <table:table-cell table:formula="of:=[.$B$4]*SIN(2*PI()/[.$B$5] * [.D137] - (2*PI() / [.$B$6]) * ([.$B$16] + [.D137]*[.$B$21]*COS([.$B$7]) - [.$B$2]/2 * SIN([.$B$7])))" office:value-type="float" office:value="0.423689501609038" calcext:value-type="float">
            <text:p>0,423689501609038</text:p>
          </table:table-cell>
          <table:table-cell table:style-name="ce20" table:formula="of:=ASIN(([.G137]-[.H137])/[.$B$2])" office:value-type="float" office:value="-0.458364639306596" calcext:value-type="float">
            <text:p>-0,45836</text:p>
          </table:table-cell>
          <table:table-cell table:style-name="ce23" table:formula="of:=[.I137]*180/PI()" office:value-type="float" office:value="-26.2623593103042" calcext:value-type="float">
            <text:p>-26,2624</text:p>
          </table:table-cell>
          <table:table-cell/>
          <table:table-cell table:formula="of:=[.$B$4]*SIN(2*PI()/[.$B$5] * [.D137] - (2*PI() / [.$B$6]) * ([.$B$16] + [.$B$3]/2) * COS([.$B$7]))" office:value-type="float" office:value="2.93635907613786" calcext:value-type="float">
            <text:p>2,93635907613786</text:p>
          </table:table-cell>
          <table:table-cell table:formula="of:=[.$B$4]*SIN(2*PI()/[.$B$5] * [.D137] - (2*PI() / [.$B$6]) * ([.$B$16] - [.$B$3]/2) * COS([.$B$7]))" office:value-type="float" office:value="2.09234654960336" calcext:value-type="float">
            <text:p>2,09234654960336</text:p>
          </table:table-cell>
          <table:table-cell table:formula="of:=ASIN(([.L137]-[.M137])/[.$B$3])" office:value-type="float" office:value="0.212601083257282" calcext:value-type="float">
            <text:p>0,213</text:p>
          </table:table-cell>
          <table:table-cell table:formula="of:=[.N137]*180/PI()" office:value-type="float" office:value="12.1811447905517" calcext:value-type="float">
            <text:p>12,18</text:p>
          </table:table-cell>
          <table:table-cell/>
          <table:table-cell table:formula="of:=[.$B$4]*SIN(2*PI()/[.$B$5] * [.D137] - (2*PI() / [.$B$6]) * ([.$B$16] + [.$B$3]/2 * COS([.$B$8])))" office:value-type="float" office:value="2.93635907613786" calcext:value-type="float">
            <text:p>2,93635907613786</text:p>
          </table:table-cell>
          <table:table-cell table:formula="of:=[.$B$4]*SIN(2*PI()/[.$B$5] * [.D137] - (2*PI() / [.$B$6]) * ([.$B$16] - [.$B$3]/2 * COS([.$B$8])))" office:value-type="float" office:value="2.09234654960336" calcext:value-type="float">
            <text:p>2,09234654960336</text:p>
          </table:table-cell>
          <table:table-cell table:formula="of:=180*ASIN(([.Q137]-[.R137])/[.$B$3])/PI()" office:value-type="float" office:value="12.1811447905517" calcext:value-type="float">
            <text:p>12,1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3.4" calcext:value-type="float">
            <text:p>13,4</text:p>
          </table:table-cell>
          <table:table-cell table:number-columns-repeated="2"/>
          <table:table-cell table:formula="of:=[.$B$4]*SIN(2*PI()/[.$B$5] * [.D138] - (2*PI() / [.$B$6]) * ([.$B$16] + [.D138]*[.$B$21]*COS([.$B$7]) + [.$B$2]/2 * SIN([.$B$7])))" office:value-type="float" office:value="-0.461415950465072" calcext:value-type="float">
            <text:p>-0,461415950465072</text:p>
          </table:table-cell>
          <table:table-cell table:formula="of:=[.$B$4]*SIN(2*PI()/[.$B$5] * [.D138] - (2*PI() / [.$B$6]) * ([.$B$16] + [.D138]*[.$B$21]*COS([.$B$7]) - [.$B$2]/2 * SIN([.$B$7])))" office:value-type="float" office:value="0.423548071490844" calcext:value-type="float">
            <text:p>0,423548071490844</text:p>
          </table:table-cell>
          <table:table-cell table:style-name="ce20" table:formula="of:=ASIN(([.G138]-[.H138])/[.$B$2])" office:value-type="float" office:value="-0.458364489928659" calcext:value-type="float">
            <text:p>-0,45836</text:p>
          </table:table-cell>
          <table:table-cell table:style-name="ce23" table:formula="of:=[.I138]*180/PI()" office:value-type="float" office:value="-26.2623507515789" calcext:value-type="float">
            <text:p>-26,2624</text:p>
          </table:table-cell>
          <table:table-cell/>
          <table:table-cell table:formula="of:=[.$B$4]*SIN(2*PI()/[.$B$5] * [.D138] - (2*PI() / [.$B$6]) * ([.$B$16] + [.$B$3]/2) * COS([.$B$7]))" office:value-type="float" office:value="2.89197061093326" calcext:value-type="float">
            <text:p>2,89197061093326</text:p>
          </table:table-cell>
          <table:table-cell table:formula="of:=[.$B$4]*SIN(2*PI()/[.$B$5] * [.D138] - (2*PI() / [.$B$6]) * ([.$B$16] - [.$B$3]/2) * COS([.$B$7]))" office:value-type="float" office:value="1.95322421142034" calcext:value-type="float">
            <text:p>1,95322421142034</text:p>
          </table:table-cell>
          <table:table-cell table:formula="of:=ASIN(([.L138]-[.M138])/[.$B$3])" office:value-type="float" office:value="0.236896151010667" calcext:value-type="float">
            <text:p>0,237</text:p>
          </table:table-cell>
          <table:table-cell table:formula="of:=[.N138]*180/PI()" office:value-type="float" office:value="13.573149635805" calcext:value-type="float">
            <text:p>13,57</text:p>
          </table:table-cell>
          <table:table-cell/>
          <table:table-cell table:formula="of:=[.$B$4]*SIN(2*PI()/[.$B$5] * [.D138] - (2*PI() / [.$B$6]) * ([.$B$16] + [.$B$3]/2 * COS([.$B$8])))" office:value-type="float" office:value="2.89197061093326" calcext:value-type="float">
            <text:p>2,89197061093326</text:p>
          </table:table-cell>
          <table:table-cell table:formula="of:=[.$B$4]*SIN(2*PI()/[.$B$5] * [.D138] - (2*PI() / [.$B$6]) * ([.$B$16] - [.$B$3]/2 * COS([.$B$8])))" office:value-type="float" office:value="1.95322421142034" calcext:value-type="float">
            <text:p>1,95322421142034</text:p>
          </table:table-cell>
          <table:table-cell table:formula="of:=180*ASIN(([.Q138]-[.R138])/[.$B$3])/PI()" office:value-type="float" office:value="13.573149635805" calcext:value-type="float">
            <text:p>13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3.5" calcext:value-type="float">
            <text:p>13,5</text:p>
          </table:table-cell>
          <table:table-cell table:number-columns-repeated="2"/>
          <table:table-cell table:formula="of:=[.$B$4]*SIN(2*PI()/[.$B$5] * [.D139] - (2*PI() / [.$B$6]) * ([.$B$16] + [.D139]*[.$B$21]*COS([.$B$7]) + [.$B$2]/2 * SIN([.$B$7])))" office:value-type="float" office:value="-0.461557111619401" calcext:value-type="float">
            <text:p>-0,461557111619401</text:p>
          </table:table-cell>
          <table:table-cell table:formula="of:=[.$B$4]*SIN(2*PI()/[.$B$5] * [.D139] - (2*PI() / [.$B$6]) * ([.$B$16] + [.D139]*[.$B$21]*COS([.$B$7]) - [.$B$2]/2 * SIN([.$B$7])))" office:value-type="float" office:value="0.423406640412165" calcext:value-type="float">
            <text:p>0,423406640412165</text:p>
          </table:table-cell>
          <table:table-cell table:style-name="ce20" table:formula="of:=ASIN(([.G139]-[.H139])/[.$B$2])" office:value-type="float" office:value="-0.45836433943181" calcext:value-type="float">
            <text:p>-0,45836</text:p>
          </table:table-cell>
          <table:table-cell table:style-name="ce23" table:formula="of:=[.I139]*180/PI()" office:value-type="float" office:value="-26.2623421287446" calcext:value-type="float">
            <text:p>-26,2623</text:p>
          </table:table-cell>
          <table:table-cell/>
          <table:table-cell table:formula="of:=[.$B$4]*SIN(2*PI()/[.$B$5] * [.D139] - (2*PI() / [.$B$6]) * ([.$B$16] + [.$B$3]/2) * COS([.$B$7]))" office:value-type="float" office:value="2.836168858943" calcext:value-type="float">
            <text:p>2,836168858943</text:p>
          </table:table-cell>
          <table:table-cell table:formula="of:=[.$B$4]*SIN(2*PI()/[.$B$5] * [.D139] - (2*PI() / [.$B$6]) * ([.$B$16] - [.$B$3]/2) * COS([.$B$7]))" office:value-type="float" office:value="1.8063933896181" calcext:value-type="float">
            <text:p>1,8063933896181</text:p>
          </table:table-cell>
          <table:table-cell table:formula="of:=ASIN(([.L139]-[.M139])/[.$B$3])" office:value-type="float" office:value="0.260375969976365" calcext:value-type="float">
            <text:p>0,260</text:p>
          </table:table-cell>
          <table:table-cell table:formula="of:=[.N139]*180/PI()" office:value-type="float" office:value="14.9184441662707" calcext:value-type="float">
            <text:p>14,92</text:p>
          </table:table-cell>
          <table:table-cell/>
          <table:table-cell table:formula="of:=[.$B$4]*SIN(2*PI()/[.$B$5] * [.D139] - (2*PI() / [.$B$6]) * ([.$B$16] + [.$B$3]/2 * COS([.$B$8])))" office:value-type="float" office:value="2.836168858943" calcext:value-type="float">
            <text:p>2,836168858943</text:p>
          </table:table-cell>
          <table:table-cell table:formula="of:=[.$B$4]*SIN(2*PI()/[.$B$5] * [.D139] - (2*PI() / [.$B$6]) * ([.$B$16] - [.$B$3]/2 * COS([.$B$8])))" office:value-type="float" office:value="1.8063933896181" calcext:value-type="float">
            <text:p>1,8063933896181</text:p>
          </table:table-cell>
          <table:table-cell table:formula="of:=180*ASIN(([.Q139]-[.R139])/[.$B$3])/PI()" office:value-type="float" office:value="14.9184441662707" calcext:value-type="float">
            <text:p>14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3.6" calcext:value-type="float">
            <text:p>13,6</text:p>
          </table:table-cell>
          <table:table-cell table:number-columns-repeated="2"/>
          <table:table-cell table:formula="of:=[.$B$4]*SIN(2*PI()/[.$B$5] * [.D140] - (2*PI() / [.$B$6]) * ([.$B$16] + [.D140]*[.$B$21]*COS([.$B$7]) + [.$B$2]/2 * SIN([.$B$7])))" office:value-type="float" office:value="-0.461698271727055" calcext:value-type="float">
            <text:p>-0,461698271727055</text:p>
          </table:table-cell>
          <table:table-cell table:formula="of:=[.$B$4]*SIN(2*PI()/[.$B$5] * [.D140] - (2*PI() / [.$B$6]) * ([.$B$16] + [.D140]*[.$B$21]*COS([.$B$7]) - [.$B$2]/2 * SIN([.$B$7])))" office:value-type="float" office:value="0.423265208373321" calcext:value-type="float">
            <text:p>0,423265208373321</text:p>
          </table:table-cell>
          <table:table-cell table:style-name="ce20" table:formula="of:=ASIN(([.G140]-[.H140])/[.$B$2])" office:value-type="float" office:value="-0.458364187816055" calcext:value-type="float">
            <text:p>-0,45836</text:p>
          </table:table-cell>
          <table:table-cell table:style-name="ce23" table:formula="of:=[.I140]*180/PI()" office:value-type="float" office:value="-26.2623334418017" calcext:value-type="float">
            <text:p>-26,2623</text:p>
          </table:table-cell>
          <table:table-cell/>
          <table:table-cell table:formula="of:=[.$B$4]*SIN(2*PI()/[.$B$5] * [.D140] - (2*PI() / [.$B$6]) * ([.$B$16] + [.$B$3]/2) * COS([.$B$7]))" office:value-type="float" office:value="2.7691740441888" calcext:value-type="float">
            <text:p>2,7691740441888</text:p>
          </table:table-cell>
          <table:table-cell table:formula="of:=[.$B$4]*SIN(2*PI()/[.$B$5] * [.D140] - (2*PI() / [.$B$6]) * ([.$B$16] - [.$B$3]/2) * COS([.$B$7]))" office:value-type="float" office:value="1.65243355836968" calcext:value-type="float">
            <text:p>1,65243355836968</text:p>
          </table:table-cell>
          <table:table-cell table:formula="of:=ASIN(([.L140]-[.M140])/[.$B$3])" office:value-type="float" office:value="0.282945382337678" calcext:value-type="float">
            <text:p>0,283</text:p>
          </table:table-cell>
          <table:table-cell table:formula="of:=[.N140]*180/PI()" office:value-type="float" office:value="16.2115762406644" calcext:value-type="float">
            <text:p>16,21</text:p>
          </table:table-cell>
          <table:table-cell/>
          <table:table-cell table:formula="of:=[.$B$4]*SIN(2*PI()/[.$B$5] * [.D140] - (2*PI() / [.$B$6]) * ([.$B$16] + [.$B$3]/2 * COS([.$B$8])))" office:value-type="float" office:value="2.7691740441888" calcext:value-type="float">
            <text:p>2,7691740441888</text:p>
          </table:table-cell>
          <table:table-cell table:formula="of:=[.$B$4]*SIN(2*PI()/[.$B$5] * [.D140] - (2*PI() / [.$B$6]) * ([.$B$16] - [.$B$3]/2 * COS([.$B$8])))" office:value-type="float" office:value="1.65243355836968" calcext:value-type="float">
            <text:p>1,65243355836968</text:p>
          </table:table-cell>
          <table:table-cell table:formula="of:=180*ASIN(([.Q140]-[.R140])/[.$B$3])/PI()" office:value-type="float" office:value="16.2115762406644" calcext:value-type="float">
            <text:p>16,2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3.7" calcext:value-type="float">
            <text:p>13,7</text:p>
          </table:table-cell>
          <table:table-cell table:number-columns-repeated="2"/>
          <table:table-cell table:formula="of:=[.$B$4]*SIN(2*PI()/[.$B$5] * [.D141] - (2*PI() / [.$B$6]) * ([.$B$16] + [.D141]*[.$B$21]*COS([.$B$7]) + [.$B$2]/2 * SIN([.$B$7])))" office:value-type="float" office:value="-0.46183943078771" calcext:value-type="float">
            <text:p>-0,46183943078771</text:p>
          </table:table-cell>
          <table:table-cell table:formula="of:=[.$B$4]*SIN(2*PI()/[.$B$5] * [.D141] - (2*PI() / [.$B$6]) * ([.$B$16] + [.D141]*[.$B$21]*COS([.$B$7]) - [.$B$2]/2 * SIN([.$B$7])))" office:value-type="float" office:value="0.423123775374638" calcext:value-type="float">
            <text:p>0,423123775374638</text:p>
          </table:table-cell>
          <table:table-cell table:style-name="ce20" table:formula="of:=ASIN(([.G141]-[.H141])/[.$B$2])" office:value-type="float" office:value="-0.458364035081395" calcext:value-type="float">
            <text:p>-0,45836</text:p>
          </table:table-cell>
          <table:table-cell table:style-name="ce23" table:formula="of:=[.I141]*180/PI()" office:value-type="float" office:value="-26.2623246907503" calcext:value-type="float">
            <text:p>-26,2623</text:p>
          </table:table-cell>
          <table:table-cell/>
          <table:table-cell table:formula="of:=[.$B$4]*SIN(2*PI()/[.$B$5] * [.D141] - (2*PI() / [.$B$6]) * ([.$B$16] + [.$B$3]/2) * COS([.$B$7]))" office:value-type="float" office:value="2.69125056459746" calcext:value-type="float">
            <text:p>2,69125056459746</text:p>
          </table:table-cell>
          <table:table-cell table:formula="of:=[.$B$4]*SIN(2*PI()/[.$B$5] * [.D141] - (2*PI() / [.$B$6]) * ([.$B$16] - [.$B$3]/2) * COS([.$B$7]))" office:value-type="float" office:value="1.49195232679146" calcext:value-type="float">
            <text:p>1,49195232679146</text:p>
          </table:table-cell>
          <table:table-cell table:formula="of:=ASIN(([.L141]-[.M141])/[.$B$3])" office:value-type="float" office:value="0.304508747665815" calcext:value-type="float">
            <text:p>0,305</text:p>
          </table:table-cell>
          <table:table-cell table:formula="of:=[.N141]*180/PI()" office:value-type="float" office:value="17.4470660660653" calcext:value-type="float">
            <text:p>17,45</text:p>
          </table:table-cell>
          <table:table-cell/>
          <table:table-cell table:formula="of:=[.$B$4]*SIN(2*PI()/[.$B$5] * [.D141] - (2*PI() / [.$B$6]) * ([.$B$16] + [.$B$3]/2 * COS([.$B$8])))" office:value-type="float" office:value="2.69125056459746" calcext:value-type="float">
            <text:p>2,69125056459746</text:p>
          </table:table-cell>
          <table:table-cell table:formula="of:=[.$B$4]*SIN(2*PI()/[.$B$5] * [.D141] - (2*PI() / [.$B$6]) * ([.$B$16] - [.$B$3]/2 * COS([.$B$8])))" office:value-type="float" office:value="1.49195232679146" calcext:value-type="float">
            <text:p>1,49195232679146</text:p>
          </table:table-cell>
          <table:table-cell table:formula="of:=180*ASIN(([.Q141]-[.R141])/[.$B$3])/PI()" office:value-type="float" office:value="17.4470660660653" calcext:value-type="float">
            <text:p>17,4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3.8" calcext:value-type="float">
            <text:p>13,8</text:p>
          </table:table-cell>
          <table:table-cell table:number-columns-repeated="2"/>
          <table:table-cell table:formula="of:=[.$B$4]*SIN(2*PI()/[.$B$5] * [.D142] - (2*PI() / [.$B$6]) * ([.$B$16] + [.D142]*[.$B$21]*COS([.$B$7]) + [.$B$2]/2 * SIN([.$B$7])))" office:value-type="float" office:value="-0.46198058880104" calcext:value-type="float">
            <text:p>-0,46198058880104</text:p>
          </table:table-cell>
          <table:table-cell table:formula="of:=[.$B$4]*SIN(2*PI()/[.$B$5] * [.D142] - (2*PI() / [.$B$6]) * ([.$B$16] + [.D142]*[.$B$21]*COS([.$B$7]) - [.$B$2]/2 * SIN([.$B$7])))" office:value-type="float" office:value="0.422982341416425" calcext:value-type="float">
            <text:p>0,422982341416425</text:p>
          </table:table-cell>
          <table:table-cell table:style-name="ce20" table:formula="of:=ASIN(([.G142]-[.H142])/[.$B$2])" office:value-type="float" office:value="-0.458363881227821" calcext:value-type="float">
            <text:p>-0,45836</text:p>
          </table:table-cell>
          <table:table-cell table:style-name="ce23" table:formula="of:=[.I142]*180/PI()" office:value-type="float" office:value="-26.2623158755899" calcext:value-type="float">
            <text:p>-26,2623</text:p>
          </table:table-cell>
          <table:table-cell/>
          <table:table-cell table:formula="of:=[.$B$4]*SIN(2*PI()/[.$B$5] * [.D142] - (2*PI() / [.$B$6]) * ([.$B$16] + [.$B$3]/2) * COS([.$B$7]))" office:value-type="float" office:value="2.60270594854308" calcext:value-type="float">
            <text:p>2,60270594854308</text:p>
          </table:table-cell>
          <table:table-cell table:formula="of:=[.$B$4]*SIN(2*PI()/[.$B$5] * [.D142] - (2*PI() / [.$B$6]) * ([.$B$16] - [.$B$3]/2) * COS([.$B$7]))" office:value-type="float" office:value="1.32558304098757" calcext:value-type="float">
            <text:p>1,32558304098757</text:p>
          </table:table-cell>
          <table:table-cell table:formula="of:=ASIN(([.L142]-[.M142])/[.$B$3])" office:value-type="float" office:value="0.324970391171158" calcext:value-type="float">
            <text:p>0,325</text:p>
          </table:table-cell>
          <table:table-cell table:formula="of:=[.N142]*180/PI()" office:value-type="float" office:value="18.6194318808228" calcext:value-type="float">
            <text:p>18,62</text:p>
          </table:table-cell>
          <table:table-cell/>
          <table:table-cell table:formula="of:=[.$B$4]*SIN(2*PI()/[.$B$5] * [.D142] - (2*PI() / [.$B$6]) * ([.$B$16] + [.$B$3]/2 * COS([.$B$8])))" office:value-type="float" office:value="2.60270594854308" calcext:value-type="float">
            <text:p>2,60270594854308</text:p>
          </table:table-cell>
          <table:table-cell table:formula="of:=[.$B$4]*SIN(2*PI()/[.$B$5] * [.D142] - (2*PI() / [.$B$6]) * ([.$B$16] - [.$B$3]/2 * COS([.$B$8])))" office:value-type="float" office:value="1.32558304098757" calcext:value-type="float">
            <text:p>1,32558304098757</text:p>
          </table:table-cell>
          <table:table-cell table:formula="of:=180*ASIN(([.Q142]-[.R142])/[.$B$3])/PI()" office:value-type="float" office:value="18.6194318808228" calcext:value-type="float">
            <text:p>18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3.9" calcext:value-type="float">
            <text:p>13,9</text:p>
          </table:table-cell>
          <table:table-cell table:number-columns-repeated="2"/>
          <table:table-cell table:formula="of:=[.$B$4]*SIN(2*PI()/[.$B$5] * [.D143] - (2*PI() / [.$B$6]) * ([.$B$16] + [.D143]*[.$B$21]*COS([.$B$7]) + [.$B$2]/2 * SIN([.$B$7])))" office:value-type="float" office:value="-0.462121745766736" calcext:value-type="float">
            <text:p>-0,462121745766736</text:p>
          </table:table-cell>
          <table:table-cell table:formula="of:=[.$B$4]*SIN(2*PI()/[.$B$5] * [.D143] - (2*PI() / [.$B$6]) * ([.$B$16] + [.D143]*[.$B$21]*COS([.$B$7]) - [.$B$2]/2 * SIN([.$B$7])))" office:value-type="float" office:value="0.42284090649901" calcext:value-type="float">
            <text:p>0,42284090649901</text:p>
          </table:table-cell>
          <table:table-cell table:style-name="ce20" table:formula="of:=ASIN(([.G143]-[.H143])/[.$B$2])" office:value-type="float" office:value="-0.458363726255343" calcext:value-type="float">
            <text:p>-0,45836</text:p>
          </table:table-cell>
          <table:table-cell table:style-name="ce23" table:formula="of:=[.I143]*180/PI()" office:value-type="float" office:value="-26.2623069963209" calcext:value-type="float">
            <text:p>-26,2623</text:p>
          </table:table-cell>
          <table:table-cell/>
          <table:table-cell table:formula="of:=[.$B$4]*SIN(2*PI()/[.$B$5] * [.D143] - (2*PI() / [.$B$6]) * ([.$B$16] + [.$B$3]/2) * COS([.$B$7]))" office:value-type="float" office:value="2.50388964117305" calcext:value-type="float">
            <text:p>2,50388964117305</text:p>
          </table:table-cell>
          <table:table-cell table:formula="of:=[.$B$4]*SIN(2*PI()/[.$B$5] * [.D143] - (2*PI() / [.$B$6]) * ([.$B$16] - [.$B$3]/2) * COS([.$B$7]))" office:value-type="float" office:value="1.15398228452219" calcext:value-type="float">
            <text:p>1,15398228452219</text:p>
          </table:table-cell>
          <table:table-cell table:formula="of:=ASIN(([.L143]-[.M143])/[.$B$3])" office:value-type="float" office:value="0.344235194964322" calcext:value-type="float">
            <text:p>0,344</text:p>
          </table:table-cell>
          <table:table-cell table:formula="of:=[.N143]*180/PI()" office:value-type="float" office:value="19.7232238313187" calcext:value-type="float">
            <text:p>19,72</text:p>
          </table:table-cell>
          <table:table-cell/>
          <table:table-cell table:formula="of:=[.$B$4]*SIN(2*PI()/[.$B$5] * [.D143] - (2*PI() / [.$B$6]) * ([.$B$16] + [.$B$3]/2 * COS([.$B$8])))" office:value-type="float" office:value="2.50388964117305" calcext:value-type="float">
            <text:p>2,50388964117305</text:p>
          </table:table-cell>
          <table:table-cell table:formula="of:=[.$B$4]*SIN(2*PI()/[.$B$5] * [.D143] - (2*PI() / [.$B$6]) * ([.$B$16] - [.$B$3]/2 * COS([.$B$8])))" office:value-type="float" office:value="1.15398228452219" calcext:value-type="float">
            <text:p>1,15398228452219</text:p>
          </table:table-cell>
          <table:table-cell table:formula="of:=180*ASIN(([.Q143]-[.R143])/[.$B$3])/PI()" office:value-type="float" office:value="19.7232238313187" calcext:value-type="float">
            <text:p>19,7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table:formula="of:=[.$B$4]*SIN(2*PI()/[.$B$5] * [.D144] - (2*PI() / [.$B$6]) * ([.$B$16] + [.D144]*[.$B$21]*COS([.$B$7]) + [.$B$2]/2 * SIN([.$B$7])))" office:value-type="float" office:value="-0.462262901684471" calcext:value-type="float">
            <text:p>-0,462262901684471</text:p>
          </table:table-cell>
          <table:table-cell table:formula="of:=[.$B$4]*SIN(2*PI()/[.$B$5] * [.D144] - (2*PI() / [.$B$6]) * ([.$B$16] + [.D144]*[.$B$21]*COS([.$B$7]) - [.$B$2]/2 * SIN([.$B$7])))" office:value-type="float" office:value="0.422699470622712" calcext:value-type="float">
            <text:p>0,422699470622712</text:p>
          </table:table-cell>
          <table:table-cell table:style-name="ce20" table:formula="of:=ASIN(([.G144]-[.H144])/[.$B$2])" office:value-type="float" office:value="-0.458363570163958" calcext:value-type="float">
            <text:p>-0,45836</text:p>
          </table:table-cell>
          <table:table-cell table:style-name="ce23" table:formula="of:=[.I144]*180/PI()" office:value-type="float" office:value="-26.2622980529434" calcext:value-type="float">
            <text:p>-26,2623</text:p>
          </table:table-cell>
          <table:table-cell/>
          <table:table-cell table:formula="of:=[.$B$4]*SIN(2*PI()/[.$B$5] * [.D144] - (2*PI() / [.$B$6]) * ([.$B$16] + [.$B$3]/2) * COS([.$B$7]))" office:value-type="float" office:value="2.39519162530768" calcext:value-type="float">
            <text:p>2,39519162530768</text:p>
          </table:table-cell>
          <table:table-cell table:formula="of:=[.$B$4]*SIN(2*PI()/[.$B$5] * [.D144] - (2*PI() / [.$B$6]) * ([.$B$16] - [.$B$3]/2) * COS([.$B$7]))" office:value-type="float" office:value="0.977827287184162" calcext:value-type="float">
            <text:p>0,977827287184162</text:p>
          </table:table-cell>
          <table:table-cell table:formula="of:=ASIN(([.L144]-[.M144])/[.$B$3])" office:value-type="float" office:value="0.362209338296152" calcext:value-type="float">
            <text:p>0,362</text:p>
          </table:table-cell>
          <table:table-cell table:formula="of:=[.N144]*180/PI()" office:value-type="float" office:value="20.7530663845957" calcext:value-type="float">
            <text:p>20,75</text:p>
          </table:table-cell>
          <table:table-cell/>
          <table:table-cell table:formula="of:=[.$B$4]*SIN(2*PI()/[.$B$5] * [.D144] - (2*PI() / [.$B$6]) * ([.$B$16] + [.$B$3]/2 * COS([.$B$8])))" office:value-type="float" office:value="2.39519162530768" calcext:value-type="float">
            <text:p>2,39519162530768</text:p>
          </table:table-cell>
          <table:table-cell table:formula="of:=[.$B$4]*SIN(2*PI()/[.$B$5] * [.D144] - (2*PI() / [.$B$6]) * ([.$B$16] - [.$B$3]/2 * COS([.$B$8])))" office:value-type="float" office:value="0.977827287184162" calcext:value-type="float">
            <text:p>0,977827287184162</text:p>
          </table:table-cell>
          <table:table-cell table:formula="of:=180*ASIN(([.Q144]-[.R144])/[.$B$3])/PI()" office:value-type="float" office:value="20.7530663845957" calcext:value-type="float">
            <text:p>2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4.1" calcext:value-type="float">
            <text:p>14,1</text:p>
          </table:table-cell>
          <table:table-cell table:number-columns-repeated="2"/>
          <table:table-cell table:formula="of:=[.$B$4]*SIN(2*PI()/[.$B$5] * [.D145] - (2*PI() / [.$B$6]) * ([.$B$16] + [.D145]*[.$B$21]*COS([.$B$7]) + [.$B$2]/2 * SIN([.$B$7])))" office:value-type="float" office:value="-0.462404056553921" calcext:value-type="float">
            <text:p>-0,462404056553921</text:p>
          </table:table-cell>
          <table:table-cell table:formula="of:=[.$B$4]*SIN(2*PI()/[.$B$5] * [.D145] - (2*PI() / [.$B$6]) * ([.$B$16] + [.D145]*[.$B$21]*COS([.$B$7]) - [.$B$2]/2 * SIN([.$B$7])))" office:value-type="float" office:value="0.422558033787858" calcext:value-type="float">
            <text:p>0,422558033787858</text:p>
          </table:table-cell>
          <table:table-cell table:style-name="ce20" table:formula="of:=ASIN(([.G145]-[.H145])/[.$B$2])" office:value-type="float" office:value="-0.458363412953667" calcext:value-type="float">
            <text:p>-0,45836</text:p>
          </table:table-cell>
          <table:table-cell table:style-name="ce23" table:formula="of:=[.I145]*180/PI()" office:value-type="float" office:value="-26.2622890454572" calcext:value-type="float">
            <text:p>-26,2623</text:p>
          </table:table-cell>
          <table:table-cell/>
          <table:table-cell table:formula="of:=[.$B$4]*SIN(2*PI()/[.$B$5] * [.D145] - (2*PI() / [.$B$6]) * ([.$B$16] + [.$B$3]/2) * COS([.$B$7]))" office:value-type="float" office:value="2.27704088235618" calcext:value-type="float">
            <text:p>2,27704088235618</text:p>
          </table:table-cell>
          <table:table-cell table:formula="of:=[.$B$4]*SIN(2*PI()/[.$B$5] * [.D145] - (2*PI() / [.$B$6]) * ([.$B$16] - [.$B$3]/2) * COS([.$B$7]))" office:value-type="float" office:value="0.797813252270411" calcext:value-type="float">
            <text:p>0,797813252270411</text:p>
          </table:table-cell>
          <table:table-cell table:formula="of:=ASIN(([.L145]-[.M145])/[.$B$3])" office:value-type="float" office:value="0.378801186584757" calcext:value-type="float">
            <text:p>0,379</text:p>
          </table:table-cell>
          <table:table-cell table:formula="of:=[.N145]*180/PI()" office:value-type="float" office:value="21.7037092658542" calcext:value-type="float">
            <text:p>21,70</text:p>
          </table:table-cell>
          <table:table-cell/>
          <table:table-cell table:formula="of:=[.$B$4]*SIN(2*PI()/[.$B$5] * [.D145] - (2*PI() / [.$B$6]) * ([.$B$16] + [.$B$3]/2 * COS([.$B$8])))" office:value-type="float" office:value="2.27704088235618" calcext:value-type="float">
            <text:p>2,27704088235618</text:p>
          </table:table-cell>
          <table:table-cell table:formula="of:=[.$B$4]*SIN(2*PI()/[.$B$5] * [.D145] - (2*PI() / [.$B$6]) * ([.$B$16] - [.$B$3]/2 * COS([.$B$8])))" office:value-type="float" office:value="0.797813252270411" calcext:value-type="float">
            <text:p>0,797813252270411</text:p>
          </table:table-cell>
          <table:table-cell table:formula="of:=180*ASIN(([.Q145]-[.R145])/[.$B$3])/PI()" office:value-type="float" office:value="21.7037092658542" calcext:value-type="float">
            <text:p>21,7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4.2" calcext:value-type="float">
            <text:p>14,2</text:p>
          </table:table-cell>
          <table:table-cell table:number-columns-repeated="2"/>
          <table:table-cell table:formula="of:=[.$B$4]*SIN(2*PI()/[.$B$5] * [.D146] - (2*PI() / [.$B$6]) * ([.$B$16] + [.D146]*[.$B$21]*COS([.$B$7]) + [.$B$2]/2 * SIN([.$B$7])))" office:value-type="float" office:value="-0.462545210374776" calcext:value-type="float">
            <text:p>-0,462545210374776</text:p>
          </table:table-cell>
          <table:table-cell table:formula="of:=[.$B$4]*SIN(2*PI()/[.$B$5] * [.D146] - (2*PI() / [.$B$6]) * ([.$B$16] + [.D146]*[.$B$21]*COS([.$B$7]) - [.$B$2]/2 * SIN([.$B$7])))" office:value-type="float" office:value="0.422416595994758" calcext:value-type="float">
            <text:p>0,422416595994758</text:p>
          </table:table-cell>
          <table:table-cell table:style-name="ce20" table:formula="of:=ASIN(([.G146]-[.H146])/[.$B$2])" office:value-type="float" office:value="-0.458363254624472" calcext:value-type="float">
            <text:p>-0,45836</text:p>
          </table:table-cell>
          <table:table-cell table:style-name="ce23" table:formula="of:=[.I146]*180/PI()" office:value-type="float" office:value="-26.2622799738625" calcext:value-type="float">
            <text:p>-26,2623</text:p>
          </table:table-cell>
          <table:table-cell/>
          <table:table-cell table:formula="of:=[.$B$4]*SIN(2*PI()/[.$B$5] * [.D146] - (2*PI() / [.$B$6]) * ([.$B$16] + [.$B$3]/2) * COS([.$B$7]))" office:value-type="float" office:value="2.14990369932305" calcext:value-type="float">
            <text:p>2,14990369932305</text:p>
          </table:table-cell>
          <table:table-cell table:formula="of:=[.$B$4]*SIN(2*PI()/[.$B$5] * [.D146] - (2*PI() / [.$B$6]) * ([.$B$16] - [.$B$3]/2) * COS([.$B$7]))" office:value-type="float" office:value="0.614650612936154" calcext:value-type="float">
            <text:p>0,614650612936154</text:p>
          </table:table-cell>
          <table:table-cell table:formula="of:=ASIN(([.L146]-[.M146])/[.$B$3])" office:value-type="float" office:value="0.393922321072542" calcext:value-type="float">
            <text:p>0,394</text:p>
          </table:table-cell>
          <table:table-cell table:formula="of:=[.N146]*180/PI()" office:value-type="float" office:value="22.570086453454" calcext:value-type="float">
            <text:p>22,57</text:p>
          </table:table-cell>
          <table:table-cell/>
          <table:table-cell table:formula="of:=[.$B$4]*SIN(2*PI()/[.$B$5] * [.D146] - (2*PI() / [.$B$6]) * ([.$B$16] + [.$B$3]/2 * COS([.$B$8])))" office:value-type="float" office:value="2.14990369932305" calcext:value-type="float">
            <text:p>2,14990369932305</text:p>
          </table:table-cell>
          <table:table-cell table:formula="of:=[.$B$4]*SIN(2*PI()/[.$B$5] * [.D146] - (2*PI() / [.$B$6]) * ([.$B$16] - [.$B$3]/2 * COS([.$B$8])))" office:value-type="float" office:value="0.614650612936154" calcext:value-type="float">
            <text:p>0,614650612936154</text:p>
          </table:table-cell>
          <table:table-cell table:formula="of:=180*ASIN(([.Q146]-[.R146])/[.$B$3])/PI()" office:value-type="float" office:value="22.570086453454" calcext:value-type="float">
            <text:p>22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4.3" calcext:value-type="float">
            <text:p>14,3</text:p>
          </table:table-cell>
          <table:table-cell table:number-columns-repeated="2"/>
          <table:table-cell table:formula="of:=[.$B$4]*SIN(2*PI()/[.$B$5] * [.D147] - (2*PI() / [.$B$6]) * ([.$B$16] + [.D147]*[.$B$21]*COS([.$B$7]) + [.$B$2]/2 * SIN([.$B$7])))" office:value-type="float" office:value="-0.462686363146706" calcext:value-type="float">
            <text:p>-0,462686363146706</text:p>
          </table:table-cell>
          <table:table-cell table:formula="of:=[.$B$4]*SIN(2*PI()/[.$B$5] * [.D147] - (2*PI() / [.$B$6]) * ([.$B$16] + [.D147]*[.$B$21]*COS([.$B$7]) - [.$B$2]/2 * SIN([.$B$7])))" office:value-type="float" office:value="0.422275157243744" calcext:value-type="float">
            <text:p>0,422275157243744</text:p>
          </table:table-cell>
          <table:table-cell table:style-name="ce20" table:formula="of:=ASIN(([.G147]-[.H147])/[.$B$2])" office:value-type="float" office:value="-0.458363095176371" calcext:value-type="float">
            <text:p>-0,45836</text:p>
          </table:table-cell>
          <table:table-cell table:style-name="ce23" table:formula="of:=[.I147]*180/PI()" office:value-type="float" office:value="-26.2622708381593" calcext:value-type="float">
            <text:p>-26,2623</text:p>
          </table:table-cell>
          <table:table-cell/>
          <table:table-cell table:formula="of:=[.$B$4]*SIN(2*PI()/[.$B$5] * [.D147] - (2*PI() / [.$B$6]) * ([.$B$16] + [.$B$3]/2) * COS([.$B$7]))" office:value-type="float" office:value="2.01428182858625" calcext:value-type="float">
            <text:p>2,01428182858625</text:p>
          </table:table-cell>
          <table:table-cell table:formula="of:=[.$B$4]*SIN(2*PI()/[.$B$5] * [.D147] - (2*PI() / [.$B$6]) * ([.$B$16] - [.$B$3]/2) * COS([.$B$7]))" office:value-type="float" office:value="0.429062228439786" calcext:value-type="float">
            <text:p>0,429062228439786</text:p>
          </table:table-cell>
          <table:table-cell table:formula="of:=ASIN(([.L147]-[.M147])/[.$B$3])" office:value-type="float" office:value="0.407488691388173" calcext:value-type="float">
            <text:p>0,407</text:p>
          </table:table-cell>
          <table:table-cell table:formula="of:=[.N147]*180/PI()" office:value-type="float" office:value="23.3473822158512" calcext:value-type="float">
            <text:p>23,35</text:p>
          </table:table-cell>
          <table:table-cell/>
          <table:table-cell table:formula="of:=[.$B$4]*SIN(2*PI()/[.$B$5] * [.D147] - (2*PI() / [.$B$6]) * ([.$B$16] + [.$B$3]/2 * COS([.$B$8])))" office:value-type="float" office:value="2.01428182858625" calcext:value-type="float">
            <text:p>2,01428182858625</text:p>
          </table:table-cell>
          <table:table-cell table:formula="of:=[.$B$4]*SIN(2*PI()/[.$B$5] * [.D147] - (2*PI() / [.$B$6]) * ([.$B$16] - [.$B$3]/2 * COS([.$B$8])))" office:value-type="float" office:value="0.429062228439786" calcext:value-type="float">
            <text:p>0,429062228439786</text:p>
          </table:table-cell>
          <table:table-cell table:formula="of:=180*ASIN(([.Q147]-[.R147])/[.$B$3])/PI()" office:value-type="float" office:value="23.3473822158512" calcext:value-type="float">
            <text:p>23,3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4.4" calcext:value-type="float">
            <text:p>14,4</text:p>
          </table:table-cell>
          <table:table-cell table:number-columns-repeated="2"/>
          <table:table-cell table:formula="of:=[.$B$4]*SIN(2*PI()/[.$B$5] * [.D148] - (2*PI() / [.$B$6]) * ([.$B$16] + [.D148]*[.$B$21]*COS([.$B$7]) + [.$B$2]/2 * SIN([.$B$7])))" office:value-type="float" office:value="-0.4628275148694" calcext:value-type="float">
            <text:p>-0,4628275148694</text:p>
          </table:table-cell>
          <table:table-cell table:formula="of:=[.$B$4]*SIN(2*PI()/[.$B$5] * [.D148] - (2*PI() / [.$B$6]) * ([.$B$16] + [.D148]*[.$B$21]*COS([.$B$7]) - [.$B$2]/2 * SIN([.$B$7])))" office:value-type="float" office:value="0.422133717535125" calcext:value-type="float">
            <text:p>0,422133717535125</text:p>
          </table:table-cell>
          <table:table-cell table:style-name="ce20" table:formula="of:=ASIN(([.G148]-[.H148])/[.$B$2])" office:value-type="float" office:value="-0.458362934609367" calcext:value-type="float">
            <text:p>-0,45836</text:p>
          </table:table-cell>
          <table:table-cell table:style-name="ce23" table:formula="of:=[.I148]*180/PI()" office:value-type="float" office:value="-26.2622616383477" calcext:value-type="float">
            <text:p>-26,2623</text:p>
          </table:table-cell>
          <table:table-cell/>
          <table:table-cell table:formula="of:=[.$B$4]*SIN(2*PI()/[.$B$5] * [.D148] - (2*PI() / [.$B$6]) * ([.$B$16] + [.$B$3]/2) * COS([.$B$7]))" office:value-type="float" office:value="1.87071050770987" calcext:value-type="float">
            <text:p>1,87071050770987</text:p>
          </table:table-cell>
          <table:table-cell table:formula="of:=[.$B$4]*SIN(2*PI()/[.$B$5] * [.D148] - (2*PI() / [.$B$6]) * ([.$B$16] - [.$B$3]/2) * COS([.$B$7]))" office:value-type="float" office:value="0.241780531347658" calcext:value-type="float">
            <text:p>0,241780531347658</text:p>
          </table:table-cell>
          <table:table-cell table:formula="of:=ASIN(([.L148]-[.M148])/[.$B$3])" office:value-type="float" office:value="0.419421862614237" calcext:value-type="float">
            <text:p>0,419</text:p>
          </table:table-cell>
          <table:table-cell table:formula="of:=[.N148]*180/PI()" office:value-type="float" office:value="24.0311025633116" calcext:value-type="float">
            <text:p>24,03</text:p>
          </table:table-cell>
          <table:table-cell/>
          <table:table-cell table:formula="of:=[.$B$4]*SIN(2*PI()/[.$B$5] * [.D148] - (2*PI() / [.$B$6]) * ([.$B$16] + [.$B$3]/2 * COS([.$B$8])))" office:value-type="float" office:value="1.87071050770987" calcext:value-type="float">
            <text:p>1,87071050770987</text:p>
          </table:table-cell>
          <table:table-cell table:formula="of:=[.$B$4]*SIN(2*PI()/[.$B$5] * [.D148] - (2*PI() / [.$B$6]) * ([.$B$16] - [.$B$3]/2 * COS([.$B$8])))" office:value-type="float" office:value="0.241780531347658" calcext:value-type="float">
            <text:p>0,241780531347658</text:p>
          </table:table-cell>
          <table:table-cell table:formula="of:=180*ASIN(([.Q148]-[.R148])/[.$B$3])/PI()" office:value-type="float" office:value="24.0311025633116" calcext:value-type="float">
            <text:p>24,03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4.5" calcext:value-type="float">
            <text:p>14,5</text:p>
          </table:table-cell>
          <table:table-cell table:number-columns-repeated="2"/>
          <table:table-cell table:formula="of:=[.$B$4]*SIN(2*PI()/[.$B$5] * [.D149] - (2*PI() / [.$B$6]) * ([.$B$16] + [.D149]*[.$B$21]*COS([.$B$7]) + [.$B$2]/2 * SIN([.$B$7])))" office:value-type="float" office:value="-0.462968665542534" calcext:value-type="float">
            <text:p>-0,462968665542534</text:p>
          </table:table-cell>
          <table:table-cell table:formula="of:=[.$B$4]*SIN(2*PI()/[.$B$5] * [.D149] - (2*PI() / [.$B$6]) * ([.$B$16] + [.D149]*[.$B$21]*COS([.$B$7]) - [.$B$2]/2 * SIN([.$B$7])))" office:value-type="float" office:value="0.421992276869227" calcext:value-type="float">
            <text:p>0,421992276869227</text:p>
          </table:table-cell>
          <table:table-cell table:style-name="ce20" table:formula="of:=ASIN(([.G149]-[.H149])/[.$B$2])" office:value-type="float" office:value="-0.458362772923459" calcext:value-type="float">
            <text:p>-0,45836</text:p>
          </table:table-cell>
          <table:table-cell table:style-name="ce23" table:formula="of:=[.I149]*180/PI()" office:value-type="float" office:value="-26.2622523744275" calcext:value-type="float">
            <text:p>-26,2623</text:p>
          </table:table-cell>
          <table:table-cell/>
          <table:table-cell table:formula="of:=[.$B$4]*SIN(2*PI()/[.$B$5] * [.D149] - (2*PI() / [.$B$6]) * ([.$B$16] + [.$B$3]/2) * COS([.$B$7]))" office:value-type="float" office:value="1.71975634710589" calcext:value-type="float">
            <text:p>1,71975634710589</text:p>
          </table:table-cell>
          <table:table-cell table:formula="of:=[.$B$4]*SIN(2*PI()/[.$B$5] * [.D149] - (2*PI() / [.$B$6]) * ([.$B$16] - [.$B$3]/2) * COS([.$B$7]))" office:value-type="float" office:value="0.0535446369573187" calcext:value-type="float">
            <text:p>0,0535446369573187</text:p>
          </table:table-cell>
          <table:table-cell table:formula="of:=ASIN(([.L149]-[.M149])/[.$B$3])" office:value-type="float" office:value="0.429650317504672" calcext:value-type="float">
            <text:p>0,430</text:p>
          </table:table-cell>
          <table:table-cell table:formula="of:=[.N149]*180/PI()" office:value-type="float" office:value="24.6171498594735" calcext:value-type="float">
            <text:p>24,62</text:p>
          </table:table-cell>
          <table:table-cell/>
          <table:table-cell table:formula="of:=[.$B$4]*SIN(2*PI()/[.$B$5] * [.D149] - (2*PI() / [.$B$6]) * ([.$B$16] + [.$B$3]/2 * COS([.$B$8])))" office:value-type="float" office:value="1.71975634710589" calcext:value-type="float">
            <text:p>1,71975634710589</text:p>
          </table:table-cell>
          <table:table-cell table:formula="of:=[.$B$4]*SIN(2*PI()/[.$B$5] * [.D149] - (2*PI() / [.$B$6]) * ([.$B$16] - [.$B$3]/2 * COS([.$B$8])))" office:value-type="float" office:value="0.0535446369573187" calcext:value-type="float">
            <text:p>0,0535446369573187</text:p>
          </table:table-cell>
          <table:table-cell table:formula="of:=180*ASIN(([.Q149]-[.R149])/[.$B$3])/PI()" office:value-type="float" office:value="24.6171498594735" calcext:value-type="float">
            <text:p>24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4.6" calcext:value-type="float">
            <text:p>14,6</text:p>
          </table:table-cell>
          <table:table-cell table:number-columns-repeated="2"/>
          <table:table-cell table:formula="of:=[.$B$4]*SIN(2*PI()/[.$B$5] * [.D150] - (2*PI() / [.$B$6]) * ([.$B$16] + [.D150]*[.$B$21]*COS([.$B$7]) + [.$B$2]/2 * SIN([.$B$7])))" office:value-type="float" office:value="-0.463109815165788" calcext:value-type="float">
            <text:p>-0,463109815165788</text:p>
          </table:table-cell>
          <table:table-cell table:formula="of:=[.$B$4]*SIN(2*PI()/[.$B$5] * [.D150] - (2*PI() / [.$B$6]) * ([.$B$16] + [.D150]*[.$B$21]*COS([.$B$7]) - [.$B$2]/2 * SIN([.$B$7])))" office:value-type="float" office:value="0.421850835246371" calcext:value-type="float">
            <text:p>0,421850835246371</text:p>
          </table:table-cell>
          <table:table-cell table:style-name="ce20" table:formula="of:=ASIN(([.G150]-[.H150])/[.$B$2])" office:value-type="float" office:value="-0.458362610118649" calcext:value-type="float">
            <text:p>-0,45836</text:p>
          </table:table-cell>
          <table:table-cell table:style-name="ce23" table:formula="of:=[.I150]*180/PI()" office:value-type="float" office:value="-26.262243046399" calcext:value-type="float">
            <text:p>-26,2622</text:p>
          </table:table-cell>
          <table:table-cell/>
          <table:table-cell table:formula="of:=[.$B$4]*SIN(2*PI()/[.$B$5] * [.D150] - (2*PI() / [.$B$6]) * ([.$B$16] + [.$B$3]/2) * COS([.$B$7]))" office:value-type="float" office:value="1.56201509388182" calcext:value-type="float">
            <text:p>1,56201509388182</text:p>
          </table:table-cell>
          <table:table-cell table:formula="of:=[.$B$4]*SIN(2*PI()/[.$B$5] * [.D150] - (2*PI() / [.$B$6]) * ([.$B$16] - [.$B$3]/2) * COS([.$B$7]))" office:value-type="float" office:value="-0.134902573652873" calcext:value-type="float">
            <text:p>-0,134902573652873</text:p>
          </table:table-cell>
          <table:table-cell table:formula="of:=ASIN(([.L150]-[.M150])/[.$B$3])" office:value-type="float" office:value="0.438110764384434" calcext:value-type="float">
            <text:p>0,438</text:p>
          </table:table-cell>
          <table:table-cell table:formula="of:=[.N150]*180/PI()" office:value-type="float" office:value="25.1018977584785" calcext:value-type="float">
            <text:p>25,10</text:p>
          </table:table-cell>
          <table:table-cell/>
          <table:table-cell table:formula="of:=[.$B$4]*SIN(2*PI()/[.$B$5] * [.D150] - (2*PI() / [.$B$6]) * ([.$B$16] + [.$B$3]/2 * COS([.$B$8])))" office:value-type="float" office:value="1.56201509388182" calcext:value-type="float">
            <text:p>1,56201509388182</text:p>
          </table:table-cell>
          <table:table-cell table:formula="of:=[.$B$4]*SIN(2*PI()/[.$B$5] * [.D150] - (2*PI() / [.$B$6]) * ([.$B$16] - [.$B$3]/2 * COS([.$B$8])))" office:value-type="float" office:value="-0.134902573652873" calcext:value-type="float">
            <text:p>-0,134902573652873</text:p>
          </table:table-cell>
          <table:table-cell table:formula="of:=180*ASIN(([.Q150]-[.R150])/[.$B$3])/PI()" office:value-type="float" office:value="25.1018977584785" calcext:value-type="float">
            <text:p>25,1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4.7" calcext:value-type="float">
            <text:p>14,7</text:p>
          </table:table-cell>
          <table:table-cell table:number-columns-repeated="2"/>
          <table:table-cell table:formula="of:=[.$B$4]*SIN(2*PI()/[.$B$5] * [.D151] - (2*PI() / [.$B$6]) * ([.$B$16] + [.D151]*[.$B$21]*COS([.$B$7]) + [.$B$2]/2 * SIN([.$B$7])))" office:value-type="float" office:value="-0.463250963738841" calcext:value-type="float">
            <text:p>-0,463250963738841</text:p>
          </table:table-cell>
          <table:table-cell table:formula="of:=[.$B$4]*SIN(2*PI()/[.$B$5] * [.D151] - (2*PI() / [.$B$6]) * ([.$B$16] + [.D151]*[.$B$21]*COS([.$B$7]) - [.$B$2]/2 * SIN([.$B$7])))" office:value-type="float" office:value="0.421709392666879" calcext:value-type="float">
            <text:p>0,421709392666879</text:p>
          </table:table-cell>
          <table:table-cell table:style-name="ce20" table:formula="of:=ASIN(([.G151]-[.H151])/[.$B$2])" office:value-type="float" office:value="-0.458362446194936" calcext:value-type="float">
            <text:p>-0,45836</text:p>
          </table:table-cell>
          <table:table-cell table:style-name="ce23" table:formula="of:=[.I151]*180/PI()" office:value-type="float" office:value="-26.2622336542621" calcext:value-type="float">
            <text:p>-26,2622</text:p>
          </table:table-cell>
          <table:table-cell/>
          <table:table-cell table:formula="of:=[.$B$4]*SIN(2*PI()/[.$B$5] * [.D151] - (2*PI() / [.$B$6]) * ([.$B$16] + [.$B$3]/2) * COS([.$B$7]))" office:value-type="float" office:value="1.39810928069902" calcext:value-type="float">
            <text:p>1,39810928069902</text:p>
          </table:table-cell>
          <table:table-cell table:formula="of:=[.$B$4]*SIN(2*PI()/[.$B$5] * [.D151] - (2*PI() / [.$B$6]) * ([.$B$16] - [.$B$3]/2) * COS([.$B$7]))" office:value-type="float" office:value="-0.322817385435981" calcext:value-type="float">
            <text:p>-0,322817385435981</text:p>
          </table:table-cell>
          <table:table-cell table:formula="of:=ASIN(([.L151]-[.M151])/[.$B$3])" office:value-type="float" office:value="0.444749393330896" calcext:value-type="float">
            <text:p>0,445</text:p>
          </table:table-cell>
          <table:table-cell table:formula="of:=[.N151]*180/PI()" office:value-type="float" office:value="25.4822631788641" calcext:value-type="float">
            <text:p>25,48</text:p>
          </table:table-cell>
          <table:table-cell/>
          <table:table-cell table:formula="of:=[.$B$4]*SIN(2*PI()/[.$B$5] * [.D151] - (2*PI() / [.$B$6]) * ([.$B$16] + [.$B$3]/2 * COS([.$B$8])))" office:value-type="float" office:value="1.39810928069902" calcext:value-type="float">
            <text:p>1,39810928069902</text:p>
          </table:table-cell>
          <table:table-cell table:formula="of:=[.$B$4]*SIN(2*PI()/[.$B$5] * [.D151] - (2*PI() / [.$B$6]) * ([.$B$16] - [.$B$3]/2 * COS([.$B$8])))" office:value-type="float" office:value="-0.322817385435981" calcext:value-type="float">
            <text:p>-0,322817385435981</text:p>
          </table:table-cell>
          <table:table-cell table:formula="of:=180*ASIN(([.Q151]-[.R151])/[.$B$3])/PI()" office:value-type="float" office:value="25.4822631788641" calcext:value-type="float">
            <text:p>25,4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4.8" calcext:value-type="float">
            <text:p>14,8</text:p>
          </table:table-cell>
          <table:table-cell table:number-columns-repeated="2"/>
          <table:table-cell table:formula="of:=[.$B$4]*SIN(2*PI()/[.$B$5] * [.D152] - (2*PI() / [.$B$6]) * ([.$B$16] + [.D152]*[.$B$21]*COS([.$B$7]) + [.$B$2]/2 * SIN([.$B$7])))" office:value-type="float" office:value="-0.463392111261368" calcext:value-type="float">
            <text:p>-0,463392111261368</text:p>
          </table:table-cell>
          <table:table-cell table:formula="of:=[.$B$4]*SIN(2*PI()/[.$B$5] * [.D152] - (2*PI() / [.$B$6]) * ([.$B$16] + [.D152]*[.$B$21]*COS([.$B$7]) - [.$B$2]/2 * SIN([.$B$7])))" office:value-type="float" office:value="0.421567949131075" calcext:value-type="float">
            <text:p>0,421567949131075</text:p>
          </table:table-cell>
          <table:table-cell table:style-name="ce20" table:formula="of:=ASIN(([.G152]-[.H152])/[.$B$2])" office:value-type="float" office:value="-0.458362281152322" calcext:value-type="float">
            <text:p>-0,45836</text:p>
          </table:table-cell>
          <table:table-cell table:style-name="ce23" table:formula="of:=[.I152]*180/PI()" office:value-type="float" office:value="-26.2622241980169" calcext:value-type="float">
            <text:p>-26,2622</text:p>
          </table:table-cell>
          <table:table-cell/>
          <table:table-cell table:formula="of:=[.$B$4]*SIN(2*PI()/[.$B$5] * [.D152] - (2*PI() / [.$B$6]) * ([.$B$16] + [.$B$3]/2) * COS([.$B$7]))" office:value-type="float" office:value="1.22868576892066" calcext:value-type="float">
            <text:p>1,22868576892066</text:p>
          </table:table-cell>
          <table:table-cell table:formula="of:=[.$B$4]*SIN(2*PI()/[.$B$5] * [.D152] - (2*PI() / [.$B$6]) * ([.$B$16] - [.$B$3]/2) * COS([.$B$7]))" office:value-type="float" office:value="-0.509458184480013" calcext:value-type="float">
            <text:p>-0,509458184480013</text:p>
          </table:table-cell>
          <table:table-cell table:formula="of:=ASIN(([.L152]-[.M152])/[.$B$3])" office:value-type="float" office:value="0.449523018846416" calcext:value-type="float">
            <text:p>0,450</text:p>
          </table:table-cell>
          <table:table-cell table:formula="of:=[.N152]*180/PI()" office:value-type="float" office:value="25.7557717738794" calcext:value-type="float">
            <text:p>25,76</text:p>
          </table:table-cell>
          <table:table-cell/>
          <table:table-cell table:formula="of:=[.$B$4]*SIN(2*PI()/[.$B$5] * [.D152] - (2*PI() / [.$B$6]) * ([.$B$16] + [.$B$3]/2 * COS([.$B$8])))" office:value-type="float" office:value="1.22868576892066" calcext:value-type="float">
            <text:p>1,22868576892066</text:p>
          </table:table-cell>
          <table:table-cell table:formula="of:=[.$B$4]*SIN(2*PI()/[.$B$5] * [.D152] - (2*PI() / [.$B$6]) * ([.$B$16] - [.$B$3]/2 * COS([.$B$8])))" office:value-type="float" office:value="-0.509458184480013" calcext:value-type="float">
            <text:p>-0,509458184480013</text:p>
          </table:table-cell>
          <table:table-cell table:formula="of:=180*ASIN(([.Q152]-[.R152])/[.$B$3])/PI()" office:value-type="float" office:value="25.7557717738794" calcext:value-type="float">
            <text:p>25,76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4.9" calcext:value-type="float">
            <text:p>14,9</text:p>
          </table:table-cell>
          <table:table-cell table:number-columns-repeated="2"/>
          <table:table-cell table:formula="of:=[.$B$4]*SIN(2*PI()/[.$B$5] * [.D153] - (2*PI() / [.$B$6]) * ([.$B$16] + [.D153]*[.$B$21]*COS([.$B$7]) + [.$B$2]/2 * SIN([.$B$7])))" office:value-type="float" office:value="-0.463533257733059" calcext:value-type="float">
            <text:p>-0,463533257733059</text:p>
          </table:table-cell>
          <table:table-cell table:formula="of:=[.$B$4]*SIN(2*PI()/[.$B$5] * [.D153] - (2*PI() / [.$B$6]) * ([.$B$16] + [.D153]*[.$B$21]*COS([.$B$7]) - [.$B$2]/2 * SIN([.$B$7])))" office:value-type="float" office:value="0.42142650463927" calcext:value-type="float">
            <text:p>0,42142650463927</text:p>
          </table:table-cell>
          <table:table-cell table:style-name="ce20" table:formula="of:=ASIN(([.G153]-[.H153])/[.$B$2])" office:value-type="float" office:value="-0.458362114990807" calcext:value-type="float">
            <text:p>-0,45836</text:p>
          </table:table-cell>
          <table:table-cell table:style-name="ce23" table:formula="of:=[.I153]*180/PI()" office:value-type="float" office:value="-26.2622146776634" calcext:value-type="float">
            <text:p>-26,2622</text:p>
          </table:table-cell>
          <table:table-cell/>
          <table:table-cell table:formula="of:=[.$B$4]*SIN(2*PI()/[.$B$5] * [.D153] - (2*PI() / [.$B$6]) * ([.$B$16] + [.$B$3]/2) * COS([.$B$7]))" office:value-type="float" office:value="1.05441319574552" calcext:value-type="float">
            <text:p>1,05441319574552</text:p>
          </table:table-cell>
          <table:table-cell table:formula="of:=[.$B$4]*SIN(2*PI()/[.$B$5] * [.D153] - (2*PI() / [.$B$6]) * ([.$B$16] - [.$B$3]/2) * COS([.$B$7]))" office:value-type="float" office:value="-0.694088384819202" calcext:value-type="float">
            <text:p>-0,694088384819202</text:p>
          </table:table-cell>
          <table:table-cell table:formula="of:=ASIN(([.L153]-[.M153])/[.$B$3])" office:value-type="float" office:value="0.452400047541741" calcext:value-type="float">
            <text:p>0,452</text:p>
          </table:table-cell>
          <table:table-cell table:formula="of:=[.N153]*180/PI()" office:value-type="float" office:value="25.9206133756596" calcext:value-type="float">
            <text:p>25,92</text:p>
          </table:table-cell>
          <table:table-cell/>
          <table:table-cell table:formula="of:=[.$B$4]*SIN(2*PI()/[.$B$5] * [.D153] - (2*PI() / [.$B$6]) * ([.$B$16] + [.$B$3]/2 * COS([.$B$8])))" office:value-type="float" office:value="1.05441319574552" calcext:value-type="float">
            <text:p>1,05441319574552</text:p>
          </table:table-cell>
          <table:table-cell table:formula="of:=[.$B$4]*SIN(2*PI()/[.$B$5] * [.D153] - (2*PI() / [.$B$6]) * ([.$B$16] - [.$B$3]/2 * COS([.$B$8])))" office:value-type="float" office:value="-0.694088384819202" calcext:value-type="float">
            <text:p>-0,694088384819202</text:p>
          </table:table-cell>
          <table:table-cell table:formula="of:=180*ASIN(([.Q153]-[.R153])/[.$B$3])/PI()" office:value-type="float" office:value="25.9206133756596" calcext:value-type="float">
            <text:p>25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table:formula="of:=[.$B$4]*SIN(2*PI()/[.$B$5] * [.D154] - (2*PI() / [.$B$6]) * ([.$B$16] + [.D154]*[.$B$21]*COS([.$B$7]) + [.$B$2]/2 * SIN([.$B$7])))" office:value-type="float" office:value="-0.46367440315359" calcext:value-type="float">
            <text:p>-0,46367440315359</text:p>
          </table:table-cell>
          <table:table-cell table:formula="of:=[.$B$4]*SIN(2*PI()/[.$B$5] * [.D154] - (2*PI() / [.$B$6]) * ([.$B$16] + [.D154]*[.$B$21]*COS([.$B$7]) - [.$B$2]/2 * SIN([.$B$7])))" office:value-type="float" office:value="0.421285059191791" calcext:value-type="float">
            <text:p>0,421285059191791</text:p>
          </table:table-cell>
          <table:table-cell table:style-name="ce20" table:formula="of:=ASIN(([.G154]-[.H154])/[.$B$2])" office:value-type="float" office:value="-0.458361947710392" calcext:value-type="float">
            <text:p>-0,45836</text:p>
          </table:table-cell>
          <table:table-cell table:style-name="ce23" table:formula="of:=[.I154]*180/PI()" office:value-type="float" office:value="-26.2622050932016" calcext:value-type="float">
            <text:p>-26,2622</text:p>
          </table:table-cell>
          <table:table-cell/>
          <table:table-cell table:formula="of:=[.$B$4]*SIN(2*PI()/[.$B$5] * [.D154] - (2*PI() / [.$B$6]) * ([.$B$16] + [.$B$3]/2) * COS([.$B$7]))" office:value-type="float" office:value="0.875979335402332" calcext:value-type="float">
            <text:p>0,875979335402332</text:p>
          </table:table-cell>
          <table:table-cell table:formula="of:=[.$B$4]*SIN(2*PI()/[.$B$5] * [.D154] - (2*PI() / [.$B$6]) * ([.$B$16] - [.$B$3]/2) * COS([.$B$7]))" office:value-type="float" office:value="-0.87597933540233" calcext:value-type="float">
            <text:p>-0,87597933540233</text:p>
          </table:table-cell>
          <table:table-cell table:formula="of:=ASIN(([.L154]-[.M154])/[.$B$3])" office:value-type="float" office:value="0.453361215054416" calcext:value-type="float">
            <text:p>0,453</text:p>
          </table:table-cell>
          <table:table-cell table:formula="of:=[.N154]*180/PI()" office:value-type="float" office:value="25.9756842175409" calcext:value-type="float">
            <text:p>25,98</text:p>
          </table:table-cell>
          <table:table-cell/>
          <table:table-cell table:formula="of:=[.$B$4]*SIN(2*PI()/[.$B$5] * [.D154] - (2*PI() / [.$B$6]) * ([.$B$16] + [.$B$3]/2 * COS([.$B$8])))" office:value-type="float" office:value="0.875979335402332" calcext:value-type="float">
            <text:p>0,875979335402332</text:p>
          </table:table-cell>
          <table:table-cell table:formula="of:=[.$B$4]*SIN(2*PI()/[.$B$5] * [.D154] - (2*PI() / [.$B$6]) * ([.$B$16] - [.$B$3]/2 * COS([.$B$8])))" office:value-type="float" office:value="-0.87597933540233" calcext:value-type="float">
            <text:p>-0,87597933540233</text:p>
          </table:table-cell>
          <table:table-cell table:formula="of:=180*ASIN(([.Q154]-[.R154])/[.$B$3])/PI()" office:value-type="float" office:value="25.9756842175409" calcext:value-type="float">
            <text:p>25,9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5.1" calcext:value-type="float">
            <text:p>15,1</text:p>
          </table:table-cell>
          <table:table-cell table:number-columns-repeated="2"/>
          <table:table-cell table:formula="of:=[.$B$4]*SIN(2*PI()/[.$B$5] * [.D155] - (2*PI() / [.$B$6]) * ([.$B$16] + [.D155]*[.$B$21]*COS([.$B$7]) + [.$B$2]/2 * SIN([.$B$7])))" office:value-type="float" office:value="-0.46381554752264" calcext:value-type="float">
            <text:p>-0,46381554752264</text:p>
          </table:table-cell>
          <table:table-cell table:formula="of:=[.$B$4]*SIN(2*PI()/[.$B$5] * [.D155] - (2*PI() / [.$B$6]) * ([.$B$16] + [.D155]*[.$B$21]*COS([.$B$7]) - [.$B$2]/2 * SIN([.$B$7])))" office:value-type="float" office:value="0.421143612788958" calcext:value-type="float">
            <text:p>0,421143612788958</text:p>
          </table:table-cell>
          <table:table-cell table:style-name="ce20" table:formula="of:=ASIN(([.G155]-[.H155])/[.$B$2])" office:value-type="float" office:value="-0.458361779311078" calcext:value-type="float">
            <text:p>-0,45836</text:p>
          </table:table-cell>
          <table:table-cell table:style-name="ce23" table:formula="of:=[.I155]*180/PI()" office:value-type="float" office:value="-26.2621954446316" calcext:value-type="float">
            <text:p>-26,2622</text:p>
          </table:table-cell>
          <table:table-cell/>
          <table:table-cell table:formula="of:=[.$B$4]*SIN(2*PI()/[.$B$5] * [.D155] - (2*PI() / [.$B$6]) * ([.$B$16] + [.$B$3]/2) * COS([.$B$7]))" office:value-type="float" office:value="0.694088384819204" calcext:value-type="float">
            <text:p>0,694088384819204</text:p>
          </table:table-cell>
          <table:table-cell table:formula="of:=[.$B$4]*SIN(2*PI()/[.$B$5] * [.D155] - (2*PI() / [.$B$6]) * ([.$B$16] - [.$B$3]/2) * COS([.$B$7]))" office:value-type="float" office:value="-1.05441319574552" calcext:value-type="float">
            <text:p>-1,05441319574552</text:p>
          </table:table-cell>
          <table:table-cell table:formula="of:=ASIN(([.L155]-[.M155])/[.$B$3])" office:value-type="float" office:value="0.452400047541741" calcext:value-type="float">
            <text:p>0,452</text:p>
          </table:table-cell>
          <table:table-cell table:formula="of:=[.N155]*180/PI()" office:value-type="float" office:value="25.9206133756596" calcext:value-type="float">
            <text:p>25,92</text:p>
          </table:table-cell>
          <table:table-cell/>
          <table:table-cell table:formula="of:=[.$B$4]*SIN(2*PI()/[.$B$5] * [.D155] - (2*PI() / [.$B$6]) * ([.$B$16] + [.$B$3]/2 * COS([.$B$8])))" office:value-type="float" office:value="0.694088384819204" calcext:value-type="float">
            <text:p>0,694088384819204</text:p>
          </table:table-cell>
          <table:table-cell table:formula="of:=[.$B$4]*SIN(2*PI()/[.$B$5] * [.D155] - (2*PI() / [.$B$6]) * ([.$B$16] - [.$B$3]/2 * COS([.$B$8])))" office:value-type="float" office:value="-1.05441319574552" calcext:value-type="float">
            <text:p>-1,05441319574552</text:p>
          </table:table-cell>
          <table:table-cell table:formula="of:=180*ASIN(([.Q155]-[.R155])/[.$B$3])/PI()" office:value-type="float" office:value="25.9206133756596" calcext:value-type="float">
            <text:p>25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5.2" calcext:value-type="float">
            <text:p>15,2</text:p>
          </table:table-cell>
          <table:table-cell table:number-columns-repeated="2"/>
          <table:table-cell table:formula="of:=[.$B$4]*SIN(2*PI()/[.$B$5] * [.D156] - (2*PI() / [.$B$6]) * ([.$B$16] + [.D156]*[.$B$21]*COS([.$B$7]) + [.$B$2]/2 * SIN([.$B$7])))" office:value-type="float" office:value="-0.463956690839883" calcext:value-type="float">
            <text:p>-0,463956690839883</text:p>
          </table:table-cell>
          <table:table-cell table:formula="of:=[.$B$4]*SIN(2*PI()/[.$B$5] * [.D156] - (2*PI() / [.$B$6]) * ([.$B$16] + [.D156]*[.$B$21]*COS([.$B$7]) - [.$B$2]/2 * SIN([.$B$7])))" office:value-type="float" office:value="0.421002165431097" calcext:value-type="float">
            <text:p>0,421002165431097</text:p>
          </table:table-cell>
          <table:table-cell table:style-name="ce20" table:formula="of:=ASIN(([.G156]-[.H156])/[.$B$2])" office:value-type="float" office:value="-0.458361609792865" calcext:value-type="float">
            <text:p>-0,45836</text:p>
          </table:table-cell>
          <table:table-cell table:style-name="ce23" table:formula="of:=[.I156]*180/PI()" office:value-type="float" office:value="-26.2621857319534" calcext:value-type="float">
            <text:p>-26,2622</text:p>
          </table:table-cell>
          <table:table-cell/>
          <table:table-cell table:formula="of:=[.$B$4]*SIN(2*PI()/[.$B$5] * [.D156] - (2*PI() / [.$B$6]) * ([.$B$16] + [.$B$3]/2) * COS([.$B$7]))" office:value-type="float" office:value="0.509458184480015" calcext:value-type="float">
            <text:p>0,509458184480015</text:p>
          </table:table-cell>
          <table:table-cell table:formula="of:=[.$B$4]*SIN(2*PI()/[.$B$5] * [.D156] - (2*PI() / [.$B$6]) * ([.$B$16] - [.$B$3]/2) * COS([.$B$7]))" office:value-type="float" office:value="-1.22868576892066" calcext:value-type="float">
            <text:p>-1,22868576892066</text:p>
          </table:table-cell>
          <table:table-cell table:formula="of:=ASIN(([.L156]-[.M156])/[.$B$3])" office:value-type="float" office:value="0.449523018846416" calcext:value-type="float">
            <text:p>0,450</text:p>
          </table:table-cell>
          <table:table-cell table:formula="of:=[.N156]*180/PI()" office:value-type="float" office:value="25.7557717738794" calcext:value-type="float">
            <text:p>25,76</text:p>
          </table:table-cell>
          <table:table-cell/>
          <table:table-cell table:formula="of:=[.$B$4]*SIN(2*PI()/[.$B$5] * [.D156] - (2*PI() / [.$B$6]) * ([.$B$16] + [.$B$3]/2 * COS([.$B$8])))" office:value-type="float" office:value="0.509458184480015" calcext:value-type="float">
            <text:p>0,509458184480015</text:p>
          </table:table-cell>
          <table:table-cell table:formula="of:=[.$B$4]*SIN(2*PI()/[.$B$5] * [.D156] - (2*PI() / [.$B$6]) * ([.$B$16] - [.$B$3]/2 * COS([.$B$8])))" office:value-type="float" office:value="-1.22868576892066" calcext:value-type="float">
            <text:p>-1,22868576892066</text:p>
          </table:table-cell>
          <table:table-cell table:formula="of:=180*ASIN(([.Q156]-[.R156])/[.$B$3])/PI()" office:value-type="float" office:value="25.7557717738794" calcext:value-type="float">
            <text:p>25,76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5.3" calcext:value-type="float">
            <text:p>15,3</text:p>
          </table:table-cell>
          <table:table-cell table:number-columns-repeated="2"/>
          <table:table-cell table:formula="of:=[.$B$4]*SIN(2*PI()/[.$B$5] * [.D157] - (2*PI() / [.$B$6]) * ([.$B$16] + [.D157]*[.$B$21]*COS([.$B$7]) + [.$B$2]/2 * SIN([.$B$7])))" office:value-type="float" office:value="-0.464097833105005" calcext:value-type="float">
            <text:p>-0,464097833105005</text:p>
          </table:table-cell>
          <table:table-cell table:formula="of:=[.$B$4]*SIN(2*PI()/[.$B$5] * [.D157] - (2*PI() / [.$B$6]) * ([.$B$16] + [.D157]*[.$B$21]*COS([.$B$7]) - [.$B$2]/2 * SIN([.$B$7])))" office:value-type="float" office:value="0.420860717118523" calcext:value-type="float">
            <text:p>0,420860717118523</text:p>
          </table:table-cell>
          <table:table-cell table:style-name="ce20" table:formula="of:=ASIN(([.G157]-[.H157])/[.$B$2])" office:value-type="float" office:value="-0.458361439155753" calcext:value-type="float">
            <text:p>-0,45836</text:p>
          </table:table-cell>
          <table:table-cell table:style-name="ce23" table:formula="of:=[.I157]*180/PI()" office:value-type="float" office:value="-26.2621759551671" calcext:value-type="float">
            <text:p>-26,2622</text:p>
          </table:table-cell>
          <table:table-cell/>
          <table:table-cell table:formula="of:=[.$B$4]*SIN(2*PI()/[.$B$5] * [.D157] - (2*PI() / [.$B$6]) * ([.$B$16] + [.$B$3]/2) * COS([.$B$7]))" office:value-type="float" office:value="0.322817385435983" calcext:value-type="float">
            <text:p>0,322817385435983</text:p>
          </table:table-cell>
          <table:table-cell table:formula="of:=[.$B$4]*SIN(2*PI()/[.$B$5] * [.D157] - (2*PI() / [.$B$6]) * ([.$B$16] - [.$B$3]/2) * COS([.$B$7]))" office:value-type="float" office:value="-1.39810928069902" calcext:value-type="float">
            <text:p>-1,39810928069902</text:p>
          </table:table-cell>
          <table:table-cell table:formula="of:=ASIN(([.L157]-[.M157])/[.$B$3])" office:value-type="float" office:value="0.444749393330896" calcext:value-type="float">
            <text:p>0,445</text:p>
          </table:table-cell>
          <table:table-cell table:formula="of:=[.N157]*180/PI()" office:value-type="float" office:value="25.4822631788641" calcext:value-type="float">
            <text:p>25,48</text:p>
          </table:table-cell>
          <table:table-cell/>
          <table:table-cell table:formula="of:=[.$B$4]*SIN(2*PI()/[.$B$5] * [.D157] - (2*PI() / [.$B$6]) * ([.$B$16] + [.$B$3]/2 * COS([.$B$8])))" office:value-type="float" office:value="0.322817385435983" calcext:value-type="float">
            <text:p>0,322817385435983</text:p>
          </table:table-cell>
          <table:table-cell table:formula="of:=[.$B$4]*SIN(2*PI()/[.$B$5] * [.D157] - (2*PI() / [.$B$6]) * ([.$B$16] - [.$B$3]/2 * COS([.$B$8])))" office:value-type="float" office:value="-1.39810928069902" calcext:value-type="float">
            <text:p>-1,39810928069902</text:p>
          </table:table-cell>
          <table:table-cell table:formula="of:=180*ASIN(([.Q157]-[.R157])/[.$B$3])/PI()" office:value-type="float" office:value="25.4822631788641" calcext:value-type="float">
            <text:p>25,4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5.4" calcext:value-type="float">
            <text:p>15,4</text:p>
          </table:table-cell>
          <table:table-cell table:number-columns-repeated="2"/>
          <table:table-cell table:formula="of:=[.$B$4]*SIN(2*PI()/[.$B$5] * [.D158] - (2*PI() / [.$B$6]) * ([.$B$16] + [.D158]*[.$B$21]*COS([.$B$7]) + [.$B$2]/2 * SIN([.$B$7])))" office:value-type="float" office:value="-0.464238974317697" calcext:value-type="float">
            <text:p>-0,464238974317697</text:p>
          </table:table-cell>
          <table:table-cell table:formula="of:=[.$B$4]*SIN(2*PI()/[.$B$5] * [.D158] - (2*PI() / [.$B$6]) * ([.$B$16] + [.D158]*[.$B$21]*COS([.$B$7]) - [.$B$2]/2 * SIN([.$B$7])))" office:value-type="float" office:value="0.420719267851547" calcext:value-type="float">
            <text:p>0,420719267851547</text:p>
          </table:table-cell>
          <table:table-cell table:style-name="ce20" table:formula="of:=ASIN(([.G158]-[.H158])/[.$B$2])" office:value-type="float" office:value="-0.458361267399744" calcext:value-type="float">
            <text:p>-0,45836</text:p>
          </table:table-cell>
          <table:table-cell table:style-name="ce23" table:formula="of:=[.I158]*180/PI()" office:value-type="float" office:value="-26.2621661142727" calcext:value-type="float">
            <text:p>-26,2622</text:p>
          </table:table-cell>
          <table:table-cell/>
          <table:table-cell table:formula="of:=[.$B$4]*SIN(2*PI()/[.$B$5] * [.D158] - (2*PI() / [.$B$6]) * ([.$B$16] + [.$B$3]/2) * COS([.$B$7]))" office:value-type="float" office:value="0.134902573652876" calcext:value-type="float">
            <text:p>0,134902573652876</text:p>
          </table:table-cell>
          <table:table-cell table:formula="of:=[.$B$4]*SIN(2*PI()/[.$B$5] * [.D158] - (2*PI() / [.$B$6]) * ([.$B$16] - [.$B$3]/2) * COS([.$B$7]))" office:value-type="float" office:value="-1.56201509388182" calcext:value-type="float">
            <text:p>-1,56201509388182</text:p>
          </table:table-cell>
          <table:table-cell table:formula="of:=ASIN(([.L158]-[.M158])/[.$B$3])" office:value-type="float" office:value="0.438110764384434" calcext:value-type="float">
            <text:p>0,438</text:p>
          </table:table-cell>
          <table:table-cell table:formula="of:=[.N158]*180/PI()" office:value-type="float" office:value="25.1018977584785" calcext:value-type="float">
            <text:p>25,10</text:p>
          </table:table-cell>
          <table:table-cell/>
          <table:table-cell table:formula="of:=[.$B$4]*SIN(2*PI()/[.$B$5] * [.D158] - (2*PI() / [.$B$6]) * ([.$B$16] + [.$B$3]/2 * COS([.$B$8])))" office:value-type="float" office:value="0.134902573652876" calcext:value-type="float">
            <text:p>0,134902573652876</text:p>
          </table:table-cell>
          <table:table-cell table:formula="of:=[.$B$4]*SIN(2*PI()/[.$B$5] * [.D158] - (2*PI() / [.$B$6]) * ([.$B$16] - [.$B$3]/2 * COS([.$B$8])))" office:value-type="float" office:value="-1.56201509388182" calcext:value-type="float">
            <text:p>-1,56201509388182</text:p>
          </table:table-cell>
          <table:table-cell table:formula="of:=180*ASIN(([.Q158]-[.R158])/[.$B$3])/PI()" office:value-type="float" office:value="25.1018977584785" calcext:value-type="float">
            <text:p>25,1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5.5" calcext:value-type="float">
            <text:p>15,5</text:p>
          </table:table-cell>
          <table:table-cell table:number-columns-repeated="2"/>
          <table:table-cell table:formula="of:=[.$B$4]*SIN(2*PI()/[.$B$5] * [.D159] - (2*PI() / [.$B$6]) * ([.$B$16] + [.D159]*[.$B$21]*COS([.$B$7]) + [.$B$2]/2 * SIN([.$B$7])))" office:value-type="float" office:value="-0.464380114477617" calcext:value-type="float">
            <text:p>-0,464380114477617</text:p>
          </table:table-cell>
          <table:table-cell table:formula="of:=[.$B$4]*SIN(2*PI()/[.$B$5] * [.D159] - (2*PI() / [.$B$6]) * ([.$B$16] + [.D159]*[.$B$21]*COS([.$B$7]) - [.$B$2]/2 * SIN([.$B$7])))" office:value-type="float" office:value="0.42057781763051" calcext:value-type="float">
            <text:p>0,42057781763051</text:p>
          </table:table-cell>
          <table:table-cell table:style-name="ce20" table:formula="of:=ASIN(([.G159]-[.H159])/[.$B$2])" office:value-type="float" office:value="-0.458361094524838" calcext:value-type="float">
            <text:p>-0,45836</text:p>
          </table:table-cell>
          <table:table-cell table:style-name="ce23" table:formula="of:=[.I159]*180/PI()" office:value-type="float" office:value="-26.2621562092702" calcext:value-type="float">
            <text:p>-26,2622</text:p>
          </table:table-cell>
          <table:table-cell/>
          <table:table-cell table:formula="of:=[.$B$4]*SIN(2*PI()/[.$B$5] * [.D159] - (2*PI() / [.$B$6]) * ([.$B$16] + [.$B$3]/2) * COS([.$B$7]))" office:value-type="float" office:value="-0.0535446369573165" calcext:value-type="float">
            <text:p>-0,0535446369573165</text:p>
          </table:table-cell>
          <table:table-cell table:formula="of:=[.$B$4]*SIN(2*PI()/[.$B$5] * [.D159] - (2*PI() / [.$B$6]) * ([.$B$16] - [.$B$3]/2) * COS([.$B$7]))" office:value-type="float" office:value="-1.71975634710589" calcext:value-type="float">
            <text:p>-1,71975634710589</text:p>
          </table:table-cell>
          <table:table-cell table:formula="of:=ASIN(([.L159]-[.M159])/[.$B$3])" office:value-type="float" office:value="0.429650317504672" calcext:value-type="float">
            <text:p>0,430</text:p>
          </table:table-cell>
          <table:table-cell table:formula="of:=[.N159]*180/PI()" office:value-type="float" office:value="24.6171498594735" calcext:value-type="float">
            <text:p>24,62</text:p>
          </table:table-cell>
          <table:table-cell/>
          <table:table-cell table:formula="of:=[.$B$4]*SIN(2*PI()/[.$B$5] * [.D159] - (2*PI() / [.$B$6]) * ([.$B$16] + [.$B$3]/2 * COS([.$B$8])))" office:value-type="float" office:value="-0.0535446369573165" calcext:value-type="float">
            <text:p>-0,0535446369573165</text:p>
          </table:table-cell>
          <table:table-cell table:formula="of:=[.$B$4]*SIN(2*PI()/[.$B$5] * [.D159] - (2*PI() / [.$B$6]) * ([.$B$16] - [.$B$3]/2 * COS([.$B$8])))" office:value-type="float" office:value="-1.71975634710589" calcext:value-type="float">
            <text:p>-1,71975634710589</text:p>
          </table:table-cell>
          <table:table-cell table:formula="of:=180*ASIN(([.Q159]-[.R159])/[.$B$3])/PI()" office:value-type="float" office:value="24.6171498594735" calcext:value-type="float">
            <text:p>24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5.6" calcext:value-type="float">
            <text:p>15,6</text:p>
          </table:table-cell>
          <table:table-cell table:number-columns-repeated="2"/>
          <table:table-cell table:formula="of:=[.$B$4]*SIN(2*PI()/[.$B$5] * [.D160] - (2*PI() / [.$B$6]) * ([.$B$16] + [.D160]*[.$B$21]*COS([.$B$7]) + [.$B$2]/2 * SIN([.$B$7])))" office:value-type="float" office:value="-0.464521253584466" calcext:value-type="float">
            <text:p>-0,464521253584466</text:p>
          </table:table-cell>
          <table:table-cell table:formula="of:=[.$B$4]*SIN(2*PI()/[.$B$5] * [.D160] - (2*PI() / [.$B$6]) * ([.$B$16] + [.D160]*[.$B$21]*COS([.$B$7]) - [.$B$2]/2 * SIN([.$B$7])))" office:value-type="float" office:value="0.420436366455713" calcext:value-type="float">
            <text:p>0,420436366455713</text:p>
          </table:table-cell>
          <table:table-cell table:style-name="ce20" table:formula="of:=ASIN(([.G160]-[.H160])/[.$B$2])" office:value-type="float" office:value="-0.458360920531036" calcext:value-type="float">
            <text:p>-0,45836</text:p>
          </table:table-cell>
          <table:table-cell table:style-name="ce23" table:formula="of:=[.I160]*180/PI()" office:value-type="float" office:value="-26.2621462401597" calcext:value-type="float">
            <text:p>-26,2621</text:p>
          </table:table-cell>
          <table:table-cell/>
          <table:table-cell table:formula="of:=[.$B$4]*SIN(2*PI()/[.$B$5] * [.D160] - (2*PI() / [.$B$6]) * ([.$B$16] + [.$B$3]/2) * COS([.$B$7]))" office:value-type="float" office:value="-0.241780531347656" calcext:value-type="float">
            <text:p>-0,241780531347656</text:p>
          </table:table-cell>
          <table:table-cell table:formula="of:=[.$B$4]*SIN(2*PI()/[.$B$5] * [.D160] - (2*PI() / [.$B$6]) * ([.$B$16] - [.$B$3]/2) * COS([.$B$7]))" office:value-type="float" office:value="-1.87071050770987" calcext:value-type="float">
            <text:p>-1,87071050770987</text:p>
          </table:table-cell>
          <table:table-cell table:formula="of:=ASIN(([.L160]-[.M160])/[.$B$3])" office:value-type="float" office:value="0.419421862614237" calcext:value-type="float">
            <text:p>0,419</text:p>
          </table:table-cell>
          <table:table-cell table:formula="of:=[.N160]*180/PI()" office:value-type="float" office:value="24.0311025633116" calcext:value-type="float">
            <text:p>24,03</text:p>
          </table:table-cell>
          <table:table-cell/>
          <table:table-cell table:formula="of:=[.$B$4]*SIN(2*PI()/[.$B$5] * [.D160] - (2*PI() / [.$B$6]) * ([.$B$16] + [.$B$3]/2 * COS([.$B$8])))" office:value-type="float" office:value="-0.241780531347656" calcext:value-type="float">
            <text:p>-0,241780531347656</text:p>
          </table:table-cell>
          <table:table-cell table:formula="of:=[.$B$4]*SIN(2*PI()/[.$B$5] * [.D160] - (2*PI() / [.$B$6]) * ([.$B$16] - [.$B$3]/2 * COS([.$B$8])))" office:value-type="float" office:value="-1.87071050770987" calcext:value-type="float">
            <text:p>-1,87071050770987</text:p>
          </table:table-cell>
          <table:table-cell table:formula="of:=180*ASIN(([.Q160]-[.R160])/[.$B$3])/PI()" office:value-type="float" office:value="24.0311025633116" calcext:value-type="float">
            <text:p>24,03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5.7" calcext:value-type="float">
            <text:p>15,7</text:p>
          </table:table-cell>
          <table:table-cell table:number-columns-repeated="2"/>
          <table:table-cell table:formula="of:=[.$B$4]*SIN(2*PI()/[.$B$5] * [.D161] - (2*PI() / [.$B$6]) * ([.$B$16] + [.D161]*[.$B$21]*COS([.$B$7]) + [.$B$2]/2 * SIN([.$B$7])))" office:value-type="float" office:value="-0.464662391637903" calcext:value-type="float">
            <text:p>-0,464662391637903</text:p>
          </table:table-cell>
          <table:table-cell table:formula="of:=[.$B$4]*SIN(2*PI()/[.$B$5] * [.D161] - (2*PI() / [.$B$6]) * ([.$B$16] + [.D161]*[.$B$21]*COS([.$B$7]) - [.$B$2]/2 * SIN([.$B$7])))" office:value-type="float" office:value="0.420294914327497" calcext:value-type="float">
            <text:p>0,420294914327497</text:p>
          </table:table-cell>
          <table:table-cell table:style-name="ce20" table:formula="of:=ASIN(([.G161]-[.H161])/[.$B$2])" office:value-type="float" office:value="-0.458360745418339" calcext:value-type="float">
            <text:p>-0,45836</text:p>
          </table:table-cell>
          <table:table-cell table:style-name="ce23" table:formula="of:=[.I161]*180/PI()" office:value-type="float" office:value="-26.2621362069412" calcext:value-type="float">
            <text:p>-26,2621</text:p>
          </table:table-cell>
          <table:table-cell/>
          <table:table-cell table:formula="of:=[.$B$4]*SIN(2*PI()/[.$B$5] * [.D161] - (2*PI() / [.$B$6]) * ([.$B$16] + [.$B$3]/2) * COS([.$B$7]))" office:value-type="float" office:value="-0.429062228439784" calcext:value-type="float">
            <text:p>-0,429062228439784</text:p>
          </table:table-cell>
          <table:table-cell table:formula="of:=[.$B$4]*SIN(2*PI()/[.$B$5] * [.D161] - (2*PI() / [.$B$6]) * ([.$B$16] - [.$B$3]/2) * COS([.$B$7]))" office:value-type="float" office:value="-2.01428182858625" calcext:value-type="float">
            <text:p>-2,01428182858625</text:p>
          </table:table-cell>
          <table:table-cell table:formula="of:=ASIN(([.L161]-[.M161])/[.$B$3])" office:value-type="float" office:value="0.407488691388173" calcext:value-type="float">
            <text:p>0,407</text:p>
          </table:table-cell>
          <table:table-cell table:formula="of:=[.N161]*180/PI()" office:value-type="float" office:value="23.3473822158512" calcext:value-type="float">
            <text:p>23,35</text:p>
          </table:table-cell>
          <table:table-cell/>
          <table:table-cell table:formula="of:=[.$B$4]*SIN(2*PI()/[.$B$5] * [.D161] - (2*PI() / [.$B$6]) * ([.$B$16] + [.$B$3]/2 * COS([.$B$8])))" office:value-type="float" office:value="-0.429062228439784" calcext:value-type="float">
            <text:p>-0,429062228439784</text:p>
          </table:table-cell>
          <table:table-cell table:formula="of:=[.$B$4]*SIN(2*PI()/[.$B$5] * [.D161] - (2*PI() / [.$B$6]) * ([.$B$16] - [.$B$3]/2 * COS([.$B$8])))" office:value-type="float" office:value="-2.01428182858625" calcext:value-type="float">
            <text:p>-2,01428182858625</text:p>
          </table:table-cell>
          <table:table-cell table:formula="of:=180*ASIN(([.Q161]-[.R161])/[.$B$3])/PI()" office:value-type="float" office:value="23.3473822158512" calcext:value-type="float">
            <text:p>23,3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5.8" calcext:value-type="float">
            <text:p>15,8</text:p>
          </table:table-cell>
          <table:table-cell table:number-columns-repeated="2"/>
          <table:table-cell table:formula="of:=[.$B$4]*SIN(2*PI()/[.$B$5] * [.D162] - (2*PI() / [.$B$6]) * ([.$B$16] + [.D162]*[.$B$21]*COS([.$B$7]) + [.$B$2]/2 * SIN([.$B$7])))" office:value-type="float" office:value="-0.464803528637619" calcext:value-type="float">
            <text:p>-0,464803528637619</text:p>
          </table:table-cell>
          <table:table-cell table:formula="of:=[.$B$4]*SIN(2*PI()/[.$B$5] * [.D162] - (2*PI() / [.$B$6]) * ([.$B$16] + [.D162]*[.$B$21]*COS([.$B$7]) - [.$B$2]/2 * SIN([.$B$7])))" office:value-type="float" office:value="0.420153461246172" calcext:value-type="float">
            <text:p>0,420153461246172</text:p>
          </table:table-cell>
          <table:table-cell table:style-name="ce20" table:formula="of:=ASIN(([.G162]-[.H162])/[.$B$2])" office:value-type="float" office:value="-0.458360569186746" calcext:value-type="float">
            <text:p>-0,45836</text:p>
          </table:table-cell>
          <table:table-cell table:style-name="ce23" table:formula="of:=[.I162]*180/PI()" office:value-type="float" office:value="-26.2621261096147" calcext:value-type="float">
            <text:p>-26,2621</text:p>
          </table:table-cell>
          <table:table-cell/>
          <table:table-cell table:formula="of:=[.$B$4]*SIN(2*PI()/[.$B$5] * [.D162] - (2*PI() / [.$B$6]) * ([.$B$16] + [.$B$3]/2) * COS([.$B$7]))" office:value-type="float" office:value="-0.614650612936151" calcext:value-type="float">
            <text:p>-0,614650612936151</text:p>
          </table:table-cell>
          <table:table-cell table:formula="of:=[.$B$4]*SIN(2*PI()/[.$B$5] * [.D162] - (2*PI() / [.$B$6]) * ([.$B$16] - [.$B$3]/2) * COS([.$B$7]))" office:value-type="float" office:value="-2.14990369932304" calcext:value-type="float">
            <text:p>-2,14990369932304</text:p>
          </table:table-cell>
          <table:table-cell table:formula="of:=ASIN(([.L162]-[.M162])/[.$B$3])" office:value-type="float" office:value="0.393922321072542" calcext:value-type="float">
            <text:p>0,394</text:p>
          </table:table-cell>
          <table:table-cell table:formula="of:=[.N162]*180/PI()" office:value-type="float" office:value="22.570086453454" calcext:value-type="float">
            <text:p>22,57</text:p>
          </table:table-cell>
          <table:table-cell/>
          <table:table-cell table:formula="of:=[.$B$4]*SIN(2*PI()/[.$B$5] * [.D162] - (2*PI() / [.$B$6]) * ([.$B$16] + [.$B$3]/2 * COS([.$B$8])))" office:value-type="float" office:value="-0.614650612936151" calcext:value-type="float">
            <text:p>-0,614650612936151</text:p>
          </table:table-cell>
          <table:table-cell table:formula="of:=[.$B$4]*SIN(2*PI()/[.$B$5] * [.D162] - (2*PI() / [.$B$6]) * ([.$B$16] - [.$B$3]/2 * COS([.$B$8])))" office:value-type="float" office:value="-2.14990369932304" calcext:value-type="float">
            <text:p>-2,14990369932304</text:p>
          </table:table-cell>
          <table:table-cell table:formula="of:=180*ASIN(([.Q162]-[.R162])/[.$B$3])/PI()" office:value-type="float" office:value="22.570086453454" calcext:value-type="float">
            <text:p>22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5.9" calcext:value-type="float">
            <text:p>15,9</text:p>
          </table:table-cell>
          <table:table-cell table:number-columns-repeated="2"/>
          <table:table-cell table:formula="of:=[.$B$4]*SIN(2*PI()/[.$B$5] * [.D163] - (2*PI() / [.$B$6]) * ([.$B$16] + [.D163]*[.$B$21]*COS([.$B$7]) + [.$B$2]/2 * SIN([.$B$7])))" office:value-type="float" office:value="-0.464944664583304" calcext:value-type="float">
            <text:p>-0,464944664583304</text:p>
          </table:table-cell>
          <table:table-cell table:formula="of:=[.$B$4]*SIN(2*PI()/[.$B$5] * [.D163] - (2*PI() / [.$B$6]) * ([.$B$16] + [.D163]*[.$B$21]*COS([.$B$7]) - [.$B$2]/2 * SIN([.$B$7])))" office:value-type="float" office:value="0.420012007212048" calcext:value-type="float">
            <text:p>0,420012007212048</text:p>
          </table:table-cell>
          <table:table-cell table:style-name="ce20" table:formula="of:=ASIN(([.G163]-[.H163])/[.$B$2])" office:value-type="float" office:value="-0.45836039183626" calcext:value-type="float">
            <text:p>-0,45836</text:p>
          </table:table-cell>
          <table:table-cell table:style-name="ce23" table:formula="of:=[.I163]*180/PI()" office:value-type="float" office:value="-26.2621159481804" calcext:value-type="float">
            <text:p>-26,2621</text:p>
          </table:table-cell>
          <table:table-cell/>
          <table:table-cell table:formula="of:=[.$B$4]*SIN(2*PI()/[.$B$5] * [.D163] - (2*PI() / [.$B$6]) * ([.$B$16] + [.$B$3]/2) * COS([.$B$7]))" office:value-type="float" office:value="-0.797813252270409" calcext:value-type="float">
            <text:p>-0,797813252270409</text:p>
          </table:table-cell>
          <table:table-cell table:formula="of:=[.$B$4]*SIN(2*PI()/[.$B$5] * [.D163] - (2*PI() / [.$B$6]) * ([.$B$16] - [.$B$3]/2) * COS([.$B$7]))" office:value-type="float" office:value="-2.27704088235618" calcext:value-type="float">
            <text:p>-2,27704088235618</text:p>
          </table:table-cell>
          <table:table-cell table:formula="of:=ASIN(([.L163]-[.M163])/[.$B$3])" office:value-type="float" office:value="0.378801186584757" calcext:value-type="float">
            <text:p>0,379</text:p>
          </table:table-cell>
          <table:table-cell table:formula="of:=[.N163]*180/PI()" office:value-type="float" office:value="21.7037092658542" calcext:value-type="float">
            <text:p>21,70</text:p>
          </table:table-cell>
          <table:table-cell/>
          <table:table-cell table:formula="of:=[.$B$4]*SIN(2*PI()/[.$B$5] * [.D163] - (2*PI() / [.$B$6]) * ([.$B$16] + [.$B$3]/2 * COS([.$B$8])))" office:value-type="float" office:value="-0.797813252270409" calcext:value-type="float">
            <text:p>-0,797813252270409</text:p>
          </table:table-cell>
          <table:table-cell table:formula="of:=[.$B$4]*SIN(2*PI()/[.$B$5] * [.D163] - (2*PI() / [.$B$6]) * ([.$B$16] - [.$B$3]/2 * COS([.$B$8])))" office:value-type="float" office:value="-2.27704088235618" calcext:value-type="float">
            <text:p>-2,27704088235618</text:p>
          </table:table-cell>
          <table:table-cell table:formula="of:=180*ASIN(([.Q163]-[.R163])/[.$B$3])/PI()" office:value-type="float" office:value="21.7037092658542" calcext:value-type="float">
            <text:p>21,7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table:formula="of:=[.$B$4]*SIN(2*PI()/[.$B$5] * [.D164] - (2*PI() / [.$B$6]) * ([.$B$16] + [.D164]*[.$B$21]*COS([.$B$7]) + [.$B$2]/2 * SIN([.$B$7])))" office:value-type="float" office:value="-0.465085799474617" calcext:value-type="float">
            <text:p>-0,465085799474617</text:p>
          </table:table-cell>
          <table:table-cell table:formula="of:=[.$B$4]*SIN(2*PI()/[.$B$5] * [.D164] - (2*PI() / [.$B$6]) * ([.$B$16] + [.D164]*[.$B$21]*COS([.$B$7]) - [.$B$2]/2 * SIN([.$B$7])))" office:value-type="float" office:value="0.419870552225469" calcext:value-type="float">
            <text:p>0,419870552225469</text:p>
          </table:table-cell>
          <table:table-cell table:style-name="ce20" table:formula="of:=ASIN(([.G164]-[.H164])/[.$B$2])" office:value-type="float" office:value="-0.45836021336688" calcext:value-type="float">
            <text:p>-0,45836</text:p>
          </table:table-cell>
          <table:table-cell table:style-name="ce23" table:formula="of:=[.I164]*180/PI()" office:value-type="float" office:value="-26.2621057226381" calcext:value-type="float">
            <text:p>-26,2621</text:p>
          </table:table-cell>
          <table:table-cell/>
          <table:table-cell table:formula="of:=[.$B$4]*SIN(2*PI()/[.$B$5] * [.D164] - (2*PI() / [.$B$6]) * ([.$B$16] + [.$B$3]/2) * COS([.$B$7]))" office:value-type="float" office:value="-0.97782728718416" calcext:value-type="float">
            <text:p>-0,97782728718416</text:p>
          </table:table-cell>
          <table:table-cell table:formula="of:=[.$B$4]*SIN(2*PI()/[.$B$5] * [.D164] - (2*PI() / [.$B$6]) * ([.$B$16] - [.$B$3]/2) * COS([.$B$7]))" office:value-type="float" office:value="-2.39519162530768" calcext:value-type="float">
            <text:p>-2,39519162530768</text:p>
          </table:table-cell>
          <table:table-cell table:formula="of:=ASIN(([.L164]-[.M164])/[.$B$3])" office:value-type="float" office:value="0.362209338296152" calcext:value-type="float">
            <text:p>0,362</text:p>
          </table:table-cell>
          <table:table-cell table:formula="of:=[.N164]*180/PI()" office:value-type="float" office:value="20.7530663845958" calcext:value-type="float">
            <text:p>20,75</text:p>
          </table:table-cell>
          <table:table-cell/>
          <table:table-cell table:formula="of:=[.$B$4]*SIN(2*PI()/[.$B$5] * [.D164] - (2*PI() / [.$B$6]) * ([.$B$16] + [.$B$3]/2 * COS([.$B$8])))" office:value-type="float" office:value="-0.97782728718416" calcext:value-type="float">
            <text:p>-0,97782728718416</text:p>
          </table:table-cell>
          <table:table-cell table:formula="of:=[.$B$4]*SIN(2*PI()/[.$B$5] * [.D164] - (2*PI() / [.$B$6]) * ([.$B$16] - [.$B$3]/2 * COS([.$B$8])))" office:value-type="float" office:value="-2.39519162530768" calcext:value-type="float">
            <text:p>-2,39519162530768</text:p>
          </table:table-cell>
          <table:table-cell table:formula="of:=180*ASIN(([.Q164]-[.R164])/[.$B$3])/PI()" office:value-type="float" office:value="20.7530663845958" calcext:value-type="float">
            <text:p>2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6.1" calcext:value-type="float">
            <text:p>16,1</text:p>
          </table:table-cell>
          <table:table-cell table:number-columns-repeated="2"/>
          <table:table-cell table:formula="of:=[.$B$4]*SIN(2*PI()/[.$B$5] * [.D165] - (2*PI() / [.$B$6]) * ([.$B$16] + [.D165]*[.$B$21]*COS([.$B$7]) + [.$B$2]/2 * SIN([.$B$7])))" office:value-type="float" office:value="-0.465226933311248" calcext:value-type="float">
            <text:p>-0,465226933311248</text:p>
          </table:table-cell>
          <table:table-cell table:formula="of:=[.$B$4]*SIN(2*PI()/[.$B$5] * [.D165] - (2*PI() / [.$B$6]) * ([.$B$16] + [.D165]*[.$B$21]*COS([.$B$7]) - [.$B$2]/2 * SIN([.$B$7])))" office:value-type="float" office:value="0.419729096286742" calcext:value-type="float">
            <text:p>0,419729096286742</text:p>
          </table:table-cell>
          <table:table-cell table:style-name="ce20" table:formula="of:=ASIN(([.G165]-[.H165])/[.$B$2])" office:value-type="float" office:value="-0.458360033778608" calcext:value-type="float">
            <text:p>-0,45836</text:p>
          </table:table-cell>
          <table:table-cell table:style-name="ce23" table:formula="of:=[.I165]*180/PI()" office:value-type="float" office:value="-26.2620954329881" calcext:value-type="float">
            <text:p>-26,2621</text:p>
          </table:table-cell>
          <table:table-cell/>
          <table:table-cell table:formula="of:=[.$B$4]*SIN(2*PI()/[.$B$5] * [.D165] - (2*PI() / [.$B$6]) * ([.$B$16] + [.$B$3]/2) * COS([.$B$7]))" office:value-type="float" office:value="-1.15398228452219" calcext:value-type="float">
            <text:p>-1,15398228452219</text:p>
          </table:table-cell>
          <table:table-cell table:formula="of:=[.$B$4]*SIN(2*PI()/[.$B$5] * [.D165] - (2*PI() / [.$B$6]) * ([.$B$16] - [.$B$3]/2) * COS([.$B$7]))" office:value-type="float" office:value="-2.50388964117305" calcext:value-type="float">
            <text:p>-2,50388964117305</text:p>
          </table:table-cell>
          <table:table-cell table:formula="of:=ASIN(([.L165]-[.M165])/[.$B$3])" office:value-type="float" office:value="0.344235194964322" calcext:value-type="float">
            <text:p>0,344</text:p>
          </table:table-cell>
          <table:table-cell table:formula="of:=[.N165]*180/PI()" office:value-type="float" office:value="19.7232238313187" calcext:value-type="float">
            <text:p>19,72</text:p>
          </table:table-cell>
          <table:table-cell/>
          <table:table-cell table:formula="of:=[.$B$4]*SIN(2*PI()/[.$B$5] * [.D165] - (2*PI() / [.$B$6]) * ([.$B$16] + [.$B$3]/2 * COS([.$B$8])))" office:value-type="float" office:value="-1.15398228452219" calcext:value-type="float">
            <text:p>-1,15398228452219</text:p>
          </table:table-cell>
          <table:table-cell table:formula="of:=[.$B$4]*SIN(2*PI()/[.$B$5] * [.D165] - (2*PI() / [.$B$6]) * ([.$B$16] - [.$B$3]/2 * COS([.$B$8])))" office:value-type="float" office:value="-2.50388964117305" calcext:value-type="float">
            <text:p>-2,50388964117305</text:p>
          </table:table-cell>
          <table:table-cell table:formula="of:=180*ASIN(([.Q165]-[.R165])/[.$B$3])/PI()" office:value-type="float" office:value="19.7232238313187" calcext:value-type="float">
            <text:p>19,7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6.2" calcext:value-type="float">
            <text:p>16,2</text:p>
          </table:table-cell>
          <table:table-cell table:number-columns-repeated="2"/>
          <table:table-cell table:formula="of:=[.$B$4]*SIN(2*PI()/[.$B$5] * [.D166] - (2*PI() / [.$B$6]) * ([.$B$16] + [.D166]*[.$B$21]*COS([.$B$7]) + [.$B$2]/2 * SIN([.$B$7])))" office:value-type="float" office:value="-0.465368066092888" calcext:value-type="float">
            <text:p>-0,465368066092888</text:p>
          </table:table-cell>
          <table:table-cell table:formula="of:=[.$B$4]*SIN(2*PI()/[.$B$5] * [.D166] - (2*PI() / [.$B$6]) * ([.$B$16] + [.D166]*[.$B$21]*COS([.$B$7]) - [.$B$2]/2 * SIN([.$B$7])))" office:value-type="float" office:value="0.41958763939618" calcext:value-type="float">
            <text:p>0,41958763939618</text:p>
          </table:table-cell>
          <table:table-cell table:style-name="ce20" table:formula="of:=ASIN(([.G166]-[.H166])/[.$B$2])" office:value-type="float" office:value="-0.458359853071443" calcext:value-type="float">
            <text:p>-0,45836</text:p>
          </table:table-cell>
          <table:table-cell table:style-name="ce23" table:formula="of:=[.I166]*180/PI()" office:value-type="float" office:value="-26.2620850792302" calcext:value-type="float">
            <text:p>-26,2621</text:p>
          </table:table-cell>
          <table:table-cell/>
          <table:table-cell table:formula="of:=[.$B$4]*SIN(2*PI()/[.$B$5] * [.D166] - (2*PI() / [.$B$6]) * ([.$B$16] + [.$B$3]/2) * COS([.$B$7]))" office:value-type="float" office:value="-1.32558304098757" calcext:value-type="float">
            <text:p>-1,32558304098757</text:p>
          </table:table-cell>
          <table:table-cell table:formula="of:=[.$B$4]*SIN(2*PI()/[.$B$5] * [.D166] - (2*PI() / [.$B$6]) * ([.$B$16] - [.$B$3]/2) * COS([.$B$7]))" office:value-type="float" office:value="-2.60270594854308" calcext:value-type="float">
            <text:p>-2,60270594854308</text:p>
          </table:table-cell>
          <table:table-cell table:formula="of:=ASIN(([.L166]-[.M166])/[.$B$3])" office:value-type="float" office:value="0.324970391171159" calcext:value-type="float">
            <text:p>0,325</text:p>
          </table:table-cell>
          <table:table-cell table:formula="of:=[.N166]*180/PI()" office:value-type="float" office:value="18.6194318808228" calcext:value-type="float">
            <text:p>18,62</text:p>
          </table:table-cell>
          <table:table-cell/>
          <table:table-cell table:formula="of:=[.$B$4]*SIN(2*PI()/[.$B$5] * [.D166] - (2*PI() / [.$B$6]) * ([.$B$16] + [.$B$3]/2 * COS([.$B$8])))" office:value-type="float" office:value="-1.32558304098757" calcext:value-type="float">
            <text:p>-1,32558304098757</text:p>
          </table:table-cell>
          <table:table-cell table:formula="of:=[.$B$4]*SIN(2*PI()/[.$B$5] * [.D166] - (2*PI() / [.$B$6]) * ([.$B$16] - [.$B$3]/2 * COS([.$B$8])))" office:value-type="float" office:value="-2.60270594854308" calcext:value-type="float">
            <text:p>-2,60270594854308</text:p>
          </table:table-cell>
          <table:table-cell table:formula="of:=180*ASIN(([.Q166]-[.R166])/[.$B$3])/PI()" office:value-type="float" office:value="18.6194318808228" calcext:value-type="float">
            <text:p>18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6.3" calcext:value-type="float">
            <text:p>16,3</text:p>
          </table:table-cell>
          <table:table-cell table:number-columns-repeated="2"/>
          <table:table-cell table:formula="of:=[.$B$4]*SIN(2*PI()/[.$B$5] * [.D167] - (2*PI() / [.$B$6]) * ([.$B$16] + [.D167]*[.$B$21]*COS([.$B$7]) + [.$B$2]/2 * SIN([.$B$7])))" office:value-type="float" office:value="-0.465509197819196" calcext:value-type="float">
            <text:p>-0,465509197819196</text:p>
          </table:table-cell>
          <table:table-cell table:formula="of:=[.$B$4]*SIN(2*PI()/[.$B$5] * [.D167] - (2*PI() / [.$B$6]) * ([.$B$16] + [.D167]*[.$B$21]*COS([.$B$7]) - [.$B$2]/2 * SIN([.$B$7])))" office:value-type="float" office:value="0.419446181554124" calcext:value-type="float">
            <text:p>0,419446181554124</text:p>
          </table:table-cell>
          <table:table-cell table:style-name="ce20" table:formula="of:=ASIN(([.G167]-[.H167])/[.$B$2])" office:value-type="float" office:value="-0.458359671245388" calcext:value-type="float">
            <text:p>-0,45836</text:p>
          </table:table-cell>
          <table:table-cell table:style-name="ce23" table:formula="of:=[.I167]*180/PI()" office:value-type="float" office:value="-26.2620746613646" calcext:value-type="float">
            <text:p>-26,2621</text:p>
          </table:table-cell>
          <table:table-cell/>
          <table:table-cell table:formula="of:=[.$B$4]*SIN(2*PI()/[.$B$5] * [.D167] - (2*PI() / [.$B$6]) * ([.$B$16] + [.$B$3]/2) * COS([.$B$7]))" office:value-type="float" office:value="-1.49195232679146" calcext:value-type="float">
            <text:p>-1,49195232679146</text:p>
          </table:table-cell>
          <table:table-cell table:formula="of:=[.$B$4]*SIN(2*PI()/[.$B$5] * [.D167] - (2*PI() / [.$B$6]) * ([.$B$16] - [.$B$3]/2) * COS([.$B$7]))" office:value-type="float" office:value="-2.69125056459746" calcext:value-type="float">
            <text:p>-2,69125056459746</text:p>
          </table:table-cell>
          <table:table-cell table:formula="of:=ASIN(([.L167]-[.M167])/[.$B$3])" office:value-type="float" office:value="0.304508747665815" calcext:value-type="float">
            <text:p>0,305</text:p>
          </table:table-cell>
          <table:table-cell table:formula="of:=[.N167]*180/PI()" office:value-type="float" office:value="17.4470660660653" calcext:value-type="float">
            <text:p>17,45</text:p>
          </table:table-cell>
          <table:table-cell/>
          <table:table-cell table:formula="of:=[.$B$4]*SIN(2*PI()/[.$B$5] * [.D167] - (2*PI() / [.$B$6]) * ([.$B$16] + [.$B$3]/2 * COS([.$B$8])))" office:value-type="float" office:value="-1.49195232679146" calcext:value-type="float">
            <text:p>-1,49195232679146</text:p>
          </table:table-cell>
          <table:table-cell table:formula="of:=[.$B$4]*SIN(2*PI()/[.$B$5] * [.D167] - (2*PI() / [.$B$6]) * ([.$B$16] - [.$B$3]/2 * COS([.$B$8])))" office:value-type="float" office:value="-2.69125056459746" calcext:value-type="float">
            <text:p>-2,69125056459746</text:p>
          </table:table-cell>
          <table:table-cell table:formula="of:=180*ASIN(([.Q167]-[.R167])/[.$B$3])/PI()" office:value-type="float" office:value="17.4470660660653" calcext:value-type="float">
            <text:p>17,4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6.4" calcext:value-type="float">
            <text:p>16,4</text:p>
          </table:table-cell>
          <table:table-cell table:number-columns-repeated="2"/>
          <table:table-cell table:formula="of:=[.$B$4]*SIN(2*PI()/[.$B$5] * [.D168] - (2*PI() / [.$B$6]) * ([.$B$16] + [.D168]*[.$B$21]*COS([.$B$7]) + [.$B$2]/2 * SIN([.$B$7])))" office:value-type="float" office:value="-0.465650328489868" calcext:value-type="float">
            <text:p>-0,465650328489868</text:p>
          </table:table-cell>
          <table:table-cell table:formula="of:=[.$B$4]*SIN(2*PI()/[.$B$5] * [.D168] - (2*PI() / [.$B$6]) * ([.$B$16] + [.D168]*[.$B$21]*COS([.$B$7]) - [.$B$2]/2 * SIN([.$B$7])))" office:value-type="float" office:value="0.419304722760878" calcext:value-type="float">
            <text:p>0,419304722760878</text:p>
          </table:table-cell>
          <table:table-cell table:style-name="ce20" table:formula="of:=ASIN(([.G168]-[.H168])/[.$B$2])" office:value-type="float" office:value="-0.458359488300441" calcext:value-type="float">
            <text:p>-0,45836</text:p>
          </table:table-cell>
          <table:table-cell table:style-name="ce23" table:formula="of:=[.I168]*180/PI()" office:value-type="float" office:value="-26.2620641793913" calcext:value-type="float">
            <text:p>-26,2621</text:p>
          </table:table-cell>
          <table:table-cell/>
          <table:table-cell table:formula="of:=[.$B$4]*SIN(2*PI()/[.$B$5] * [.D168] - (2*PI() / [.$B$6]) * ([.$B$16] + [.$B$3]/2) * COS([.$B$7]))" office:value-type="float" office:value="-1.65243355836968" calcext:value-type="float">
            <text:p>-1,65243355836968</text:p>
          </table:table-cell>
          <table:table-cell table:formula="of:=[.$B$4]*SIN(2*PI()/[.$B$5] * [.D168] - (2*PI() / [.$B$6]) * ([.$B$16] - [.$B$3]/2) * COS([.$B$7]))" office:value-type="float" office:value="-2.7691740441888" calcext:value-type="float">
            <text:p>-2,7691740441888</text:p>
          </table:table-cell>
          <table:table-cell table:formula="of:=ASIN(([.L168]-[.M168])/[.$B$3])" office:value-type="float" office:value="0.282945382337679" calcext:value-type="float">
            <text:p>0,283</text:p>
          </table:table-cell>
          <table:table-cell table:formula="of:=[.N168]*180/PI()" office:value-type="float" office:value="16.2115762406644" calcext:value-type="float">
            <text:p>16,21</text:p>
          </table:table-cell>
          <table:table-cell/>
          <table:table-cell table:formula="of:=[.$B$4]*SIN(2*PI()/[.$B$5] * [.D168] - (2*PI() / [.$B$6]) * ([.$B$16] + [.$B$3]/2 * COS([.$B$8])))" office:value-type="float" office:value="-1.65243355836968" calcext:value-type="float">
            <text:p>-1,65243355836968</text:p>
          </table:table-cell>
          <table:table-cell table:formula="of:=[.$B$4]*SIN(2*PI()/[.$B$5] * [.D168] - (2*PI() / [.$B$6]) * ([.$B$16] - [.$B$3]/2 * COS([.$B$8])))" office:value-type="float" office:value="-2.7691740441888" calcext:value-type="float">
            <text:p>-2,7691740441888</text:p>
          </table:table-cell>
          <table:table-cell table:formula="of:=180*ASIN(([.Q168]-[.R168])/[.$B$3])/PI()" office:value-type="float" office:value="16.2115762406644" calcext:value-type="float">
            <text:p>16,2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number-columns-repeated="2"/>
          <table:table-cell table:formula="of:=[.$B$4]*SIN(2*PI()/[.$B$5] * [.D169] - (2*PI() / [.$B$6]) * ([.$B$16] + [.D169]*[.$B$21]*COS([.$B$7]) + [.$B$2]/2 * SIN([.$B$7])))" office:value-type="float" office:value="-0.465791458104577" calcext:value-type="float">
            <text:p>-0,465791458104577</text:p>
          </table:table-cell>
          <table:table-cell table:formula="of:=[.$B$4]*SIN(2*PI()/[.$B$5] * [.D169] - (2*PI() / [.$B$6]) * ([.$B$16] + [.D169]*[.$B$21]*COS([.$B$7]) - [.$B$2]/2 * SIN([.$B$7])))" office:value-type="float" office:value="0.419163263016769" calcext:value-type="float">
            <text:p>0,419163263016769</text:p>
          </table:table-cell>
          <table:table-cell table:style-name="ce20" table:formula="of:=ASIN(([.G169]-[.H169])/[.$B$2])" office:value-type="float" office:value="-0.458359304236605" calcext:value-type="float">
            <text:p>-0,45836</text:p>
          </table:table-cell>
          <table:table-cell table:style-name="ce23" table:formula="of:=[.I169]*180/PI()" office:value-type="float" office:value="-26.2620536333103" calcext:value-type="float">
            <text:p>-26,2621</text:p>
          </table:table-cell>
          <table:table-cell/>
          <table:table-cell table:formula="of:=[.$B$4]*SIN(2*PI()/[.$B$5] * [.D169] - (2*PI() / [.$B$6]) * ([.$B$16] + [.$B$3]/2) * COS([.$B$7]))" office:value-type="float" office:value="-1.8063933896181" calcext:value-type="float">
            <text:p>-1,8063933896181</text:p>
          </table:table-cell>
          <table:table-cell table:formula="of:=[.$B$4]*SIN(2*PI()/[.$B$5] * [.D169] - (2*PI() / [.$B$6]) * ([.$B$16] - [.$B$3]/2) * COS([.$B$7]))" office:value-type="float" office:value="-2.836168858943" calcext:value-type="float">
            <text:p>-2,836168858943</text:p>
          </table:table-cell>
          <table:table-cell table:formula="of:=ASIN(([.L169]-[.M169])/[.$B$3])" office:value-type="float" office:value="0.260375969976365" calcext:value-type="float">
            <text:p>0,260</text:p>
          </table:table-cell>
          <table:table-cell table:formula="of:=[.N169]*180/PI()" office:value-type="float" office:value="14.9184441662707" calcext:value-type="float">
            <text:p>14,92</text:p>
          </table:table-cell>
          <table:table-cell/>
          <table:table-cell table:formula="of:=[.$B$4]*SIN(2*PI()/[.$B$5] * [.D169] - (2*PI() / [.$B$6]) * ([.$B$16] + [.$B$3]/2 * COS([.$B$8])))" office:value-type="float" office:value="-1.8063933896181" calcext:value-type="float">
            <text:p>-1,8063933896181</text:p>
          </table:table-cell>
          <table:table-cell table:formula="of:=[.$B$4]*SIN(2*PI()/[.$B$5] * [.D169] - (2*PI() / [.$B$6]) * ([.$B$16] - [.$B$3]/2 * COS([.$B$8])))" office:value-type="float" office:value="-2.836168858943" calcext:value-type="float">
            <text:p>-2,836168858943</text:p>
          </table:table-cell>
          <table:table-cell table:formula="of:=180*ASIN(([.Q169]-[.R169])/[.$B$3])/PI()" office:value-type="float" office:value="14.9184441662707" calcext:value-type="float">
            <text:p>14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6.6" calcext:value-type="float">
            <text:p>16,6</text:p>
          </table:table-cell>
          <table:table-cell table:number-columns-repeated="2"/>
          <table:table-cell table:formula="of:=[.$B$4]*SIN(2*PI()/[.$B$5] * [.D170] - (2*PI() / [.$B$6]) * ([.$B$16] + [.D170]*[.$B$21]*COS([.$B$7]) + [.$B$2]/2 * SIN([.$B$7])))" office:value-type="float" office:value="-0.465932586663" calcext:value-type="float">
            <text:p>-0,465932586663</text:p>
          </table:table-cell>
          <table:table-cell table:formula="of:=[.$B$4]*SIN(2*PI()/[.$B$5] * [.D170] - (2*PI() / [.$B$6]) * ([.$B$16] + [.D170]*[.$B$21]*COS([.$B$7]) - [.$B$2]/2 * SIN([.$B$7])))" office:value-type="float" office:value="0.419021802322123" calcext:value-type="float">
            <text:p>0,419021802322123</text:p>
          </table:table-cell>
          <table:table-cell table:style-name="ce20" table:formula="of:=ASIN(([.G170]-[.H170])/[.$B$2])" office:value-type="float" office:value="-0.45835911905388" calcext:value-type="float">
            <text:p>-0,45836</text:p>
          </table:table-cell>
          <table:table-cell table:style-name="ce23" table:formula="of:=[.I170]*180/PI()" office:value-type="float" office:value="-26.2620430231218" calcext:value-type="float">
            <text:p>-26,2620</text:p>
          </table:table-cell>
          <table:table-cell/>
          <table:table-cell table:formula="of:=[.$B$4]*SIN(2*PI()/[.$B$5] * [.D170] - (2*PI() / [.$B$6]) * ([.$B$16] + [.$B$3]/2) * COS([.$B$7]))" office:value-type="float" office:value="-1.95322421142034" calcext:value-type="float">
            <text:p>-1,95322421142034</text:p>
          </table:table-cell>
          <table:table-cell table:formula="of:=[.$B$4]*SIN(2*PI()/[.$B$5] * [.D170] - (2*PI() / [.$B$6]) * ([.$B$16] - [.$B$3]/2) * COS([.$B$7]))" office:value-type="float" office:value="-2.89197061093326" calcext:value-type="float">
            <text:p>-2,89197061093326</text:p>
          </table:table-cell>
          <table:table-cell table:formula="of:=ASIN(([.L170]-[.M170])/[.$B$3])" office:value-type="float" office:value="0.236896151010667" calcext:value-type="float">
            <text:p>0,237</text:p>
          </table:table-cell>
          <table:table-cell table:formula="of:=[.N170]*180/PI()" office:value-type="float" office:value="13.573149635805" calcext:value-type="float">
            <text:p>13,57</text:p>
          </table:table-cell>
          <table:table-cell/>
          <table:table-cell table:formula="of:=[.$B$4]*SIN(2*PI()/[.$B$5] * [.D170] - (2*PI() / [.$B$6]) * ([.$B$16] + [.$B$3]/2 * COS([.$B$8])))" office:value-type="float" office:value="-1.95322421142034" calcext:value-type="float">
            <text:p>-1,95322421142034</text:p>
          </table:table-cell>
          <table:table-cell table:formula="of:=[.$B$4]*SIN(2*PI()/[.$B$5] * [.D170] - (2*PI() / [.$B$6]) * ([.$B$16] - [.$B$3]/2 * COS([.$B$8])))" office:value-type="float" office:value="-2.89197061093326" calcext:value-type="float">
            <text:p>-2,89197061093326</text:p>
          </table:table-cell>
          <table:table-cell table:formula="of:=180*ASIN(([.Q170]-[.R170])/[.$B$3])/PI()" office:value-type="float" office:value="13.573149635805" calcext:value-type="float">
            <text:p>13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6.7" calcext:value-type="float">
            <text:p>16,7</text:p>
          </table:table-cell>
          <table:table-cell table:number-columns-repeated="2"/>
          <table:table-cell table:formula="of:=[.$B$4]*SIN(2*PI()/[.$B$5] * [.D171] - (2*PI() / [.$B$6]) * ([.$B$16] + [.D171]*[.$B$21]*COS([.$B$7]) + [.$B$2]/2 * SIN([.$B$7])))" office:value-type="float" office:value="-0.466073714164831" calcext:value-type="float">
            <text:p>-0,466073714164831</text:p>
          </table:table-cell>
          <table:table-cell table:formula="of:=[.$B$4]*SIN(2*PI()/[.$B$5] * [.D171] - (2*PI() / [.$B$6]) * ([.$B$16] + [.D171]*[.$B$21]*COS([.$B$7]) - [.$B$2]/2 * SIN([.$B$7])))" office:value-type="float" office:value="0.418880340677244" calcext:value-type="float">
            <text:p>0,418880340677244</text:p>
          </table:table-cell>
          <table:table-cell table:style-name="ce20" table:formula="of:=ASIN(([.G171]-[.H171])/[.$B$2])" office:value-type="float" office:value="-0.458358932752266" calcext:value-type="float">
            <text:p>-0,45836</text:p>
          </table:table-cell>
          <table:table-cell table:style-name="ce23" table:formula="of:=[.I171]*180/PI()" office:value-type="float" office:value="-26.2620323488256" calcext:value-type="float">
            <text:p>-26,2620</text:p>
          </table:table-cell>
          <table:table-cell/>
          <table:table-cell table:formula="of:=[.$B$4]*SIN(2*PI()/[.$B$5] * [.D171] - (2*PI() / [.$B$6]) * ([.$B$16] + [.$B$3]/2) * COS([.$B$7]))" office:value-type="float" office:value="-2.09234654960336" calcext:value-type="float">
            <text:p>-2,09234654960336</text:p>
          </table:table-cell>
          <table:table-cell table:formula="of:=[.$B$4]*SIN(2*PI()/[.$B$5] * [.D171] - (2*PI() / [.$B$6]) * ([.$B$16] - [.$B$3]/2) * COS([.$B$7]))" office:value-type="float" office:value="-2.93635907613786" calcext:value-type="float">
            <text:p>-2,93635907613786</text:p>
          </table:table-cell>
          <table:table-cell table:formula="of:=ASIN(([.L171]-[.M171])/[.$B$3])" office:value-type="float" office:value="0.212601083257283" calcext:value-type="float">
            <text:p>0,213</text:p>
          </table:table-cell>
          <table:table-cell table:formula="of:=[.N171]*180/PI()" office:value-type="float" office:value="12.1811447905517" calcext:value-type="float">
            <text:p>12,18</text:p>
          </table:table-cell>
          <table:table-cell/>
          <table:table-cell table:formula="of:=[.$B$4]*SIN(2*PI()/[.$B$5] * [.D171] - (2*PI() / [.$B$6]) * ([.$B$16] + [.$B$3]/2 * COS([.$B$8])))" office:value-type="float" office:value="-2.09234654960336" calcext:value-type="float">
            <text:p>-2,09234654960336</text:p>
          </table:table-cell>
          <table:table-cell table:formula="of:=[.$B$4]*SIN(2*PI()/[.$B$5] * [.D171] - (2*PI() / [.$B$6]) * ([.$B$16] - [.$B$3]/2 * COS([.$B$8])))" office:value-type="float" office:value="-2.93635907613786" calcext:value-type="float">
            <text:p>-2,93635907613786</text:p>
          </table:table-cell>
          <table:table-cell table:formula="of:=180*ASIN(([.Q171]-[.R171])/[.$B$3])/PI()" office:value-type="float" office:value="12.1811447905517" calcext:value-type="float">
            <text:p>12,1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6.8" calcext:value-type="float">
            <text:p>16,8</text:p>
          </table:table-cell>
          <table:table-cell table:number-columns-repeated="2"/>
          <table:table-cell table:formula="of:=[.$B$4]*SIN(2*PI()/[.$B$5] * [.D172] - (2*PI() / [.$B$6]) * ([.$B$16] + [.D172]*[.$B$21]*COS([.$B$7]) + [.$B$2]/2 * SIN([.$B$7])))" office:value-type="float" office:value="-0.46621484060973" calcext:value-type="float">
            <text:p>-0,46621484060973</text:p>
          </table:table-cell>
          <table:table-cell table:formula="of:=[.$B$4]*SIN(2*PI()/[.$B$5] * [.D172] - (2*PI() / [.$B$6]) * ([.$B$16] + [.D172]*[.$B$21]*COS([.$B$7]) - [.$B$2]/2 * SIN([.$B$7])))" office:value-type="float" office:value="0.418738878082481" calcext:value-type="float">
            <text:p>0,418738878082481</text:p>
          </table:table-cell>
          <table:table-cell table:style-name="ce20" table:formula="of:=ASIN(([.G172]-[.H172])/[.$B$2])" office:value-type="float" office:value="-0.458358745331768" calcext:value-type="float">
            <text:p>-0,45836</text:p>
          </table:table-cell>
          <table:table-cell table:style-name="ce23" table:formula="of:=[.I172]*180/PI()" office:value-type="float" office:value="-26.262021610422" calcext:value-type="float">
            <text:p>-26,2620</text:p>
          </table:table-cell>
          <table:table-cell/>
          <table:table-cell table:formula="of:=[.$B$4]*SIN(2*PI()/[.$B$5] * [.D172] - (2*PI() / [.$B$6]) * ([.$B$16] + [.$B$3]/2) * COS([.$B$7]))" office:value-type="float" office:value="-2.22321135185731" calcext:value-type="float">
            <text:p>-2,22321135185731</text:p>
          </table:table-cell>
          <table:table-cell table:formula="of:=[.$B$4]*SIN(2*PI()/[.$B$5] * [.D172] - (2*PI() / [.$B$6]) * ([.$B$16] - [.$B$3]/2) * COS([.$B$7]))" office:value-type="float" office:value="-2.96915907356381" calcext:value-type="float">
            <text:p>-2,96915907356381</text:p>
          </table:table-cell>
          <table:table-cell table:formula="of:=ASIN(([.L172]-[.M172])/[.$B$3])" office:value-type="float" office:value="0.187585126322236" calcext:value-type="float">
            <text:p>0,188</text:p>
          </table:table-cell>
          <table:table-cell table:formula="of:=[.N172]*180/PI()" office:value-type="float" office:value="10.7478360376925" calcext:value-type="float">
            <text:p>10,75</text:p>
          </table:table-cell>
          <table:table-cell/>
          <table:table-cell table:formula="of:=[.$B$4]*SIN(2*PI()/[.$B$5] * [.D172] - (2*PI() / [.$B$6]) * ([.$B$16] + [.$B$3]/2 * COS([.$B$8])))" office:value-type="float" office:value="-2.22321135185731" calcext:value-type="float">
            <text:p>-2,22321135185731</text:p>
          </table:table-cell>
          <table:table-cell table:formula="of:=[.$B$4]*SIN(2*PI()/[.$B$5] * [.D172] - (2*PI() / [.$B$6]) * ([.$B$16] - [.$B$3]/2 * COS([.$B$8])))" office:value-type="float" office:value="-2.96915907356381" calcext:value-type="float">
            <text:p>-2,96915907356381</text:p>
          </table:table-cell>
          <table:table-cell table:formula="of:=180*ASIN(([.Q172]-[.R172])/[.$B$3])/PI()" office:value-type="float" office:value="10.7478360376925" calcext:value-type="float">
            <text:p>1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6.9" calcext:value-type="float">
            <text:p>16,9</text:p>
          </table:table-cell>
          <table:table-cell table:number-columns-repeated="2"/>
          <table:table-cell table:formula="of:=[.$B$4]*SIN(2*PI()/[.$B$5] * [.D173] - (2*PI() / [.$B$6]) * ([.$B$16] + [.D173]*[.$B$21]*COS([.$B$7]) + [.$B$2]/2 * SIN([.$B$7])))" office:value-type="float" office:value="-0.466355965997392" calcext:value-type="float">
            <text:p>-0,466355965997392</text:p>
          </table:table-cell>
          <table:table-cell table:formula="of:=[.$B$4]*SIN(2*PI()/[.$B$5] * [.D173] - (2*PI() / [.$B$6]) * ([.$B$16] + [.D173]*[.$B$21]*COS([.$B$7]) - [.$B$2]/2 * SIN([.$B$7])))" office:value-type="float" office:value="0.418597414538122" calcext:value-type="float">
            <text:p>0,418597414538122</text:p>
          </table:table-cell>
          <table:table-cell table:style-name="ce20" table:formula="of:=ASIN(([.G173]-[.H173])/[.$B$2])" office:value-type="float" office:value="-0.458358556792377" calcext:value-type="float">
            <text:p>-0,45836</text:p>
          </table:table-cell>
          <table:table-cell table:style-name="ce23" table:formula="of:=[.I173]*180/PI()" office:value-type="float" office:value="-26.2620108079106" calcext:value-type="float">
            <text:p>-26,2620</text:p>
          </table:table-cell>
          <table:table-cell/>
          <table:table-cell table:formula="of:=[.$B$4]*SIN(2*PI()/[.$B$5] * [.D173] - (2*PI() / [.$B$6]) * ([.$B$16] + [.$B$3]/2) * COS([.$B$7]))" office:value-type="float" office:value="-2.34530215459413" calcext:value-type="float">
            <text:p>-2,34530215459413</text:p>
          </table:table-cell>
          <table:table-cell table:formula="of:=[.$B$4]*SIN(2*PI()/[.$B$5] * [.D173] - (2*PI() / [.$B$6]) * ([.$B$16] - [.$B$3]/2) * COS([.$B$7]))" office:value-type="float" office:value="-2.99024115660614" calcext:value-type="float">
            <text:p>-2,99024115660614</text:p>
          </table:table-cell>
          <table:table-cell table:formula="of:=ASIN(([.L173]-[.M173])/[.$B$3])" office:value-type="float" office:value="0.161941645494565" calcext:value-type="float">
            <text:p>0,162</text:p>
          </table:table-cell>
          <table:table-cell table:formula="of:=[.N173]*180/PI()" office:value-type="float" office:value="9.27857281424235" calcext:value-type="float">
            <text:p>9,28</text:p>
          </table:table-cell>
          <table:table-cell/>
          <table:table-cell table:formula="of:=[.$B$4]*SIN(2*PI()/[.$B$5] * [.D173] - (2*PI() / [.$B$6]) * ([.$B$16] + [.$B$3]/2 * COS([.$B$8])))" office:value-type="float" office:value="-2.34530215459413" calcext:value-type="float">
            <text:p>-2,34530215459413</text:p>
          </table:table-cell>
          <table:table-cell table:formula="of:=[.$B$4]*SIN(2*PI()/[.$B$5] * [.D173] - (2*PI() / [.$B$6]) * ([.$B$16] - [.$B$3]/2 * COS([.$B$8])))" office:value-type="float" office:value="-2.99024115660614" calcext:value-type="float">
            <text:p>-2,99024115660614</text:p>
          </table:table-cell>
          <table:table-cell table:formula="of:=180*ASIN(([.Q173]-[.R173])/[.$B$3])/PI()" office:value-type="float" office:value="9.27857281424235" calcext:value-type="float">
            <text:p>9,2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  <table:table-cell table:formula="of:=[.$B$4]*SIN(2*PI()/[.$B$5] * [.D174] - (2*PI() / [.$B$6]) * ([.$B$16] + [.D174]*[.$B$21]*COS([.$B$7]) + [.$B$2]/2 * SIN([.$B$7])))" office:value-type="float" office:value="-0.466497090327492" calcext:value-type="float">
            <text:p>-0,466497090327492</text:p>
          </table:table-cell>
          <table:table-cell table:formula="of:=[.$B$4]*SIN(2*PI()/[.$B$5] * [.D174] - (2*PI() / [.$B$6]) * ([.$B$16] + [.D174]*[.$B$21]*COS([.$B$7]) - [.$B$2]/2 * SIN([.$B$7])))" office:value-type="float" office:value="0.418455950044514" calcext:value-type="float">
            <text:p>0,418455950044514</text:p>
          </table:table-cell>
          <table:table-cell table:style-name="ce20" table:formula="of:=ASIN(([.G174]-[.H174])/[.$B$2])" office:value-type="float" office:value="-0.458358367134105" calcext:value-type="float">
            <text:p>-0,45836</text:p>
          </table:table-cell>
          <table:table-cell table:style-name="ce23" table:formula="of:=[.I174]*180/PI()" office:value-type="float" office:value="-26.2619999412921" calcext:value-type="float">
            <text:p>-26,2620</text:p>
          </table:table-cell>
          <table:table-cell/>
          <table:table-cell table:formula="of:=[.$B$4]*SIN(2*PI()/[.$B$5] * [.D174] - (2*PI() / [.$B$6]) * ([.$B$16] + [.$B$3]/2) * COS([.$B$7]))" office:value-type="float" office:value="-2.45813712119341" calcext:value-type="float">
            <text:p>-2,45813712119341</text:p>
          </table:table-cell>
          <table:table-cell table:formula="of:=[.$B$4]*SIN(2*PI()/[.$B$5] * [.D174] - (2*PI() / [.$B$6]) * ([.$B$16] - [.$B$3]/2) * COS([.$B$7]))" office:value-type="float" office:value="-2.99952212391459" calcext:value-type="float">
            <text:p>-2,99952212391459</text:p>
          </table:table-cell>
          <table:table-cell table:formula="of:=ASIN(([.L174]-[.M174])/[.$B$3])" office:value-type="float" office:value="0.135762920475998" calcext:value-type="float">
            <text:p>0,136</text:p>
          </table:table-cell>
          <table:table-cell table:formula="of:=[.N174]*180/PI()" office:value-type="float" office:value="7.77864235764489" calcext:value-type="float">
            <text:p>7,78</text:p>
          </table:table-cell>
          <table:table-cell/>
          <table:table-cell table:formula="of:=[.$B$4]*SIN(2*PI()/[.$B$5] * [.D174] - (2*PI() / [.$B$6]) * ([.$B$16] + [.$B$3]/2 * COS([.$B$8])))" office:value-type="float" office:value="-2.45813712119341" calcext:value-type="float">
            <text:p>-2,45813712119341</text:p>
          </table:table-cell>
          <table:table-cell table:formula="of:=[.$B$4]*SIN(2*PI()/[.$B$5] * [.D174] - (2*PI() / [.$B$6]) * ([.$B$16] - [.$B$3]/2 * COS([.$B$8])))" office:value-type="float" office:value="-2.99952212391459" calcext:value-type="float">
            <text:p>-2,99952212391459</text:p>
          </table:table-cell>
          <table:table-cell table:formula="of:=180*ASIN(([.Q174]-[.R174])/[.$B$3])/PI()" office:value-type="float" office:value="7.77864235764489" calcext:value-type="float">
            <text:p>7,7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7.1" calcext:value-type="float">
            <text:p>17,1</text:p>
          </table:table-cell>
          <table:table-cell table:number-columns-repeated="2"/>
          <table:table-cell table:formula="of:=[.$B$4]*SIN(2*PI()/[.$B$5] * [.D175] - (2*PI() / [.$B$6]) * ([.$B$16] + [.D175]*[.$B$21]*COS([.$B$7]) + [.$B$2]/2 * SIN([.$B$7])))" office:value-type="float" office:value="-0.466638213599705" calcext:value-type="float">
            <text:p>-0,466638213599705</text:p>
          </table:table-cell>
          <table:table-cell table:formula="of:=[.$B$4]*SIN(2*PI()/[.$B$5] * [.D175] - (2*PI() / [.$B$6]) * ([.$B$16] + [.D175]*[.$B$21]*COS([.$B$7]) - [.$B$2]/2 * SIN([.$B$7])))" office:value-type="float" office:value="0.418314484601968" calcext:value-type="float">
            <text:p>0,418314484601968</text:p>
          </table:table-cell>
          <table:table-cell table:style-name="ce20" table:formula="of:=ASIN(([.G175]-[.H175])/[.$B$2])" office:value-type="float" office:value="-0.458358176356945" calcext:value-type="float">
            <text:p>-0,45836</text:p>
          </table:table-cell>
          <table:table-cell table:style-name="ce23" table:formula="of:=[.I175]*180/PI()" office:value-type="float" office:value="-26.261989010566" calcext:value-type="float">
            <text:p>-26,2620</text:p>
          </table:table-cell>
          <table:table-cell/>
          <table:table-cell table:formula="of:=[.$B$4]*SIN(2*PI()/[.$B$5] * [.D175] - (2*PI() / [.$B$6]) * ([.$B$16] + [.$B$3]/2) * COS([.$B$7]))" office:value-type="float" office:value="-2.56127094359136" calcext:value-type="float">
            <text:p>-2,56127094359136</text:p>
          </table:table-cell>
          <table:table-cell table:formula="of:=[.$B$4]*SIN(2*PI()/[.$B$5] * [.D175] - (2*PI() / [.$B$6]) * ([.$B$16] - [.$B$3]/2) * COS([.$B$7]))" office:value-type="float" office:value="-2.99696534775126" calcext:value-type="float">
            <text:p>-2,99696534775126</text:p>
          </table:table-cell>
          <table:table-cell table:formula="of:=ASIN(([.L175]-[.M175])/[.$B$3])" office:value-type="float" office:value="0.109140143793238" calcext:value-type="float">
            <text:p>0,109</text:p>
          </table:table-cell>
          <table:table-cell table:formula="of:=[.N175]*180/PI()" office:value-type="float" office:value="6.25326961480347" calcext:value-type="float">
            <text:p>6,25</text:p>
          </table:table-cell>
          <table:table-cell/>
          <table:table-cell table:formula="of:=[.$B$4]*SIN(2*PI()/[.$B$5] * [.D175] - (2*PI() / [.$B$6]) * ([.$B$16] + [.$B$3]/2 * COS([.$B$8])))" office:value-type="float" office:value="-2.56127094359136" calcext:value-type="float">
            <text:p>-2,56127094359136</text:p>
          </table:table-cell>
          <table:table-cell table:formula="of:=[.$B$4]*SIN(2*PI()/[.$B$5] * [.D175] - (2*PI() / [.$B$6]) * ([.$B$16] - [.$B$3]/2 * COS([.$B$8])))" office:value-type="float" office:value="-2.99696534775126" calcext:value-type="float">
            <text:p>-2,99696534775126</text:p>
          </table:table-cell>
          <table:table-cell table:formula="of:=180*ASIN(([.Q175]-[.R175])/[.$B$3])/PI()" office:value-type="float" office:value="6.25326961480347" calcext:value-type="float">
            <text:p>6,2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7.2" calcext:value-type="float">
            <text:p>17,2</text:p>
          </table:table-cell>
          <table:table-cell table:number-columns-repeated="2"/>
          <table:table-cell table:formula="of:=[.$B$4]*SIN(2*PI()/[.$B$5] * [.D176] - (2*PI() / [.$B$6]) * ([.$B$16] + [.D176]*[.$B$21]*COS([.$B$7]) + [.$B$2]/2 * SIN([.$B$7])))" office:value-type="float" office:value="-0.466779335813721" calcext:value-type="float">
            <text:p>-0,466779335813721</text:p>
          </table:table-cell>
          <table:table-cell table:formula="of:=[.$B$4]*SIN(2*PI()/[.$B$5] * [.D176] - (2*PI() / [.$B$6]) * ([.$B$16] + [.D176]*[.$B$21]*COS([.$B$7]) - [.$B$2]/2 * SIN([.$B$7])))" office:value-type="float" office:value="0.418173018210799" calcext:value-type="float">
            <text:p>0,418173018210799</text:p>
          </table:table-cell>
          <table:table-cell table:style-name="ce20" table:formula="of:=ASIN(([.G176]-[.H176])/[.$B$2])" office:value-type="float" office:value="-0.4583579844609" calcext:value-type="float">
            <text:p>-0,45836</text:p>
          </table:table-cell>
          <table:table-cell table:style-name="ce23" table:formula="of:=[.I176]*180/PI()" office:value-type="float" office:value="-26.2619780157326" calcext:value-type="float">
            <text:p>-26,2620</text:p>
          </table:table-cell>
          <table:table-cell/>
          <table:table-cell table:formula="of:=[.$B$4]*SIN(2*PI()/[.$B$5] * [.D176] - (2*PI() / [.$B$6]) * ([.$B$16] + [.$B$3]/2) * COS([.$B$7]))" office:value-type="float" office:value="-2.65429659970834" calcext:value-type="float">
            <text:p>-2,65429659970834</text:p>
          </table:table-cell>
          <table:table-cell table:formula="of:=[.$B$4]*SIN(2*PI()/[.$B$5] * [.D176] - (2*PI() / [.$B$6]) * ([.$B$16] - [.$B$3]/2) * COS([.$B$7]))" office:value-type="float" office:value="-2.98258091854358" calcext:value-type="float">
            <text:p>-2,98258091854358</text:p>
          </table:table-cell>
          <table:table-cell table:formula="of:=ASIN(([.L176]-[.M176])/[.$B$3])" office:value-type="float" office:value="0.0821634939395715" calcext:value-type="float">
            <text:p>0,082</text:p>
          </table:table-cell>
          <table:table-cell table:formula="of:=[.N176]*180/PI()" office:value-type="float" office:value="4.70762143278616" calcext:value-type="float">
            <text:p>4,71</text:p>
          </table:table-cell>
          <table:table-cell/>
          <table:table-cell table:formula="of:=[.$B$4]*SIN(2*PI()/[.$B$5] * [.D176] - (2*PI() / [.$B$6]) * ([.$B$16] + [.$B$3]/2 * COS([.$B$8])))" office:value-type="float" office:value="-2.65429659970834" calcext:value-type="float">
            <text:p>-2,65429659970834</text:p>
          </table:table-cell>
          <table:table-cell table:formula="of:=[.$B$4]*SIN(2*PI()/[.$B$5] * [.D176] - (2*PI() / [.$B$6]) * ([.$B$16] - [.$B$3]/2 * COS([.$B$8])))" office:value-type="float" office:value="-2.98258091854358" calcext:value-type="float">
            <text:p>-2,98258091854358</text:p>
          </table:table-cell>
          <table:table-cell table:formula="of:=180*ASIN(([.Q176]-[.R176])/[.$B$3])/PI()" office:value-type="float" office:value="4.70762143278616" calcext:value-type="float">
            <text:p>4,7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7.3" calcext:value-type="float">
            <text:p>17,3</text:p>
          </table:table-cell>
          <table:table-cell table:number-columns-repeated="2"/>
          <table:table-cell table:formula="of:=[.$B$4]*SIN(2*PI()/[.$B$5] * [.D177] - (2*PI() / [.$B$6]) * ([.$B$16] + [.D177]*[.$B$21]*COS([.$B$7]) + [.$B$2]/2 * SIN([.$B$7])))" office:value-type="float" office:value="-0.466920456969216" calcext:value-type="float">
            <text:p>-0,466920456969216</text:p>
          </table:table-cell>
          <table:table-cell table:formula="of:=[.$B$4]*SIN(2*PI()/[.$B$5] * [.D177] - (2*PI() / [.$B$6]) * ([.$B$16] + [.D177]*[.$B$21]*COS([.$B$7]) - [.$B$2]/2 * SIN([.$B$7])))" office:value-type="float" office:value="0.418031550871333" calcext:value-type="float">
            <text:p>0,418031550871333</text:p>
          </table:table-cell>
          <table:table-cell table:style-name="ce20" table:formula="of:=ASIN(([.G177]-[.H177])/[.$B$2])" office:value-type="float" office:value="-0.458357791445972" calcext:value-type="float">
            <text:p>-0,45836</text:p>
          </table:table-cell>
          <table:table-cell table:style-name="ce23" table:formula="of:=[.I177]*180/PI()" office:value-type="float" office:value="-26.2619669567918" calcext:value-type="float">
            <text:p>-26,2620</text:p>
          </table:table-cell>
          <table:table-cell/>
          <table:table-cell table:formula="of:=[.$B$4]*SIN(2*PI()/[.$B$5] * [.D177] - (2*PI() / [.$B$6]) * ([.$B$16] + [.$B$3]/2) * COS([.$B$7]))" office:value-type="float" office:value="-2.73684695977905" calcext:value-type="float">
            <text:p>-2,73684695977905</text:p>
          </table:table-cell>
          <table:table-cell table:formula="of:=[.$B$4]*SIN(2*PI()/[.$B$5] * [.D177] - (2*PI() / [.$B$6]) * ([.$B$16] - [.$B$3]/2) * COS([.$B$7]))" office:value-type="float" office:value="-2.95642560506202" calcext:value-type="float">
            <text:p>-2,95642560506202</text:p>
          </table:table-cell>
          <table:table-cell table:formula="of:=ASIN(([.L177]-[.M177])/[.$B$3])" office:value-type="float" office:value="0.0549222689210478" calcext:value-type="float">
            <text:p>0,055</text:p>
          </table:table-cell>
          <table:table-cell table:formula="of:=[.N177]*180/PI()" office:value-type="float" office:value="3.14681421045857" calcext:value-type="float">
            <text:p>3,15</text:p>
          </table:table-cell>
          <table:table-cell/>
          <table:table-cell table:formula="of:=[.$B$4]*SIN(2*PI()/[.$B$5] * [.D177] - (2*PI() / [.$B$6]) * ([.$B$16] + [.$B$3]/2 * COS([.$B$8])))" office:value-type="float" office:value="-2.73684695977905" calcext:value-type="float">
            <text:p>-2,73684695977905</text:p>
          </table:table-cell>
          <table:table-cell table:formula="of:=[.$B$4]*SIN(2*PI()/[.$B$5] * [.D177] - (2*PI() / [.$B$6]) * ([.$B$16] - [.$B$3]/2 * COS([.$B$8])))" office:value-type="float" office:value="-2.95642560506202" calcext:value-type="float">
            <text:p>-2,95642560506202</text:p>
          </table:table-cell>
          <table:table-cell table:formula="of:=180*ASIN(([.Q177]-[.R177])/[.$B$3])/PI()" office:value-type="float" office:value="3.14681421045857" calcext:value-type="float">
            <text:p>3,1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7.4" calcext:value-type="float">
            <text:p>17,4</text:p>
          </table:table-cell>
          <table:table-cell table:number-columns-repeated="2"/>
          <table:table-cell table:formula="of:=[.$B$4]*SIN(2*PI()/[.$B$5] * [.D178] - (2*PI() / [.$B$6]) * ([.$B$16] + [.D178]*[.$B$21]*COS([.$B$7]) + [.$B$2]/2 * SIN([.$B$7])))" office:value-type="float" office:value="-0.467061577065862" calcext:value-type="float">
            <text:p>-0,467061577065862</text:p>
          </table:table-cell>
          <table:table-cell table:formula="of:=[.$B$4]*SIN(2*PI()/[.$B$5] * [.D178] - (2*PI() / [.$B$6]) * ([.$B$16] + [.D178]*[.$B$21]*COS([.$B$7]) - [.$B$2]/2 * SIN([.$B$7])))" office:value-type="float" office:value="0.417890082583891" calcext:value-type="float">
            <text:p>0,417890082583891</text:p>
          </table:table-cell>
          <table:table-cell table:style-name="ce20" table:formula="of:=ASIN(([.G178]-[.H178])/[.$B$2])" office:value-type="float" office:value="-0.458357597312157" calcext:value-type="float">
            <text:p>-0,45836</text:p>
          </table:table-cell>
          <table:table-cell table:style-name="ce23" table:formula="of:=[.I178]*180/PI()" office:value-type="float" office:value="-26.2619558337435" calcext:value-type="float">
            <text:p>-26,2620</text:p>
          </table:table-cell>
          <table:table-cell/>
          <table:table-cell table:formula="of:=[.$B$4]*SIN(2*PI()/[.$B$5] * [.D178] - (2*PI() / [.$B$6]) * ([.$B$16] + [.$B$3]/2) * COS([.$B$7]))" office:value-type="float" office:value="-2.80859623524595" calcext:value-type="float">
            <text:p>-2,80859623524595</text:p>
          </table:table-cell>
          <table:table-cell table:formula="of:=[.$B$4]*SIN(2*PI()/[.$B$5] * [.D178] - (2*PI() / [.$B$6]) * ([.$B$16] - [.$B$3]/2) * COS([.$B$7]))" office:value-type="float" office:value="-2.91860263037966" calcext:value-type="float">
            <text:p>-2,91860263037966</text:p>
          </table:table-cell>
          <table:table-cell table:formula="of:=ASIN(([.L178]-[.M178])/[.$B$3])" office:value-type="float" office:value="0.0275050667142839" calcext:value-type="float">
            <text:p>0,028</text:p>
          </table:table-cell>
          <table:table-cell table:formula="of:=[.N178]*180/PI()" office:value-type="float" office:value="1.57592423795423" calcext:value-type="float">
            <text:p>1,58</text:p>
          </table:table-cell>
          <table:table-cell/>
          <table:table-cell table:formula="of:=[.$B$4]*SIN(2*PI()/[.$B$5] * [.D178] - (2*PI() / [.$B$6]) * ([.$B$16] + [.$B$3]/2 * COS([.$B$8])))" office:value-type="float" office:value="-2.80859623524595" calcext:value-type="float">
            <text:p>-2,80859623524595</text:p>
          </table:table-cell>
          <table:table-cell table:formula="of:=[.$B$4]*SIN(2*PI()/[.$B$5] * [.D178] - (2*PI() / [.$B$6]) * ([.$B$16] - [.$B$3]/2 * COS([.$B$8])))" office:value-type="float" office:value="-2.91860263037966" calcext:value-type="float">
            <text:p>-2,91860263037966</text:p>
          </table:table-cell>
          <table:table-cell table:formula="of:=180*ASIN(([.Q178]-[.R178])/[.$B$3])/PI()" office:value-type="float" office:value="1.57592423795423" calcext:value-type="float">
            <text:p>1,5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number-columns-repeated="2"/>
          <table:table-cell table:formula="of:=[.$B$4]*SIN(2*PI()/[.$B$5] * [.D179] - (2*PI() / [.$B$6]) * ([.$B$16] + [.D179]*[.$B$21]*COS([.$B$7]) + [.$B$2]/2 * SIN([.$B$7])))" office:value-type="float" office:value="-0.467202696103347" calcext:value-type="float">
            <text:p>-0,467202696103347</text:p>
          </table:table-cell>
          <table:table-cell table:formula="of:=[.$B$4]*SIN(2*PI()/[.$B$5] * [.D179] - (2*PI() / [.$B$6]) * ([.$B$16] + [.D179]*[.$B$21]*COS([.$B$7]) - [.$B$2]/2 * SIN([.$B$7])))" office:value-type="float" office:value="0.417748613348799" calcext:value-type="float">
            <text:p>0,417748613348799</text:p>
          </table:table-cell>
          <table:table-cell table:style-name="ce20" table:formula="of:=ASIN(([.G179]-[.H179])/[.$B$2])" office:value-type="float" office:value="-0.458357402059463" calcext:value-type="float">
            <text:p>-0,45836</text:p>
          </table:table-cell>
          <table:table-cell table:style-name="ce23" table:formula="of:=[.I179]*180/PI()" office:value-type="float" office:value="-26.2619446465882" calcext:value-type="float">
            <text:p>-26,2619</text:p>
          </table:table-cell>
          <table:table-cell/>
          <table:table-cell table:formula="of:=[.$B$4]*SIN(2*PI()/[.$B$5] * [.D179] - (2*PI() / [.$B$6]) * ([.$B$16] + [.$B$3]/2) * COS([.$B$7]))" office:value-type="float" office:value="-2.8692612644979" calcext:value-type="float">
            <text:p>-2,8692612644979</text:p>
          </table:table-cell>
          <table:table-cell table:formula="of:=[.$B$4]*SIN(2*PI()/[.$B$5] * [.D179] - (2*PI() / [.$B$6]) * ([.$B$16] - [.$B$3]/2) * COS([.$B$7]))" office:value-type="float" office:value="-2.8692612644979" calcext:value-type="float">
            <text:p>-2,8692612644979</text:p>
          </table:table-cell>
          <table:table-cell table:formula="of:=ASIN(([.L179]-[.M179])/[.$B$3])" office:value-type="float" office:value="0" calcext:value-type="float">
            <text:p>0,000</text:p>
          </table:table-cell>
          <table:table-cell table:formula="of:=[.N179]*180/PI()" office:value-type="float" office:value="0" calcext:value-type="float">
            <text:p>0,00</text:p>
          </table:table-cell>
          <table:table-cell/>
          <table:table-cell table:formula="of:=[.$B$4]*SIN(2*PI()/[.$B$5] * [.D179] - (2*PI() / [.$B$6]) * ([.$B$16] + [.$B$3]/2 * COS([.$B$8])))" office:value-type="float" office:value="-2.8692612644979" calcext:value-type="float">
            <text:p>-2,8692612644979</text:p>
          </table:table-cell>
          <table:table-cell table:formula="of:=[.$B$4]*SIN(2*PI()/[.$B$5] * [.D179] - (2*PI() / [.$B$6]) * ([.$B$16] - [.$B$3]/2 * COS([.$B$8])))" office:value-type="float" office:value="-2.8692612644979" calcext:value-type="float">
            <text:p>-2,8692612644979</text:p>
          </table:table-cell>
          <table:table-cell table:formula="of:=180*ASIN(([.Q179]-[.R179])/[.$B$3])/PI()" office:value-type="float" office:value="0" calcext:value-type="float">
            <text:p>0,0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7.6" calcext:value-type="float">
            <text:p>17,6</text:p>
          </table:table-cell>
          <table:table-cell table:number-columns-repeated="2"/>
          <table:table-cell table:formula="of:=[.$B$4]*SIN(2*PI()/[.$B$5] * [.D180] - (2*PI() / [.$B$6]) * ([.$B$16] + [.D180]*[.$B$21]*COS([.$B$7]) + [.$B$2]/2 * SIN([.$B$7])))" office:value-type="float" office:value="-0.467343814081355" calcext:value-type="float">
            <text:p>-0,467343814081355</text:p>
          </table:table-cell>
          <table:table-cell table:formula="of:=[.$B$4]*SIN(2*PI()/[.$B$5] * [.D180] - (2*PI() / [.$B$6]) * ([.$B$16] + [.D180]*[.$B$21]*COS([.$B$7]) - [.$B$2]/2 * SIN([.$B$7])))" office:value-type="float" office:value="0.417607143166373" calcext:value-type="float">
            <text:p>0,417607143166373</text:p>
          </table:table-cell>
          <table:table-cell table:style-name="ce20" table:formula="of:=ASIN(([.G180]-[.H180])/[.$B$2])" office:value-type="float" office:value="-0.45835720568789" calcext:value-type="float">
            <text:p>-0,45836</text:p>
          </table:table-cell>
          <table:table-cell table:style-name="ce23" table:formula="of:=[.I180]*180/PI()" office:value-type="float" office:value="-26.2619333953259" calcext:value-type="float">
            <text:p>-26,2619</text:p>
          </table:table-cell>
          <table:table-cell/>
          <table:table-cell table:formula="of:=[.$B$4]*SIN(2*PI()/[.$B$5] * [.D180] - (2*PI() / [.$B$6]) * ([.$B$16] + [.$B$3]/2) * COS([.$B$7]))" office:value-type="float" office:value="-2.91860263037966" calcext:value-type="float">
            <text:p>-2,91860263037966</text:p>
          </table:table-cell>
          <table:table-cell table:formula="of:=[.$B$4]*SIN(2*PI()/[.$B$5] * [.D180] - (2*PI() / [.$B$6]) * ([.$B$16] - [.$B$3]/2) * COS([.$B$7]))" office:value-type="float" office:value="-2.80859623524595" calcext:value-type="float">
            <text:p>-2,80859623524595</text:p>
          </table:table-cell>
          <table:table-cell table:formula="of:=ASIN(([.L180]-[.M180])/[.$B$3])" office:value-type="float" office:value="-0.0275050667142835" calcext:value-type="float">
            <text:p>-0,028</text:p>
          </table:table-cell>
          <table:table-cell table:formula="of:=[.N180]*180/PI()" office:value-type="float" office:value="-1.5759242379542" calcext:value-type="float">
            <text:p>-1,58</text:p>
          </table:table-cell>
          <table:table-cell/>
          <table:table-cell table:formula="of:=[.$B$4]*SIN(2*PI()/[.$B$5] * [.D180] - (2*PI() / [.$B$6]) * ([.$B$16] + [.$B$3]/2 * COS([.$B$8])))" office:value-type="float" office:value="-2.91860263037966" calcext:value-type="float">
            <text:p>-2,91860263037966</text:p>
          </table:table-cell>
          <table:table-cell table:formula="of:=[.$B$4]*SIN(2*PI()/[.$B$5] * [.D180] - (2*PI() / [.$B$6]) * ([.$B$16] - [.$B$3]/2 * COS([.$B$8])))" office:value-type="float" office:value="-2.80859623524595" calcext:value-type="float">
            <text:p>-2,80859623524595</text:p>
          </table:table-cell>
          <table:table-cell table:formula="of:=180*ASIN(([.Q180]-[.R180])/[.$B$3])/PI()" office:value-type="float" office:value="-1.5759242379542" calcext:value-type="float">
            <text:p>-1,5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7.7" calcext:value-type="float">
            <text:p>17,7</text:p>
          </table:table-cell>
          <table:table-cell table:number-columns-repeated="2"/>
          <table:table-cell table:formula="of:=[.$B$4]*SIN(2*PI()/[.$B$5] * [.D181] - (2*PI() / [.$B$6]) * ([.$B$16] + [.D181]*[.$B$21]*COS([.$B$7]) + [.$B$2]/2 * SIN([.$B$7])))" office:value-type="float" office:value="-0.467484930999561" calcext:value-type="float">
            <text:p>-0,467484930999561</text:p>
          </table:table-cell>
          <table:table-cell table:formula="of:=[.$B$4]*SIN(2*PI()/[.$B$5] * [.D181] - (2*PI() / [.$B$6]) * ([.$B$16] + [.D181]*[.$B$21]*COS([.$B$7]) - [.$B$2]/2 * SIN([.$B$7])))" office:value-type="float" office:value="0.417465672036928" calcext:value-type="float">
            <text:p>0,417465672036928</text:p>
          </table:table-cell>
          <table:table-cell table:style-name="ce20" table:formula="of:=ASIN(([.G181]-[.H181])/[.$B$2])" office:value-type="float" office:value="-0.458357008197433" calcext:value-type="float">
            <text:p>-0,45836</text:p>
          </table:table-cell>
          <table:table-cell table:style-name="ce23" table:formula="of:=[.I181]*180/PI()" office:value-type="float" office:value="-26.2619220799562" calcext:value-type="float">
            <text:p>-26,2619</text:p>
          </table:table-cell>
          <table:table-cell/>
          <table:table-cell table:formula="of:=[.$B$4]*SIN(2*PI()/[.$B$5] * [.D181] - (2*PI() / [.$B$6]) * ([.$B$16] + [.$B$3]/2) * COS([.$B$7]))" office:value-type="float" office:value="-2.95642560506202" calcext:value-type="float">
            <text:p>-2,95642560506202</text:p>
          </table:table-cell>
          <table:table-cell table:formula="of:=[.$B$4]*SIN(2*PI()/[.$B$5] * [.D181] - (2*PI() / [.$B$6]) * ([.$B$16] - [.$B$3]/2) * COS([.$B$7]))" office:value-type="float" office:value="-2.73684695977905" calcext:value-type="float">
            <text:p>-2,73684695977905</text:p>
          </table:table-cell>
          <table:table-cell table:formula="of:=ASIN(([.L181]-[.M181])/[.$B$3])" office:value-type="float" office:value="-0.0549222689210474" calcext:value-type="float">
            <text:p>-0,055</text:p>
          </table:table-cell>
          <table:table-cell table:formula="of:=[.N181]*180/PI()" office:value-type="float" office:value="-3.14681421045854" calcext:value-type="float">
            <text:p>-3,15</text:p>
          </table:table-cell>
          <table:table-cell/>
          <table:table-cell table:formula="of:=[.$B$4]*SIN(2*PI()/[.$B$5] * [.D181] - (2*PI() / [.$B$6]) * ([.$B$16] + [.$B$3]/2 * COS([.$B$8])))" office:value-type="float" office:value="-2.95642560506202" calcext:value-type="float">
            <text:p>-2,95642560506202</text:p>
          </table:table-cell>
          <table:table-cell table:formula="of:=[.$B$4]*SIN(2*PI()/[.$B$5] * [.D181] - (2*PI() / [.$B$6]) * ([.$B$16] - [.$B$3]/2 * COS([.$B$8])))" office:value-type="float" office:value="-2.73684695977905" calcext:value-type="float">
            <text:p>-2,73684695977905</text:p>
          </table:table-cell>
          <table:table-cell table:formula="of:=180*ASIN(([.Q181]-[.R181])/[.$B$3])/PI()" office:value-type="float" office:value="-3.14681421045854" calcext:value-type="float">
            <text:p>-3,1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7.8" calcext:value-type="float">
            <text:p>17,8</text:p>
          </table:table-cell>
          <table:table-cell table:number-columns-repeated="2"/>
          <table:table-cell table:formula="of:=[.$B$4]*SIN(2*PI()/[.$B$5] * [.D182] - (2*PI() / [.$B$6]) * ([.$B$16] + [.D182]*[.$B$21]*COS([.$B$7]) + [.$B$2]/2 * SIN([.$B$7])))" office:value-type="float" office:value="-0.467626046857639" calcext:value-type="float">
            <text:p>-0,467626046857639</text:p>
          </table:table-cell>
          <table:table-cell table:formula="of:=[.$B$4]*SIN(2*PI()/[.$B$5] * [.D182] - (2*PI() / [.$B$6]) * ([.$B$16] + [.D182]*[.$B$21]*COS([.$B$7]) - [.$B$2]/2 * SIN([.$B$7])))" office:value-type="float" office:value="0.417324199960795" calcext:value-type="float">
            <text:p>0,417324199960795</text:p>
          </table:table-cell>
          <table:table-cell table:style-name="ce20" table:formula="of:=ASIN(([.G182]-[.H182])/[.$B$2])" office:value-type="float" office:value="-0.458356809588096" calcext:value-type="float">
            <text:p>-0,45836</text:p>
          </table:table-cell>
          <table:table-cell table:style-name="ce23" table:formula="of:=[.I182]*180/PI()" office:value-type="float" office:value="-26.2619107004794" calcext:value-type="float">
            <text:p>-26,2619</text:p>
          </table:table-cell>
          <table:table-cell/>
          <table:table-cell table:formula="of:=[.$B$4]*SIN(2*PI()/[.$B$5] * [.D182] - (2*PI() / [.$B$6]) * ([.$B$16] + [.$B$3]/2) * COS([.$B$7]))" office:value-type="float" office:value="-2.98258091854358" calcext:value-type="float">
            <text:p>-2,98258091854358</text:p>
          </table:table-cell>
          <table:table-cell table:formula="of:=[.$B$4]*SIN(2*PI()/[.$B$5] * [.D182] - (2*PI() / [.$B$6]) * ([.$B$16] - [.$B$3]/2) * COS([.$B$7]))" office:value-type="float" office:value="-2.65429659970834" calcext:value-type="float">
            <text:p>-2,65429659970834</text:p>
          </table:table-cell>
          <table:table-cell table:formula="of:=ASIN(([.L182]-[.M182])/[.$B$3])" office:value-type="float" office:value="-0.0821634939395711" calcext:value-type="float">
            <text:p>-0,082</text:p>
          </table:table-cell>
          <table:table-cell table:formula="of:=[.N182]*180/PI()" office:value-type="float" office:value="-4.70762143278614" calcext:value-type="float">
            <text:p>-4,71</text:p>
          </table:table-cell>
          <table:table-cell/>
          <table:table-cell table:formula="of:=[.$B$4]*SIN(2*PI()/[.$B$5] * [.D182] - (2*PI() / [.$B$6]) * ([.$B$16] + [.$B$3]/2 * COS([.$B$8])))" office:value-type="float" office:value="-2.98258091854358" calcext:value-type="float">
            <text:p>-2,98258091854358</text:p>
          </table:table-cell>
          <table:table-cell table:formula="of:=[.$B$4]*SIN(2*PI()/[.$B$5] * [.D182] - (2*PI() / [.$B$6]) * ([.$B$16] - [.$B$3]/2 * COS([.$B$8])))" office:value-type="float" office:value="-2.65429659970834" calcext:value-type="float">
            <text:p>-2,65429659970834</text:p>
          </table:table-cell>
          <table:table-cell table:formula="of:=180*ASIN(([.Q182]-[.R182])/[.$B$3])/PI()" office:value-type="float" office:value="-4.70762143278614" calcext:value-type="float">
            <text:p>-4,7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7.9" calcext:value-type="float">
            <text:p>17,9</text:p>
          </table:table-cell>
          <table:table-cell table:number-columns-repeated="2"/>
          <table:table-cell table:formula="of:=[.$B$4]*SIN(2*PI()/[.$B$5] * [.D183] - (2*PI() / [.$B$6]) * ([.$B$16] + [.D183]*[.$B$21]*COS([.$B$7]) + [.$B$2]/2 * SIN([.$B$7])))" office:value-type="float" office:value="-0.467767161655286" calcext:value-type="float">
            <text:p>-0,467767161655286</text:p>
          </table:table-cell>
          <table:table-cell table:formula="of:=[.$B$4]*SIN(2*PI()/[.$B$5] * [.D183] - (2*PI() / [.$B$6]) * ([.$B$16] + [.D183]*[.$B$21]*COS([.$B$7]) - [.$B$2]/2 * SIN([.$B$7])))" office:value-type="float" office:value="0.41718272693828" calcext:value-type="float">
            <text:p>0,41718272693828</text:p>
          </table:table-cell>
          <table:table-cell table:style-name="ce20" table:formula="of:=ASIN(([.G183]-[.H183])/[.$B$2])" office:value-type="float" office:value="-0.45835660985988" calcext:value-type="float">
            <text:p>-0,45836</text:p>
          </table:table-cell>
          <table:table-cell table:style-name="ce23" table:formula="of:=[.I183]*180/PI()" office:value-type="float" office:value="-26.2618992568956" calcext:value-type="float">
            <text:p>-26,2619</text:p>
          </table:table-cell>
          <table:table-cell/>
          <table:table-cell table:formula="of:=[.$B$4]*SIN(2*PI()/[.$B$5] * [.D183] - (2*PI() / [.$B$6]) * ([.$B$16] + [.$B$3]/2) * COS([.$B$7]))" office:value-type="float" office:value="-2.99696534775126" calcext:value-type="float">
            <text:p>-2,99696534775126</text:p>
          </table:table-cell>
          <table:table-cell table:formula="of:=[.$B$4]*SIN(2*PI()/[.$B$5] * [.D183] - (2*PI() / [.$B$6]) * ([.$B$16] - [.$B$3]/2) * COS([.$B$7]))" office:value-type="float" office:value="-2.56127094359136" calcext:value-type="float">
            <text:p>-2,56127094359136</text:p>
          </table:table-cell>
          <table:table-cell table:formula="of:=ASIN(([.L183]-[.M183])/[.$B$3])" office:value-type="float" office:value="-0.109140143793238" calcext:value-type="float">
            <text:p>-0,109</text:p>
          </table:table-cell>
          <table:table-cell table:formula="of:=[.N183]*180/PI()" office:value-type="float" office:value="-6.25326961480344" calcext:value-type="float">
            <text:p>-6,25</text:p>
          </table:table-cell>
          <table:table-cell/>
          <table:table-cell table:formula="of:=[.$B$4]*SIN(2*PI()/[.$B$5] * [.D183] - (2*PI() / [.$B$6]) * ([.$B$16] + [.$B$3]/2 * COS([.$B$8])))" office:value-type="float" office:value="-2.99696534775126" calcext:value-type="float">
            <text:p>-2,99696534775126</text:p>
          </table:table-cell>
          <table:table-cell table:formula="of:=[.$B$4]*SIN(2*PI()/[.$B$5] * [.D183] - (2*PI() / [.$B$6]) * ([.$B$16] - [.$B$3]/2 * COS([.$B$8])))" office:value-type="float" office:value="-2.56127094359136" calcext:value-type="float">
            <text:p>-2,56127094359136</text:p>
          </table:table-cell>
          <table:table-cell table:formula="of:=180*ASIN(([.Q183]-[.R183])/[.$B$3])/PI()" office:value-type="float" office:value="-6.25326961480344" calcext:value-type="float">
            <text:p>-6,2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table:formula="of:=[.$B$4]*SIN(2*PI()/[.$B$5] * [.D184] - (2*PI() / [.$B$6]) * ([.$B$16] + [.D184]*[.$B$21]*COS([.$B$7]) + [.$B$2]/2 * SIN([.$B$7])))" office:value-type="float" office:value="-0.46790827539216" calcext:value-type="float">
            <text:p>-0,46790827539216</text:p>
          </table:table-cell>
          <table:table-cell table:formula="of:=[.$B$4]*SIN(2*PI()/[.$B$5] * [.D184] - (2*PI() / [.$B$6]) * ([.$B$16] + [.D184]*[.$B$21]*COS([.$B$7]) - [.$B$2]/2 * SIN([.$B$7])))" office:value-type="float" office:value="0.417041252969725" calcext:value-type="float">
            <text:p>0,417041252969725</text:p>
          </table:table-cell>
          <table:table-cell table:style-name="ce20" table:formula="of:=ASIN(([.G184]-[.H184])/[.$B$2])" office:value-type="float" office:value="-0.458356409012785" calcext:value-type="float">
            <text:p>-0,45836</text:p>
          </table:table-cell>
          <table:table-cell table:style-name="ce23" table:formula="of:=[.I184]*180/PI()" office:value-type="float" office:value="-26.2618877492047" calcext:value-type="float">
            <text:p>-26,2619</text:p>
          </table:table-cell>
          <table:table-cell/>
          <table:table-cell table:formula="of:=[.$B$4]*SIN(2*PI()/[.$B$5] * [.D184] - (2*PI() / [.$B$6]) * ([.$B$16] + [.$B$3]/2) * COS([.$B$7]))" office:value-type="float" office:value="-2.99952212391459" calcext:value-type="float">
            <text:p>-2,99952212391459</text:p>
          </table:table-cell>
          <table:table-cell table:formula="of:=[.$B$4]*SIN(2*PI()/[.$B$5] * [.D184] - (2*PI() / [.$B$6]) * ([.$B$16] - [.$B$3]/2) * COS([.$B$7]))" office:value-type="float" office:value="-2.45813712119341" calcext:value-type="float">
            <text:p>-2,45813712119341</text:p>
          </table:table-cell>
          <table:table-cell table:formula="of:=ASIN(([.L184]-[.M184])/[.$B$3])" office:value-type="float" office:value="-0.135762920475997" calcext:value-type="float">
            <text:p>-0,136</text:p>
          </table:table-cell>
          <table:table-cell table:formula="of:=[.N184]*180/PI()" office:value-type="float" office:value="-7.77864235764487" calcext:value-type="float">
            <text:p>-7,78</text:p>
          </table:table-cell>
          <table:table-cell/>
          <table:table-cell table:formula="of:=[.$B$4]*SIN(2*PI()/[.$B$5] * [.D184] - (2*PI() / [.$B$6]) * ([.$B$16] + [.$B$3]/2 * COS([.$B$8])))" office:value-type="float" office:value="-2.99952212391459" calcext:value-type="float">
            <text:p>-2,99952212391459</text:p>
          </table:table-cell>
          <table:table-cell table:formula="of:=[.$B$4]*SIN(2*PI()/[.$B$5] * [.D184] - (2*PI() / [.$B$6]) * ([.$B$16] - [.$B$3]/2 * COS([.$B$8])))" office:value-type="float" office:value="-2.45813712119341" calcext:value-type="float">
            <text:p>-2,45813712119341</text:p>
          </table:table-cell>
          <table:table-cell table:formula="of:=180*ASIN(([.Q184]-[.R184])/[.$B$3])/PI()" office:value-type="float" office:value="-7.77864235764487" calcext:value-type="float">
            <text:p>-7,7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8.1" calcext:value-type="float">
            <text:p>18,1</text:p>
          </table:table-cell>
          <table:table-cell table:number-columns-repeated="2"/>
          <table:table-cell table:formula="of:=[.$B$4]*SIN(2*PI()/[.$B$5] * [.D185] - (2*PI() / [.$B$6]) * ([.$B$16] + [.D185]*[.$B$21]*COS([.$B$7]) + [.$B$2]/2 * SIN([.$B$7])))" office:value-type="float" office:value="-0.468049388067952" calcext:value-type="float">
            <text:p>-0,468049388067952</text:p>
          </table:table-cell>
          <table:table-cell table:formula="of:=[.$B$4]*SIN(2*PI()/[.$B$5] * [.D185] - (2*PI() / [.$B$6]) * ([.$B$16] + [.D185]*[.$B$21]*COS([.$B$7]) - [.$B$2]/2 * SIN([.$B$7])))" office:value-type="float" office:value="0.416899778055433" calcext:value-type="float">
            <text:p>0,416899778055433</text:p>
          </table:table-cell>
          <table:table-cell table:style-name="ce20" table:formula="of:=ASIN(([.G185]-[.H185])/[.$B$2])" office:value-type="float" office:value="-0.45835620704681" calcext:value-type="float">
            <text:p>-0,45836</text:p>
          </table:table-cell>
          <table:table-cell table:style-name="ce23" table:formula="of:=[.I185]*180/PI()" office:value-type="float" office:value="-26.2618761774067" calcext:value-type="float">
            <text:p>-26,2619</text:p>
          </table:table-cell>
          <table:table-cell/>
          <table:table-cell table:formula="of:=[.$B$4]*SIN(2*PI()/[.$B$5] * [.D185] - (2*PI() / [.$B$6]) * ([.$B$16] + [.$B$3]/2) * COS([.$B$7]))" office:value-type="float" office:value="-2.99024115660614" calcext:value-type="float">
            <text:p>-2,99024115660614</text:p>
          </table:table-cell>
          <table:table-cell table:formula="of:=[.$B$4]*SIN(2*PI()/[.$B$5] * [.D185] - (2*PI() / [.$B$6]) * ([.$B$16] - [.$B$3]/2) * COS([.$B$7]))" office:value-type="float" office:value="-2.34530215459413" calcext:value-type="float">
            <text:p>-2,34530215459413</text:p>
          </table:table-cell>
          <table:table-cell table:formula="of:=ASIN(([.L185]-[.M185])/[.$B$3])" office:value-type="float" office:value="-0.161941645494565" calcext:value-type="float">
            <text:p>-0,162</text:p>
          </table:table-cell>
          <table:table-cell table:formula="of:=[.N185]*180/PI()" office:value-type="float" office:value="-9.27857281424233" calcext:value-type="float">
            <text:p>-9,28</text:p>
          </table:table-cell>
          <table:table-cell/>
          <table:table-cell table:formula="of:=[.$B$4]*SIN(2*PI()/[.$B$5] * [.D185] - (2*PI() / [.$B$6]) * ([.$B$16] + [.$B$3]/2 * COS([.$B$8])))" office:value-type="float" office:value="-2.99024115660614" calcext:value-type="float">
            <text:p>-2,99024115660614</text:p>
          </table:table-cell>
          <table:table-cell table:formula="of:=[.$B$4]*SIN(2*PI()/[.$B$5] * [.D185] - (2*PI() / [.$B$6]) * ([.$B$16] - [.$B$3]/2 * COS([.$B$8])))" office:value-type="float" office:value="-2.34530215459413" calcext:value-type="float">
            <text:p>-2,34530215459413</text:p>
          </table:table-cell>
          <table:table-cell table:formula="of:=180*ASIN(([.Q185]-[.R185])/[.$B$3])/PI()" office:value-type="float" office:value="-9.27857281424233" calcext:value-type="float">
            <text:p>-9,2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8.2" calcext:value-type="float">
            <text:p>18,2</text:p>
          </table:table-cell>
          <table:table-cell table:number-columns-repeated="2"/>
          <table:table-cell table:formula="of:=[.$B$4]*SIN(2*PI()/[.$B$5] * [.D186] - (2*PI() / [.$B$6]) * ([.$B$16] + [.D186]*[.$B$21]*COS([.$B$7]) + [.$B$2]/2 * SIN([.$B$7])))" office:value-type="float" office:value="-0.468190499682353" calcext:value-type="float">
            <text:p>-0,468190499682353</text:p>
          </table:table-cell>
          <table:table-cell table:formula="of:=[.$B$4]*SIN(2*PI()/[.$B$5] * [.D186] - (2*PI() / [.$B$6]) * ([.$B$16] + [.D186]*[.$B$21]*COS([.$B$7]) - [.$B$2]/2 * SIN([.$B$7])))" office:value-type="float" office:value="0.416758302195733" calcext:value-type="float">
            <text:p>0,416758302195733</text:p>
          </table:table-cell>
          <table:table-cell table:style-name="ce20" table:formula="of:=ASIN(([.G186]-[.H186])/[.$B$2])" office:value-type="float" office:value="-0.458356003961963" calcext:value-type="float">
            <text:p>-0,45836</text:p>
          </table:table-cell>
          <table:table-cell table:style-name="ce23" table:formula="of:=[.I186]*180/PI()" office:value-type="float" office:value="-26.2618645415021" calcext:value-type="float">
            <text:p>-26,2619</text:p>
          </table:table-cell>
          <table:table-cell/>
          <table:table-cell table:formula="of:=[.$B$4]*SIN(2*PI()/[.$B$5] * [.D186] - (2*PI() / [.$B$6]) * ([.$B$16] + [.$B$3]/2) * COS([.$B$7]))" office:value-type="float" office:value="-2.96915907356381" calcext:value-type="float">
            <text:p>-2,96915907356381</text:p>
          </table:table-cell>
          <table:table-cell table:formula="of:=[.$B$4]*SIN(2*PI()/[.$B$5] * [.D186] - (2*PI() / [.$B$6]) * ([.$B$16] - [.$B$3]/2) * COS([.$B$7]))" office:value-type="float" office:value="-2.22321135185731" calcext:value-type="float">
            <text:p>-2,22321135185731</text:p>
          </table:table-cell>
          <table:table-cell table:formula="of:=ASIN(([.L186]-[.M186])/[.$B$3])" office:value-type="float" office:value="-0.187585126322236" calcext:value-type="float">
            <text:p>-0,188</text:p>
          </table:table-cell>
          <table:table-cell table:formula="of:=[.N186]*180/PI()" office:value-type="float" office:value="-10.7478360376925" calcext:value-type="float">
            <text:p>-10,75</text:p>
          </table:table-cell>
          <table:table-cell/>
          <table:table-cell table:formula="of:=[.$B$4]*SIN(2*PI()/[.$B$5] * [.D186] - (2*PI() / [.$B$6]) * ([.$B$16] + [.$B$3]/2 * COS([.$B$8])))" office:value-type="float" office:value="-2.96915907356381" calcext:value-type="float">
            <text:p>-2,96915907356381</text:p>
          </table:table-cell>
          <table:table-cell table:formula="of:=[.$B$4]*SIN(2*PI()/[.$B$5] * [.D186] - (2*PI() / [.$B$6]) * ([.$B$16] - [.$B$3]/2 * COS([.$B$8])))" office:value-type="float" office:value="-2.22321135185731" calcext:value-type="float">
            <text:p>-2,22321135185731</text:p>
          </table:table-cell>
          <table:table-cell table:formula="of:=180*ASIN(([.Q186]-[.R186])/[.$B$3])/PI()" office:value-type="float" office:value="-10.7478360376925" calcext:value-type="float">
            <text:p>-1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8.3" calcext:value-type="float">
            <text:p>18,3</text:p>
          </table:table-cell>
          <table:table-cell table:number-columns-repeated="2"/>
          <table:table-cell table:formula="of:=[.$B$4]*SIN(2*PI()/[.$B$5] * [.D187] - (2*PI() / [.$B$6]) * ([.$B$16] + [.D187]*[.$B$21]*COS([.$B$7]) + [.$B$2]/2 * SIN([.$B$7])))" office:value-type="float" office:value="-0.46833161023502" calcext:value-type="float">
            <text:p>-0,46833161023502</text:p>
          </table:table-cell>
          <table:table-cell table:formula="of:=[.$B$4]*SIN(2*PI()/[.$B$5] * [.D187] - (2*PI() / [.$B$6]) * ([.$B$16] + [.D187]*[.$B$21]*COS([.$B$7]) - [.$B$2]/2 * SIN([.$B$7])))" office:value-type="float" office:value="0.416616825390949" calcext:value-type="float">
            <text:p>0,416616825390949</text:p>
          </table:table-cell>
          <table:table-cell table:style-name="ce20" table:formula="of:=ASIN(([.G187]-[.H187])/[.$B$2])" office:value-type="float" office:value="-0.458355799758237" calcext:value-type="float">
            <text:p>-0,45836</text:p>
          </table:table-cell>
          <table:table-cell table:style-name="ce23" table:formula="of:=[.I187]*180/PI()" office:value-type="float" office:value="-26.2618528414905" calcext:value-type="float">
            <text:p>-26,2619</text:p>
          </table:table-cell>
          <table:table-cell/>
          <table:table-cell table:formula="of:=[.$B$4]*SIN(2*PI()/[.$B$5] * [.D187] - (2*PI() / [.$B$6]) * ([.$B$16] + [.$B$3]/2) * COS([.$B$7]))" office:value-type="float" office:value="-2.93635907613786" calcext:value-type="float">
            <text:p>-2,93635907613786</text:p>
          </table:table-cell>
          <table:table-cell table:formula="of:=[.$B$4]*SIN(2*PI()/[.$B$5] * [.D187] - (2*PI() / [.$B$6]) * ([.$B$16] - [.$B$3]/2) * COS([.$B$7]))" office:value-type="float" office:value="-2.09234654960336" calcext:value-type="float">
            <text:p>-2,09234654960336</text:p>
          </table:table-cell>
          <table:table-cell table:formula="of:=ASIN(([.L187]-[.M187])/[.$B$3])" office:value-type="float" office:value="-0.212601083257282" calcext:value-type="float">
            <text:p>-0,213</text:p>
          </table:table-cell>
          <table:table-cell table:formula="of:=[.N187]*180/PI()" office:value-type="float" office:value="-12.1811447905517" calcext:value-type="float">
            <text:p>-12,18</text:p>
          </table:table-cell>
          <table:table-cell/>
          <table:table-cell table:formula="of:=[.$B$4]*SIN(2*PI()/[.$B$5] * [.D187] - (2*PI() / [.$B$6]) * ([.$B$16] + [.$B$3]/2 * COS([.$B$8])))" office:value-type="float" office:value="-2.93635907613786" calcext:value-type="float">
            <text:p>-2,93635907613786</text:p>
          </table:table-cell>
          <table:table-cell table:formula="of:=[.$B$4]*SIN(2*PI()/[.$B$5] * [.D187] - (2*PI() / [.$B$6]) * ([.$B$16] - [.$B$3]/2 * COS([.$B$8])))" office:value-type="float" office:value="-2.09234654960336" calcext:value-type="float">
            <text:p>-2,09234654960336</text:p>
          </table:table-cell>
          <table:table-cell table:formula="of:=180*ASIN(([.Q187]-[.R187])/[.$B$3])/PI()" office:value-type="float" office:value="-12.1811447905517" calcext:value-type="float">
            <text:p>-12,1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8.4" calcext:value-type="float">
            <text:p>18,4</text:p>
          </table:table-cell>
          <table:table-cell table:number-columns-repeated="2"/>
          <table:table-cell table:formula="of:=[.$B$4]*SIN(2*PI()/[.$B$5] * [.D188] - (2*PI() / [.$B$6]) * ([.$B$16] + [.D188]*[.$B$21]*COS([.$B$7]) + [.$B$2]/2 * SIN([.$B$7])))" office:value-type="float" office:value="-0.468472719725651" calcext:value-type="float">
            <text:p>-0,468472719725651</text:p>
          </table:table-cell>
          <table:table-cell table:formula="of:=[.$B$4]*SIN(2*PI()/[.$B$5] * [.D188] - (2*PI() / [.$B$6]) * ([.$B$16] + [.D188]*[.$B$21]*COS([.$B$7]) - [.$B$2]/2 * SIN([.$B$7])))" office:value-type="float" office:value="0.416475347641386" calcext:value-type="float">
            <text:p>0,416475347641386</text:p>
          </table:table-cell>
          <table:table-cell table:style-name="ce20" table:formula="of:=ASIN(([.G188]-[.H188])/[.$B$2])" office:value-type="float" office:value="-0.458355594435633" calcext:value-type="float">
            <text:p>-0,45836</text:p>
          </table:table-cell>
          <table:table-cell table:style-name="ce23" table:formula="of:=[.I188]*180/PI()" office:value-type="float" office:value="-26.2618410773718" calcext:value-type="float">
            <text:p>-26,2618</text:p>
          </table:table-cell>
          <table:table-cell/>
          <table:table-cell table:formula="of:=[.$B$4]*SIN(2*PI()/[.$B$5] * [.D188] - (2*PI() / [.$B$6]) * ([.$B$16] + [.$B$3]/2) * COS([.$B$7]))" office:value-type="float" office:value="-2.89197061093326" calcext:value-type="float">
            <text:p>-2,89197061093326</text:p>
          </table:table-cell>
          <table:table-cell table:formula="of:=[.$B$4]*SIN(2*PI()/[.$B$5] * [.D188] - (2*PI() / [.$B$6]) * ([.$B$16] - [.$B$3]/2) * COS([.$B$7]))" office:value-type="float" office:value="-1.95322421142034" calcext:value-type="float">
            <text:p>-1,95322421142034</text:p>
          </table:table-cell>
          <table:table-cell table:formula="of:=ASIN(([.L188]-[.M188])/[.$B$3])" office:value-type="float" office:value="-0.236896151010667" calcext:value-type="float">
            <text:p>-0,237</text:p>
          </table:table-cell>
          <table:table-cell table:formula="of:=[.N188]*180/PI()" office:value-type="float" office:value="-13.573149635805" calcext:value-type="float">
            <text:p>-13,57</text:p>
          </table:table-cell>
          <table:table-cell/>
          <table:table-cell table:formula="of:=[.$B$4]*SIN(2*PI()/[.$B$5] * [.D188] - (2*PI() / [.$B$6]) * ([.$B$16] + [.$B$3]/2 * COS([.$B$8])))" office:value-type="float" office:value="-2.89197061093326" calcext:value-type="float">
            <text:p>-2,89197061093326</text:p>
          </table:table-cell>
          <table:table-cell table:formula="of:=[.$B$4]*SIN(2*PI()/[.$B$5] * [.D188] - (2*PI() / [.$B$6]) * ([.$B$16] - [.$B$3]/2 * COS([.$B$8])))" office:value-type="float" office:value="-1.95322421142034" calcext:value-type="float">
            <text:p>-1,95322421142034</text:p>
          </table:table-cell>
          <table:table-cell table:formula="of:=180*ASIN(([.Q188]-[.R188])/[.$B$3])/PI()" office:value-type="float" office:value="-13.573149635805" calcext:value-type="float">
            <text:p>-13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number-columns-repeated="2"/>
          <table:table-cell table:formula="of:=[.$B$4]*SIN(2*PI()/[.$B$5] * [.D189] - (2*PI() / [.$B$6]) * ([.$B$16] + [.D189]*[.$B$21]*COS([.$B$7]) + [.$B$2]/2 * SIN([.$B$7])))" office:value-type="float" office:value="-0.468613828153914" calcext:value-type="float">
            <text:p>-0,468613828153914</text:p>
          </table:table-cell>
          <table:table-cell table:formula="of:=[.$B$4]*SIN(2*PI()/[.$B$5] * [.D189] - (2*PI() / [.$B$6]) * ([.$B$16] + [.D189]*[.$B$21]*COS([.$B$7]) - [.$B$2]/2 * SIN([.$B$7])))" office:value-type="float" office:value="0.416333868947387" calcext:value-type="float">
            <text:p>0,416333868947387</text:p>
          </table:table-cell>
          <table:table-cell table:style-name="ce20" table:formula="of:=ASIN(([.G189]-[.H189])/[.$B$2])" office:value-type="float" office:value="-0.458355387994158" calcext:value-type="float">
            <text:p>-0,45836</text:p>
          </table:table-cell>
          <table:table-cell table:style-name="ce23" table:formula="of:=[.I189]*180/PI()" office:value-type="float" office:value="-26.2618292491466" calcext:value-type="float">
            <text:p>-26,2618</text:p>
          </table:table-cell>
          <table:table-cell/>
          <table:table-cell table:formula="of:=[.$B$4]*SIN(2*PI()/[.$B$5] * [.D189] - (2*PI() / [.$B$6]) * ([.$B$16] + [.$B$3]/2) * COS([.$B$7]))" office:value-type="float" office:value="-2.83616885894301" calcext:value-type="float">
            <text:p>-2,83616885894301</text:p>
          </table:table-cell>
          <table:table-cell table:formula="of:=[.$B$4]*SIN(2*PI()/[.$B$5] * [.D189] - (2*PI() / [.$B$6]) * ([.$B$16] - [.$B$3]/2) * COS([.$B$7]))" office:value-type="float" office:value="-1.8063933896181" calcext:value-type="float">
            <text:p>-1,8063933896181</text:p>
          </table:table-cell>
          <table:table-cell table:formula="of:=ASIN(([.L189]-[.M189])/[.$B$3])" office:value-type="float" office:value="-0.260375969976365" calcext:value-type="float">
            <text:p>-0,260</text:p>
          </table:table-cell>
          <table:table-cell table:formula="of:=[.N189]*180/PI()" office:value-type="float" office:value="-14.9184441662707" calcext:value-type="float">
            <text:p>-14,92</text:p>
          </table:table-cell>
          <table:table-cell/>
          <table:table-cell table:formula="of:=[.$B$4]*SIN(2*PI()/[.$B$5] * [.D189] - (2*PI() / [.$B$6]) * ([.$B$16] + [.$B$3]/2 * COS([.$B$8])))" office:value-type="float" office:value="-2.83616885894301" calcext:value-type="float">
            <text:p>-2,83616885894301</text:p>
          </table:table-cell>
          <table:table-cell table:formula="of:=[.$B$4]*SIN(2*PI()/[.$B$5] * [.D189] - (2*PI() / [.$B$6]) * ([.$B$16] - [.$B$3]/2 * COS([.$B$8])))" office:value-type="float" office:value="-1.8063933896181" calcext:value-type="float">
            <text:p>-1,8063933896181</text:p>
          </table:table-cell>
          <table:table-cell table:formula="of:=180*ASIN(([.Q189]-[.R189])/[.$B$3])/PI()" office:value-type="float" office:value="-14.9184441662707" calcext:value-type="float">
            <text:p>-14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8.6" calcext:value-type="float">
            <text:p>18,6</text:p>
          </table:table-cell>
          <table:table-cell table:number-columns-repeated="2"/>
          <table:table-cell table:formula="of:=[.$B$4]*SIN(2*PI()/[.$B$5] * [.D190] - (2*PI() / [.$B$6]) * ([.$B$16] + [.D190]*[.$B$21]*COS([.$B$7]) + [.$B$2]/2 * SIN([.$B$7])))" office:value-type="float" office:value="-0.468754935519501" calcext:value-type="float">
            <text:p>-0,468754935519501</text:p>
          </table:table-cell>
          <table:table-cell table:formula="of:=[.$B$4]*SIN(2*PI()/[.$B$5] * [.D190] - (2*PI() / [.$B$6]) * ([.$B$16] + [.D190]*[.$B$21]*COS([.$B$7]) - [.$B$2]/2 * SIN([.$B$7])))" office:value-type="float" office:value="0.416192389309257" calcext:value-type="float">
            <text:p>0,416192389309257</text:p>
          </table:table-cell>
          <table:table-cell table:style-name="ce20" table:formula="of:=ASIN(([.G190]-[.H190])/[.$B$2])" office:value-type="float" office:value="-0.458355180433808" calcext:value-type="float">
            <text:p>-0,45836</text:p>
          </table:table-cell>
          <table:table-cell table:style-name="ce23" table:formula="of:=[.I190]*180/PI()" office:value-type="float" office:value="-26.2618173568145" calcext:value-type="float">
            <text:p>-26,2618</text:p>
          </table:table-cell>
          <table:table-cell/>
          <table:table-cell table:formula="of:=[.$B$4]*SIN(2*PI()/[.$B$5] * [.D190] - (2*PI() / [.$B$6]) * ([.$B$16] + [.$B$3]/2) * COS([.$B$7]))" office:value-type="float" office:value="-2.7691740441888" calcext:value-type="float">
            <text:p>-2,7691740441888</text:p>
          </table:table-cell>
          <table:table-cell table:formula="of:=[.$B$4]*SIN(2*PI()/[.$B$5] * [.D190] - (2*PI() / [.$B$6]) * ([.$B$16] - [.$B$3]/2) * COS([.$B$7]))" office:value-type="float" office:value="-1.65243355836968" calcext:value-type="float">
            <text:p>-1,65243355836968</text:p>
          </table:table-cell>
          <table:table-cell table:formula="of:=ASIN(([.L190]-[.M190])/[.$B$3])" office:value-type="float" office:value="-0.282945382337679" calcext:value-type="float">
            <text:p>-0,283</text:p>
          </table:table-cell>
          <table:table-cell table:formula="of:=[.N190]*180/PI()" office:value-type="float" office:value="-16.2115762406644" calcext:value-type="float">
            <text:p>-16,21</text:p>
          </table:table-cell>
          <table:table-cell/>
          <table:table-cell table:formula="of:=[.$B$4]*SIN(2*PI()/[.$B$5] * [.D190] - (2*PI() / [.$B$6]) * ([.$B$16] + [.$B$3]/2 * COS([.$B$8])))" office:value-type="float" office:value="-2.7691740441888" calcext:value-type="float">
            <text:p>-2,7691740441888</text:p>
          </table:table-cell>
          <table:table-cell table:formula="of:=[.$B$4]*SIN(2*PI()/[.$B$5] * [.D190] - (2*PI() / [.$B$6]) * ([.$B$16] - [.$B$3]/2 * COS([.$B$8])))" office:value-type="float" office:value="-1.65243355836968" calcext:value-type="float">
            <text:p>-1,65243355836968</text:p>
          </table:table-cell>
          <table:table-cell table:formula="of:=180*ASIN(([.Q190]-[.R190])/[.$B$3])/PI()" office:value-type="float" office:value="-16.2115762406644" calcext:value-type="float">
            <text:p>-16,2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8.7" calcext:value-type="float">
            <text:p>18,7</text:p>
          </table:table-cell>
          <table:table-cell table:number-columns-repeated="2"/>
          <table:table-cell table:formula="of:=[.$B$4]*SIN(2*PI()/[.$B$5] * [.D191] - (2*PI() / [.$B$6]) * ([.$B$16] + [.D191]*[.$B$21]*COS([.$B$7]) + [.$B$2]/2 * SIN([.$B$7])))" office:value-type="float" office:value="-0.468896041822085" calcext:value-type="float">
            <text:p>-0,468896041822085</text:p>
          </table:table-cell>
          <table:table-cell table:formula="of:=[.$B$4]*SIN(2*PI()/[.$B$5] * [.D191] - (2*PI() / [.$B$6]) * ([.$B$16] + [.D191]*[.$B$21]*COS([.$B$7]) - [.$B$2]/2 * SIN([.$B$7])))" office:value-type="float" office:value="0.416050908727322" calcext:value-type="float">
            <text:p>0,416050908727322</text:p>
          </table:table-cell>
          <table:table-cell table:style-name="ce20" table:formula="of:=ASIN(([.G191]-[.H191])/[.$B$2])" office:value-type="float" office:value="-0.458354971754586" calcext:value-type="float">
            <text:p>-0,45835</text:p>
          </table:table-cell>
          <table:table-cell table:style-name="ce23" table:formula="of:=[.I191]*180/PI()" office:value-type="float" office:value="-26.2618054003758" calcext:value-type="float">
            <text:p>-26,2618</text:p>
          </table:table-cell>
          <table:table-cell/>
          <table:table-cell table:formula="of:=[.$B$4]*SIN(2*PI()/[.$B$5] * [.D191] - (2*PI() / [.$B$6]) * ([.$B$16] + [.$B$3]/2) * COS([.$B$7]))" office:value-type="float" office:value="-2.69125056459746" calcext:value-type="float">
            <text:p>-2,69125056459746</text:p>
          </table:table-cell>
          <table:table-cell table:formula="of:=[.$B$4]*SIN(2*PI()/[.$B$5] * [.D191] - (2*PI() / [.$B$6]) * ([.$B$16] - [.$B$3]/2) * COS([.$B$7]))" office:value-type="float" office:value="-1.49195232679146" calcext:value-type="float">
            <text:p>-1,49195232679146</text:p>
          </table:table-cell>
          <table:table-cell table:formula="of:=ASIN(([.L191]-[.M191])/[.$B$3])" office:value-type="float" office:value="-0.304508747665815" calcext:value-type="float">
            <text:p>-0,305</text:p>
          </table:table-cell>
          <table:table-cell table:formula="of:=[.N191]*180/PI()" office:value-type="float" office:value="-17.4470660660653" calcext:value-type="float">
            <text:p>-17,45</text:p>
          </table:table-cell>
          <table:table-cell/>
          <table:table-cell table:formula="of:=[.$B$4]*SIN(2*PI()/[.$B$5] * [.D191] - (2*PI() / [.$B$6]) * ([.$B$16] + [.$B$3]/2 * COS([.$B$8])))" office:value-type="float" office:value="-2.69125056459746" calcext:value-type="float">
            <text:p>-2,69125056459746</text:p>
          </table:table-cell>
          <table:table-cell table:formula="of:=[.$B$4]*SIN(2*PI()/[.$B$5] * [.D191] - (2*PI() / [.$B$6]) * ([.$B$16] - [.$B$3]/2 * COS([.$B$8])))" office:value-type="float" office:value="-1.49195232679146" calcext:value-type="float">
            <text:p>-1,49195232679146</text:p>
          </table:table-cell>
          <table:table-cell table:formula="of:=180*ASIN(([.Q191]-[.R191])/[.$B$3])/PI()" office:value-type="float" office:value="-17.4470660660653" calcext:value-type="float">
            <text:p>-17,4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8.8" calcext:value-type="float">
            <text:p>18,8</text:p>
          </table:table-cell>
          <table:table-cell table:number-columns-repeated="2"/>
          <table:table-cell table:formula="of:=[.$B$4]*SIN(2*PI()/[.$B$5] * [.D192] - (2*PI() / [.$B$6]) * ([.$B$16] + [.D192]*[.$B$21]*COS([.$B$7]) + [.$B$2]/2 * SIN([.$B$7])))" office:value-type="float" office:value="-0.469037147061342" calcext:value-type="float">
            <text:p>-0,469037147061342</text:p>
          </table:table-cell>
          <table:table-cell table:formula="of:=[.$B$4]*SIN(2*PI()/[.$B$5] * [.D192] - (2*PI() / [.$B$6]) * ([.$B$16] + [.D192]*[.$B$21]*COS([.$B$7]) - [.$B$2]/2 * SIN([.$B$7])))" office:value-type="float" office:value="0.415909427201907" calcext:value-type="float">
            <text:p>0,415909427201907</text:p>
          </table:table-cell>
          <table:table-cell table:style-name="ce20" table:formula="of:=ASIN(([.G192]-[.H192])/[.$B$2])" office:value-type="float" office:value="-0.458354761956491" calcext:value-type="float">
            <text:p>-0,45835</text:p>
          </table:table-cell>
          <table:table-cell table:style-name="ce23" table:formula="of:=[.I192]*180/PI()" office:value-type="float" office:value="-26.2617933798305" calcext:value-type="float">
            <text:p>-26,2618</text:p>
          </table:table-cell>
          <table:table-cell/>
          <table:table-cell table:formula="of:=[.$B$4]*SIN(2*PI()/[.$B$5] * [.D192] - (2*PI() / [.$B$6]) * ([.$B$16] + [.$B$3]/2) * COS([.$B$7]))" office:value-type="float" office:value="-2.60270594854308" calcext:value-type="float">
            <text:p>-2,60270594854308</text:p>
          </table:table-cell>
          <table:table-cell table:formula="of:=[.$B$4]*SIN(2*PI()/[.$B$5] * [.D192] - (2*PI() / [.$B$6]) * ([.$B$16] - [.$B$3]/2) * COS([.$B$7]))" office:value-type="float" office:value="-1.32558304098757" calcext:value-type="float">
            <text:p>-1,32558304098757</text:p>
          </table:table-cell>
          <table:table-cell table:formula="of:=ASIN(([.L192]-[.M192])/[.$B$3])" office:value-type="float" office:value="-0.324970391171158" calcext:value-type="float">
            <text:p>-0,325</text:p>
          </table:table-cell>
          <table:table-cell table:formula="of:=[.N192]*180/PI()" office:value-type="float" office:value="-18.6194318808228" calcext:value-type="float">
            <text:p>-18,62</text:p>
          </table:table-cell>
          <table:table-cell/>
          <table:table-cell table:formula="of:=[.$B$4]*SIN(2*PI()/[.$B$5] * [.D192] - (2*PI() / [.$B$6]) * ([.$B$16] + [.$B$3]/2 * COS([.$B$8])))" office:value-type="float" office:value="-2.60270594854308" calcext:value-type="float">
            <text:p>-2,60270594854308</text:p>
          </table:table-cell>
          <table:table-cell table:formula="of:=[.$B$4]*SIN(2*PI()/[.$B$5] * [.D192] - (2*PI() / [.$B$6]) * ([.$B$16] - [.$B$3]/2 * COS([.$B$8])))" office:value-type="float" office:value="-1.32558304098757" calcext:value-type="float">
            <text:p>-1,32558304098757</text:p>
          </table:table-cell>
          <table:table-cell table:formula="of:=180*ASIN(([.Q192]-[.R192])/[.$B$3])/PI()" office:value-type="float" office:value="-18.6194318808228" calcext:value-type="float">
            <text:p>-18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8.9" calcext:value-type="float">
            <text:p>18,9</text:p>
          </table:table-cell>
          <table:table-cell table:number-columns-repeated="2"/>
          <table:table-cell table:formula="of:=[.$B$4]*SIN(2*PI()/[.$B$5] * [.D193] - (2*PI() / [.$B$6]) * ([.$B$16] + [.D193]*[.$B$21]*COS([.$B$7]) + [.$B$2]/2 * SIN([.$B$7])))" office:value-type="float" office:value="-0.469178251236962" calcext:value-type="float">
            <text:p>-0,469178251236962</text:p>
          </table:table-cell>
          <table:table-cell table:formula="of:=[.$B$4]*SIN(2*PI()/[.$B$5] * [.D193] - (2*PI() / [.$B$6]) * ([.$B$16] + [.D193]*[.$B$21]*COS([.$B$7]) - [.$B$2]/2 * SIN([.$B$7])))" office:value-type="float" office:value="0.415767944733323" calcext:value-type="float">
            <text:p>0,415767944733323</text:p>
          </table:table-cell>
          <table:table-cell table:style-name="ce20" table:formula="of:=ASIN(([.G193]-[.H193])/[.$B$2])" office:value-type="float" office:value="-0.458354551039526" calcext:value-type="float">
            <text:p>-0,45835</text:p>
          </table:table-cell>
          <table:table-cell table:style-name="ce23" table:formula="of:=[.I193]*180/PI()" office:value-type="float" office:value="-26.2617812951785" calcext:value-type="float">
            <text:p>-26,2618</text:p>
          </table:table-cell>
          <table:table-cell/>
          <table:table-cell table:formula="of:=[.$B$4]*SIN(2*PI()/[.$B$5] * [.D193] - (2*PI() / [.$B$6]) * ([.$B$16] + [.$B$3]/2) * COS([.$B$7]))" office:value-type="float" office:value="-2.50388964117306" calcext:value-type="float">
            <text:p>-2,50388964117306</text:p>
          </table:table-cell>
          <table:table-cell table:formula="of:=[.$B$4]*SIN(2*PI()/[.$B$5] * [.D193] - (2*PI() / [.$B$6]) * ([.$B$16] - [.$B$3]/2) * COS([.$B$7]))" office:value-type="float" office:value="-1.1539822845222" calcext:value-type="float">
            <text:p>-1,1539822845222</text:p>
          </table:table-cell>
          <table:table-cell table:formula="of:=ASIN(([.L193]-[.M193])/[.$B$3])" office:value-type="float" office:value="-0.344235194964322" calcext:value-type="float">
            <text:p>-0,344</text:p>
          </table:table-cell>
          <table:table-cell table:formula="of:=[.N193]*180/PI()" office:value-type="float" office:value="-19.7232238313187" calcext:value-type="float">
            <text:p>-19,72</text:p>
          </table:table-cell>
          <table:table-cell/>
          <table:table-cell table:formula="of:=[.$B$4]*SIN(2*PI()/[.$B$5] * [.D193] - (2*PI() / [.$B$6]) * ([.$B$16] + [.$B$3]/2 * COS([.$B$8])))" office:value-type="float" office:value="-2.50388964117306" calcext:value-type="float">
            <text:p>-2,50388964117306</text:p>
          </table:table-cell>
          <table:table-cell table:formula="of:=[.$B$4]*SIN(2*PI()/[.$B$5] * [.D193] - (2*PI() / [.$B$6]) * ([.$B$16] - [.$B$3]/2 * COS([.$B$8])))" office:value-type="float" office:value="-1.1539822845222" calcext:value-type="float">
            <text:p>-1,1539822845222</text:p>
          </table:table-cell>
          <table:table-cell table:formula="of:=180*ASIN(([.Q193]-[.R193])/[.$B$3])/PI()" office:value-type="float" office:value="-19.7232238313187" calcext:value-type="float">
            <text:p>-19,7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  <table:table-cell table:formula="of:=[.$B$4]*SIN(2*PI()/[.$B$5] * [.D194] - (2*PI() / [.$B$6]) * ([.$B$16] + [.D194]*[.$B$21]*COS([.$B$7]) + [.$B$2]/2 * SIN([.$B$7])))" office:value-type="float" office:value="-0.46931935434862" calcext:value-type="float">
            <text:p>-0,46931935434862</text:p>
          </table:table-cell>
          <table:table-cell table:formula="of:=[.$B$4]*SIN(2*PI()/[.$B$5] * [.D194] - (2*PI() / [.$B$6]) * ([.$B$16] + [.D194]*[.$B$21]*COS([.$B$7]) - [.$B$2]/2 * SIN([.$B$7])))" office:value-type="float" office:value="0.415626461321897" calcext:value-type="float">
            <text:p>0,415626461321897</text:p>
          </table:table-cell>
          <table:table-cell table:style-name="ce20" table:formula="of:=ASIN(([.G194]-[.H194])/[.$B$2])" office:value-type="float" office:value="-0.458354339003689" calcext:value-type="float">
            <text:p>-0,45835</text:p>
          </table:table-cell>
          <table:table-cell table:style-name="ce23" table:formula="of:=[.I194]*180/PI()" office:value-type="float" office:value="-26.26176914642" calcext:value-type="float">
            <text:p>-26,2618</text:p>
          </table:table-cell>
          <table:table-cell/>
          <table:table-cell table:formula="of:=[.$B$4]*SIN(2*PI()/[.$B$5] * [.D194] - (2*PI() / [.$B$6]) * ([.$B$16] + [.$B$3]/2) * COS([.$B$7]))" office:value-type="float" office:value="-2.39519162530768" calcext:value-type="float">
            <text:p>-2,39519162530768</text:p>
          </table:table-cell>
          <table:table-cell table:formula="of:=[.$B$4]*SIN(2*PI()/[.$B$5] * [.D194] - (2*PI() / [.$B$6]) * ([.$B$16] - [.$B$3]/2) * COS([.$B$7]))" office:value-type="float" office:value="-0.977827287184163" calcext:value-type="float">
            <text:p>-0,977827287184163</text:p>
          </table:table-cell>
          <table:table-cell table:formula="of:=ASIN(([.L194]-[.M194])/[.$B$3])" office:value-type="float" office:value="-0.362209338296152" calcext:value-type="float">
            <text:p>-0,362</text:p>
          </table:table-cell>
          <table:table-cell table:formula="of:=[.N194]*180/PI()" office:value-type="float" office:value="-20.7530663845957" calcext:value-type="float">
            <text:p>-20,75</text:p>
          </table:table-cell>
          <table:table-cell/>
          <table:table-cell table:formula="of:=[.$B$4]*SIN(2*PI()/[.$B$5] * [.D194] - (2*PI() / [.$B$6]) * ([.$B$16] + [.$B$3]/2 * COS([.$B$8])))" office:value-type="float" office:value="-2.39519162530768" calcext:value-type="float">
            <text:p>-2,39519162530768</text:p>
          </table:table-cell>
          <table:table-cell table:formula="of:=[.$B$4]*SIN(2*PI()/[.$B$5] * [.D194] - (2*PI() / [.$B$6]) * ([.$B$16] - [.$B$3]/2 * COS([.$B$8])))" office:value-type="float" office:value="-0.977827287184163" calcext:value-type="float">
            <text:p>-0,977827287184163</text:p>
          </table:table-cell>
          <table:table-cell table:formula="of:=180*ASIN(([.Q194]-[.R194])/[.$B$3])/PI()" office:value-type="float" office:value="-20.7530663845957" calcext:value-type="float">
            <text:p>-20,7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9.1" calcext:value-type="float">
            <text:p>19,1</text:p>
          </table:table-cell>
          <table:table-cell table:number-columns-repeated="2"/>
          <table:table-cell table:formula="of:=[.$B$4]*SIN(2*PI()/[.$B$5] * [.D195] - (2*PI() / [.$B$6]) * ([.$B$16] + [.D195]*[.$B$21]*COS([.$B$7]) + [.$B$2]/2 * SIN([.$B$7])))" office:value-type="float" office:value="-0.469460456395996" calcext:value-type="float">
            <text:p>-0,469460456395996</text:p>
          </table:table-cell>
          <table:table-cell table:formula="of:=[.$B$4]*SIN(2*PI()/[.$B$5] * [.D195] - (2*PI() / [.$B$6]) * ([.$B$16] + [.D195]*[.$B$21]*COS([.$B$7]) - [.$B$2]/2 * SIN([.$B$7])))" office:value-type="float" office:value="0.415484976967948" calcext:value-type="float">
            <text:p>0,415484976967948</text:p>
          </table:table-cell>
          <table:table-cell table:style-name="ce20" table:formula="of:=ASIN(([.G195]-[.H195])/[.$B$2])" office:value-type="float" office:value="-0.458354125848983" calcext:value-type="float">
            <text:p>-0,45835</text:p>
          </table:table-cell>
          <table:table-cell table:style-name="ce23" table:formula="of:=[.I195]*180/PI()" office:value-type="float" office:value="-26.2617569335549" calcext:value-type="float">
            <text:p>-26,2618</text:p>
          </table:table-cell>
          <table:table-cell/>
          <table:table-cell table:formula="of:=[.$B$4]*SIN(2*PI()/[.$B$5] * [.D195] - (2*PI() / [.$B$6]) * ([.$B$16] + [.$B$3]/2) * COS([.$B$7]))" office:value-type="float" office:value="-2.27704088235618" calcext:value-type="float">
            <text:p>-2,27704088235618</text:p>
          </table:table-cell>
          <table:table-cell table:formula="of:=[.$B$4]*SIN(2*PI()/[.$B$5] * [.D195] - (2*PI() / [.$B$6]) * ([.$B$16] - [.$B$3]/2) * COS([.$B$7]))" office:value-type="float" office:value="-0.797813252270406" calcext:value-type="float">
            <text:p>-0,797813252270406</text:p>
          </table:table-cell>
          <table:table-cell table:formula="of:=ASIN(([.L195]-[.M195])/[.$B$3])" office:value-type="float" office:value="-0.378801186584758" calcext:value-type="float">
            <text:p>-0,379</text:p>
          </table:table-cell>
          <table:table-cell table:formula="of:=[.N195]*180/PI()" office:value-type="float" office:value="-21.7037092658542" calcext:value-type="float">
            <text:p>-21,70</text:p>
          </table:table-cell>
          <table:table-cell/>
          <table:table-cell table:formula="of:=[.$B$4]*SIN(2*PI()/[.$B$5] * [.D195] - (2*PI() / [.$B$6]) * ([.$B$16] + [.$B$3]/2 * COS([.$B$8])))" office:value-type="float" office:value="-2.27704088235618" calcext:value-type="float">
            <text:p>-2,27704088235618</text:p>
          </table:table-cell>
          <table:table-cell table:formula="of:=[.$B$4]*SIN(2*PI()/[.$B$5] * [.D195] - (2*PI() / [.$B$6]) * ([.$B$16] - [.$B$3]/2 * COS([.$B$8])))" office:value-type="float" office:value="-0.797813252270406" calcext:value-type="float">
            <text:p>-0,797813252270406</text:p>
          </table:table-cell>
          <table:table-cell table:formula="of:=180*ASIN(([.Q195]-[.R195])/[.$B$3])/PI()" office:value-type="float" office:value="-21.7037092658542" calcext:value-type="float">
            <text:p>-21,7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9.2" calcext:value-type="float">
            <text:p>19,2</text:p>
          </table:table-cell>
          <table:table-cell table:number-columns-repeated="2"/>
          <table:table-cell table:formula="of:=[.$B$4]*SIN(2*PI()/[.$B$5] * [.D196] - (2*PI() / [.$B$6]) * ([.$B$16] + [.D196]*[.$B$21]*COS([.$B$7]) + [.$B$2]/2 * SIN([.$B$7])))" office:value-type="float" office:value="-0.46960155737877" calcext:value-type="float">
            <text:p>-0,46960155737877</text:p>
          </table:table-cell>
          <table:table-cell table:formula="of:=[.$B$4]*SIN(2*PI()/[.$B$5] * [.D196] - (2*PI() / [.$B$6]) * ([.$B$16] + [.D196]*[.$B$21]*COS([.$B$7]) - [.$B$2]/2 * SIN([.$B$7])))" office:value-type="float" office:value="0.415343491671799" calcext:value-type="float">
            <text:p>0,415343491671799</text:p>
          </table:table-cell>
          <table:table-cell table:style-name="ce20" table:formula="of:=ASIN(([.G196]-[.H196])/[.$B$2])" office:value-type="float" office:value="-0.458353911575409" calcext:value-type="float">
            <text:p>-0,45835</text:p>
          </table:table-cell>
          <table:table-cell table:style-name="ce23" table:formula="of:=[.I196]*180/PI()" office:value-type="float" office:value="-26.2617446565834" calcext:value-type="float">
            <text:p>-26,2617</text:p>
          </table:table-cell>
          <table:table-cell/>
          <table:table-cell table:formula="of:=[.$B$4]*SIN(2*PI()/[.$B$5] * [.D196] - (2*PI() / [.$B$6]) * ([.$B$16] + [.$B$3]/2) * COS([.$B$7]))" office:value-type="float" office:value="-2.14990369932305" calcext:value-type="float">
            <text:p>-2,14990369932305</text:p>
          </table:table-cell>
          <table:table-cell table:formula="of:=[.$B$4]*SIN(2*PI()/[.$B$5] * [.D196] - (2*PI() / [.$B$6]) * ([.$B$16] - [.$B$3]/2) * COS([.$B$7]))" office:value-type="float" office:value="-0.614650612936154" calcext:value-type="float">
            <text:p>-0,614650612936154</text:p>
          </table:table-cell>
          <table:table-cell table:formula="of:=ASIN(([.L196]-[.M196])/[.$B$3])" office:value-type="float" office:value="-0.393922321072541" calcext:value-type="float">
            <text:p>-0,394</text:p>
          </table:table-cell>
          <table:table-cell table:formula="of:=[.N196]*180/PI()" office:value-type="float" office:value="-22.570086453454" calcext:value-type="float">
            <text:p>-22,57</text:p>
          </table:table-cell>
          <table:table-cell/>
          <table:table-cell table:formula="of:=[.$B$4]*SIN(2*PI()/[.$B$5] * [.D196] - (2*PI() / [.$B$6]) * ([.$B$16] + [.$B$3]/2 * COS([.$B$8])))" office:value-type="float" office:value="-2.14990369932305" calcext:value-type="float">
            <text:p>-2,14990369932305</text:p>
          </table:table-cell>
          <table:table-cell table:formula="of:=[.$B$4]*SIN(2*PI()/[.$B$5] * [.D196] - (2*PI() / [.$B$6]) * ([.$B$16] - [.$B$3]/2 * COS([.$B$8])))" office:value-type="float" office:value="-0.614650612936154" calcext:value-type="float">
            <text:p>-0,614650612936154</text:p>
          </table:table-cell>
          <table:table-cell table:formula="of:=180*ASIN(([.Q196]-[.R196])/[.$B$3])/PI()" office:value-type="float" office:value="-22.570086453454" calcext:value-type="float">
            <text:p>-22,57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9.3" calcext:value-type="float">
            <text:p>19,3</text:p>
          </table:table-cell>
          <table:table-cell table:number-columns-repeated="2"/>
          <table:table-cell table:formula="of:=[.$B$4]*SIN(2*PI()/[.$B$5] * [.D197] - (2*PI() / [.$B$6]) * ([.$B$16] + [.D197]*[.$B$21]*COS([.$B$7]) + [.$B$2]/2 * SIN([.$B$7])))" office:value-type="float" office:value="-0.469742657296616" calcext:value-type="float">
            <text:p>-0,469742657296616</text:p>
          </table:table-cell>
          <table:table-cell table:formula="of:=[.$B$4]*SIN(2*PI()/[.$B$5] * [.D197] - (2*PI() / [.$B$6]) * ([.$B$16] + [.D197]*[.$B$21]*COS([.$B$7]) - [.$B$2]/2 * SIN([.$B$7])))" office:value-type="float" office:value="0.415202005433774" calcext:value-type="float">
            <text:p>0,415202005433774</text:p>
          </table:table-cell>
          <table:table-cell table:style-name="ce20" table:formula="of:=ASIN(([.G197]-[.H197])/[.$B$2])" office:value-type="float" office:value="-0.458353696182966" calcext:value-type="float">
            <text:p>-0,45835</text:p>
          </table:table-cell>
          <table:table-cell table:style-name="ce23" table:formula="of:=[.I197]*180/PI()" office:value-type="float" office:value="-26.2617323155055" calcext:value-type="float">
            <text:p>-26,2617</text:p>
          </table:table-cell>
          <table:table-cell/>
          <table:table-cell table:formula="of:=[.$B$4]*SIN(2*PI()/[.$B$5] * [.D197] - (2*PI() / [.$B$6]) * ([.$B$16] + [.$B$3]/2) * COS([.$B$7]))" office:value-type="float" office:value="-2.01428182858625" calcext:value-type="float">
            <text:p>-2,01428182858625</text:p>
          </table:table-cell>
          <table:table-cell table:formula="of:=[.$B$4]*SIN(2*PI()/[.$B$5] * [.D197] - (2*PI() / [.$B$6]) * ([.$B$16] - [.$B$3]/2) * COS([.$B$7]))" office:value-type="float" office:value="-0.429062228439786" calcext:value-type="float">
            <text:p>-0,429062228439786</text:p>
          </table:table-cell>
          <table:table-cell table:formula="of:=ASIN(([.L197]-[.M197])/[.$B$3])" office:value-type="float" office:value="-0.407488691388173" calcext:value-type="float">
            <text:p>-0,407</text:p>
          </table:table-cell>
          <table:table-cell table:formula="of:=[.N197]*180/PI()" office:value-type="float" office:value="-23.3473822158512" calcext:value-type="float">
            <text:p>-23,35</text:p>
          </table:table-cell>
          <table:table-cell/>
          <table:table-cell table:formula="of:=[.$B$4]*SIN(2*PI()/[.$B$5] * [.D197] - (2*PI() / [.$B$6]) * ([.$B$16] + [.$B$3]/2 * COS([.$B$8])))" office:value-type="float" office:value="-2.01428182858625" calcext:value-type="float">
            <text:p>-2,01428182858625</text:p>
          </table:table-cell>
          <table:table-cell table:formula="of:=[.$B$4]*SIN(2*PI()/[.$B$5] * [.D197] - (2*PI() / [.$B$6]) * ([.$B$16] - [.$B$3]/2 * COS([.$B$8])))" office:value-type="float" office:value="-0.429062228439786" calcext:value-type="float">
            <text:p>-0,429062228439786</text:p>
          </table:table-cell>
          <table:table-cell table:formula="of:=180*ASIN(([.Q197]-[.R197])/[.$B$3])/PI()" office:value-type="float" office:value="-23.3473822158512" calcext:value-type="float">
            <text:p>-23,35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9.4" calcext:value-type="float">
            <text:p>19,4</text:p>
          </table:table-cell>
          <table:table-cell table:number-columns-repeated="2"/>
          <table:table-cell table:formula="of:=[.$B$4]*SIN(2*PI()/[.$B$5] * [.D198] - (2*PI() / [.$B$6]) * ([.$B$16] + [.D198]*[.$B$21]*COS([.$B$7]) + [.$B$2]/2 * SIN([.$B$7])))" office:value-type="float" office:value="-0.469883756149226" calcext:value-type="float">
            <text:p>-0,469883756149226</text:p>
          </table:table-cell>
          <table:table-cell table:formula="of:=[.$B$4]*SIN(2*PI()/[.$B$5] * [.D198] - (2*PI() / [.$B$6]) * ([.$B$16] + [.D198]*[.$B$21]*COS([.$B$7]) - [.$B$2]/2 * SIN([.$B$7])))" office:value-type="float" office:value="0.415060518254185" calcext:value-type="float">
            <text:p>0,415060518254185</text:p>
          </table:table-cell>
          <table:table-cell table:style-name="ce20" table:formula="of:=ASIN(([.G198]-[.H198])/[.$B$2])" office:value-type="float" office:value="-0.458353479671656" calcext:value-type="float">
            <text:p>-0,45835</text:p>
          </table:table-cell>
          <table:table-cell table:style-name="ce23" table:formula="of:=[.I198]*180/PI()" office:value-type="float" office:value="-26.2617199103213" calcext:value-type="float">
            <text:p>-26,2617</text:p>
          </table:table-cell>
          <table:table-cell/>
          <table:table-cell table:formula="of:=[.$B$4]*SIN(2*PI()/[.$B$5] * [.D198] - (2*PI() / [.$B$6]) * ([.$B$16] + [.$B$3]/2) * COS([.$B$7]))" office:value-type="float" office:value="-1.87071050770987" calcext:value-type="float">
            <text:p>-1,87071050770987</text:p>
          </table:table-cell>
          <table:table-cell table:formula="of:=[.$B$4]*SIN(2*PI()/[.$B$5] * [.D198] - (2*PI() / [.$B$6]) * ([.$B$16] - [.$B$3]/2) * COS([.$B$7]))" office:value-type="float" office:value="-0.241780531347664" calcext:value-type="float">
            <text:p>-0,241780531347664</text:p>
          </table:table-cell>
          <table:table-cell table:formula="of:=ASIN(([.L198]-[.M198])/[.$B$3])" office:value-type="float" office:value="-0.419421862614236" calcext:value-type="float">
            <text:p>-0,419</text:p>
          </table:table-cell>
          <table:table-cell table:formula="of:=[.N198]*180/PI()" office:value-type="float" office:value="-24.0311025633116" calcext:value-type="float">
            <text:p>-24,03</text:p>
          </table:table-cell>
          <table:table-cell/>
          <table:table-cell table:formula="of:=[.$B$4]*SIN(2*PI()/[.$B$5] * [.D198] - (2*PI() / [.$B$6]) * ([.$B$16] + [.$B$3]/2 * COS([.$B$8])))" office:value-type="float" office:value="-1.87071050770987" calcext:value-type="float">
            <text:p>-1,87071050770987</text:p>
          </table:table-cell>
          <table:table-cell table:formula="of:=[.$B$4]*SIN(2*PI()/[.$B$5] * [.D198] - (2*PI() / [.$B$6]) * ([.$B$16] - [.$B$3]/2 * COS([.$B$8])))" office:value-type="float" office:value="-0.241780531347664" calcext:value-type="float">
            <text:p>-0,241780531347664</text:p>
          </table:table-cell>
          <table:table-cell table:formula="of:=180*ASIN(([.Q198]-[.R198])/[.$B$3])/PI()" office:value-type="float" office:value="-24.0311025633116" calcext:value-type="float">
            <text:p>-24,03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number-columns-repeated="2"/>
          <table:table-cell table:formula="of:=[.$B$4]*SIN(2*PI()/[.$B$5] * [.D199] - (2*PI() / [.$B$6]) * ([.$B$16] + [.D199]*[.$B$21]*COS([.$B$7]) + [.$B$2]/2 * SIN([.$B$7])))" office:value-type="float" office:value="-0.470024853936274" calcext:value-type="float">
            <text:p>-0,470024853936274</text:p>
          </table:table-cell>
          <table:table-cell table:formula="of:=[.$B$4]*SIN(2*PI()/[.$B$5] * [.D199] - (2*PI() / [.$B$6]) * ([.$B$16] + [.D199]*[.$B$21]*COS([.$B$7]) - [.$B$2]/2 * SIN([.$B$7])))" office:value-type="float" office:value="0.414919030133357" calcext:value-type="float">
            <text:p>0,414919030133357</text:p>
          </table:table-cell>
          <table:table-cell table:style-name="ce20" table:formula="of:=ASIN(([.G199]-[.H199])/[.$B$2])" office:value-type="float" office:value="-0.45835326204148" calcext:value-type="float">
            <text:p>-0,45835</text:p>
          </table:table-cell>
          <table:table-cell table:style-name="ce23" table:formula="of:=[.I199]*180/PI()" office:value-type="float" office:value="-26.2617074410307" calcext:value-type="float">
            <text:p>-26,2617</text:p>
          </table:table-cell>
          <table:table-cell/>
          <table:table-cell table:formula="of:=[.$B$4]*SIN(2*PI()/[.$B$5] * [.D199] - (2*PI() / [.$B$6]) * ([.$B$16] + [.$B$3]/2) * COS([.$B$7]))" office:value-type="float" office:value="-1.71975634710589" calcext:value-type="float">
            <text:p>-1,71975634710589</text:p>
          </table:table-cell>
          <table:table-cell table:formula="of:=[.$B$4]*SIN(2*PI()/[.$B$5] * [.D199] - (2*PI() / [.$B$6]) * ([.$B$16] - [.$B$3]/2) * COS([.$B$7]))" office:value-type="float" office:value="-0.053544636957319" calcext:value-type="float">
            <text:p>-0,053544636957319</text:p>
          </table:table-cell>
          <table:table-cell table:formula="of:=ASIN(([.L199]-[.M199])/[.$B$3])" office:value-type="float" office:value="-0.429650317504672" calcext:value-type="float">
            <text:p>-0,430</text:p>
          </table:table-cell>
          <table:table-cell table:formula="of:=[.N199]*180/PI()" office:value-type="float" office:value="-24.6171498594735" calcext:value-type="float">
            <text:p>-24,62</text:p>
          </table:table-cell>
          <table:table-cell/>
          <table:table-cell table:formula="of:=[.$B$4]*SIN(2*PI()/[.$B$5] * [.D199] - (2*PI() / [.$B$6]) * ([.$B$16] + [.$B$3]/2 * COS([.$B$8])))" office:value-type="float" office:value="-1.71975634710589" calcext:value-type="float">
            <text:p>-1,71975634710589</text:p>
          </table:table-cell>
          <table:table-cell table:formula="of:=[.$B$4]*SIN(2*PI()/[.$B$5] * [.D199] - (2*PI() / [.$B$6]) * ([.$B$16] - [.$B$3]/2 * COS([.$B$8])))" office:value-type="float" office:value="-0.053544636957319" calcext:value-type="float">
            <text:p>-0,053544636957319</text:p>
          </table:table-cell>
          <table:table-cell table:formula="of:=180*ASIN(([.Q199]-[.R199])/[.$B$3])/PI()" office:value-type="float" office:value="-24.6171498594735" calcext:value-type="float">
            <text:p>-24,6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9.6" calcext:value-type="float">
            <text:p>19,6</text:p>
          </table:table-cell>
          <table:table-cell table:number-columns-repeated="2"/>
          <table:table-cell table:formula="of:=[.$B$4]*SIN(2*PI()/[.$B$5] * [.D200] - (2*PI() / [.$B$6]) * ([.$B$16] + [.D200]*[.$B$21]*COS([.$B$7]) + [.$B$2]/2 * SIN([.$B$7])))" office:value-type="float" office:value="-0.470165950657435" calcext:value-type="float">
            <text:p>-0,470165950657435</text:p>
          </table:table-cell>
          <table:table-cell table:formula="of:=[.$B$4]*SIN(2*PI()/[.$B$5] * [.D200] - (2*PI() / [.$B$6]) * ([.$B$16] + [.D200]*[.$B$21]*COS([.$B$7]) - [.$B$2]/2 * SIN([.$B$7])))" office:value-type="float" office:value="0.414777541071617" calcext:value-type="float">
            <text:p>0,414777541071617</text:p>
          </table:table-cell>
          <table:table-cell table:style-name="ce20" table:formula="of:=ASIN(([.G200]-[.H200])/[.$B$2])" office:value-type="float" office:value="-0.458353043292438" calcext:value-type="float">
            <text:p>-0,45835</text:p>
          </table:table-cell>
          <table:table-cell table:style-name="ce23" table:formula="of:=[.I200]*180/PI()" office:value-type="float" office:value="-26.2616949076338" calcext:value-type="float">
            <text:p>-26,2617</text:p>
          </table:table-cell>
          <table:table-cell/>
          <table:table-cell table:formula="of:=[.$B$4]*SIN(2*PI()/[.$B$5] * [.D200] - (2*PI() / [.$B$6]) * ([.$B$16] + [.$B$3]/2) * COS([.$B$7]))" office:value-type="float" office:value="-1.56201509388182" calcext:value-type="float">
            <text:p>-1,56201509388182</text:p>
          </table:table-cell>
          <table:table-cell table:formula="of:=[.$B$4]*SIN(2*PI()/[.$B$5] * [.D200] - (2*PI() / [.$B$6]) * ([.$B$16] - [.$B$3]/2) * COS([.$B$7]))" office:value-type="float" office:value="0.134902573652878" calcext:value-type="float">
            <text:p>0,134902573652878</text:p>
          </table:table-cell>
          <table:table-cell table:formula="of:=ASIN(([.L200]-[.M200])/[.$B$3])" office:value-type="float" office:value="-0.438110764384435" calcext:value-type="float">
            <text:p>-0,438</text:p>
          </table:table-cell>
          <table:table-cell table:formula="of:=[.N200]*180/PI()" office:value-type="float" office:value="-25.1018977584785" calcext:value-type="float">
            <text:p>-25,10</text:p>
          </table:table-cell>
          <table:table-cell/>
          <table:table-cell table:formula="of:=[.$B$4]*SIN(2*PI()/[.$B$5] * [.D200] - (2*PI() / [.$B$6]) * ([.$B$16] + [.$B$3]/2 * COS([.$B$8])))" office:value-type="float" office:value="-1.56201509388182" calcext:value-type="float">
            <text:p>-1,56201509388182</text:p>
          </table:table-cell>
          <table:table-cell table:formula="of:=[.$B$4]*SIN(2*PI()/[.$B$5] * [.D200] - (2*PI() / [.$B$6]) * ([.$B$16] - [.$B$3]/2 * COS([.$B$8])))" office:value-type="float" office:value="0.134902573652878" calcext:value-type="float">
            <text:p>0,134902573652878</text:p>
          </table:table-cell>
          <table:table-cell table:formula="of:=180*ASIN(([.Q200]-[.R200])/[.$B$3])/PI()" office:value-type="float" office:value="-25.1018977584785" calcext:value-type="float">
            <text:p>-25,1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9.7" calcext:value-type="float">
            <text:p>19,7</text:p>
          </table:table-cell>
          <table:table-cell table:number-columns-repeated="2"/>
          <table:table-cell table:formula="of:=[.$B$4]*SIN(2*PI()/[.$B$5] * [.D201] - (2*PI() / [.$B$6]) * ([.$B$16] + [.D201]*[.$B$21]*COS([.$B$7]) + [.$B$2]/2 * SIN([.$B$7])))" office:value-type="float" office:value="-0.470307046312404" calcext:value-type="float">
            <text:p>-0,470307046312404</text:p>
          </table:table-cell>
          <table:table-cell table:formula="of:=[.$B$4]*SIN(2*PI()/[.$B$5] * [.D201] - (2*PI() / [.$B$6]) * ([.$B$16] + [.D201]*[.$B$21]*COS([.$B$7]) - [.$B$2]/2 * SIN([.$B$7])))" office:value-type="float" office:value="0.41463605106927" calcext:value-type="float">
            <text:p>0,41463605106927</text:p>
          </table:table-cell>
          <table:table-cell table:style-name="ce20" table:formula="of:=ASIN(([.G201]-[.H201])/[.$B$2])" office:value-type="float" office:value="-0.458352823424532" calcext:value-type="float">
            <text:p>-0,45835</text:p>
          </table:table-cell>
          <table:table-cell table:style-name="ce23" table:formula="of:=[.I201]*180/PI()" office:value-type="float" office:value="-26.2616823101308" calcext:value-type="float">
            <text:p>-26,2617</text:p>
          </table:table-cell>
          <table:table-cell/>
          <table:table-cell table:formula="of:=[.$B$4]*SIN(2*PI()/[.$B$5] * [.D201] - (2*PI() / [.$B$6]) * ([.$B$16] + [.$B$3]/2) * COS([.$B$7]))" office:value-type="float" office:value="-1.39810928069902" calcext:value-type="float">
            <text:p>-1,39810928069902</text:p>
          </table:table-cell>
          <table:table-cell table:formula="of:=[.$B$4]*SIN(2*PI()/[.$B$5] * [.D201] - (2*PI() / [.$B$6]) * ([.$B$16] - [.$B$3]/2) * COS([.$B$7]))" office:value-type="float" office:value="0.322817385435981" calcext:value-type="float">
            <text:p>0,322817385435981</text:p>
          </table:table-cell>
          <table:table-cell table:formula="of:=ASIN(([.L201]-[.M201])/[.$B$3])" office:value-type="float" office:value="-0.444749393330896" calcext:value-type="float">
            <text:p>-0,445</text:p>
          </table:table-cell>
          <table:table-cell table:formula="of:=[.N201]*180/PI()" office:value-type="float" office:value="-25.4822631788641" calcext:value-type="float">
            <text:p>-25,48</text:p>
          </table:table-cell>
          <table:table-cell/>
          <table:table-cell table:formula="of:=[.$B$4]*SIN(2*PI()/[.$B$5] * [.D201] - (2*PI() / [.$B$6]) * ([.$B$16] + [.$B$3]/2 * COS([.$B$8])))" office:value-type="float" office:value="-1.39810928069902" calcext:value-type="float">
            <text:p>-1,39810928069902</text:p>
          </table:table-cell>
          <table:table-cell table:formula="of:=[.$B$4]*SIN(2*PI()/[.$B$5] * [.D201] - (2*PI() / [.$B$6]) * ([.$B$16] - [.$B$3]/2 * COS([.$B$8])))" office:value-type="float" office:value="0.322817385435981" calcext:value-type="float">
            <text:p>0,322817385435981</text:p>
          </table:table-cell>
          <table:table-cell table:formula="of:=180*ASIN(([.Q201]-[.R201])/[.$B$3])/PI()" office:value-type="float" office:value="-25.4822631788641" calcext:value-type="float">
            <text:p>-25,4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9.8" calcext:value-type="float">
            <text:p>19,8</text:p>
          </table:table-cell>
          <table:table-cell table:number-columns-repeated="2"/>
          <table:table-cell table:formula="of:=[.$B$4]*SIN(2*PI()/[.$B$5] * [.D202] - (2*PI() / [.$B$6]) * ([.$B$16] + [.D202]*[.$B$21]*COS([.$B$7]) + [.$B$2]/2 * SIN([.$B$7])))" office:value-type="float" office:value="-0.470448140900841" calcext:value-type="float">
            <text:p>-0,470448140900841</text:p>
          </table:table-cell>
          <table:table-cell table:formula="of:=[.$B$4]*SIN(2*PI()/[.$B$5] * [.D202] - (2*PI() / [.$B$6]) * ([.$B$16] + [.D202]*[.$B$21]*COS([.$B$7]) - [.$B$2]/2 * SIN([.$B$7])))" office:value-type="float" office:value="0.414494560126657" calcext:value-type="float">
            <text:p>0,414494560126657</text:p>
          </table:table-cell>
          <table:table-cell table:style-name="ce20" table:formula="of:=ASIN(([.G202]-[.H202])/[.$B$2])" office:value-type="float" office:value="-0.458352602437763" calcext:value-type="float">
            <text:p>-0,45835</text:p>
          </table:table-cell>
          <table:table-cell table:style-name="ce23" table:formula="of:=[.I202]*180/PI()" office:value-type="float" office:value="-26.2616696485215" calcext:value-type="float">
            <text:p>-26,2617</text:p>
          </table:table-cell>
          <table:table-cell/>
          <table:table-cell table:formula="of:=[.$B$4]*SIN(2*PI()/[.$B$5] * [.D202] - (2*PI() / [.$B$6]) * ([.$B$16] + [.$B$3]/2) * COS([.$B$7]))" office:value-type="float" office:value="-1.22868576892066" calcext:value-type="float">
            <text:p>-1,22868576892066</text:p>
          </table:table-cell>
          <table:table-cell table:formula="of:=[.$B$4]*SIN(2*PI()/[.$B$5] * [.D202] - (2*PI() / [.$B$6]) * ([.$B$16] - [.$B$3]/2) * COS([.$B$7]))" office:value-type="float" office:value="0.509458184480013" calcext:value-type="float">
            <text:p>0,509458184480013</text:p>
          </table:table-cell>
          <table:table-cell table:formula="of:=ASIN(([.L202]-[.M202])/[.$B$3])" office:value-type="float" office:value="-0.449523018846416" calcext:value-type="float">
            <text:p>-0,450</text:p>
          </table:table-cell>
          <table:table-cell table:formula="of:=[.N202]*180/PI()" office:value-type="float" office:value="-25.7557717738794" calcext:value-type="float">
            <text:p>-25,76</text:p>
          </table:table-cell>
          <table:table-cell/>
          <table:table-cell table:formula="of:=[.$B$4]*SIN(2*PI()/[.$B$5] * [.D202] - (2*PI() / [.$B$6]) * ([.$B$16] + [.$B$3]/2 * COS([.$B$8])))" office:value-type="float" office:value="-1.22868576892066" calcext:value-type="float">
            <text:p>-1,22868576892066</text:p>
          </table:table-cell>
          <table:table-cell table:formula="of:=[.$B$4]*SIN(2*PI()/[.$B$5] * [.D202] - (2*PI() / [.$B$6]) * ([.$B$16] - [.$B$3]/2 * COS([.$B$8])))" office:value-type="float" office:value="0.509458184480013" calcext:value-type="float">
            <text:p>0,509458184480013</text:p>
          </table:table-cell>
          <table:table-cell table:formula="of:=180*ASIN(([.Q202]-[.R202])/[.$B$3])/PI()" office:value-type="float" office:value="-25.7557717738794" calcext:value-type="float">
            <text:p>-25,76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19.9" calcext:value-type="float">
            <text:p>19,9</text:p>
          </table:table-cell>
          <table:table-cell table:number-columns-repeated="2"/>
          <table:table-cell table:formula="of:=[.$B$4]*SIN(2*PI()/[.$B$5] * [.D203] - (2*PI() / [.$B$6]) * ([.$B$16] + [.D203]*[.$B$21]*COS([.$B$7]) + [.$B$2]/2 * SIN([.$B$7])))" office:value-type="float" office:value="-0.470589234422441" calcext:value-type="float">
            <text:p>-0,470589234422441</text:p>
          </table:table-cell>
          <table:table-cell table:formula="of:=[.$B$4]*SIN(2*PI()/[.$B$5] * [.D203] - (2*PI() / [.$B$6]) * ([.$B$16] + [.D203]*[.$B$21]*COS([.$B$7]) - [.$B$2]/2 * SIN([.$B$7])))" office:value-type="float" office:value="0.414353068244083" calcext:value-type="float">
            <text:p>0,414353068244083</text:p>
          </table:table-cell>
          <table:table-cell table:style-name="ce20" table:formula="of:=ASIN(([.G203]-[.H203])/[.$B$2])" office:value-type="float" office:value="-0.45835238033213" calcext:value-type="float">
            <text:p>-0,45835</text:p>
          </table:table-cell>
          <table:table-cell table:style-name="ce23" table:formula="of:=[.I203]*180/PI()" office:value-type="float" office:value="-26.2616569228062" calcext:value-type="float">
            <text:p>-26,2617</text:p>
          </table:table-cell>
          <table:table-cell/>
          <table:table-cell table:formula="of:=[.$B$4]*SIN(2*PI()/[.$B$5] * [.D203] - (2*PI() / [.$B$6]) * ([.$B$16] + [.$B$3]/2) * COS([.$B$7]))" office:value-type="float" office:value="-1.05441319574552" calcext:value-type="float">
            <text:p>-1,05441319574552</text:p>
          </table:table-cell>
          <table:table-cell table:formula="of:=[.$B$4]*SIN(2*PI()/[.$B$5] * [.D203] - (2*PI() / [.$B$6]) * ([.$B$16] - [.$B$3]/2) * COS([.$B$7]))" office:value-type="float" office:value="0.694088384819197" calcext:value-type="float">
            <text:p>0,694088384819197</text:p>
          </table:table-cell>
          <table:table-cell table:formula="of:=ASIN(([.L203]-[.M203])/[.$B$3])" office:value-type="float" office:value="-0.452400047541741" calcext:value-type="float">
            <text:p>-0,452</text:p>
          </table:table-cell>
          <table:table-cell table:formula="of:=[.N203]*180/PI()" office:value-type="float" office:value="-25.9206133756596" calcext:value-type="float">
            <text:p>-25,92</text:p>
          </table:table-cell>
          <table:table-cell/>
          <table:table-cell table:formula="of:=[.$B$4]*SIN(2*PI()/[.$B$5] * [.D203] - (2*PI() / [.$B$6]) * ([.$B$16] + [.$B$3]/2 * COS([.$B$8])))" office:value-type="float" office:value="-1.05441319574552" calcext:value-type="float">
            <text:p>-1,05441319574552</text:p>
          </table:table-cell>
          <table:table-cell table:formula="of:=[.$B$4]*SIN(2*PI()/[.$B$5] * [.D203] - (2*PI() / [.$B$6]) * ([.$B$16] - [.$B$3]/2 * COS([.$B$8])))" office:value-type="float" office:value="0.694088384819197" calcext:value-type="float">
            <text:p>0,694088384819197</text:p>
          </table:table-cell>
          <table:table-cell table:formula="of:=180*ASIN(([.Q203]-[.R203])/[.$B$3])/PI()" office:value-type="float" office:value="-25.9206133756596" calcext:value-type="float">
            <text:p>-25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[.$B$4]*SIN(2*PI()/[.$B$5] * [.D204] - (2*PI() / [.$B$6]) * ([.$B$16] + [.D204]*[.$B$21]*COS([.$B$7]) + [.$B$2]/2 * SIN([.$B$7])))" office:value-type="float" office:value="-0.470730326876869" calcext:value-type="float">
            <text:p>-0,470730326876869</text:p>
          </table:table-cell>
          <table:table-cell table:formula="of:=[.$B$4]*SIN(2*PI()/[.$B$5] * [.D204] - (2*PI() / [.$B$6]) * ([.$B$16] + [.D204]*[.$B$21]*COS([.$B$7]) - [.$B$2]/2 * SIN([.$B$7])))" office:value-type="float" office:value="0.414211575421886" calcext:value-type="float">
            <text:p>0,414211575421886</text:p>
          </table:table-cell>
          <table:table-cell table:style-name="ce20" table:formula="of:=ASIN(([.G204]-[.H204])/[.$B$2])" office:value-type="float" office:value="-0.458352157107635" calcext:value-type="float">
            <text:p>-0,45835</text:p>
          </table:table-cell>
          <table:table-cell table:style-name="ce23" table:formula="of:=[.I204]*180/PI()" office:value-type="float" office:value="-26.2616441329847" calcext:value-type="float">
            <text:p>-26,2616</text:p>
          </table:table-cell>
          <table:table-cell/>
          <table:table-cell table:formula="of:=[.$B$4]*SIN(2*PI()/[.$B$5] * [.D204] - (2*PI() / [.$B$6]) * ([.$B$16] + [.$B$3]/2) * COS([.$B$7]))" office:value-type="float" office:value="-0.875979335402332" calcext:value-type="float">
            <text:p>-0,875979335402332</text:p>
          </table:table-cell>
          <table:table-cell table:formula="of:=[.$B$4]*SIN(2*PI()/[.$B$5] * [.D204] - (2*PI() / [.$B$6]) * ([.$B$16] - [.$B$3]/2) * COS([.$B$7]))" office:value-type="float" office:value="0.875979335402329" calcext:value-type="float">
            <text:p>0,875979335402329</text:p>
          </table:table-cell>
          <table:table-cell table:formula="of:=ASIN(([.L204]-[.M204])/[.$B$3])" office:value-type="float" office:value="-0.453361215054416" calcext:value-type="float">
            <text:p>-0,453</text:p>
          </table:table-cell>
          <table:table-cell table:formula="of:=[.N204]*180/PI()" office:value-type="float" office:value="-25.9756842175409" calcext:value-type="float">
            <text:p>-25,98</text:p>
          </table:table-cell>
          <table:table-cell/>
          <table:table-cell table:formula="of:=[.$B$4]*SIN(2*PI()/[.$B$5] * [.D204] - (2*PI() / [.$B$6]) * ([.$B$16] + [.$B$3]/2 * COS([.$B$8])))" office:value-type="float" office:value="-0.875979335402332" calcext:value-type="float">
            <text:p>-0,875979335402332</text:p>
          </table:table-cell>
          <table:table-cell table:formula="of:=[.$B$4]*SIN(2*PI()/[.$B$5] * [.D204] - (2*PI() / [.$B$6]) * ([.$B$16] - [.$B$3]/2 * COS([.$B$8])))" office:value-type="float" office:value="0.875979335402329" calcext:value-type="float">
            <text:p>0,875979335402329</text:p>
          </table:table-cell>
          <table:table-cell table:formula="of:=180*ASIN(([.Q204]-[.R204])/[.$B$3])/PI()" office:value-type="float" office:value="-25.9756842175409" calcext:value-type="float">
            <text:p>-25,98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0.1" calcext:value-type="float">
            <text:p>20,1</text:p>
          </table:table-cell>
          <table:table-cell table:number-columns-repeated="2"/>
          <table:table-cell table:formula="of:=[.$B$4]*SIN(2*PI()/[.$B$5] * [.D205] - (2*PI() / [.$B$6]) * ([.$B$16] + [.D205]*[.$B$21]*COS([.$B$7]) + [.$B$2]/2 * SIN([.$B$7])))" office:value-type="float" office:value="-0.470871418263826" calcext:value-type="float">
            <text:p>-0,470871418263826</text:p>
          </table:table-cell>
          <table:table-cell table:formula="of:=[.$B$4]*SIN(2*PI()/[.$B$5] * [.D205] - (2*PI() / [.$B$6]) * ([.$B$16] + [.D205]*[.$B$21]*COS([.$B$7]) - [.$B$2]/2 * SIN([.$B$7])))" office:value-type="float" office:value="0.414070081660365" calcext:value-type="float">
            <text:p>0,414070081660365</text:p>
          </table:table-cell>
          <table:table-cell table:style-name="ce20" table:formula="of:=ASIN(([.G205]-[.H205])/[.$B$2])" office:value-type="float" office:value="-0.45835193276428" calcext:value-type="float">
            <text:p>-0,45835</text:p>
          </table:table-cell>
          <table:table-cell table:style-name="ce23" table:formula="of:=[.I205]*180/PI()" office:value-type="float" office:value="-26.2616312790573" calcext:value-type="float">
            <text:p>-26,2616</text:p>
          </table:table-cell>
          <table:table-cell/>
          <table:table-cell table:formula="of:=[.$B$4]*SIN(2*PI()/[.$B$5] * [.D205] - (2*PI() / [.$B$6]) * ([.$B$16] + [.$B$3]/2) * COS([.$B$7]))" office:value-type="float" office:value="-0.694088384819199" calcext:value-type="float">
            <text:p>-0,694088384819199</text:p>
          </table:table-cell>
          <table:table-cell table:formula="of:=[.$B$4]*SIN(2*PI()/[.$B$5] * [.D205] - (2*PI() / [.$B$6]) * ([.$B$16] - [.$B$3]/2) * COS([.$B$7]))" office:value-type="float" office:value="1.05441319574552" calcext:value-type="float">
            <text:p>1,05441319574552</text:p>
          </table:table-cell>
          <table:table-cell table:formula="of:=ASIN(([.L205]-[.M205])/[.$B$3])" office:value-type="float" office:value="-0.452400047541741" calcext:value-type="float">
            <text:p>-0,452</text:p>
          </table:table-cell>
          <table:table-cell table:formula="of:=[.N205]*180/PI()" office:value-type="float" office:value="-25.9206133756596" calcext:value-type="float">
            <text:p>-25,92</text:p>
          </table:table-cell>
          <table:table-cell/>
          <table:table-cell table:formula="of:=[.$B$4]*SIN(2*PI()/[.$B$5] * [.D205] - (2*PI() / [.$B$6]) * ([.$B$16] + [.$B$3]/2 * COS([.$B$8])))" office:value-type="float" office:value="-0.694088384819199" calcext:value-type="float">
            <text:p>-0,694088384819199</text:p>
          </table:table-cell>
          <table:table-cell table:formula="of:=[.$B$4]*SIN(2*PI()/[.$B$5] * [.D205] - (2*PI() / [.$B$6]) * ([.$B$16] - [.$B$3]/2 * COS([.$B$8])))" office:value-type="float" office:value="1.05441319574552" calcext:value-type="float">
            <text:p>1,05441319574552</text:p>
          </table:table-cell>
          <table:table-cell table:formula="of:=180*ASIN(([.Q205]-[.R205])/[.$B$3])/PI()" office:value-type="float" office:value="-25.9206133756596" calcext:value-type="float">
            <text:p>-25,92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0.2" calcext:value-type="float">
            <text:p>20,2</text:p>
          </table:table-cell>
          <table:table-cell table:number-columns-repeated="2"/>
          <table:table-cell table:formula="of:=[.$B$4]*SIN(2*PI()/[.$B$5] * [.D206] - (2*PI() / [.$B$6]) * ([.$B$16] + [.D206]*[.$B$21]*COS([.$B$7]) + [.$B$2]/2 * SIN([.$B$7])))" office:value-type="float" office:value="-0.471012508582981" calcext:value-type="float">
            <text:p>-0,471012508582981</text:p>
          </table:table-cell>
          <table:table-cell table:formula="of:=[.$B$4]*SIN(2*PI()/[.$B$5] * [.D206] - (2*PI() / [.$B$6]) * ([.$B$16] + [.D206]*[.$B$21]*COS([.$B$7]) - [.$B$2]/2 * SIN([.$B$7])))" office:value-type="float" office:value="0.413928586959851" calcext:value-type="float">
            <text:p>0,413928586959851</text:p>
          </table:table-cell>
          <table:table-cell table:style-name="ce20" table:formula="of:=ASIN(([.G206]-[.H206])/[.$B$2])" office:value-type="float" office:value="-0.458351707302064" calcext:value-type="float">
            <text:p>-0,45835</text:p>
          </table:table-cell>
          <table:table-cell table:style-name="ce23" table:formula="of:=[.I206]*180/PI()" office:value-type="float" office:value="-26.2616183610239" calcext:value-type="float">
            <text:p>-26,2616</text:p>
          </table:table-cell>
          <table:table-cell/>
          <table:table-cell table:formula="of:=[.$B$4]*SIN(2*PI()/[.$B$5] * [.D206] - (2*PI() / [.$B$6]) * ([.$B$16] + [.$B$3]/2) * COS([.$B$7]))" office:value-type="float" office:value="-0.509458184480016" calcext:value-type="float">
            <text:p>-0,509458184480016</text:p>
          </table:table-cell>
          <table:table-cell table:formula="of:=[.$B$4]*SIN(2*PI()/[.$B$5] * [.D206] - (2*PI() / [.$B$6]) * ([.$B$16] - [.$B$3]/2) * COS([.$B$7]))" office:value-type="float" office:value="1.22868576892066" calcext:value-type="float">
            <text:p>1,22868576892066</text:p>
          </table:table-cell>
          <table:table-cell table:formula="of:=ASIN(([.L206]-[.M206])/[.$B$3])" office:value-type="float" office:value="-0.449523018846416" calcext:value-type="float">
            <text:p>-0,450</text:p>
          </table:table-cell>
          <table:table-cell table:formula="of:=[.N206]*180/PI()" office:value-type="float" office:value="-25.7557717738794" calcext:value-type="float">
            <text:p>-25,76</text:p>
          </table:table-cell>
          <table:table-cell/>
          <table:table-cell table:formula="of:=[.$B$4]*SIN(2*PI()/[.$B$5] * [.D206] - (2*PI() / [.$B$6]) * ([.$B$16] + [.$B$3]/2 * COS([.$B$8])))" office:value-type="float" office:value="-0.509458184480016" calcext:value-type="float">
            <text:p>-0,509458184480016</text:p>
          </table:table-cell>
          <table:table-cell table:formula="of:=[.$B$4]*SIN(2*PI()/[.$B$5] * [.D206] - (2*PI() / [.$B$6]) * ([.$B$16] - [.$B$3]/2 * COS([.$B$8])))" office:value-type="float" office:value="1.22868576892066" calcext:value-type="float">
            <text:p>1,22868576892066</text:p>
          </table:table-cell>
          <table:table-cell table:formula="of:=180*ASIN(([.Q206]-[.R206])/[.$B$3])/PI()" office:value-type="float" office:value="-25.7557717738794" calcext:value-type="float">
            <text:p>-25,76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float" office:value="20.3" calcext:value-type="float">
            <text:p>20,3</text:p>
          </table:table-cell>
          <table:table-cell table:number-columns-repeated="2"/>
          <table:table-cell table:formula="of:=[.$B$4]*SIN(2*PI()/[.$B$5] * [.D207] - (2*PI() / [.$B$6]) * ([.$B$16] + [.D207]*[.$B$21]*COS([.$B$7]) + [.$B$2]/2 * SIN([.$B$7])))" office:value-type="float" office:value="-0.471153597834014" calcext:value-type="float">
            <text:p>-0,471153597834014</text:p>
          </table:table-cell>
          <table:table-cell table:formula="of:=[.$B$4]*SIN(2*PI()/[.$B$5] * [.D207] - (2*PI() / [.$B$6]) * ([.$B$16] + [.D207]*[.$B$21]*COS([.$B$7]) - [.$B$2]/2 * SIN([.$B$7])))" office:value-type="float" office:value="0.413787091320666" calcext:value-type="float">
            <text:p>0,413787091320666</text:p>
          </table:table-cell>
          <table:table-cell table:style-name="ce20" table:formula="of:=ASIN(([.G207]-[.H207])/[.$B$2])" office:value-type="float" office:value="-0.458351480720989" calcext:value-type="float">
            <text:p>-0,45835</text:p>
          </table:table-cell>
          <table:table-cell table:style-name="ce23" table:formula="of:=[.I207]*180/PI()" office:value-type="float" office:value="-26.2616053788846" calcext:value-type="float">
            <text:p>-26,2616</text:p>
          </table:table-cell>
          <table:table-cell/>
          <table:table-cell table:formula="of:=[.$B$4]*SIN(2*PI()/[.$B$5] * [.D207] - (2*PI() / [.$B$6]) * ([.$B$16] + [.$B$3]/2) * COS([.$B$7]))" office:value-type="float" office:value="-0.322817385435984" calcext:value-type="float">
            <text:p>-0,322817385435984</text:p>
          </table:table-cell>
          <table:table-cell table:formula="of:=[.$B$4]*SIN(2*PI()/[.$B$5] * [.D207] - (2*PI() / [.$B$6]) * ([.$B$16] - [.$B$3]/2) * COS([.$B$7]))" office:value-type="float" office:value="1.39810928069902" calcext:value-type="float">
            <text:p>1,39810928069902</text:p>
          </table:table-cell>
          <table:table-cell table:formula="of:=ASIN(([.L207]-[.M207])/[.$B$3])" office:value-type="float" office:value="-0.444749393330896" calcext:value-type="float">
            <text:p>-0,445</text:p>
          </table:table-cell>
          <table:table-cell table:formula="of:=[.N207]*180/PI()" office:value-type="float" office:value="-25.4822631788642" calcext:value-type="float">
            <text:p>-25,48</text:p>
          </table:table-cell>
          <table:table-cell/>
          <table:table-cell table:formula="of:=[.$B$4]*SIN(2*PI()/[.$B$5] * [.D207] - (2*PI() / [.$B$6]) * ([.$B$16] + [.$B$3]/2 * COS([.$B$8])))" office:value-type="float" office:value="-0.322817385435984" calcext:value-type="float">
            <text:p>-0,322817385435984</text:p>
          </table:table-cell>
          <table:table-cell table:formula="of:=[.$B$4]*SIN(2*PI()/[.$B$5] * [.D207] - (2*PI() / [.$B$6]) * ([.$B$16] - [.$B$3]/2 * COS([.$B$8])))" office:value-type="float" office:value="1.39810928069902" calcext:value-type="float">
            <text:p>1,39810928069902</text:p>
          </table:table-cell>
          <table:table-cell table:formula="of:=180*ASIN(([.Q207]-[.R207])/[.$B$3])/PI()" office:value-type="float" office:value="-25.4822631788642" calcext:value-type="float">
            <text:p>-25,48</text:p>
          </table:table-cell>
          <table:table-cell table:number-columns-repeated="16365"/>
        </table:table-row>
        <table:table-row table:style-name="ro1" table:number-rows-repeated="10483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3:37:47.737721073</meta:creation-date>
    <meta:generator>LibreOffice/7.4.1.2$Linux_X86_64 LibreOffice_project/3c58a8f3a960df8bc8fd77b461821e42c061c5f0</meta:generator>
    <dc:date>2023-03-15T12:01:45.074633341</dc:date>
    <meta:editing-duration>PT7H31M52S</meta:editing-duration>
    <meta:editing-cycles>10</meta:editing-cycles>
    <meta:document-statistic meta:table-count="1" meta:cell-count="249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3.952cm" style:legend-expansion="high" chart:style-name="ch2"/>
        <chart:plot-area chart:style-name="ch3" table:cell-range-address="Sheet1.D4:Sheet1.D207 Sheet1.O4:Sheet1.O207 Sheet1.S4:Sheet1.S207" chart:data-source-has-labels="row" svg:x="0.32cm" svg:y="0.18cm" svg:width="12.614cm" svg:height="8.64cm">
          <chart:coordinate-region svg:x="1.524cm" svg:y="0.379cm" svg:width="11.22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4:Sheet1.O207" loext:label-string="tangage" chart:class="chart:scatter">
            <chart:domain table:cell-range-address="Sheet1.D4:Sheet1.D207"/>
            <chart:data-point chart:repeated="204"/>
          </chart:series>
          <chart:series chart:style-name="ch8" chart:values-cell-range-address="Sheet1.S4:Sheet1.S207" loext:label-string="tangage2" chart:class="chart:scatter">
            <chart:data-point chart:repeated="2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angage</text:p>
              </table:table-cell>
              <table:table-cell office:value-type="string">
                <text:p>tangag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:Sheet1.D207</svg:desc>
                </draw:g>
              </table:table-cell>
              <table:table-cell office:value-type="float" office:value="-25.9756842175408">
                <text:p>-25.9756842175408</text:p>
                <draw:g>
                  <svg:desc>Sheet1.O4:Sheet1.O207</svg:desc>
                </draw:g>
              </table:table-cell>
              <table:table-cell office:value-type="float" office:value="-25.9756842175408">
                <text:p>-25.9756842175408</text:p>
                <draw:g>
                  <svg:desc>Sheet1.S4:Sheet1.S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25.9206133756595">
                <text:p>-25.9206133756595</text:p>
              </table:table-cell>
              <table:table-cell office:value-type="float" office:value="-25.9206133756595">
                <text:p>-25.9206133756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25.7557717738794">
                <text:p>-25.7557717738794</text:p>
              </table:table-cell>
              <table:table-cell office:value-type="float" office:value="-25.7557717738794">
                <text:p>-25.7557717738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25.4822631788641">
                <text:p>-25.4822631788641</text:p>
              </table:table-cell>
              <table:table-cell office:value-type="float" office:value="-25.4822631788641">
                <text:p>-25.4822631788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25.1018977584785">
                <text:p>-25.1018977584785</text:p>
              </table:table-cell>
              <table:table-cell office:value-type="float" office:value="-25.1018977584785">
                <text:p>-25.1018977584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24.6171498594734">
                <text:p>-24.6171498594734</text:p>
              </table:table-cell>
              <table:table-cell office:value-type="float" office:value="-24.6171498594734">
                <text:p>-24.6171498594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24.0311025633116">
                <text:p>-24.0311025633116</text:p>
              </table:table-cell>
              <table:table-cell office:value-type="float" office:value="-24.0311025633116">
                <text:p>-24.0311025633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23.3473822158511">
                <text:p>-23.3473822158511</text:p>
              </table:table-cell>
              <table:table-cell office:value-type="float" office:value="-23.3473822158511">
                <text:p>-23.3473822158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22.5700864534539">
                <text:p>-22.5700864534539</text:p>
              </table:table-cell>
              <table:table-cell office:value-type="float" office:value="-22.5700864534539">
                <text:p>-22.5700864534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21.7037092658542">
                <text:p>-21.7037092658542</text:p>
              </table:table-cell>
              <table:table-cell office:value-type="float" office:value="-21.7037092658542">
                <text:p>-21.7037092658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20.7530663845957">
                <text:p>-20.7530663845957</text:p>
              </table:table-cell>
              <table:table-cell office:value-type="float" office:value="-20.7530663845957">
                <text:p>-20.7530663845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19.7232238313187">
                <text:p>-19.7232238313187</text:p>
              </table:table-cell>
              <table:table-cell office:value-type="float" office:value="-19.7232238313187">
                <text:p>-19.7232238313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18.6194318808228">
                <text:p>-18.6194318808228</text:p>
              </table:table-cell>
              <table:table-cell office:value-type="float" office:value="-18.6194318808228">
                <text:p>-18.6194318808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17.4470660660653">
                <text:p>-17.4470660660653</text:p>
              </table:table-cell>
              <table:table-cell office:value-type="float" office:value="-17.4470660660653">
                <text:p>-17.4470660660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16.2115762406644">
                <text:p>-16.2115762406644</text:p>
              </table:table-cell>
              <table:table-cell office:value-type="float" office:value="-16.2115762406644">
                <text:p>-16.2115762406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14.9184441662707">
                <text:p>-14.9184441662707</text:p>
              </table:table-cell>
              <table:table-cell office:value-type="float" office:value="-14.9184441662707">
                <text:p>-14.9184441662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13.573149635805">
                <text:p>-13.573149635805</text:p>
              </table:table-cell>
              <table:table-cell office:value-type="float" office:value="-13.573149635805">
                <text:p>-13.573149635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12.1811447905517">
                <text:p>-12.1811447905517</text:p>
              </table:table-cell>
              <table:table-cell office:value-type="float" office:value="-12.1811447905517">
                <text:p>-12.1811447905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10.7478360376925">
                <text:p>-10.7478360376925</text:p>
              </table:table-cell>
              <table:table-cell office:value-type="float" office:value="-10.7478360376925">
                <text:p>-10.7478360376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9.27857281424229">
                <text:p>-9.27857281424229</text:p>
              </table:table-cell>
              <table:table-cell office:value-type="float" office:value="-9.27857281424229">
                <text:p>-9.27857281424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7.77864235764487">
                <text:p>-7.77864235764487</text:p>
              </table:table-cell>
              <table:table-cell office:value-type="float" office:value="-7.77864235764487">
                <text:p>-7.77864235764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6.25326961480347">
                <text:p>-6.25326961480347</text:p>
              </table:table-cell>
              <table:table-cell office:value-type="float" office:value="-6.25326961480347">
                <text:p>-6.25326961480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4.70762143278612">
                <text:p>-4.70762143278612</text:p>
              </table:table-cell>
              <table:table-cell office:value-type="float" office:value="-4.70762143278612">
                <text:p>-4.70762143278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3.14681421045858">
                <text:p>-3.14681421045858</text:p>
              </table:table-cell>
              <table:table-cell office:value-type="float" office:value="-3.14681421045858">
                <text:p>-3.146814210458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1.57592423795419">
                <text:p>-1.57592423795419</text:p>
              </table:table-cell>
              <table:table-cell office:value-type="float" office:value="-1.57592423795419">
                <text:p>-1.57592423795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57592423795419">
                <text:p>1.57592423795419</text:p>
              </table:table-cell>
              <table:table-cell office:value-type="float" office:value="1.57592423795419">
                <text:p>1.575924237954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3.14681421045858">
                <text:p>3.14681421045858</text:p>
              </table:table-cell>
              <table:table-cell office:value-type="float" office:value="3.14681421045858">
                <text:p>3.146814210458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4.70762143278612">
                <text:p>4.70762143278612</text:p>
              </table:table-cell>
              <table:table-cell office:value-type="float" office:value="4.70762143278612">
                <text:p>4.70762143278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6.25326961480347">
                <text:p>6.25326961480347</text:p>
              </table:table-cell>
              <table:table-cell office:value-type="float" office:value="6.25326961480347">
                <text:p>6.253269614803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7.77864235764487">
                <text:p>7.77864235764487</text:p>
              </table:table-cell>
              <table:table-cell office:value-type="float" office:value="7.77864235764487">
                <text:p>7.77864235764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9.27857281424229">
                <text:p>9.27857281424229</text:p>
              </table:table-cell>
              <table:table-cell office:value-type="float" office:value="9.27857281424229">
                <text:p>9.27857281424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0.7478360376925">
                <text:p>10.7478360376925</text:p>
              </table:table-cell>
              <table:table-cell office:value-type="float" office:value="10.7478360376925">
                <text:p>10.7478360376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2.1811447905517">
                <text:p>12.1811447905517</text:p>
              </table:table-cell>
              <table:table-cell office:value-type="float" office:value="12.1811447905517">
                <text:p>12.1811447905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3.573149635805">
                <text:p>13.573149635805</text:p>
              </table:table-cell>
              <table:table-cell office:value-type="float" office:value="13.573149635805">
                <text:p>13.573149635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4.9184441662707">
                <text:p>14.9184441662707</text:p>
              </table:table-cell>
              <table:table-cell office:value-type="float" office:value="14.9184441662707">
                <text:p>14.9184441662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6.2115762406644">
                <text:p>16.2115762406644</text:p>
              </table:table-cell>
              <table:table-cell office:value-type="float" office:value="16.2115762406644">
                <text:p>16.21157624066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7.4470660660653">
                <text:p>17.4470660660653</text:p>
              </table:table-cell>
              <table:table-cell office:value-type="float" office:value="17.4470660660653">
                <text:p>17.44706606606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8.6194318808228">
                <text:p>18.6194318808228</text:p>
              </table:table-cell>
              <table:table-cell office:value-type="float" office:value="18.6194318808228">
                <text:p>18.6194318808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9.7232238313187">
                <text:p>19.7232238313187</text:p>
              </table:table-cell>
              <table:table-cell office:value-type="float" office:value="19.7232238313187">
                <text:p>19.7232238313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0.7530663845957">
                <text:p>20.7530663845957</text:p>
              </table:table-cell>
              <table:table-cell office:value-type="float" office:value="20.7530663845957">
                <text:p>20.7530663845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21.7037092658542">
                <text:p>21.7037092658542</text:p>
              </table:table-cell>
              <table:table-cell office:value-type="float" office:value="21.7037092658542">
                <text:p>21.70370926585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22.5700864534539">
                <text:p>22.5700864534539</text:p>
              </table:table-cell>
              <table:table-cell office:value-type="float" office:value="22.5700864534539">
                <text:p>22.5700864534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23.3473822158512">
                <text:p>23.3473822158512</text:p>
              </table:table-cell>
              <table:table-cell office:value-type="float" office:value="23.3473822158512">
                <text:p>23.34738221585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24.0311025633116">
                <text:p>24.0311025633116</text:p>
              </table:table-cell>
              <table:table-cell office:value-type="float" office:value="24.0311025633116">
                <text:p>24.0311025633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24.6171498594735">
                <text:p>24.6171498594735</text:p>
              </table:table-cell>
              <table:table-cell office:value-type="float" office:value="24.6171498594735">
                <text:p>24.6171498594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25.1018977584785">
                <text:p>25.1018977584785</text:p>
              </table:table-cell>
              <table:table-cell office:value-type="float" office:value="25.1018977584785">
                <text:p>25.1018977584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25.4822631788641">
                <text:p>25.4822631788641</text:p>
              </table:table-cell>
              <table:table-cell office:value-type="float" office:value="25.4822631788641">
                <text:p>25.48226317886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25.7557717738794">
                <text:p>25.7557717738794</text:p>
              </table:table-cell>
              <table:table-cell office:value-type="float" office:value="25.7557717738794">
                <text:p>25.75577177387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25.9206133756595">
                <text:p>25.9206133756595</text:p>
              </table:table-cell>
              <table:table-cell office:value-type="float" office:value="25.9206133756595">
                <text:p>25.92061337565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25.9756842175409">
                <text:p>25.9756842175409</text:p>
              </table:table-cell>
              <table:table-cell office:value-type="float" office:value="25.9756842175409">
                <text:p>25.9756842175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25.9206133756595">
                <text:p>25.9206133756595</text:p>
              </table:table-cell>
              <table:table-cell office:value-type="float" office:value="25.9206133756595">
                <text:p>25.92061337565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25.7557717738794">
                <text:p>25.7557717738794</text:p>
              </table:table-cell>
              <table:table-cell office:value-type="float" office:value="25.7557717738794">
                <text:p>25.7557717738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25.4822631788641">
                <text:p>25.4822631788641</text:p>
              </table:table-cell>
              <table:table-cell office:value-type="float" office:value="25.4822631788641">
                <text:p>25.48226317886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25.1018977584785">
                <text:p>25.1018977584785</text:p>
              </table:table-cell>
              <table:table-cell office:value-type="float" office:value="25.1018977584785">
                <text:p>25.1018977584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24.6171498594735">
                <text:p>24.6171498594735</text:p>
              </table:table-cell>
              <table:table-cell office:value-type="float" office:value="24.6171498594735">
                <text:p>24.61714985947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24.0311025633116">
                <text:p>24.0311025633116</text:p>
              </table:table-cell>
              <table:table-cell office:value-type="float" office:value="24.0311025633116">
                <text:p>24.0311025633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23.3473822158512">
                <text:p>23.3473822158512</text:p>
              </table:table-cell>
              <table:table-cell office:value-type="float" office:value="23.3473822158512">
                <text:p>23.34738221585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22.5700864534539">
                <text:p>22.5700864534539</text:p>
              </table:table-cell>
              <table:table-cell office:value-type="float" office:value="22.5700864534539">
                <text:p>22.57008645345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21.7037092658542">
                <text:p>21.7037092658542</text:p>
              </table:table-cell>
              <table:table-cell office:value-type="float" office:value="21.7037092658542">
                <text:p>21.70370926585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0.7530663845957">
                <text:p>20.7530663845957</text:p>
              </table:table-cell>
              <table:table-cell office:value-type="float" office:value="20.7530663845957">
                <text:p>20.75306638459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19.7232238313187">
                <text:p>19.7232238313187</text:p>
              </table:table-cell>
              <table:table-cell office:value-type="float" office:value="19.7232238313187">
                <text:p>19.72322383131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18.6194318808228">
                <text:p>18.6194318808228</text:p>
              </table:table-cell>
              <table:table-cell office:value-type="float" office:value="18.6194318808228">
                <text:p>18.61943188082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7.4470660660653">
                <text:p>17.4470660660653</text:p>
              </table:table-cell>
              <table:table-cell office:value-type="float" office:value="17.4470660660653">
                <text:p>17.44706606606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6.2115762406644">
                <text:p>16.2115762406644</text:p>
              </table:table-cell>
              <table:table-cell office:value-type="float" office:value="16.2115762406644">
                <text:p>16.21157624066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4.9184441662707">
                <text:p>14.9184441662707</text:p>
              </table:table-cell>
              <table:table-cell office:value-type="float" office:value="14.9184441662707">
                <text:p>14.91844416627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13.573149635805">
                <text:p>13.573149635805</text:p>
              </table:table-cell>
              <table:table-cell office:value-type="float" office:value="13.573149635805">
                <text:p>13.573149635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12.1811447905517">
                <text:p>12.1811447905517</text:p>
              </table:table-cell>
              <table:table-cell office:value-type="float" office:value="12.1811447905517">
                <text:p>12.18114479055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10.7478360376925">
                <text:p>10.7478360376925</text:p>
              </table:table-cell>
              <table:table-cell office:value-type="float" office:value="10.7478360376925">
                <text:p>10.7478360376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9.27857281424228">
                <text:p>9.27857281424228</text:p>
              </table:table-cell>
              <table:table-cell office:value-type="float" office:value="9.27857281424228">
                <text:p>9.278572814242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7.77864235764486">
                <text:p>7.77864235764486</text:p>
              </table:table-cell>
              <table:table-cell office:value-type="float" office:value="7.77864235764486">
                <text:p>7.778642357644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6.25326961480348">
                <text:p>6.25326961480348</text:p>
              </table:table-cell>
              <table:table-cell office:value-type="float" office:value="6.25326961480348">
                <text:p>6.253269614803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4.70762143278612">
                <text:p>4.70762143278612</text:p>
              </table:table-cell>
              <table:table-cell office:value-type="float" office:value="4.70762143278612">
                <text:p>4.707621432786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3.14681421045858">
                <text:p>3.14681421045858</text:p>
              </table:table-cell>
              <table:table-cell office:value-type="float" office:value="3.14681421045858">
                <text:p>3.14681421045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1.57592423795418">
                <text:p>1.57592423795418</text:p>
              </table:table-cell>
              <table:table-cell office:value-type="float" office:value="1.57592423795418">
                <text:p>1.575924237954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-1.57592423795417">
                <text:p>-1.57592423795417</text:p>
              </table:table-cell>
              <table:table-cell office:value-type="float" office:value="-1.57592423795417">
                <text:p>-1.575924237954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-3.14681421045856">
                <text:p>-3.14681421045856</text:p>
              </table:table-cell>
              <table:table-cell office:value-type="float" office:value="-3.14681421045856">
                <text:p>-3.146814210458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-4.7076214327861">
                <text:p>-4.7076214327861</text:p>
              </table:table-cell>
              <table:table-cell office:value-type="float" office:value="-4.7076214327861">
                <text:p>-4.70762143278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-6.25326961480347">
                <text:p>-6.25326961480347</text:p>
              </table:table-cell>
              <table:table-cell office:value-type="float" office:value="-6.25326961480347">
                <text:p>-6.253269614803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-7.77864235764486">
                <text:p>-7.77864235764486</text:p>
              </table:table-cell>
              <table:table-cell office:value-type="float" office:value="-7.77864235764486">
                <text:p>-7.77864235764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-9.27857281424227">
                <text:p>-9.27857281424227</text:p>
              </table:table-cell>
              <table:table-cell office:value-type="float" office:value="-9.27857281424227">
                <text:p>-9.278572814242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-10.7478360376925">
                <text:p>-10.7478360376925</text:p>
              </table:table-cell>
              <table:table-cell office:value-type="float" office:value="-10.7478360376925">
                <text:p>-10.7478360376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-12.1811447905517">
                <text:p>-12.1811447905517</text:p>
              </table:table-cell>
              <table:table-cell office:value-type="float" office:value="-12.1811447905517">
                <text:p>-12.1811447905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-13.573149635805">
                <text:p>-13.573149635805</text:p>
              </table:table-cell>
              <table:table-cell office:value-type="float" office:value="-13.573149635805">
                <text:p>-13.5731496358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-14.9184441662707">
                <text:p>-14.9184441662707</text:p>
              </table:table-cell>
              <table:table-cell office:value-type="float" office:value="-14.9184441662707">
                <text:p>-14.9184441662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-16.2115762406643">
                <text:p>-16.2115762406643</text:p>
              </table:table-cell>
              <table:table-cell office:value-type="float" office:value="-16.2115762406643">
                <text:p>-16.21157624066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-17.4470660660653">
                <text:p>-17.4470660660653</text:p>
              </table:table-cell>
              <table:table-cell office:value-type="float" office:value="-17.4470660660653">
                <text:p>-17.44706606606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-18.6194318808228">
                <text:p>-18.6194318808228</text:p>
              </table:table-cell>
              <table:table-cell office:value-type="float" office:value="-18.6194318808228">
                <text:p>-18.61943188082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-19.7232238313187">
                <text:p>-19.7232238313187</text:p>
              </table:table-cell>
              <table:table-cell office:value-type="float" office:value="-19.7232238313187">
                <text:p>-19.72322383131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-20.7530663845957">
                <text:p>-20.7530663845957</text:p>
              </table:table-cell>
              <table:table-cell office:value-type="float" office:value="-20.7530663845957">
                <text:p>-20.7530663845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-21.7037092658541">
                <text:p>-21.7037092658541</text:p>
              </table:table-cell>
              <table:table-cell office:value-type="float" office:value="-21.7037092658541">
                <text:p>-21.70370926585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-22.5700864534539">
                <text:p>-22.5700864534539</text:p>
              </table:table-cell>
              <table:table-cell office:value-type="float" office:value="-22.5700864534539">
                <text:p>-22.57008645345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-23.3473822158511">
                <text:p>-23.3473822158511</text:p>
              </table:table-cell>
              <table:table-cell office:value-type="float" office:value="-23.3473822158511">
                <text:p>-23.34738221585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-24.0311025633115">
                <text:p>-24.0311025633115</text:p>
              </table:table-cell>
              <table:table-cell office:value-type="float" office:value="-24.0311025633115">
                <text:p>-24.03110256331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-24.6171498594734">
                <text:p>-24.6171498594734</text:p>
              </table:table-cell>
              <table:table-cell office:value-type="float" office:value="-24.6171498594734">
                <text:p>-24.61714985947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-25.1018977584784">
                <text:p>-25.1018977584784</text:p>
              </table:table-cell>
              <table:table-cell office:value-type="float" office:value="-25.1018977584784">
                <text:p>-25.10189775847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-25.4822631788641">
                <text:p>-25.4822631788641</text:p>
              </table:table-cell>
              <table:table-cell office:value-type="float" office:value="-25.4822631788641">
                <text:p>-25.48226317886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-25.7557717738793">
                <text:p>-25.7557717738793</text:p>
              </table:table-cell>
              <table:table-cell office:value-type="float" office:value="-25.7557717738793">
                <text:p>-25.75577177387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-25.9206133756595">
                <text:p>-25.9206133756595</text:p>
              </table:table-cell>
              <table:table-cell office:value-type="float" office:value="-25.9206133756595">
                <text:p>-25.9206133756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25.9756842175408">
                <text:p>-25.9756842175408</text:p>
              </table:table-cell>
              <table:table-cell office:value-type="float" office:value="-25.9756842175408">
                <text:p>-25.97568421754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25.9206133756595">
                <text:p>-25.9206133756595</text:p>
              </table:table-cell>
              <table:table-cell office:value-type="float" office:value="-25.9206133756595">
                <text:p>-25.92061337565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25.7557717738793">
                <text:p>-25.7557717738793</text:p>
              </table:table-cell>
              <table:table-cell office:value-type="float" office:value="-25.7557717738793">
                <text:p>-25.75577177387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25.4822631788641">
                <text:p>-25.4822631788641</text:p>
              </table:table-cell>
              <table:table-cell office:value-type="float" office:value="-25.4822631788641">
                <text:p>-25.48226317886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25.1018977584784">
                <text:p>-25.1018977584784</text:p>
              </table:table-cell>
              <table:table-cell office:value-type="float" office:value="-25.1018977584784">
                <text:p>-25.1018977584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24.6171498594734">
                <text:p>-24.6171498594734</text:p>
              </table:table-cell>
              <table:table-cell office:value-type="float" office:value="-24.6171498594734">
                <text:p>-24.61714985947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24.0311025633115">
                <text:p>-24.0311025633115</text:p>
              </table:table-cell>
              <table:table-cell office:value-type="float" office:value="-24.0311025633115">
                <text:p>-24.0311025633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23.3473822158511">
                <text:p>-23.3473822158511</text:p>
              </table:table-cell>
              <table:table-cell office:value-type="float" office:value="-23.3473822158511">
                <text:p>-23.34738221585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22.5700864534539">
                <text:p>-22.5700864534539</text:p>
              </table:table-cell>
              <table:table-cell office:value-type="float" office:value="-22.5700864534539">
                <text:p>-22.57008645345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21.7037092658541">
                <text:p>-21.7037092658541</text:p>
              </table:table-cell>
              <table:table-cell office:value-type="float" office:value="-21.7037092658541">
                <text:p>-21.70370926585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20.7530663845957">
                <text:p>-20.7530663845957</text:p>
              </table:table-cell>
              <table:table-cell office:value-type="float" office:value="-20.7530663845957">
                <text:p>-20.75306638459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-19.7232238313187">
                <text:p>-19.7232238313187</text:p>
              </table:table-cell>
              <table:table-cell office:value-type="float" office:value="-19.7232238313187">
                <text:p>-19.72322383131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-18.6194318808228">
                <text:p>-18.6194318808228</text:p>
              </table:table-cell>
              <table:table-cell office:value-type="float" office:value="-18.6194318808228">
                <text:p>-18.61943188082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-17.4470660660653">
                <text:p>-17.4470660660653</text:p>
              </table:table-cell>
              <table:table-cell office:value-type="float" office:value="-17.4470660660653">
                <text:p>-17.4470660660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-16.2115762406644">
                <text:p>-16.2115762406644</text:p>
              </table:table-cell>
              <table:table-cell office:value-type="float" office:value="-16.2115762406644">
                <text:p>-16.21157624066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-14.9184441662707">
                <text:p>-14.9184441662707</text:p>
              </table:table-cell>
              <table:table-cell office:value-type="float" office:value="-14.9184441662707">
                <text:p>-14.91844416627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-13.573149635805">
                <text:p>-13.573149635805</text:p>
              </table:table-cell>
              <table:table-cell office:value-type="float" office:value="-13.573149635805">
                <text:p>-13.5731496358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-12.1811447905517">
                <text:p>-12.1811447905517</text:p>
              </table:table-cell>
              <table:table-cell office:value-type="float" office:value="-12.1811447905517">
                <text:p>-12.18114479055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-10.7478360376925">
                <text:p>-10.7478360376925</text:p>
              </table:table-cell>
              <table:table-cell office:value-type="float" office:value="-10.7478360376925">
                <text:p>-10.74783603769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-9.27857281424228">
                <text:p>-9.27857281424228</text:p>
              </table:table-cell>
              <table:table-cell office:value-type="float" office:value="-9.27857281424228">
                <text:p>-9.27857281424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-7.77864235764487">
                <text:p>-7.77864235764487</text:p>
              </table:table-cell>
              <table:table-cell office:value-type="float" office:value="-7.77864235764487">
                <text:p>-7.778642357644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-6.25326961480348">
                <text:p>-6.25326961480348</text:p>
              </table:table-cell>
              <table:table-cell office:value-type="float" office:value="-6.25326961480348">
                <text:p>-6.253269614803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-4.70762143278614">
                <text:p>-4.70762143278614</text:p>
              </table:table-cell>
              <table:table-cell office:value-type="float" office:value="-4.70762143278614">
                <text:p>-4.707621432786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-3.14681421045856">
                <text:p>-3.14681421045856</text:p>
              </table:table-cell>
              <table:table-cell office:value-type="float" office:value="-3.14681421045856">
                <text:p>-3.146814210458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-1.57592423795417">
                <text:p>-1.57592423795417</text:p>
              </table:table-cell>
              <table:table-cell office:value-type="float" office:value="-1.57592423795417">
                <text:p>-1.575924237954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1.57592423795418">
                <text:p>1.57592423795418</text:p>
              </table:table-cell>
              <table:table-cell office:value-type="float" office:value="1.57592423795418">
                <text:p>1.57592423795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3.14681421045856">
                <text:p>3.14681421045856</text:p>
              </table:table-cell>
              <table:table-cell office:value-type="float" office:value="3.14681421045856">
                <text:p>3.146814210458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4.70762143278615">
                <text:p>4.70762143278615</text:p>
              </table:table-cell>
              <table:table-cell office:value-type="float" office:value="4.70762143278615">
                <text:p>4.707621432786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6.25326961480349">
                <text:p>6.25326961480349</text:p>
              </table:table-cell>
              <table:table-cell office:value-type="float" office:value="6.25326961480349">
                <text:p>6.253269614803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7.77864235764487">
                <text:p>7.77864235764487</text:p>
              </table:table-cell>
              <table:table-cell office:value-type="float" office:value="7.77864235764487">
                <text:p>7.778642357644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9.27857281424229">
                <text:p>9.27857281424229</text:p>
              </table:table-cell>
              <table:table-cell office:value-type="float" office:value="9.27857281424229">
                <text:p>9.278572814242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10.7478360376925">
                <text:p>10.7478360376925</text:p>
              </table:table-cell>
              <table:table-cell office:value-type="float" office:value="10.7478360376925">
                <text:p>10.74783603769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12.1811447905517">
                <text:p>12.1811447905517</text:p>
              </table:table-cell>
              <table:table-cell office:value-type="float" office:value="12.1811447905517">
                <text:p>12.18114479055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13.573149635805">
                <text:p>13.573149635805</text:p>
              </table:table-cell>
              <table:table-cell office:value-type="float" office:value="13.573149635805">
                <text:p>13.5731496358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14.9184441662707">
                <text:p>14.9184441662707</text:p>
              </table:table-cell>
              <table:table-cell office:value-type="float" office:value="14.9184441662707">
                <text:p>14.91844416627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6.2115762406644">
                <text:p>16.2115762406644</text:p>
              </table:table-cell>
              <table:table-cell office:value-type="float" office:value="16.2115762406644">
                <text:p>16.21157624066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17.4470660660653">
                <text:p>17.4470660660653</text:p>
              </table:table-cell>
              <table:table-cell office:value-type="float" office:value="17.4470660660653">
                <text:p>17.44706606606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18.6194318808228">
                <text:p>18.6194318808228</text:p>
              </table:table-cell>
              <table:table-cell office:value-type="float" office:value="18.6194318808228">
                <text:p>18.61943188082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19.7232238313187">
                <text:p>19.7232238313187</text:p>
              </table:table-cell>
              <table:table-cell office:value-type="float" office:value="19.7232238313187">
                <text:p>19.72322383131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20.7530663845957">
                <text:p>20.7530663845957</text:p>
              </table:table-cell>
              <table:table-cell office:value-type="float" office:value="20.7530663845957">
                <text:p>20.75306638459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21.7037092658542">
                <text:p>21.7037092658542</text:p>
              </table:table-cell>
              <table:table-cell office:value-type="float" office:value="21.7037092658542">
                <text:p>21.70370926585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22.570086453454">
                <text:p>22.570086453454</text:p>
              </table:table-cell>
              <table:table-cell office:value-type="float" office:value="22.570086453454">
                <text:p>22.5700864534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23.3473822158512">
                <text:p>23.3473822158512</text:p>
              </table:table-cell>
              <table:table-cell office:value-type="float" office:value="23.3473822158512">
                <text:p>23.34738221585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24.0311025633116">
                <text:p>24.0311025633116</text:p>
              </table:table-cell>
              <table:table-cell office:value-type="float" office:value="24.0311025633116">
                <text:p>24.03110256331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24.6171498594735">
                <text:p>24.6171498594735</text:p>
              </table:table-cell>
              <table:table-cell office:value-type="float" office:value="24.6171498594735">
                <text:p>24.61714985947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25.1018977584785">
                <text:p>25.1018977584785</text:p>
              </table:table-cell>
              <table:table-cell office:value-type="float" office:value="25.1018977584785">
                <text:p>25.10189775847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25.4822631788641">
                <text:p>25.4822631788641</text:p>
              </table:table-cell>
              <table:table-cell office:value-type="float" office:value="25.4822631788641">
                <text:p>25.48226317886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25.7557717738794">
                <text:p>25.7557717738794</text:p>
              </table:table-cell>
              <table:table-cell office:value-type="float" office:value="25.7557717738794">
                <text:p>25.75577177387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25.9206133756596">
                <text:p>25.9206133756596</text:p>
              </table:table-cell>
              <table:table-cell office:value-type="float" office:value="25.9206133756596">
                <text:p>25.92061337565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25.9756842175409">
                <text:p>25.9756842175409</text:p>
              </table:table-cell>
              <table:table-cell office:value-type="float" office:value="25.9756842175409">
                <text:p>25.97568421754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25.9206133756596">
                <text:p>25.9206133756596</text:p>
              </table:table-cell>
              <table:table-cell office:value-type="float" office:value="25.9206133756596">
                <text:p>25.92061337565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25.7557717738794">
                <text:p>25.7557717738794</text:p>
              </table:table-cell>
              <table:table-cell office:value-type="float" office:value="25.7557717738794">
                <text:p>25.75577177387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25.4822631788641">
                <text:p>25.4822631788641</text:p>
              </table:table-cell>
              <table:table-cell office:value-type="float" office:value="25.4822631788641">
                <text:p>25.48226317886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25.1018977584785">
                <text:p>25.1018977584785</text:p>
              </table:table-cell>
              <table:table-cell office:value-type="float" office:value="25.1018977584785">
                <text:p>25.10189775847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24.6171498594735">
                <text:p>24.6171498594735</text:p>
              </table:table-cell>
              <table:table-cell office:value-type="float" office:value="24.6171498594735">
                <text:p>24.61714985947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24.0311025633116">
                <text:p>24.0311025633116</text:p>
              </table:table-cell>
              <table:table-cell office:value-type="float" office:value="24.0311025633116">
                <text:p>24.03110256331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23.3473822158512">
                <text:p>23.3473822158512</text:p>
              </table:table-cell>
              <table:table-cell office:value-type="float" office:value="23.3473822158512">
                <text:p>23.34738221585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22.570086453454">
                <text:p>22.570086453454</text:p>
              </table:table-cell>
              <table:table-cell office:value-type="float" office:value="22.570086453454">
                <text:p>22.5700864534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21.7037092658542">
                <text:p>21.7037092658542</text:p>
              </table:table-cell>
              <table:table-cell office:value-type="float" office:value="21.7037092658542">
                <text:p>21.70370926585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20.7530663845958">
                <text:p>20.7530663845958</text:p>
              </table:table-cell>
              <table:table-cell office:value-type="float" office:value="20.7530663845958">
                <text:p>20.75306638459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19.7232238313187">
                <text:p>19.7232238313187</text:p>
              </table:table-cell>
              <table:table-cell office:value-type="float" office:value="19.7232238313187">
                <text:p>19.72322383131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18.6194318808228">
                <text:p>18.6194318808228</text:p>
              </table:table-cell>
              <table:table-cell office:value-type="float" office:value="18.6194318808228">
                <text:p>18.61943188082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17.4470660660653">
                <text:p>17.4470660660653</text:p>
              </table:table-cell>
              <table:table-cell office:value-type="float" office:value="17.4470660660653">
                <text:p>17.44706606606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16.2115762406644">
                <text:p>16.2115762406644</text:p>
              </table:table-cell>
              <table:table-cell office:value-type="float" office:value="16.2115762406644">
                <text:p>16.21157624066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14.9184441662707">
                <text:p>14.9184441662707</text:p>
              </table:table-cell>
              <table:table-cell office:value-type="float" office:value="14.9184441662707">
                <text:p>14.91844416627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13.573149635805">
                <text:p>13.573149635805</text:p>
              </table:table-cell>
              <table:table-cell office:value-type="float" office:value="13.573149635805">
                <text:p>13.5731496358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12.1811447905517">
                <text:p>12.1811447905517</text:p>
              </table:table-cell>
              <table:table-cell office:value-type="float" office:value="12.1811447905517">
                <text:p>12.18114479055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10.7478360376925">
                <text:p>10.7478360376925</text:p>
              </table:table-cell>
              <table:table-cell office:value-type="float" office:value="10.7478360376925">
                <text:p>10.74783603769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9.27857281424235">
                <text:p>9.27857281424235</text:p>
              </table:table-cell>
              <table:table-cell office:value-type="float" office:value="9.27857281424235">
                <text:p>9.278572814242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7.77864235764489">
                <text:p>7.77864235764489</text:p>
              </table:table-cell>
              <table:table-cell office:value-type="float" office:value="7.77864235764489">
                <text:p>7.778642357644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6.25326961480347">
                <text:p>6.25326961480347</text:p>
              </table:table-cell>
              <table:table-cell office:value-type="float" office:value="6.25326961480347">
                <text:p>6.253269614803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4.70762143278616">
                <text:p>4.70762143278616</text:p>
              </table:table-cell>
              <table:table-cell office:value-type="float" office:value="4.70762143278616">
                <text:p>4.707621432786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3.14681421045857">
                <text:p>3.14681421045857</text:p>
              </table:table-cell>
              <table:table-cell office:value-type="float" office:value="3.14681421045857">
                <text:p>3.146814210458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1.57592423795423">
                <text:p>1.57592423795423</text:p>
              </table:table-cell>
              <table:table-cell office:value-type="float" office:value="1.57592423795423">
                <text:p>1.575924237954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-1.5759242379542">
                <text:p>-1.5759242379542</text:p>
              </table:table-cell>
              <table:table-cell office:value-type="float" office:value="-1.5759242379542">
                <text:p>-1.57592423795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-3.14681421045854">
                <text:p>-3.14681421045854</text:p>
              </table:table-cell>
              <table:table-cell office:value-type="float" office:value="-3.14681421045854">
                <text:p>-3.146814210458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-4.70762143278614">
                <text:p>-4.70762143278614</text:p>
              </table:table-cell>
              <table:table-cell office:value-type="float" office:value="-4.70762143278614">
                <text:p>-4.707621432786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-6.25326961480344">
                <text:p>-6.25326961480344</text:p>
              </table:table-cell>
              <table:table-cell office:value-type="float" office:value="-6.25326961480344">
                <text:p>-6.253269614803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-7.77864235764487">
                <text:p>-7.77864235764487</text:p>
              </table:table-cell>
              <table:table-cell office:value-type="float" office:value="-7.77864235764487">
                <text:p>-7.778642357644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-9.27857281424233">
                <text:p>-9.27857281424233</text:p>
              </table:table-cell>
              <table:table-cell office:value-type="float" office:value="-9.27857281424233">
                <text:p>-9.278572814242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-10.7478360376925">
                <text:p>-10.7478360376925</text:p>
              </table:table-cell>
              <table:table-cell office:value-type="float" office:value="-10.7478360376925">
                <text:p>-10.74783603769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-12.1811447905517">
                <text:p>-12.1811447905517</text:p>
              </table:table-cell>
              <table:table-cell office:value-type="float" office:value="-12.1811447905517">
                <text:p>-12.18114479055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-13.573149635805">
                <text:p>-13.573149635805</text:p>
              </table:table-cell>
              <table:table-cell office:value-type="float" office:value="-13.573149635805">
                <text:p>-13.5731496358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-14.9184441662707">
                <text:p>-14.9184441662707</text:p>
              </table:table-cell>
              <table:table-cell office:value-type="float" office:value="-14.9184441662707">
                <text:p>-14.91844416627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-16.2115762406644">
                <text:p>-16.2115762406644</text:p>
              </table:table-cell>
              <table:table-cell office:value-type="float" office:value="-16.2115762406644">
                <text:p>-16.21157624066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-17.4470660660653">
                <text:p>-17.4470660660653</text:p>
              </table:table-cell>
              <table:table-cell office:value-type="float" office:value="-17.4470660660653">
                <text:p>-17.44706606606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-18.6194318808228">
                <text:p>-18.6194318808228</text:p>
              </table:table-cell>
              <table:table-cell office:value-type="float" office:value="-18.6194318808228">
                <text:p>-18.61943188082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-19.7232238313187">
                <text:p>-19.7232238313187</text:p>
              </table:table-cell>
              <table:table-cell office:value-type="float" office:value="-19.7232238313187">
                <text:p>-19.72322383131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-20.7530663845957">
                <text:p>-20.7530663845957</text:p>
              </table:table-cell>
              <table:table-cell office:value-type="float" office:value="-20.7530663845957">
                <text:p>-20.75306638459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-21.7037092658542">
                <text:p>-21.7037092658542</text:p>
              </table:table-cell>
              <table:table-cell office:value-type="float" office:value="-21.7037092658542">
                <text:p>-21.70370926585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-22.570086453454">
                <text:p>-22.570086453454</text:p>
              </table:table-cell>
              <table:table-cell office:value-type="float" office:value="-22.570086453454">
                <text:p>-22.5700864534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-23.3473822158512">
                <text:p>-23.3473822158512</text:p>
              </table:table-cell>
              <table:table-cell office:value-type="float" office:value="-23.3473822158512">
                <text:p>-23.34738221585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-24.0311025633116">
                <text:p>-24.0311025633116</text:p>
              </table:table-cell>
              <table:table-cell office:value-type="float" office:value="-24.0311025633116">
                <text:p>-24.03110256331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-24.6171498594735">
                <text:p>-24.6171498594735</text:p>
              </table:table-cell>
              <table:table-cell office:value-type="float" office:value="-24.6171498594735">
                <text:p>-24.61714985947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-25.1018977584785">
                <text:p>-25.1018977584785</text:p>
              </table:table-cell>
              <table:table-cell office:value-type="float" office:value="-25.1018977584785">
                <text:p>-25.10189775847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-25.4822631788641">
                <text:p>-25.4822631788641</text:p>
              </table:table-cell>
              <table:table-cell office:value-type="float" office:value="-25.4822631788641">
                <text:p>-25.48226317886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-25.7557717738794">
                <text:p>-25.7557717738794</text:p>
              </table:table-cell>
              <table:table-cell office:value-type="float" office:value="-25.7557717738794">
                <text:p>-25.75577177387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-25.9206133756596">
                <text:p>-25.9206133756596</text:p>
              </table:table-cell>
              <table:table-cell office:value-type="float" office:value="-25.9206133756596">
                <text:p>-25.9206133756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-25.9756842175409">
                <text:p>-25.9756842175409</text:p>
              </table:table-cell>
              <table:table-cell office:value-type="float" office:value="-25.9756842175409">
                <text:p>-25.97568421754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-25.9206133756596">
                <text:p>-25.9206133756596</text:p>
              </table:table-cell>
              <table:table-cell office:value-type="float" office:value="-25.9206133756596">
                <text:p>-25.92061337565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-25.7557717738794">
                <text:p>-25.7557717738794</text:p>
              </table:table-cell>
              <table:table-cell office:value-type="float" office:value="-25.7557717738794">
                <text:p>-25.75577177387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-25.4822631788642">
                <text:p>-25.4822631788642</text:p>
              </table:table-cell>
              <table:table-cell office:value-type="float" office:value="-25.4822631788642">
                <text:p>-25.4822631788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